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38.81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46.54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40.34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38.04pt"/>
    </style:style>
    <style:style style:name="co18" style:family="table-column">
      <style:table-column-properties fo:break-before="auto" style:column-width="36.51pt"/>
    </style:style>
    <style:style style:name="co19" style:family="table-column">
      <style:table-column-properties fo:break-before="auto" style:column-width="39.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INDOWS64_DIRECT_upv_oxt_7_noenc" table:style-name="ta1">
        <table:shapes>
          <draw:frame draw:z-index="0" draw:style-name="gr1" draw:text-style-name="P1" svg:width="453.4pt" svg:height="255.23pt" svg:x="861.76pt" svg:y="2368.74pt">
            <loext:p draw:notify-on-update-of-ranges="WINDOWS64_DIRECT_upv_oxt_7_noenc.C188:WINDOWS64_DIRECT_upv_oxt_7_noenc.C188 WINDOWS64_DIRECT_upv_oxt_7_noenc.C189:WINDOWS64_DIRECT_upv_oxt_7_noenc.C205 WINDOWS64_DIRECT_upv_oxt_7_noenc.D188:WINDOWS64_DIRECT_upv_oxt_7_noenc.D188 WINDOWS64_DIRECT_upv_oxt_7_noenc.D189:WINDOWS64_DIRECT_upv_oxt_7_noenc.D205 WINDOWS64_DIRECT_upv_oxt_7_noenc.E188:WINDOWS64_DIRECT_upv_oxt_7_noenc.E188 WINDOWS64_DIRECT_upv_oxt_7_noenc.E189:WINDOWS64_DIRECT_upv_oxt_7_noenc.E205 WINDOWS64_DIRECT_upv_oxt_7_noenc.F188:WINDOWS64_DIRECT_upv_oxt_7_noenc.F188 WINDOWS64_DIRECT_upv_oxt_7_noenc.F189:WINDOWS64_DIRECT_upv_oxt_7_noenc.F205 WINDOWS64_DIRECT_upv_oxt_7_noenc.G188:WINDOWS64_DIRECT_upv_oxt_7_noenc.G188 WINDOWS64_DIRECT_upv_oxt_7_noenc.G189:WINDOWS64_DIRECT_upv_oxt_7_noenc.G205 WINDOWS64_DIRECT_upv_oxt_7_noenc.H188:WINDOWS64_DIRECT_upv_oxt_7_noenc.H188 WINDOWS64_DIRECT_upv_oxt_7_noenc.H189:WINDOWS64_DIRECT_upv_oxt_7_noenc.H205 WINDOWS64_DIRECT_upv_oxt_7_noenc.I188:WINDOWS64_DIRECT_upv_oxt_7_noenc.I188 WINDOWS64_DIRECT_upv_oxt_7_noenc.I189:WINDOWS64_DIRECT_upv_oxt_7_noenc.I205 WINDOWS64_DIRECT_upv_oxt_7_noenc.J188:WINDOWS64_DIRECT_upv_oxt_7_noenc.J188 WINDOWS64_DIRECT_upv_oxt_7_noenc.J189:WINDOWS64_DIRECT_upv_oxt_7_noenc.J205 WINDOWS64_DIRECT_upv_oxt_7_noenc.K188:WINDOWS64_DIRECT_upv_oxt_7_noenc.K188 WINDOWS64_DIRECT_upv_oxt_7_noenc.K189:WINDOWS64_DIRECT_upv_oxt_7_noenc.K205 WINDOWS64_DIRECT_upv_oxt_7_noenc.L188:WINDOWS64_DIRECT_upv_oxt_7_noenc.L188 WINDOWS64_DIRECT_upv_oxt_7_noenc.L189:WINDOWS64_DIRECT_upv_oxt_7_noenc.L205 WINDOWS64_DIRECT_upv_oxt_7_noenc.M188:WINDOWS64_DIRECT_upv_oxt_7_noenc.M188 WINDOWS64_DIRECT_upv_oxt_7_noenc.M189:WINDOWS64_DIRECT_upv_oxt_7_noenc.M205 WINDOWS64_DIRECT_upv_oxt_7_noenc.N188:WINDOWS64_DIRECT_upv_oxt_7_noenc.N188 WINDOWS64_DIRECT_upv_oxt_7_noenc.N189:WINDOWS64_DIRECT_upv_oxt_7_noenc.N205 WINDOWS64_DIRECT_upv_oxt_7_noenc.O188:WINDOWS64_DIRECT_upv_oxt_7_noenc.O188 WINDOWS64_DIRECT_upv_oxt_7_noenc.O189:WINDOWS64_DIRECT_upv_oxt_7_noenc.O205 WINDOWS64_DIRECT_upv_oxt_7_noenc.P188:WINDOWS64_DIRECT_upv_oxt_7_noenc.P188 WINDOWS64_DIRECT_upv_oxt_7_noenc.P189:WINDOWS64_DIRECT_upv_oxt_7_noenc.P2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5.23pt" svg:x="866.41pt" svg:y="2887.51pt">
            <loext:p draw:notify-on-update-of-ranges="WINDOWS64_DIRECT_upv_oxt_7_noenc.C228:WINDOWS64_DIRECT_upv_oxt_7_noenc.C228 WINDOWS64_DIRECT_upv_oxt_7_noenc.C229:WINDOWS64_DIRECT_upv_oxt_7_noenc.C245 WINDOWS64_DIRECT_upv_oxt_7_noenc.D228:WINDOWS64_DIRECT_upv_oxt_7_noenc.D228 WINDOWS64_DIRECT_upv_oxt_7_noenc.D229:WINDOWS64_DIRECT_upv_oxt_7_noenc.D245 WINDOWS64_DIRECT_upv_oxt_7_noenc.E228:WINDOWS64_DIRECT_upv_oxt_7_noenc.E228 WINDOWS64_DIRECT_upv_oxt_7_noenc.E229:WINDOWS64_DIRECT_upv_oxt_7_noenc.E245 WINDOWS64_DIRECT_upv_oxt_7_noenc.F228:WINDOWS64_DIRECT_upv_oxt_7_noenc.F228 WINDOWS64_DIRECT_upv_oxt_7_noenc.F229:WINDOWS64_DIRECT_upv_oxt_7_noenc.F245 WINDOWS64_DIRECT_upv_oxt_7_noenc.G228:WINDOWS64_DIRECT_upv_oxt_7_noenc.G228 WINDOWS64_DIRECT_upv_oxt_7_noenc.G229:WINDOWS64_DIRECT_upv_oxt_7_noenc.G245 WINDOWS64_DIRECT_upv_oxt_7_noenc.H228:WINDOWS64_DIRECT_upv_oxt_7_noenc.H228 WINDOWS64_DIRECT_upv_oxt_7_noenc.H229:WINDOWS64_DIRECT_upv_oxt_7_noenc.H245 WINDOWS64_DIRECT_upv_oxt_7_noenc.I228:WINDOWS64_DIRECT_upv_oxt_7_noenc.I228 WINDOWS64_DIRECT_upv_oxt_7_noenc.I229:WINDOWS64_DIRECT_upv_oxt_7_noenc.I245 WINDOWS64_DIRECT_upv_oxt_7_noenc.J228:WINDOWS64_DIRECT_upv_oxt_7_noenc.J228 WINDOWS64_DIRECT_upv_oxt_7_noenc.J229:WINDOWS64_DIRECT_upv_oxt_7_noenc.J245 WINDOWS64_DIRECT_upv_oxt_7_noenc.K228:WINDOWS64_DIRECT_upv_oxt_7_noenc.K228 WINDOWS64_DIRECT_upv_oxt_7_noenc.K229:WINDOWS64_DIRECT_upv_oxt_7_noenc.K245 WINDOWS64_DIRECT_upv_oxt_7_noenc.L228:WINDOWS64_DIRECT_upv_oxt_7_noenc.L228 WINDOWS64_DIRECT_upv_oxt_7_noenc.L229:WINDOWS64_DIRECT_upv_oxt_7_noenc.L245 WINDOWS64_DIRECT_upv_oxt_7_noenc.M228:WINDOWS64_DIRECT_upv_oxt_7_noenc.M228 WINDOWS64_DIRECT_upv_oxt_7_noenc.M229:WINDOWS64_DIRECT_upv_oxt_7_noenc.M245 WINDOWS64_DIRECT_upv_oxt_7_noenc.N228:WINDOWS64_DIRECT_upv_oxt_7_noenc.N228 WINDOWS64_DIRECT_upv_oxt_7_noenc.N229:WINDOWS64_DIRECT_upv_oxt_7_noenc.N245 WINDOWS64_DIRECT_upv_oxt_7_noenc.O228:WINDOWS64_DIRECT_upv_oxt_7_noenc.O228 WINDOWS64_DIRECT_upv_oxt_7_noenc.O229:WINDOWS64_DIRECT_upv_oxt_7_noenc.O245 WINDOWS64_DIRECT_upv_oxt_7_noenc.P228:WINDOWS64_DIRECT_upv_oxt_7_noenc.P228 WINDOWS64_DIRECT_upv_oxt_7_noenc.P229:WINDOWS64_DIRECT_upv_oxt_7_noenc.P2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column table:style-name="co11" table:number-columns-repeated="13" table:default-cell-style-name="Default"/>
        <table:table-column table:style-name="co12" table:number-columns-repeated="3" table:default-cell-style-name="Default"/>
        <table:table-column table:style-name="co17" table:default-cell-style-name="Default"/>
        <table:table-column table:style-name="co12" table:number-columns-repeated="9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9" table:default-cell-style-name="Default"/>
        <table:table-column table:style-name="co12" table:number-columns-repeated="6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number-columns-repeated="3" table:default-cell-style-name="Default"/>
        <table:table-column table:style-name="co18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3" calcext:value-type="float">
            <text:p>3.483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Windows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Feb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0:21:24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_DIR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nabled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-I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3492" calcext:value-type="float">
            <text:p>23492</text:p>
          </table:table-cell>
          <table:table-cell table:number-columns-repeated="3"/>
          <table:table-cell office:value-type="float" office:value="27352" calcext:value-type="float">
            <text:p>27352</text:p>
          </table:table-cell>
          <table:table-cell table:number-columns-repeated="3"/>
          <table:table-cell office:value-type="float" office:value="19700" calcext:value-type="float">
            <text:p>19700</text:p>
          </table:table-cell>
          <table:table-cell table:number-columns-repeated="3"/>
          <table:table-cell office:value-type="float" office:value="21438" calcext:value-type="float">
            <text:p>21438</text:p>
          </table:table-cell>
          <table:table-cell table:number-columns-repeated="3"/>
          <table:table-cell office:value-type="float" office:value="20139" calcext:value-type="float">
            <text:p>20139</text:p>
          </table:table-cell>
          <table:table-cell table:number-columns-repeated="3"/>
          <table:table-cell office:value-type="float" office:value="22778" calcext:value-type="float">
            <text:p>22778</text:p>
          </table:table-cell>
          <table:table-cell table:number-columns-repeated="3"/>
          <table:table-cell office:value-type="float" office:value="20997" calcext:value-type="float">
            <text:p>20997</text:p>
          </table:table-cell>
          <table:table-cell table:number-columns-repeated="4"/>
          <table:table-cell office:value-type="float" office:value="25536" calcext:value-type="float">
            <text:p>25536</text:p>
          </table:table-cell>
          <table:table-cell table:number-columns-repeated="5"/>
          <table:table-cell office:value-type="float" office:value="8679" calcext:value-type="float">
            <text:p>8679</text:p>
          </table:table-cell>
          <table:table-cell table:number-columns-repeated="2"/>
          <table:table-cell office:value-type="float" office:value="467836" calcext:value-type="float">
            <text:p>467836</text:p>
          </table:table-cell>
          <table:table-cell table:number-columns-repeated="2"/>
          <table:table-cell office:value-type="float" office:value="692640" calcext:value-type="float">
            <text:p>692640</text:p>
          </table:table-cell>
          <table:table-cell table:number-columns-repeated="2"/>
          <table:table-cell office:value-type="float" office:value="803011" calcext:value-type="float">
            <text:p>803011</text:p>
          </table:table-cell>
          <table:table-cell/>
          <table:table-cell office:value-type="float" office:value="1009463" calcext:value-type="float">
            <text:p>1009463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0424" calcext:value-type="float">
            <text:p>40424</text:p>
          </table:table-cell>
          <table:table-cell table:number-columns-repeated="3"/>
          <table:table-cell office:value-type="float" office:value="46122" calcext:value-type="float">
            <text:p>46122</text:p>
          </table:table-cell>
          <table:table-cell table:number-columns-repeated="3"/>
          <table:table-cell office:value-type="float" office:value="37129" calcext:value-type="float">
            <text:p>37129</text:p>
          </table:table-cell>
          <table:table-cell table:number-columns-repeated="3"/>
          <table:table-cell office:value-type="float" office:value="38122" calcext:value-type="float">
            <text:p>38122</text:p>
          </table:table-cell>
          <table:table-cell table:number-columns-repeated="3"/>
          <table:table-cell office:value-type="float" office:value="33300" calcext:value-type="float">
            <text:p>33300</text:p>
          </table:table-cell>
          <table:table-cell table:number-columns-repeated="3"/>
          <table:table-cell office:value-type="float" office:value="40045" calcext:value-type="float">
            <text:p>40045</text:p>
          </table:table-cell>
          <table:table-cell table:number-columns-repeated="3"/>
          <table:table-cell office:value-type="float" office:value="36949" calcext:value-type="float">
            <text:p>36949</text:p>
          </table:table-cell>
          <table:table-cell table:number-columns-repeated="4"/>
          <table:table-cell office:value-type="float" office:value="42445" calcext:value-type="float">
            <text:p>42445</text:p>
          </table:table-cell>
          <table:table-cell table:number-columns-repeated="4"/>
          <table:table-cell office:value-type="float" office:value="38417" calcext:value-type="float">
            <text:p>38417</text:p>
          </table:table-cell>
          <table:table-cell table:number-columns-repeated="2"/>
          <table:table-cell office:value-type="float" office:value="583941" calcext:value-type="float">
            <text:p>583941</text:p>
          </table:table-cell>
          <table:table-cell table:number-columns-repeated="2"/>
          <table:table-cell office:value-type="float" office:value="910384" calcext:value-type="float">
            <text:p>910384</text:p>
          </table:table-cell>
          <table:table-cell/>
          <table:table-cell office:value-type="float" office:value="1292929" calcext:value-type="float">
            <text:p>1292929</text:p>
          </table:table-cell>
          <table:table-cell/>
          <table:table-cell office:value-type="float" office:value="1545893" calcext:value-type="float">
            <text:p>1545893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8737" calcext:value-type="float">
            <text:p>58737</text:p>
          </table:table-cell>
          <table:table-cell table:number-columns-repeated="3"/>
          <table:table-cell office:value-type="float" office:value="70469" calcext:value-type="float">
            <text:p>70469</text:p>
          </table:table-cell>
          <table:table-cell table:number-columns-repeated="3"/>
          <table:table-cell office:value-type="float" office:value="69504" calcext:value-type="float">
            <text:p>69504</text:p>
          </table:table-cell>
          <table:table-cell table:number-columns-repeated="3"/>
          <table:table-cell office:value-type="float" office:value="67375" calcext:value-type="float">
            <text:p>67375</text:p>
          </table:table-cell>
          <table:table-cell table:number-columns-repeated="3"/>
          <table:table-cell office:value-type="float" office:value="64224" calcext:value-type="float">
            <text:p>64224</text:p>
          </table:table-cell>
          <table:table-cell table:number-columns-repeated="3"/>
          <table:table-cell office:value-type="float" office:value="66445" calcext:value-type="float">
            <text:p>66445</text:p>
          </table:table-cell>
          <table:table-cell table:number-columns-repeated="3"/>
          <table:table-cell office:value-type="float" office:value="54574" calcext:value-type="float">
            <text:p>54574</text:p>
          </table:table-cell>
          <table:table-cell table:number-columns-repeated="4"/>
          <table:table-cell office:value-type="float" office:value="68019" calcext:value-type="float">
            <text:p>68019</text:p>
          </table:table-cell>
          <table:table-cell table:number-columns-repeated="4"/>
          <table:table-cell office:value-type="float" office:value="68500" calcext:value-type="float">
            <text:p>68500</text:p>
          </table:table-cell>
          <table:table-cell table:number-columns-repeated="2"/>
          <table:table-cell office:value-type="float" office:value="650406" calcext:value-type="float">
            <text:p>650406</text:p>
          </table:table-cell>
          <table:table-cell/>
          <table:table-cell office:value-type="float" office:value="1097770" calcext:value-type="float">
            <text:p>1097770</text:p>
          </table:table-cell>
          <table:table-cell/>
          <table:table-cell office:value-type="float" office:value="1666666" calcext:value-type="float">
            <text:p>1666666</text:p>
          </table:table-cell>
          <table:table-cell/>
          <table:table-cell office:value-type="float" office:value="2057877" calcext:value-type="float">
            <text:p>2057877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86638" calcext:value-type="float">
            <text:p>86638</text:p>
          </table:table-cell>
          <table:table-cell table:number-columns-repeated="3"/>
          <table:table-cell office:value-type="float" office:value="96735" calcext:value-type="float">
            <text:p>96735</text:p>
          </table:table-cell>
          <table:table-cell table:number-columns-repeated="3"/>
          <table:table-cell office:value-type="float" office:value="79641" calcext:value-type="float">
            <text:p>79641</text:p>
          </table:table-cell>
          <table:table-cell table:number-columns-repeated="3"/>
          <table:table-cell office:value-type="float" office:value="77463" calcext:value-type="float">
            <text:p>77463</text:p>
          </table:table-cell>
          <table:table-cell table:number-columns-repeated="3"/>
          <table:table-cell office:value-type="float" office:value="74592" calcext:value-type="float">
            <text:p>74592</text:p>
          </table:table-cell>
          <table:table-cell table:number-columns-repeated="3"/>
          <table:table-cell office:value-type="float" office:value="67410" calcext:value-type="float">
            <text:p>67410</text:p>
          </table:table-cell>
          <table:table-cell table:number-columns-repeated="3"/>
          <table:table-cell office:value-type="float" office:value="71885" calcext:value-type="float">
            <text:p>71885</text:p>
          </table:table-cell>
          <table:table-cell table:number-columns-repeated="3"/>
          <table:table-cell office:value-type="float" office:value="100692" calcext:value-type="float">
            <text:p>100692</text:p>
          </table:table-cell>
          <table:table-cell table:number-columns-repeated="4"/>
          <table:table-cell office:value-type="float" office:value="69656" calcext:value-type="float">
            <text:p>69656</text:p>
          </table:table-cell>
          <table:table-cell table:number-columns-repeated="2"/>
          <table:table-cell office:value-type="float" office:value="685959" calcext:value-type="float">
            <text:p>685959</text:p>
          </table:table-cell>
          <table:table-cell/>
          <table:table-cell office:value-type="float" office:value="1155234" calcext:value-type="float">
            <text:p>1155234</text:p>
          </table:table-cell>
          <table:table-cell/>
          <table:table-cell office:value-type="float" office:value="1855072" calcext:value-type="float">
            <text:p>1855072</text:p>
          </table:table-cell>
          <table:table-cell/>
          <table:table-cell office:value-type="float" office:value="2379182" calcext:value-type="float">
            <text:p>2379182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5767" calcext:value-type="float">
            <text:p>85767</text:p>
          </table:table-cell>
          <table:table-cell table:number-columns-repeated="2"/>
          <table:table-cell office:value-type="float" office:value="102154" calcext:value-type="float">
            <text:p>102154</text:p>
          </table:table-cell>
          <table:table-cell table:number-columns-repeated="2"/>
          <table:table-cell office:value-type="float" office:value="106809" calcext:value-type="float">
            <text:p>106809</text:p>
          </table:table-cell>
          <table:table-cell table:number-columns-repeated="2"/>
          <table:table-cell office:value-type="float" office:value="110440" calcext:value-type="float">
            <text:p>110440</text:p>
          </table:table-cell>
          <table:table-cell table:number-columns-repeated="2"/>
          <table:table-cell office:value-type="float" office:value="107454" calcext:value-type="float">
            <text:p>107454</text:p>
          </table:table-cell>
          <table:table-cell table:number-columns-repeated="3"/>
          <table:table-cell office:value-type="float" office:value="92445" calcext:value-type="float">
            <text:p>92445</text:p>
          </table:table-cell>
          <table:table-cell table:number-columns-repeated="3"/>
          <table:table-cell office:value-type="float" office:value="87948" calcext:value-type="float">
            <text:p>87948</text:p>
          </table:table-cell>
          <table:table-cell table:number-columns-repeated="3"/>
          <table:table-cell office:value-type="float" office:value="110707" calcext:value-type="float">
            <text:p>110707</text:p>
          </table:table-cell>
          <table:table-cell table:number-columns-repeated="3"/>
          <table:table-cell office:value-type="float" office:value="107998" calcext:value-type="float">
            <text:p>107998</text:p>
          </table:table-cell>
          <table:table-cell table:number-columns-repeated="2"/>
          <table:table-cell office:value-type="float" office:value="694896" calcext:value-type="float">
            <text:p>694896</text:p>
          </table:table-cell>
          <table:table-cell/>
          <table:table-cell office:value-type="float" office:value="1223709" calcext:value-type="float">
            <text:p>1223709</text:p>
          </table:table-cell>
          <table:table-cell/>
          <table:table-cell office:value-type="float" office:value="2064516" calcext:value-type="float">
            <text:p>2064516</text:p>
          </table:table-cell>
          <table:table-cell/>
          <table:table-cell office:value-type="float" office:value="2807017" calcext:value-type="float">
            <text:p>2807017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971" calcext:value-type="float">
            <text:p>21971</text:p>
          </table:table-cell>
          <table:table-cell table:number-columns-repeated="3"/>
          <table:table-cell office:value-type="float" office:value="25707" calcext:value-type="float">
            <text:p>25707</text:p>
          </table:table-cell>
          <table:table-cell table:number-columns-repeated="3"/>
          <table:table-cell office:value-type="float" office:value="22713" calcext:value-type="float">
            <text:p>22713</text:p>
          </table:table-cell>
          <table:table-cell table:number-columns-repeated="3"/>
          <table:table-cell office:value-type="float" office:value="23493" calcext:value-type="float">
            <text:p>23493</text:p>
          </table:table-cell>
          <table:table-cell table:number-columns-repeated="3"/>
          <table:table-cell office:value-type="float" office:value="20635" calcext:value-type="float">
            <text:p>20635</text:p>
          </table:table-cell>
          <table:table-cell table:number-columns-repeated="3"/>
          <table:table-cell office:value-type="float" office:value="23800" calcext:value-type="float">
            <text:p>23800</text:p>
          </table:table-cell>
          <table:table-cell table:number-columns-repeated="3"/>
          <table:table-cell office:value-type="float" office:value="17952" calcext:value-type="float">
            <text:p>17952</text:p>
          </table:table-cell>
          <table:table-cell table:number-columns-repeated="4"/>
          <table:table-cell office:value-type="float" office:value="23991" calcext:value-type="float">
            <text:p>23991</text:p>
          </table:table-cell>
          <table:table-cell table:number-columns-repeated="4"/>
          <table:table-cell office:value-type="float" office:value="18313" calcext:value-type="float">
            <text:p>18313</text:p>
          </table:table-cell>
          <table:table-cell table:number-columns-repeated="2"/>
          <table:table-cell office:value-type="float" office:value="614498" calcext:value-type="float">
            <text:p>614498</text:p>
          </table:table-cell>
          <table:table-cell table:number-columns-repeated="2"/>
          <table:table-cell office:value-type="float" office:value="842659" calcext:value-type="float">
            <text:p>842659</text:p>
          </table:table-cell>
          <table:table-cell/>
          <table:table-cell office:value-type="float" office:value="1029766" calcext:value-type="float">
            <text:p>1029766</text:p>
          </table:table-cell>
          <table:table-cell/>
          <table:table-cell office:value-type="float" office:value="1112076" calcext:value-type="float">
            <text:p>1112076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2351" calcext:value-type="float">
            <text:p>42351</text:p>
          </table:table-cell>
          <table:table-cell table:number-columns-repeated="3"/>
          <table:table-cell office:value-type="float" office:value="47091" calcext:value-type="float">
            <text:p>47091</text:p>
          </table:table-cell>
          <table:table-cell table:number-columns-repeated="3"/>
          <table:table-cell office:value-type="float" office:value="36765" calcext:value-type="float">
            <text:p>36765</text:p>
          </table:table-cell>
          <table:table-cell table:number-columns-repeated="3"/>
          <table:table-cell office:value-type="float" office:value="34593" calcext:value-type="float">
            <text:p>34593</text:p>
          </table:table-cell>
          <table:table-cell table:number-columns-repeated="3"/>
          <table:table-cell office:value-type="float" office:value="33885" calcext:value-type="float">
            <text:p>33885</text:p>
          </table:table-cell>
          <table:table-cell table:number-columns-repeated="3"/>
          <table:table-cell office:value-type="float" office:value="44208" calcext:value-type="float">
            <text:p>44208</text:p>
          </table:table-cell>
          <table:table-cell table:number-columns-repeated="3"/>
          <table:table-cell office:value-type="float" office:value="35824" calcext:value-type="float">
            <text:p>35824</text:p>
          </table:table-cell>
          <table:table-cell table:number-columns-repeated="4"/>
          <table:table-cell office:value-type="float" office:value="43416" calcext:value-type="float">
            <text:p>43416</text:p>
          </table:table-cell>
          <table:table-cell table:number-columns-repeated="4"/>
          <table:table-cell office:value-type="float" office:value="39572" calcext:value-type="float">
            <text:p>39572</text:p>
          </table:table-cell>
          <table:table-cell table:number-columns-repeated="2"/>
          <table:table-cell office:value-type="float" office:value="902679" calcext:value-type="float">
            <text:p>902679</text:p>
          </table:table-cell>
          <table:table-cell/>
          <table:table-cell office:value-type="float" office:value="1052631" calcext:value-type="float">
            <text:p>1052631</text:p>
          </table:table-cell>
          <table:table-cell/>
          <table:table-cell office:value-type="float" office:value="1547762" calcext:value-type="float">
            <text:p>1547762</text:p>
          </table:table-cell>
          <table:table-cell/>
          <table:table-cell office:value-type="float" office:value="1743869" calcext:value-type="float">
            <text:p>174386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1943" calcext:value-type="float">
            <text:p>61943</text:p>
          </table:table-cell>
          <table:table-cell table:number-columns-repeated="3"/>
          <table:table-cell office:value-type="float" office:value="72108" calcext:value-type="float">
            <text:p>72108</text:p>
          </table:table-cell>
          <table:table-cell table:number-columns-repeated="3"/>
          <table:table-cell office:value-type="float" office:value="54698" calcext:value-type="float">
            <text:p>54698</text:p>
          </table:table-cell>
          <table:table-cell table:number-columns-repeated="3"/>
          <table:table-cell office:value-type="float" office:value="54528" calcext:value-type="float">
            <text:p>54528</text:p>
          </table:table-cell>
          <table:table-cell table:number-columns-repeated="3"/>
          <table:table-cell office:value-type="float" office:value="51836" calcext:value-type="float">
            <text:p>51836</text:p>
          </table:table-cell>
          <table:table-cell table:number-columns-repeated="3"/>
          <table:table-cell office:value-type="float" office:value="66524" calcext:value-type="float">
            <text:p>66524</text:p>
          </table:table-cell>
          <table:table-cell table:number-columns-repeated="3"/>
          <table:table-cell office:value-type="float" office:value="50190" calcext:value-type="float">
            <text:p>50190</text:p>
          </table:table-cell>
          <table:table-cell table:number-columns-repeated="4"/>
          <table:table-cell office:value-type="float" office:value="62828" calcext:value-type="float">
            <text:p>62828</text:p>
          </table:table-cell>
          <table:table-cell table:number-columns-repeated="4"/>
          <table:table-cell office:value-type="float" office:value="64561" calcext:value-type="float">
            <text:p>64561</text:p>
          </table:table-cell>
          <table:table-cell table:number-columns-repeated="2"/>
          <table:table-cell office:value-type="float" office:value="788662" calcext:value-type="float">
            <text:p>788662</text:p>
          </table:table-cell>
          <table:table-cell/>
          <table:table-cell office:value-type="float" office:value="1128747" calcext:value-type="float">
            <text:p>1128747</text:p>
          </table:table-cell>
          <table:table-cell/>
          <table:table-cell office:value-type="float" office:value="2129783" calcext:value-type="float">
            <text:p>2129783</text:p>
          </table:table-cell>
          <table:table-cell/>
          <table:table-cell office:value-type="float" office:value="2495126" calcext:value-type="float">
            <text:p>2495126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86363" calcext:value-type="float">
            <text:p>86363</text:p>
          </table:table-cell>
          <table:table-cell table:number-columns-repeated="3"/>
          <table:table-cell office:value-type="float" office:value="91135" calcext:value-type="float">
            <text:p>91135</text:p>
          </table:table-cell>
          <table:table-cell table:number-columns-repeated="3"/>
          <table:table-cell office:value-type="float" office:value="78325" calcext:value-type="float">
            <text:p>78325</text:p>
          </table:table-cell>
          <table:table-cell table:number-columns-repeated="3"/>
          <table:table-cell office:value-type="float" office:value="74535" calcext:value-type="float">
            <text:p>74535</text:p>
          </table:table-cell>
          <table:table-cell table:number-columns-repeated="3"/>
          <table:table-cell office:value-type="float" office:value="62551" calcext:value-type="float">
            <text:p>62551</text:p>
          </table:table-cell>
          <table:table-cell table:number-columns-repeated="3"/>
          <table:table-cell office:value-type="float" office:value="87003" calcext:value-type="float">
            <text:p>87003</text:p>
          </table:table-cell>
          <table:table-cell table:number-columns-repeated="3"/>
          <table:table-cell office:value-type="float" office:value="70160" calcext:value-type="float">
            <text:p>70160</text:p>
          </table:table-cell>
          <table:table-cell table:number-columns-repeated="4"/>
          <table:table-cell office:value-type="float" office:value="98099" calcext:value-type="float">
            <text:p>98099</text:p>
          </table:table-cell>
          <table:table-cell table:number-columns-repeated="4"/>
          <table:table-cell office:value-type="float" office:value="78900" calcext:value-type="float">
            <text:p>78900</text:p>
          </table:table-cell>
          <table:table-cell/>
          <table:table-cell office:value-type="float" office:value="1050041" calcext:value-type="float">
            <text:p>1050041</text:p>
          </table:table-cell>
          <table:table-cell/>
          <table:table-cell office:value-type="float" office:value="1439820" calcext:value-type="float">
            <text:p>1439820</text:p>
          </table:table-cell>
          <table:table-cell/>
          <table:table-cell office:value-type="float" office:value="2466281" calcext:value-type="float">
            <text:p>2466281</text:p>
          </table:table-cell>
          <table:table-cell/>
          <table:table-cell office:value-type="float" office:value="3248730" calcext:value-type="float">
            <text:p>3248730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7280" calcext:value-type="float">
            <text:p>117280</text:p>
          </table:table-cell>
          <table:table-cell table:number-columns-repeated="2"/>
          <table:table-cell office:value-type="float" office:value="128320" calcext:value-type="float">
            <text:p>128320</text:p>
          </table:table-cell>
          <table:table-cell table:number-columns-repeated="3"/>
          <table:table-cell office:value-type="float" office:value="94618" calcext:value-type="float">
            <text:p>94618</text:p>
          </table:table-cell>
          <table:table-cell table:number-columns-repeated="3"/>
          <table:table-cell office:value-type="float" office:value="95436" calcext:value-type="float">
            <text:p>95436</text:p>
          </table:table-cell>
          <table:table-cell table:number-columns-repeated="3"/>
          <table:table-cell office:value-type="float" office:value="94709" calcext:value-type="float">
            <text:p>94709</text:p>
          </table:table-cell>
          <table:table-cell table:number-columns-repeated="2"/>
          <table:table-cell office:value-type="float" office:value="116427" calcext:value-type="float">
            <text:p>116427</text:p>
          </table:table-cell>
          <table:table-cell table:number-columns-repeated="3"/>
          <table:table-cell office:value-type="float" office:value="94395" calcext:value-type="float">
            <text:p>94395</text:p>
          </table:table-cell>
          <table:table-cell table:number-columns-repeated="3"/>
          <table:table-cell office:value-type="float" office:value="117571" calcext:value-type="float">
            <text:p>117571</text:p>
          </table:table-cell>
          <table:table-cell table:number-columns-repeated="4"/>
          <table:table-cell office:value-type="float" office:value="84633" calcext:value-type="float">
            <text:p>84633</text:p>
          </table:table-cell>
          <table:table-cell/>
          <table:table-cell office:value-type="float" office:value="1024000" calcext:value-type="float">
            <text:p>1024000</text:p>
          </table:table-cell>
          <table:table-cell/>
          <table:table-cell office:value-type="float" office:value="1836441" calcext:value-type="float">
            <text:p>1836441</text:p>
          </table:table-cell>
          <table:table-cell/>
          <table:table-cell office:value-type="float" office:value="2700421" calcext:value-type="float">
            <text:p>2700421</text:p>
          </table:table-cell>
          <table:table-cell/>
          <table:table-cell office:value-type="float" office:value="3605633" calcext:value-type="float">
            <text:p>3605633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45108" calcext:value-type="float">
            <text:p>145108</text:p>
          </table:table-cell>
          <table:table-cell table:number-columns-repeated="2"/>
          <table:table-cell office:value-type="float" office:value="154682" calcext:value-type="float">
            <text:p>154682</text:p>
          </table:table-cell>
          <table:table-cell table:number-columns-repeated="2"/>
          <table:table-cell office:value-type="float" office:value="133097" calcext:value-type="float">
            <text:p>133097</text:p>
          </table:table-cell>
          <table:table-cell table:number-columns-repeated="2"/>
          <table:table-cell office:value-type="float" office:value="130532" calcext:value-type="float">
            <text:p>130532</text:p>
          </table:table-cell>
          <table:table-cell table:number-columns-repeated="2"/>
          <table:table-cell office:value-type="float" office:value="143417" calcext:value-type="float">
            <text:p>143417</text:p>
          </table:table-cell>
          <table:table-cell table:number-columns-repeated="2"/>
          <table:table-cell office:value-type="float" office:value="127009" calcext:value-type="float">
            <text:p>127009</text:p>
          </table:table-cell>
          <table:table-cell table:number-columns-repeated="2"/>
          <table:table-cell office:value-type="float" office:value="113525" calcext:value-type="float">
            <text:p>113525</text:p>
          </table:table-cell>
          <table:table-cell table:number-columns-repeated="3"/>
          <table:table-cell office:value-type="float" office:value="134708" calcext:value-type="float">
            <text:p>134708</text:p>
          </table:table-cell>
          <table:table-cell table:number-columns-repeated="3"/>
          <table:table-cell office:value-type="float" office:value="122055" calcext:value-type="float">
            <text:p>122055</text:p>
          </table:table-cell>
          <table:table-cell/>
          <table:table-cell office:value-type="float" office:value="1100601" calcext:value-type="float">
            <text:p>1100601</text:p>
          </table:table-cell>
          <table:table-cell/>
          <table:table-cell office:value-type="float" office:value="1933534" calcext:value-type="float">
            <text:p>1933534</text:p>
          </table:table-cell>
          <table:table-cell/>
          <table:table-cell office:value-type="float" office:value="2889390" calcext:value-type="float">
            <text:p>2889390</text:p>
          </table:table-cell>
          <table:table-cell/>
          <table:table-cell office:value-type="float" office:value="4012539" calcext:value-type="float">
            <text:p>4012539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4005" calcext:value-type="float">
            <text:p>24005</text:p>
          </table:table-cell>
          <table:table-cell table:number-columns-repeated="3"/>
          <table:table-cell office:value-type="float" office:value="26135" calcext:value-type="float">
            <text:p>26135</text:p>
          </table:table-cell>
          <table:table-cell table:number-columns-repeated="3"/>
          <table:table-cell office:value-type="float" office:value="15336" calcext:value-type="float">
            <text:p>15336</text:p>
          </table:table-cell>
          <table:table-cell table:number-columns-repeated="3"/>
          <table:table-cell office:value-type="float" office:value="15227" calcext:value-type="float">
            <text:p>15227</text:p>
          </table:table-cell>
          <table:table-cell table:number-columns-repeated="3"/>
          <table:table-cell office:value-type="float" office:value="14781" calcext:value-type="float">
            <text:p>14781</text:p>
          </table:table-cell>
          <table:table-cell table:number-columns-repeated="3"/>
          <table:table-cell office:value-type="float" office:value="24531" calcext:value-type="float">
            <text:p>24531</text:p>
          </table:table-cell>
          <table:table-cell table:number-columns-repeated="3"/>
          <table:table-cell office:value-type="float" office:value="18652" calcext:value-type="float">
            <text:p>18652</text:p>
          </table:table-cell>
          <table:table-cell table:number-columns-repeated="4"/>
          <table:table-cell office:value-type="float" office:value="24655" calcext:value-type="float">
            <text:p>24655</text:p>
          </table:table-cell>
          <table:table-cell table:number-columns-repeated="4"/>
          <table:table-cell office:value-type="float" office:value="18494" calcext:value-type="float">
            <text:p>18494</text:p>
          </table:table-cell>
          <table:table-cell table:number-columns-repeated="2"/>
          <table:table-cell office:value-type="float" office:value="737752" calcext:value-type="float">
            <text:p>737752</text:p>
          </table:table-cell>
          <table:table-cell table:number-columns-repeated="2"/>
          <table:table-cell office:value-type="float" office:value="910707" calcext:value-type="float">
            <text:p>910707</text:p>
          </table:table-cell>
          <table:table-cell/>
          <table:table-cell office:value-type="float" office:value="1084745" calcext:value-type="float">
            <text:p>1084745</text:p>
          </table:table-cell>
          <table:table-cell/>
          <table:table-cell office:value-type="float" office:value="1144901" calcext:value-type="float">
            <text:p>1144901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8112" calcext:value-type="float">
            <text:p>38112</text:p>
          </table:table-cell>
          <table:table-cell table:number-columns-repeated="3"/>
          <table:table-cell office:value-type="float" office:value="39706" calcext:value-type="float">
            <text:p>39706</text:p>
          </table:table-cell>
          <table:table-cell table:number-columns-repeated="3"/>
          <table:table-cell office:value-type="float" office:value="30487" calcext:value-type="float">
            <text:p>30487</text:p>
          </table:table-cell>
          <table:table-cell table:number-columns-repeated="3"/>
          <table:table-cell office:value-type="float" office:value="32433" calcext:value-type="float">
            <text:p>32433</text:p>
          </table:table-cell>
          <table:table-cell table:number-columns-repeated="3"/>
          <table:table-cell office:value-type="float" office:value="30286" calcext:value-type="float">
            <text:p>30286</text:p>
          </table:table-cell>
          <table:table-cell table:number-columns-repeated="3"/>
          <table:table-cell office:value-type="float" office:value="43774" calcext:value-type="float">
            <text:p>43774</text:p>
          </table:table-cell>
          <table:table-cell table:number-columns-repeated="3"/>
          <table:table-cell office:value-type="float" office:value="32500" calcext:value-type="float">
            <text:p>32500</text:p>
          </table:table-cell>
          <table:table-cell table:number-columns-repeated="4"/>
          <table:table-cell office:value-type="float" office:value="45376" calcext:value-type="float">
            <text:p>45376</text:p>
          </table:table-cell>
          <table:table-cell table:number-columns-repeated="4"/>
          <table:table-cell office:value-type="float" office:value="28565" calcext:value-type="float">
            <text:p>28565</text:p>
          </table:table-cell>
          <table:table-cell/>
          <table:table-cell office:value-type="float" office:value="1035598" calcext:value-type="float">
            <text:p>1035598</text:p>
          </table:table-cell>
          <table:table-cell/>
          <table:table-cell office:value-type="float" office:value="1349499" calcext:value-type="float">
            <text:p>1349499</text:p>
          </table:table-cell>
          <table:table-cell/>
          <table:table-cell office:value-type="float" office:value="1746248" calcext:value-type="float">
            <text:p>1746248</text:p>
          </table:table-cell>
          <table:table-cell/>
          <table:table-cell office:value-type="float" office:value="1894892" calcext:value-type="float">
            <text:p>1894892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1869" calcext:value-type="float">
            <text:p>71869</text:p>
          </table:table-cell>
          <table:table-cell table:number-columns-repeated="3"/>
          <table:table-cell office:value-type="float" office:value="81676" calcext:value-type="float">
            <text:p>81676</text:p>
          </table:table-cell>
          <table:table-cell table:number-columns-repeated="3"/>
          <table:table-cell office:value-type="float" office:value="61729" calcext:value-type="float">
            <text:p>61729</text:p>
          </table:table-cell>
          <table:table-cell table:number-columns-repeated="3"/>
          <table:table-cell office:value-type="float" office:value="61156" calcext:value-type="float">
            <text:p>61156</text:p>
          </table:table-cell>
          <table:table-cell table:number-columns-repeated="3"/>
          <table:table-cell office:value-type="float" office:value="59843" calcext:value-type="float">
            <text:p>59843</text:p>
          </table:table-cell>
          <table:table-cell table:number-columns-repeated="3"/>
          <table:table-cell office:value-type="float" office:value="74576" calcext:value-type="float">
            <text:p>74576</text:p>
          </table:table-cell>
          <table:table-cell table:number-columns-repeated="3"/>
          <table:table-cell office:value-type="float" office:value="54842" calcext:value-type="float">
            <text:p>54842</text:p>
          </table:table-cell>
          <table:table-cell table:number-columns-repeated="4"/>
          <table:table-cell office:value-type="float" office:value="76417" calcext:value-type="float">
            <text:p>76417</text:p>
          </table:table-cell>
          <table:table-cell table:number-columns-repeated="4"/>
          <table:table-cell office:value-type="float" office:value="65327" calcext:value-type="float">
            <text:p>65327</text:p>
          </table:table-cell>
          <table:table-cell/>
          <table:table-cell office:value-type="float" office:value="1327800" calcext:value-type="float">
            <text:p>1327800</text:p>
          </table:table-cell>
          <table:table-cell/>
          <table:table-cell office:value-type="float" office:value="1633694" calcext:value-type="float">
            <text:p>1633694</text:p>
          </table:table-cell>
          <table:table-cell/>
          <table:table-cell office:value-type="float" office:value="2452107" calcext:value-type="float">
            <text:p>2452107</text:p>
          </table:table-cell>
          <table:table-cell/>
          <table:table-cell office:value-type="float" office:value="2788671" calcext:value-type="float">
            <text:p>2788671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08149" calcext:value-type="float">
            <text:p>108149</text:p>
          </table:table-cell>
          <table:table-cell table:number-columns-repeated="2"/>
          <table:table-cell office:value-type="float" office:value="119252" calcext:value-type="float">
            <text:p>119252</text:p>
          </table:table-cell>
          <table:table-cell table:number-columns-repeated="3"/>
          <table:table-cell office:value-type="float" office:value="79716" calcext:value-type="float">
            <text:p>79716</text:p>
          </table:table-cell>
          <table:table-cell table:number-columns-repeated="3"/>
          <table:table-cell office:value-type="float" office:value="75919" calcext:value-type="float">
            <text:p>75919</text:p>
          </table:table-cell>
          <table:table-cell table:number-columns-repeated="3"/>
          <table:table-cell office:value-type="float" office:value="76488" calcext:value-type="float">
            <text:p>76488</text:p>
          </table:table-cell>
          <table:table-cell table:number-columns-repeated="2"/>
          <table:table-cell office:value-type="float" office:value="108538" calcext:value-type="float">
            <text:p>108538</text:p>
          </table:table-cell>
          <table:table-cell table:number-columns-repeated="3"/>
          <table:table-cell office:value-type="float" office:value="78902" calcext:value-type="float">
            <text:p>78902</text:p>
          </table:table-cell>
          <table:table-cell table:number-columns-repeated="3"/>
          <table:table-cell office:value-type="float" office:value="109098" calcext:value-type="float">
            <text:p>109098</text:p>
          </table:table-cell>
          <table:table-cell table:number-columns-repeated="4"/>
          <table:table-cell office:value-type="float" office:value="98242" calcext:value-type="float">
            <text:p>98242</text:p>
          </table:table-cell>
          <table:table-cell table:number-columns-repeated="2"/>
          <table:table-cell office:value-type="float" office:value="991863" calcext:value-type="float">
            <text:p>991863</text:p>
          </table:table-cell>
          <table:table-cell/>
          <table:table-cell office:value-type="float" office:value="1963190" calcext:value-type="float">
            <text:p>1963190</text:p>
          </table:table-cell>
          <table:table-cell/>
          <table:table-cell office:value-type="float" office:value="3137254" calcext:value-type="float">
            <text:p>3137254</text:p>
          </table:table-cell>
          <table:table-cell/>
          <table:table-cell office:value-type="float" office:value="3753665" calcext:value-type="float">
            <text:p>3753665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6189" calcext:value-type="float">
            <text:p>126189</text:p>
          </table:table-cell>
          <table:table-cell table:number-columns-repeated="2"/>
          <table:table-cell office:value-type="float" office:value="141914" calcext:value-type="float">
            <text:p>141914</text:p>
          </table:table-cell>
          <table:table-cell table:number-columns-repeated="2"/>
          <table:table-cell office:value-type="float" office:value="117242" calcext:value-type="float">
            <text:p>117242</text:p>
          </table:table-cell>
          <table:table-cell table:number-columns-repeated="2"/>
          <table:table-cell office:value-type="float" office:value="118573" calcext:value-type="float">
            <text:p>118573</text:p>
          </table:table-cell>
          <table:table-cell table:number-columns-repeated="2"/>
          <table:table-cell office:value-type="float" office:value="112800" calcext:value-type="float">
            <text:p>112800</text:p>
          </table:table-cell>
          <table:table-cell table:number-columns-repeated="2"/>
          <table:table-cell office:value-type="float" office:value="135686" calcext:value-type="float">
            <text:p>135686</text:p>
          </table:table-cell>
          <table:table-cell table:number-columns-repeated="3"/>
          <table:table-cell office:value-type="float" office:value="88768" calcext:value-type="float">
            <text:p>88768</text:p>
          </table:table-cell>
          <table:table-cell table:number-columns-repeated="4"/>
          <table:table-cell office:value-type="float" office:value="54116" calcext:value-type="float">
            <text:p>54116</text:p>
          </table:table-cell>
          <table:table-cell table:number-columns-repeated="3"/>
          <table:table-cell office:value-type="float" office:value="117598" calcext:value-type="float">
            <text:p>117598</text:p>
          </table:table-cell>
          <table:table-cell/>
          <table:table-cell office:value-type="float" office:value="1453719" calcext:value-type="float">
            <text:p>1453719</text:p>
          </table:table-cell>
          <table:table-cell/>
          <table:table-cell office:value-type="float" office:value="2337899" calcext:value-type="float">
            <text:p>2337899</text:p>
          </table:table-cell>
          <table:table-cell/>
          <table:table-cell office:value-type="float" office:value="3450134" calcext:value-type="float">
            <text:p>3450134</text:p>
          </table:table-cell>
          <table:table-cell/>
          <table:table-cell office:value-type="float" office:value="4383561" calcext:value-type="float">
            <text:p>4383561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58464" calcext:value-type="float">
            <text:p>158464</text:p>
          </table:table-cell>
          <table:table-cell table:number-columns-repeated="2"/>
          <table:table-cell office:value-type="float" office:value="175619" calcext:value-type="float">
            <text:p>175619</text:p>
          </table:table-cell>
          <table:table-cell table:number-columns-repeated="2"/>
          <table:table-cell office:value-type="float" office:value="138903" calcext:value-type="float">
            <text:p>138903</text:p>
          </table:table-cell>
          <table:table-cell table:number-columns-repeated="2"/>
          <table:table-cell office:value-type="float" office:value="137280" calcext:value-type="float">
            <text:p>137280</text:p>
          </table:table-cell>
          <table:table-cell table:number-columns-repeated="2"/>
          <table:table-cell office:value-type="float" office:value="146856" calcext:value-type="float">
            <text:p>146856</text:p>
          </table:table-cell>
          <table:table-cell table:number-columns-repeated="2"/>
          <table:table-cell office:value-type="float" office:value="171535" calcext:value-type="float">
            <text:p>171535</text:p>
          </table:table-cell>
          <table:table-cell table:number-columns-repeated="2"/>
          <table:table-cell office:value-type="float" office:value="124181" calcext:value-type="float">
            <text:p>124181</text:p>
          </table:table-cell>
          <table:table-cell table:number-columns-repeated="3"/>
          <table:table-cell office:value-type="float" office:value="172413" calcext:value-type="float">
            <text:p>172413</text:p>
          </table:table-cell>
          <table:table-cell table:number-columns-repeated="3"/>
          <table:table-cell office:value-type="float" office:value="136416" calcext:value-type="float">
            <text:p>136416</text:p>
          </table:table-cell>
          <table:table-cell/>
          <table:table-cell office:value-type="float" office:value="1660181" calcext:value-type="float">
            <text:p>1660181</text:p>
          </table:table-cell>
          <table:table-cell/>
          <table:table-cell office:value-type="float" office:value="2522167" calcext:value-type="float">
            <text:p>2522167</text:p>
          </table:table-cell>
          <table:table-cell/>
          <table:table-cell office:value-type="float" office:value="3502051" calcext:value-type="float">
            <text:p>3502051</text:p>
          </table:table-cell>
          <table:table-cell/>
          <table:table-cell office:value-type="float" office:value="4429065" calcext:value-type="float">
            <text:p>4429065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89826" calcext:value-type="float">
            <text:p>189826</text:p>
          </table:table-cell>
          <table:table-cell table:number-columns-repeated="2"/>
          <table:table-cell office:value-type="float" office:value="204865" calcext:value-type="float">
            <text:p>204865</text:p>
          </table:table-cell>
          <table:table-cell table:number-columns-repeated="2"/>
          <table:table-cell office:value-type="float" office:value="214011" calcext:value-type="float">
            <text:p>214011</text:p>
          </table:table-cell>
          <table:table-cell table:number-columns-repeated="2"/>
          <table:table-cell office:value-type="float" office:value="153284" calcext:value-type="float">
            <text:p>153284</text:p>
          </table:table-cell>
          <table:table-cell table:number-columns-repeated="2"/>
          <table:table-cell office:value-type="float" office:value="157016" calcext:value-type="float">
            <text:p>157016</text:p>
          </table:table-cell>
          <table:table-cell table:number-columns-repeated="2"/>
          <table:table-cell office:value-type="float" office:value="195404" calcext:value-type="float">
            <text:p>195404</text:p>
          </table:table-cell>
          <table:table-cell table:number-columns-repeated="2"/>
          <table:table-cell office:value-type="float" office:value="145653" calcext:value-type="float">
            <text:p>145653</text:p>
          </table:table-cell>
          <table:table-cell table:number-columns-repeated="3"/>
          <table:table-cell office:value-type="float" office:value="210612" calcext:value-type="float">
            <text:p>210612</text:p>
          </table:table-cell>
          <table:table-cell table:number-columns-repeated="3"/>
          <table:table-cell office:value-type="float" office:value="137886" calcext:value-type="float">
            <text:p>137886</text:p>
          </table:table-cell>
          <table:table-cell/>
          <table:table-cell office:value-type="float" office:value="1669928" calcext:value-type="float">
            <text:p>1669928</text:p>
          </table:table-cell>
          <table:table-cell/>
          <table:table-cell office:value-type="float" office:value="2547263" calcext:value-type="float">
            <text:p>2547263</text:p>
          </table:table-cell>
          <table:table-cell/>
          <table:table-cell office:value-type="float" office:value="1363152" calcext:value-type="float">
            <text:p>1363152</text:p>
          </table:table-cell>
          <table:table-cell/>
          <table:table-cell office:value-type="float" office:value="4483362" calcext:value-type="float">
            <text:p>4483362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3329" calcext:value-type="float">
            <text:p>23329</text:p>
          </table:table-cell>
          <table:table-cell table:number-columns-repeated="3"/>
          <table:table-cell office:value-type="float" office:value="21389" calcext:value-type="float">
            <text:p>21389</text:p>
          </table:table-cell>
          <table:table-cell table:number-columns-repeated="3"/>
          <table:table-cell office:value-type="float" office:value="17416" calcext:value-type="float">
            <text:p>17416</text:p>
          </table:table-cell>
          <table:table-cell table:number-columns-repeated="3"/>
          <table:table-cell office:value-type="float" office:value="17618" calcext:value-type="float">
            <text:p>17618</text:p>
          </table:table-cell>
          <table:table-cell table:number-columns-repeated="3"/>
          <table:table-cell office:value-type="float" office:value="16807" calcext:value-type="float">
            <text:p>16807</text:p>
          </table:table-cell>
          <table:table-cell table:number-columns-repeated="3"/>
          <table:table-cell office:value-type="float" office:value="24303" calcext:value-type="float">
            <text:p>24303</text:p>
          </table:table-cell>
          <table:table-cell table:number-columns-repeated="3"/>
          <table:table-cell office:value-type="float" office:value="15867" calcext:value-type="float">
            <text:p>15867</text:p>
          </table:table-cell>
          <table:table-cell table:number-columns-repeated="4"/>
          <table:table-cell office:value-type="float" office:value="24559" calcext:value-type="float">
            <text:p>24559</text:p>
          </table:table-cell>
          <table:table-cell table:number-columns-repeated="4"/>
          <table:table-cell office:value-type="float" office:value="15274" calcext:value-type="float">
            <text:p>15274</text:p>
          </table:table-cell>
          <table:table-cell table:number-columns-repeated="2"/>
          <table:table-cell office:value-type="float" office:value="815027" calcext:value-type="float">
            <text:p>815027</text:p>
          </table:table-cell>
          <table:table-cell table:number-columns-repeated="2"/>
          <table:table-cell office:value-type="float" office:value="955223" calcext:value-type="float">
            <text:p>955223</text:p>
          </table:table-cell>
          <table:table-cell/>
          <table:table-cell office:value-type="float" office:value="1106070" calcext:value-type="float">
            <text:p>1106070</text:p>
          </table:table-cell>
          <table:table-cell/>
          <table:table-cell office:value-type="float" office:value="1132242" calcext:value-type="float">
            <text:p>1132242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7469" calcext:value-type="float">
            <text:p>37469</text:p>
          </table:table-cell>
          <table:table-cell table:number-columns-repeated="3"/>
          <table:table-cell office:value-type="float" office:value="51361" calcext:value-type="float">
            <text:p>51361</text:p>
          </table:table-cell>
          <table:table-cell table:number-columns-repeated="3"/>
          <table:table-cell office:value-type="float" office:value="25559" calcext:value-type="float">
            <text:p>25559</text:p>
          </table:table-cell>
          <table:table-cell table:number-columns-repeated="3"/>
          <table:table-cell office:value-type="float" office:value="25349" calcext:value-type="float">
            <text:p>25349</text:p>
          </table:table-cell>
          <table:table-cell table:number-columns-repeated="3"/>
          <table:table-cell office:value-type="float" office:value="26276" calcext:value-type="float">
            <text:p>26276</text:p>
          </table:table-cell>
          <table:table-cell table:number-columns-repeated="3"/>
          <table:table-cell office:value-type="float" office:value="37897" calcext:value-type="float">
            <text:p>37897</text:p>
          </table:table-cell>
          <table:table-cell table:number-columns-repeated="3"/>
          <table:table-cell office:value-type="float" office:value="30991" calcext:value-type="float">
            <text:p>30991</text:p>
          </table:table-cell>
          <table:table-cell table:number-columns-repeated="4"/>
          <table:table-cell office:value-type="float" office:value="50432" calcext:value-type="float">
            <text:p>50432</text:p>
          </table:table-cell>
          <table:table-cell table:number-columns-repeated="4"/>
          <table:table-cell office:value-type="float" office:value="26998" calcext:value-type="float">
            <text:p>26998</text:p>
          </table:table-cell>
          <table:table-cell/>
          <table:table-cell office:value-type="float" office:value="1167616" calcext:value-type="float">
            <text:p>1167616</text:p>
          </table:table-cell>
          <table:table-cell/>
          <table:table-cell office:value-type="float" office:value="1371551" calcext:value-type="float">
            <text:p>1371551</text:p>
          </table:table-cell>
          <table:table-cell/>
          <table:table-cell office:value-type="float" office:value="1839080" calcext:value-type="float">
            <text:p>1839080</text:p>
          </table:table-cell>
          <table:table-cell/>
          <table:table-cell office:value-type="float" office:value="1949733" calcext:value-type="float">
            <text:p>1949733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8247" calcext:value-type="float">
            <text:p>78247</text:p>
          </table:table-cell>
          <table:table-cell table:number-columns-repeated="3"/>
          <table:table-cell office:value-type="float" office:value="82978" calcext:value-type="float">
            <text:p>82978</text:p>
          </table:table-cell>
          <table:table-cell table:number-columns-repeated="3"/>
          <table:table-cell office:value-type="float" office:value="59426" calcext:value-type="float">
            <text:p>59426</text:p>
          </table:table-cell>
          <table:table-cell table:number-columns-repeated="3"/>
          <table:table-cell office:value-type="float" office:value="58548" calcext:value-type="float">
            <text:p>58548</text:p>
          </table:table-cell>
          <table:table-cell table:number-columns-repeated="3"/>
          <table:table-cell office:value-type="float" office:value="51813" calcext:value-type="float">
            <text:p>51813</text:p>
          </table:table-cell>
          <table:table-cell table:number-columns-repeated="3"/>
          <table:table-cell office:value-type="float" office:value="83414" calcext:value-type="float">
            <text:p>83414</text:p>
          </table:table-cell>
          <table:table-cell table:number-columns-repeated="3"/>
          <table:table-cell office:value-type="float" office:value="47130" calcext:value-type="float">
            <text:p>47130</text:p>
          </table:table-cell>
          <table:table-cell table:number-columns-repeated="4"/>
          <table:table-cell office:value-type="float" office:value="78923" calcext:value-type="float">
            <text:p>78923</text:p>
          </table:table-cell>
          <table:table-cell table:number-columns-repeated="4"/>
          <table:table-cell office:value-type="float" office:value="48411" calcext:value-type="float">
            <text:p>48411</text:p>
          </table:table-cell>
          <table:table-cell table:number-columns-repeated="2"/>
          <table:table-cell office:value-type="float" office:value="807953" calcext:value-type="float">
            <text:p>807953</text:p>
          </table:table-cell>
          <table:table-cell/>
          <table:table-cell office:value-type="float" office:value="1930618" calcext:value-type="float">
            <text:p>1930618</text:p>
          </table:table-cell>
          <table:table-cell/>
          <table:table-cell office:value-type="float" office:value="2686253" calcext:value-type="float">
            <text:p>2686253</text:p>
          </table:table-cell>
          <table:table-cell/>
          <table:table-cell office:value-type="float" office:value="2954414" calcext:value-type="float">
            <text:p>2954414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0763" calcext:value-type="float">
            <text:p>120763</text:p>
          </table:table-cell>
          <table:table-cell table:number-columns-repeated="2"/>
          <table:table-cell office:value-type="float" office:value="132200" calcext:value-type="float">
            <text:p>132200</text:p>
          </table:table-cell>
          <table:table-cell table:number-columns-repeated="3"/>
          <table:table-cell office:value-type="float" office:value="80823" calcext:value-type="float">
            <text:p>80823</text:p>
          </table:table-cell>
          <table:table-cell table:number-columns-repeated="3"/>
          <table:table-cell office:value-type="float" office:value="80617" calcext:value-type="float">
            <text:p>80617</text:p>
          </table:table-cell>
          <table:table-cell table:number-columns-repeated="3"/>
          <table:table-cell office:value-type="float" office:value="78831" calcext:value-type="float">
            <text:p>78831</text:p>
          </table:table-cell>
          <table:table-cell table:number-columns-repeated="2"/>
          <table:table-cell office:value-type="float" office:value="123543" calcext:value-type="float">
            <text:p>123543</text:p>
          </table:table-cell>
          <table:table-cell table:number-columns-repeated="3"/>
          <table:table-cell office:value-type="float" office:value="82762" calcext:value-type="float">
            <text:p>82762</text:p>
          </table:table-cell>
          <table:table-cell table:number-columns-repeated="3"/>
          <table:table-cell office:value-type="float" office:value="113465" calcext:value-type="float">
            <text:p>113465</text:p>
          </table:table-cell>
          <table:table-cell table:number-columns-repeated="3"/>
          <table:table-cell office:value-type="float" office:value="110779" calcext:value-type="float">
            <text:p>110779</text:p>
          </table:table-cell>
          <table:table-cell/>
          <table:table-cell office:value-type="float" office:value="1762478" calcext:value-type="float">
            <text:p>1762478</text:p>
          </table:table-cell>
          <table:table-cell/>
          <table:table-cell office:value-type="float" office:value="2467469" calcext:value-type="float">
            <text:p>2467469</text:p>
          </table:table-cell>
          <table:table-cell/>
          <table:table-cell office:value-type="float" office:value="3587946" calcext:value-type="float">
            <text:p>3587946</text:p>
          </table:table-cell>
          <table:table-cell/>
          <table:table-cell office:value-type="float" office:value="4031496" calcext:value-type="float">
            <text:p>4031496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8461" calcext:value-type="float">
            <text:p>148461</text:p>
          </table:table-cell>
          <table:table-cell table:number-columns-repeated="2"/>
          <table:table-cell office:value-type="float" office:value="160080" calcext:value-type="float">
            <text:p>160080</text:p>
          </table:table-cell>
          <table:table-cell table:number-columns-repeated="2"/>
          <table:table-cell office:value-type="float" office:value="107511" calcext:value-type="float">
            <text:p>107511</text:p>
          </table:table-cell>
          <table:table-cell table:number-columns-repeated="3"/>
          <table:table-cell office:value-type="float" office:value="97663" calcext:value-type="float">
            <text:p>97663</text:p>
          </table:table-cell>
          <table:table-cell table:number-columns-repeated="3"/>
          <table:table-cell office:value-type="float" office:value="96452" calcext:value-type="float">
            <text:p>96452</text:p>
          </table:table-cell>
          <table:table-cell table:number-columns-repeated="2"/>
          <table:table-cell office:value-type="float" office:value="151068" calcext:value-type="float">
            <text:p>151068</text:p>
          </table:table-cell>
          <table:table-cell table:number-columns-repeated="3"/>
          <table:table-cell office:value-type="float" office:value="87912" calcext:value-type="float">
            <text:p>87912</text:p>
          </table:table-cell>
          <table:table-cell table:number-columns-repeated="3"/>
          <table:table-cell office:value-type="float" office:value="154086" calcext:value-type="float">
            <text:p>154086</text:p>
          </table:table-cell>
          <table:table-cell table:number-columns-repeated="3"/>
          <table:table-cell office:value-type="float" office:value="122259" calcext:value-type="float">
            <text:p>122259</text:p>
          </table:table-cell>
          <table:table-cell/>
          <table:table-cell office:value-type="float" office:value="2022116" calcext:value-type="float">
            <text:p>2022116</text:p>
          </table:table-cell>
          <table:table-cell/>
          <table:table-cell office:value-type="float" office:value="2778079" calcext:value-type="float">
            <text:p>2778079</text:p>
          </table:table-cell>
          <table:table-cell/>
          <table:table-cell office:value-type="float" office:value="4050632" calcext:value-type="float">
            <text:p>4050632</text:p>
          </table:table-cell>
          <table:table-cell/>
          <table:table-cell office:value-type="float" office:value="4335309" calcext:value-type="float">
            <text:p>4335309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44514" calcext:value-type="float">
            <text:p>144514</text:p>
          </table:table-cell>
          <table:table-cell table:number-columns-repeated="2"/>
          <table:table-cell office:value-type="float" office:value="186398" calcext:value-type="float">
            <text:p>186398</text:p>
          </table:table-cell>
          <table:table-cell table:number-columns-repeated="2"/>
          <table:table-cell office:value-type="float" office:value="143678" calcext:value-type="float">
            <text:p>143678</text:p>
          </table:table-cell>
          <table:table-cell table:number-columns-repeated="2"/>
          <table:table-cell office:value-type="float" office:value="138588" calcext:value-type="float">
            <text:p>138588</text:p>
          </table:table-cell>
          <table:table-cell table:number-columns-repeated="2"/>
          <table:table-cell office:value-type="float" office:value="132549" calcext:value-type="float">
            <text:p>132549</text:p>
          </table:table-cell>
          <table:table-cell table:number-columns-repeated="2"/>
          <table:table-cell office:value-type="float" office:value="183795" calcext:value-type="float">
            <text:p>183795</text:p>
          </table:table-cell>
          <table:table-cell table:number-columns-repeated="2"/>
          <table:table-cell office:value-type="float" office:value="123091" calcext:value-type="float">
            <text:p>123091</text:p>
          </table:table-cell>
          <table:table-cell table:number-columns-repeated="3"/>
          <table:table-cell office:value-type="float" office:value="174297" calcext:value-type="float">
            <text:p>174297</text:p>
          </table:table-cell>
          <table:table-cell table:number-columns-repeated="3"/>
          <table:table-cell office:value-type="float" office:value="131792" calcext:value-type="float">
            <text:p>131792</text:p>
          </table:table-cell>
          <table:table-cell/>
          <table:table-cell office:value-type="float" office:value="2076236" calcext:value-type="float">
            <text:p>2076236</text:p>
          </table:table-cell>
          <table:table-cell/>
          <table:table-cell office:value-type="float" office:value="2934097" calcext:value-type="float">
            <text:p>2934097</text:p>
          </table:table-cell>
          <table:table-cell/>
          <table:table-cell office:value-type="float" office:value="4050632" calcext:value-type="float">
            <text:p>4050632</text:p>
          </table:table-cell>
          <table:table-cell/>
          <table:table-cell office:value-type="float" office:value="4927815" calcext:value-type="float">
            <text:p>4927815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94973" calcext:value-type="float">
            <text:p>194973</text:p>
          </table:table-cell>
          <table:table-cell table:number-columns-repeated="2"/>
          <table:table-cell office:value-type="float" office:value="203821" calcext:value-type="float">
            <text:p>203821</text:p>
          </table:table-cell>
          <table:table-cell table:number-columns-repeated="2"/>
          <table:table-cell office:value-type="float" office:value="132738" calcext:value-type="float">
            <text:p>132738</text:p>
          </table:table-cell>
          <table:table-cell table:number-columns-repeated="2"/>
          <table:table-cell office:value-type="float" office:value="132440" calcext:value-type="float">
            <text:p>132440</text:p>
          </table:table-cell>
          <table:table-cell table:number-columns-repeated="2"/>
          <table:table-cell office:value-type="float" office:value="130283" calcext:value-type="float">
            <text:p>130283</text:p>
          </table:table-cell>
          <table:table-cell table:number-columns-repeated="2"/>
          <table:table-cell office:value-type="float" office:value="194145" calcext:value-type="float">
            <text:p>194145</text:p>
          </table:table-cell>
          <table:table-cell table:number-columns-repeated="2"/>
          <table:table-cell office:value-type="float" office:value="165017" calcext:value-type="float">
            <text:p>165017</text:p>
          </table:table-cell>
          <table:table-cell table:number-columns-repeated="3"/>
          <table:table-cell office:value-type="float" office:value="204783" calcext:value-type="float">
            <text:p>204783</text:p>
          </table:table-cell>
          <table:table-cell table:number-columns-repeated="3"/>
          <table:table-cell office:value-type="float" office:value="160662" calcext:value-type="float">
            <text:p>160662</text:p>
          </table:table-cell>
          <table:table-cell/>
          <table:table-cell office:value-type="float" office:value="2223187" calcext:value-type="float">
            <text:p>2223187</text:p>
          </table:table-cell>
          <table:table-cell/>
          <table:table-cell office:value-type="float" office:value="3038575" calcext:value-type="float">
            <text:p>3038575</text:p>
          </table:table-cell>
          <table:table-cell/>
          <table:table-cell office:value-type="float" office:value="2326215" calcext:value-type="float">
            <text:p>2326215</text:p>
          </table:table-cell>
          <table:table-cell/>
          <table:table-cell office:value-type="float" office:value="4913627" calcext:value-type="float">
            <text:p>4913627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13734" calcext:value-type="float">
            <text:p>213734</text:p>
          </table:table-cell>
          <table:table-cell table:number-columns-repeated="2"/>
          <table:table-cell office:value-type="float" office:value="215144" calcext:value-type="float">
            <text:p>215144</text:p>
          </table:table-cell>
          <table:table-cell table:number-columns-repeated="2"/>
          <table:table-cell office:value-type="float" office:value="162663" calcext:value-type="float">
            <text:p>162663</text:p>
          </table:table-cell>
          <table:table-cell table:number-columns-repeated="2"/>
          <table:table-cell office:value-type="float" office:value="169194" calcext:value-type="float">
            <text:p>169194</text:p>
          </table:table-cell>
          <table:table-cell table:number-columns-repeated="2"/>
          <table:table-cell office:value-type="float" office:value="165476" calcext:value-type="float">
            <text:p>165476</text:p>
          </table:table-cell>
          <table:table-cell table:number-columns-repeated="2"/>
          <table:table-cell office:value-type="float" office:value="215216" calcext:value-type="float">
            <text:p>215216</text:p>
          </table:table-cell>
          <table:table-cell table:number-columns-repeated="2"/>
          <table:table-cell office:value-type="float" office:value="206019" calcext:value-type="float">
            <text:p>206019</text:p>
          </table:table-cell>
          <table:table-cell table:number-columns-repeated="3"/>
          <table:table-cell office:value-type="float" office:value="226679" calcext:value-type="float">
            <text:p>226679</text:p>
          </table:table-cell>
          <table:table-cell table:number-columns-repeated="3"/>
          <table:table-cell office:value-type="float" office:value="143252" calcext:value-type="float">
            <text:p>143252</text:p>
          </table:table-cell>
          <table:table-cell/>
          <table:table-cell office:value-type="float" office:value="2254513" calcext:value-type="float">
            <text:p>2254513</text:p>
          </table:table-cell>
          <table:table-cell/>
          <table:table-cell office:value-type="float" office:value="2689075" calcext:value-type="float">
            <text:p>2689075</text:p>
          </table:table-cell>
          <table:table-cell/>
          <table:table-cell office:value-type="float" office:value="1615141" calcext:value-type="float">
            <text:p>1615141</text:p>
          </table:table-cell>
          <table:table-cell/>
          <table:table-cell office:value-type="float" office:value="4135702" calcext:value-type="float">
            <text:p>4135702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2238" calcext:value-type="float">
            <text:p>22238</text:p>
          </table:table-cell>
          <table:table-cell table:number-columns-repeated="3"/>
          <table:table-cell office:value-type="float" office:value="26888" calcext:value-type="float">
            <text:p>26888</text:p>
          </table:table-cell>
          <table:table-cell table:number-columns-repeated="3"/>
          <table:table-cell office:value-type="float" office:value="16871" calcext:value-type="float">
            <text:p>16871</text:p>
          </table:table-cell>
          <table:table-cell table:number-columns-repeated="3"/>
          <table:table-cell office:value-type="float" office:value="17249" calcext:value-type="float">
            <text:p>17249</text:p>
          </table:table-cell>
          <table:table-cell table:number-columns-repeated="3"/>
          <table:table-cell office:value-type="float" office:value="14040" calcext:value-type="float">
            <text:p>14040</text:p>
          </table:table-cell>
          <table:table-cell table:number-columns-repeated="3"/>
          <table:table-cell office:value-type="float" office:value="21301" calcext:value-type="float">
            <text:p>21301</text:p>
          </table:table-cell>
          <table:table-cell table:number-columns-repeated="3"/>
          <table:table-cell office:value-type="float" office:value="15324" calcext:value-type="float">
            <text:p>15324</text:p>
          </table:table-cell>
          <table:table-cell table:number-columns-repeated="4"/>
          <table:table-cell office:value-type="float" office:value="26517" calcext:value-type="float">
            <text:p>26517</text:p>
          </table:table-cell>
          <table:table-cell table:number-columns-repeated="4"/>
          <table:table-cell office:value-type="float" office:value="18116" calcext:value-type="float">
            <text:p>18116</text:p>
          </table:table-cell>
          <table:table-cell table:number-columns-repeated="2"/>
          <table:table-cell office:value-type="float" office:value="774877" calcext:value-type="float">
            <text:p>774877</text:p>
          </table:table-cell>
          <table:table-cell table:number-columns-repeated="2"/>
          <table:table-cell office:value-type="float" office:value="973476" calcext:value-type="float">
            <text:p>973476</text:p>
          </table:table-cell>
          <table:table-cell/>
          <table:table-cell office:value-type="float" office:value="1151208" calcext:value-type="float">
            <text:p>1151208</text:p>
          </table:table-cell>
          <table:table-cell/>
          <table:table-cell office:value-type="float" office:value="1176876" calcext:value-type="float">
            <text:p>117687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9648" calcext:value-type="float">
            <text:p>49648</text:p>
          </table:table-cell>
          <table:table-cell table:number-columns-repeated="3"/>
          <table:table-cell office:value-type="float" office:value="52921" calcext:value-type="float">
            <text:p>52921</text:p>
          </table:table-cell>
          <table:table-cell table:number-columns-repeated="3"/>
          <table:table-cell office:value-type="float" office:value="27735" calcext:value-type="float">
            <text:p>27735</text:p>
          </table:table-cell>
          <table:table-cell table:number-columns-repeated="3"/>
          <table:table-cell office:value-type="float" office:value="27794" calcext:value-type="float">
            <text:p>27794</text:p>
          </table:table-cell>
          <table:table-cell table:number-columns-repeated="3"/>
          <table:table-cell office:value-type="float" office:value="26192" calcext:value-type="float">
            <text:p>26192</text:p>
          </table:table-cell>
          <table:table-cell table:number-columns-repeated="3"/>
          <table:table-cell office:value-type="float" office:value="50933" calcext:value-type="float">
            <text:p>50933</text:p>
          </table:table-cell>
          <table:table-cell table:number-columns-repeated="3"/>
          <table:table-cell office:value-type="float" office:value="31103" calcext:value-type="float">
            <text:p>31103</text:p>
          </table:table-cell>
          <table:table-cell table:number-columns-repeated="4"/>
          <table:table-cell office:value-type="float" office:value="47155" calcext:value-type="float">
            <text:p>47155</text:p>
          </table:table-cell>
          <table:table-cell table:number-columns-repeated="4"/>
          <table:table-cell office:value-type="float" office:value="30730" calcext:value-type="float">
            <text:p>30730</text:p>
          </table:table-cell>
          <table:table-cell/>
          <table:table-cell office:value-type="float" office:value="1286593" calcext:value-type="float">
            <text:p>1286593</text:p>
          </table:table-cell>
          <table:table-cell/>
          <table:table-cell office:value-type="float" office:value="1485134" calcext:value-type="float">
            <text:p>1485134</text:p>
          </table:table-cell>
          <table:table-cell/>
          <table:table-cell office:value-type="float" office:value="1847041" calcext:value-type="float">
            <text:p>1847041</text:p>
          </table:table-cell>
          <table:table-cell/>
          <table:table-cell office:value-type="float" office:value="1831514" calcext:value-type="float">
            <text:p>183151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8065" calcext:value-type="float">
            <text:p>78065</text:p>
          </table:table-cell>
          <table:table-cell table:number-columns-repeated="3"/>
          <table:table-cell office:value-type="float" office:value="83686" calcext:value-type="float">
            <text:p>83686</text:p>
          </table:table-cell>
          <table:table-cell table:number-columns-repeated="3"/>
          <table:table-cell office:value-type="float" office:value="50068" calcext:value-type="float">
            <text:p>50068</text:p>
          </table:table-cell>
          <table:table-cell table:number-columns-repeated="3"/>
          <table:table-cell office:value-type="float" office:value="46494" calcext:value-type="float">
            <text:p>46494</text:p>
          </table:table-cell>
          <table:table-cell table:number-columns-repeated="3"/>
          <table:table-cell office:value-type="float" office:value="49574" calcext:value-type="float">
            <text:p>49574</text:p>
          </table:table-cell>
          <table:table-cell table:number-columns-repeated="3"/>
          <table:table-cell office:value-type="float" office:value="86584" calcext:value-type="float">
            <text:p>86584</text:p>
          </table:table-cell>
          <table:table-cell table:number-columns-repeated="3"/>
          <table:table-cell office:value-type="float" office:value="56786" calcext:value-type="float">
            <text:p>56786</text:p>
          </table:table-cell>
          <table:table-cell table:number-columns-repeated="4"/>
          <table:table-cell office:value-type="float" office:value="86363" calcext:value-type="float">
            <text:p>86363</text:p>
          </table:table-cell>
          <table:table-cell table:number-columns-repeated="4"/>
          <table:table-cell office:value-type="float" office:value="51791" calcext:value-type="float">
            <text:p>51791</text:p>
          </table:table-cell>
          <table:table-cell/>
          <table:table-cell office:value-type="float" office:value="1725648" calcext:value-type="float">
            <text:p>1725648</text:p>
          </table:table-cell>
          <table:table-cell/>
          <table:table-cell office:value-type="float" office:value="2066182" calcext:value-type="float">
            <text:p>2066182</text:p>
          </table:table-cell>
          <table:table-cell/>
          <table:table-cell office:value-type="float" office:value="2790190" calcext:value-type="float">
            <text:p>2790190</text:p>
          </table:table-cell>
          <table:table-cell/>
          <table:table-cell office:value-type="float" office:value="3000292" calcext:value-type="float">
            <text:p>3000292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3345" calcext:value-type="float">
            <text:p>123345</text:p>
          </table:table-cell>
          <table:table-cell table:number-columns-repeated="2"/>
          <table:table-cell office:value-type="float" office:value="139405" calcext:value-type="float">
            <text:p>139405</text:p>
          </table:table-cell>
          <table:table-cell table:number-columns-repeated="3"/>
          <table:table-cell office:value-type="float" office:value="81094" calcext:value-type="float">
            <text:p>81094</text:p>
          </table:table-cell>
          <table:table-cell table:number-columns-repeated="3"/>
          <table:table-cell office:value-type="float" office:value="82447" calcext:value-type="float">
            <text:p>82447</text:p>
          </table:table-cell>
          <table:table-cell table:number-columns-repeated="3"/>
          <table:table-cell office:value-type="float" office:value="73952" calcext:value-type="float">
            <text:p>73952</text:p>
          </table:table-cell>
          <table:table-cell table:number-columns-repeated="2"/>
          <table:table-cell office:value-type="float" office:value="133435" calcext:value-type="float">
            <text:p>133435</text:p>
          </table:table-cell>
          <table:table-cell table:number-columns-repeated="3"/>
          <table:table-cell office:value-type="float" office:value="78788" calcext:value-type="float">
            <text:p>78788</text:p>
          </table:table-cell>
          <table:table-cell table:number-columns-repeated="3"/>
          <table:table-cell office:value-type="float" office:value="118917" calcext:value-type="float">
            <text:p>118917</text:p>
          </table:table-cell>
          <table:table-cell table:number-columns-repeated="4"/>
          <table:table-cell office:value-type="float" office:value="73202" calcext:value-type="float">
            <text:p>73202</text:p>
          </table:table-cell>
          <table:table-cell/>
          <table:table-cell office:value-type="float" office:value="1946028" calcext:value-type="float">
            <text:p>1946028</text:p>
          </table:table-cell>
          <table:table-cell/>
          <table:table-cell office:value-type="float" office:value="2504279" calcext:value-type="float">
            <text:p>2504279</text:p>
          </table:table-cell>
          <table:table-cell/>
          <table:table-cell office:value-type="float" office:value="3750915" calcext:value-type="float">
            <text:p>3750915</text:p>
          </table:table-cell>
          <table:table-cell/>
          <table:table-cell office:value-type="float" office:value="4065105" calcext:value-type="float">
            <text:p>4065105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7019" calcext:value-type="float">
            <text:p>157019</text:p>
          </table:table-cell>
          <table:table-cell table:number-columns-repeated="2"/>
          <table:table-cell office:value-type="float" office:value="167292" calcext:value-type="float">
            <text:p>167292</text:p>
          </table:table-cell>
          <table:table-cell table:number-columns-repeated="2"/>
          <table:table-cell office:value-type="float" office:value="128460" calcext:value-type="float">
            <text:p>128460</text:p>
          </table:table-cell>
          <table:table-cell table:number-columns-repeated="2"/>
          <table:table-cell office:value-type="float" office:value="131040" calcext:value-type="float">
            <text:p>131040</text:p>
          </table:table-cell>
          <table:table-cell table:number-columns-repeated="2"/>
          <table:table-cell office:value-type="float" office:value="127645" calcext:value-type="float">
            <text:p>127645</text:p>
          </table:table-cell>
          <table:table-cell table:number-columns-repeated="2"/>
          <table:table-cell office:value-type="float" office:value="155864" calcext:value-type="float">
            <text:p>155864</text:p>
          </table:table-cell>
          <table:table-cell table:number-columns-repeated="2"/>
          <table:table-cell office:value-type="float" office:value="110556" calcext:value-type="float">
            <text:p>110556</text:p>
          </table:table-cell>
          <table:table-cell table:number-columns-repeated="3"/>
          <table:table-cell office:value-type="float" office:value="157190" calcext:value-type="float">
            <text:p>157190</text:p>
          </table:table-cell>
          <table:table-cell table:number-columns-repeated="3"/>
          <table:table-cell office:value-type="float" office:value="128285" calcext:value-type="float">
            <text:p>128285</text:p>
          </table:table-cell>
          <table:table-cell/>
          <table:table-cell office:value-type="float" office:value="2287245" calcext:value-type="float">
            <text:p>2287245</text:p>
          </table:table-cell>
          <table:table-cell/>
          <table:table-cell office:value-type="float" office:value="2934938" calcext:value-type="float">
            <text:p>2934938</text:p>
          </table:table-cell>
          <table:table-cell/>
          <table:table-cell office:value-type="float" office:value="4432900" calcext:value-type="float">
            <text:p>4432900</text:p>
          </table:table-cell>
          <table:table-cell/>
          <table:table-cell office:value-type="float" office:value="4518976" calcext:value-type="float">
            <text:p>4518976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89293" calcext:value-type="float">
            <text:p>189293</text:p>
          </table:table-cell>
          <table:table-cell table:number-columns-repeated="2"/>
          <table:table-cell office:value-type="float" office:value="193884" calcext:value-type="float">
            <text:p>193884</text:p>
          </table:table-cell>
          <table:table-cell table:number-columns-repeated="2"/>
          <table:table-cell office:value-type="float" office:value="128250" calcext:value-type="float">
            <text:p>128250</text:p>
          </table:table-cell>
          <table:table-cell table:number-columns-repeated="2"/>
          <table:table-cell office:value-type="float" office:value="132347" calcext:value-type="float">
            <text:p>132347</text:p>
          </table:table-cell>
          <table:table-cell table:number-columns-repeated="2"/>
          <table:table-cell office:value-type="float" office:value="125536" calcext:value-type="float">
            <text:p>125536</text:p>
          </table:table-cell>
          <table:table-cell table:number-columns-repeated="2"/>
          <table:table-cell office:value-type="float" office:value="189317" calcext:value-type="float">
            <text:p>189317</text:p>
          </table:table-cell>
          <table:table-cell table:number-columns-repeated="2"/>
          <table:table-cell office:value-type="float" office:value="126977" calcext:value-type="float">
            <text:p>126977</text:p>
          </table:table-cell>
          <table:table-cell table:number-columns-repeated="3"/>
          <table:table-cell office:value-type="float" office:value="195737" calcext:value-type="float">
            <text:p>195737</text:p>
          </table:table-cell>
          <table:table-cell table:number-columns-repeated="3"/>
          <table:table-cell office:value-type="float" office:value="149003" calcext:value-type="float">
            <text:p>149003</text:p>
          </table:table-cell>
          <table:table-cell/>
          <table:table-cell office:value-type="float" office:value="2432881" calcext:value-type="float">
            <text:p>2432881</text:p>
          </table:table-cell>
          <table:table-cell/>
          <table:table-cell office:value-type="float" office:value="3153680" calcext:value-type="float">
            <text:p>3153680</text:p>
          </table:table-cell>
          <table:table-cell/>
          <table:table-cell office:value-type="float" office:value="4200164" calcext:value-type="float">
            <text:p>4200164</text:p>
          </table:table-cell>
          <table:table-cell/>
          <table:table-cell office:value-type="float" office:value="3840960" calcext:value-type="float">
            <text:p>384096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01273" calcext:value-type="float">
            <text:p>201273</text:p>
          </table:table-cell>
          <table:table-cell table:number-columns-repeated="2"/>
          <table:table-cell office:value-type="float" office:value="226940" calcext:value-type="float">
            <text:p>226940</text:p>
          </table:table-cell>
          <table:table-cell table:number-columns-repeated="2"/>
          <table:table-cell office:value-type="float" office:value="150537" calcext:value-type="float">
            <text:p>150537</text:p>
          </table:table-cell>
          <table:table-cell table:number-columns-repeated="2"/>
          <table:table-cell office:value-type="float" office:value="146633" calcext:value-type="float">
            <text:p>146633</text:p>
          </table:table-cell>
          <table:table-cell table:number-columns-repeated="2"/>
          <table:table-cell office:value-type="float" office:value="157356" calcext:value-type="float">
            <text:p>157356</text:p>
          </table:table-cell>
          <table:table-cell table:number-columns-repeated="2"/>
          <table:table-cell office:value-type="float" office:value="213908" calcext:value-type="float">
            <text:p>213908</text:p>
          </table:table-cell>
          <table:table-cell table:number-columns-repeated="2"/>
          <table:table-cell office:value-type="float" office:value="133428" calcext:value-type="float">
            <text:p>133428</text:p>
          </table:table-cell>
          <table:table-cell table:number-columns-repeated="3"/>
          <table:table-cell office:value-type="float" office:value="214958" calcext:value-type="float">
            <text:p>214958</text:p>
          </table:table-cell>
          <table:table-cell table:number-columns-repeated="3"/>
          <table:table-cell office:value-type="float" office:value="132363" calcext:value-type="float">
            <text:p>132363</text:p>
          </table:table-cell>
          <table:table-cell/>
          <table:table-cell office:value-type="float" office:value="2506731" calcext:value-type="float">
            <text:p>2506731</text:p>
          </table:table-cell>
          <table:table-cell/>
          <table:table-cell office:value-type="float" office:value="3132456" calcext:value-type="float">
            <text:p>3132456</text:p>
          </table:table-cell>
          <table:table-cell/>
          <table:table-cell office:value-type="float" office:value="2965537" calcext:value-type="float">
            <text:p>2965537</text:p>
          </table:table-cell>
          <table:table-cell/>
          <table:table-cell office:value-type="float" office:value="4798500" calcext:value-type="float">
            <text:p>47985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25084" calcext:value-type="float">
            <text:p>225084</text:p>
          </table:table-cell>
          <table:table-cell table:number-columns-repeated="2"/>
          <table:table-cell office:value-type="float" office:value="239280" calcext:value-type="float">
            <text:p>239280</text:p>
          </table:table-cell>
          <table:table-cell table:number-columns-repeated="2"/>
          <table:table-cell office:value-type="float" office:value="153624" calcext:value-type="float">
            <text:p>153624</text:p>
          </table:table-cell>
          <table:table-cell table:number-columns-repeated="2"/>
          <table:table-cell office:value-type="float" office:value="150243" calcext:value-type="float">
            <text:p>150243</text:p>
          </table:table-cell>
          <table:table-cell table:number-columns-repeated="2"/>
          <table:table-cell office:value-type="float" office:value="147507" calcext:value-type="float">
            <text:p>147507</text:p>
          </table:table-cell>
          <table:table-cell table:number-columns-repeated="2"/>
          <table:table-cell office:value-type="float" office:value="220765" calcext:value-type="float">
            <text:p>220765</text:p>
          </table:table-cell>
          <table:table-cell table:number-columns-repeated="2"/>
          <table:table-cell office:value-type="float" office:value="155434" calcext:value-type="float">
            <text:p>155434</text:p>
          </table:table-cell>
          <table:table-cell table:number-columns-repeated="3"/>
          <table:table-cell office:value-type="float" office:value="227651" calcext:value-type="float">
            <text:p>227651</text:p>
          </table:table-cell>
          <table:table-cell table:number-columns-repeated="3"/>
          <table:table-cell office:value-type="float" office:value="143030" calcext:value-type="float">
            <text:p>143030</text:p>
          </table:table-cell>
          <table:table-cell/>
          <table:table-cell office:value-type="float" office:value="2459173" calcext:value-type="float">
            <text:p>2459173</text:p>
          </table:table-cell>
          <table:table-cell/>
          <table:table-cell office:value-type="float" office:value="3235387" calcext:value-type="float">
            <text:p>3235387</text:p>
          </table:table-cell>
          <table:table-cell/>
          <table:table-cell office:value-type="float" office:value="2293393" calcext:value-type="float">
            <text:p>2293393</text:p>
          </table:table-cell>
          <table:table-cell/>
          <table:table-cell office:value-type="float" office:value="4963645" calcext:value-type="float">
            <text:p>4963645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42091" calcext:value-type="float">
            <text:p>242091</text:p>
          </table:table-cell>
          <table:table-cell table:number-columns-repeated="2"/>
          <table:table-cell office:value-type="float" office:value="248013" calcext:value-type="float">
            <text:p>248013</text:p>
          </table:table-cell>
          <table:table-cell table:number-columns-repeated="2"/>
          <table:table-cell office:value-type="float" office:value="139800" calcext:value-type="float">
            <text:p>139800</text:p>
          </table:table-cell>
          <table:table-cell table:number-columns-repeated="2"/>
          <table:table-cell office:value-type="float" office:value="138956" calcext:value-type="float">
            <text:p>138956</text:p>
          </table:table-cell>
          <table:table-cell table:number-columns-repeated="2"/>
          <table:table-cell office:value-type="float" office:value="146335" calcext:value-type="float">
            <text:p>146335</text:p>
          </table:table-cell>
          <table:table-cell table:number-columns-repeated="2"/>
          <table:table-cell office:value-type="float" office:value="240822" calcext:value-type="float">
            <text:p>240822</text:p>
          </table:table-cell>
          <table:table-cell table:number-columns-repeated="2"/>
          <table:table-cell office:value-type="float" office:value="186419" calcext:value-type="float">
            <text:p>186419</text:p>
          </table:table-cell>
          <table:table-cell table:number-columns-repeated="3"/>
          <table:table-cell office:value-type="float" office:value="248616" calcext:value-type="float">
            <text:p>248616</text:p>
          </table:table-cell>
          <table:table-cell table:number-columns-repeated="3"/>
          <table:table-cell office:value-type="float" office:value="153103" calcext:value-type="float">
            <text:p>153103</text:p>
          </table:table-cell>
          <table:table-cell/>
          <table:table-cell office:value-type="float" office:value="2381395" calcext:value-type="float">
            <text:p>2381395</text:p>
          </table:table-cell>
          <table:table-cell/>
          <table:table-cell office:value-type="float" office:value="3148831" calcext:value-type="float">
            <text:p>3148831</text:p>
          </table:table-cell>
          <table:table-cell/>
          <table:table-cell office:value-type="float" office:value="1549402" calcext:value-type="float">
            <text:p>1549402</text:p>
          </table:table-cell>
          <table:table-cell/>
          <table:table-cell office:value-type="float" office:value="4901866" calcext:value-type="float">
            <text:p>4901866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6020" calcext:value-type="float">
            <text:p>26020</text:p>
          </table:table-cell>
          <table:table-cell table:number-columns-repeated="3"/>
          <table:table-cell office:value-type="float" office:value="30029" calcext:value-type="float">
            <text:p>30029</text:p>
          </table:table-cell>
          <table:table-cell table:number-columns-repeated="3"/>
          <table:table-cell office:value-type="float" office:value="16858" calcext:value-type="float">
            <text:p>16858</text:p>
          </table:table-cell>
          <table:table-cell table:number-columns-repeated="3"/>
          <table:table-cell office:value-type="float" office:value="16698" calcext:value-type="float">
            <text:p>16698</text:p>
          </table:table-cell>
          <table:table-cell table:number-columns-repeated="3"/>
          <table:table-cell office:value-type="float" office:value="16726" calcext:value-type="float">
            <text:p>16726</text:p>
          </table:table-cell>
          <table:table-cell table:number-columns-repeated="3"/>
          <table:table-cell office:value-type="float" office:value="28292" calcext:value-type="float">
            <text:p>28292</text:p>
          </table:table-cell>
          <table:table-cell table:number-columns-repeated="3"/>
          <table:table-cell office:value-type="float" office:value="17633" calcext:value-type="float">
            <text:p>17633</text:p>
          </table:table-cell>
          <table:table-cell table:number-columns-repeated="4"/>
          <table:table-cell office:value-type="float" office:value="26184" calcext:value-type="float">
            <text:p>26184</text:p>
          </table:table-cell>
          <table:table-cell table:number-columns-repeated="4"/>
          <table:table-cell office:value-type="float" office:value="17776" calcext:value-type="float">
            <text:p>17776</text:p>
          </table:table-cell>
          <table:table-cell table:number-columns-repeated="2"/>
          <table:table-cell office:value-type="float" office:value="895026" calcext:value-type="float">
            <text:p>895026</text:p>
          </table:table-cell>
          <table:table-cell table:number-columns-repeated="2"/>
          <table:table-cell office:value-type="float" office:value="949334" calcext:value-type="float">
            <text:p>949334</text:p>
          </table:table-cell>
          <table:table-cell/>
          <table:table-cell office:value-type="float" office:value="1159879" calcext:value-type="float">
            <text:p>1159879</text:p>
          </table:table-cell>
          <table:table-cell/>
          <table:table-cell office:value-type="float" office:value="1145477" calcext:value-type="float">
            <text:p>11454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9725" calcext:value-type="float">
            <text:p>49725</text:p>
          </table:table-cell>
          <table:table-cell table:number-columns-repeated="3"/>
          <table:table-cell office:value-type="float" office:value="54380" calcext:value-type="float">
            <text:p>54380</text:p>
          </table:table-cell>
          <table:table-cell table:number-columns-repeated="3"/>
          <table:table-cell office:value-type="float" office:value="27476" calcext:value-type="float">
            <text:p>27476</text:p>
          </table:table-cell>
          <table:table-cell table:number-columns-repeated="3"/>
          <table:table-cell office:value-type="float" office:value="27963" calcext:value-type="float">
            <text:p>27963</text:p>
          </table:table-cell>
          <table:table-cell table:number-columns-repeated="3"/>
          <table:table-cell office:value-type="float" office:value="30724" calcext:value-type="float">
            <text:p>30724</text:p>
          </table:table-cell>
          <table:table-cell table:number-columns-repeated="3"/>
          <table:table-cell office:value-type="float" office:value="50517" calcext:value-type="float">
            <text:p>50517</text:p>
          </table:table-cell>
          <table:table-cell table:number-columns-repeated="3"/>
          <table:table-cell office:value-type="float" office:value="30376" calcext:value-type="float">
            <text:p>30376</text:p>
          </table:table-cell>
          <table:table-cell table:number-columns-repeated="4"/>
          <table:table-cell office:value-type="float" office:value="51927" calcext:value-type="float">
            <text:p>51927</text:p>
          </table:table-cell>
          <table:table-cell table:number-columns-repeated="4"/>
          <table:table-cell office:value-type="float" office:value="31371" calcext:value-type="float">
            <text:p>31371</text:p>
          </table:table-cell>
          <table:table-cell/>
          <table:table-cell office:value-type="float" office:value="1309295" calcext:value-type="float">
            <text:p>1309295</text:p>
          </table:table-cell>
          <table:table-cell/>
          <table:table-cell office:value-type="float" office:value="1457962" calcext:value-type="float">
            <text:p>1457962</text:p>
          </table:table-cell>
          <table:table-cell/>
          <table:table-cell office:value-type="float" office:value="1897526" calcext:value-type="float">
            <text:p>1897526</text:p>
          </table:table-cell>
          <table:table-cell/>
          <table:table-cell office:value-type="float" office:value="1908489" calcext:value-type="float">
            <text:p>190848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5779" calcext:value-type="float">
            <text:p>85779</text:p>
          </table:table-cell>
          <table:table-cell table:number-columns-repeated="3"/>
          <table:table-cell office:value-type="float" office:value="87503" calcext:value-type="float">
            <text:p>87503</text:p>
          </table:table-cell>
          <table:table-cell table:number-columns-repeated="3"/>
          <table:table-cell office:value-type="float" office:value="53417" calcext:value-type="float">
            <text:p>53417</text:p>
          </table:table-cell>
          <table:table-cell table:number-columns-repeated="3"/>
          <table:table-cell office:value-type="float" office:value="45579" calcext:value-type="float">
            <text:p>45579</text:p>
          </table:table-cell>
          <table:table-cell table:number-columns-repeated="3"/>
          <table:table-cell office:value-type="float" office:value="46393" calcext:value-type="float">
            <text:p>46393</text:p>
          </table:table-cell>
          <table:table-cell table:number-columns-repeated="3"/>
          <table:table-cell office:value-type="float" office:value="75754" calcext:value-type="float">
            <text:p>75754</text:p>
          </table:table-cell>
          <table:table-cell table:number-columns-repeated="3"/>
          <table:table-cell office:value-type="float" office:value="56381" calcext:value-type="float">
            <text:p>56381</text:p>
          </table:table-cell>
          <table:table-cell table:number-columns-repeated="4"/>
          <table:table-cell office:value-type="float" office:value="89584" calcext:value-type="float">
            <text:p>89584</text:p>
          </table:table-cell>
          <table:table-cell table:number-columns-repeated="4"/>
          <table:table-cell office:value-type="float" office:value="55931" calcext:value-type="float">
            <text:p>55931</text:p>
          </table:table-cell>
          <table:table-cell/>
          <table:table-cell office:value-type="float" office:value="1776698" calcext:value-type="float">
            <text:p>1776698</text:p>
          </table:table-cell>
          <table:table-cell/>
          <table:table-cell office:value-type="float" office:value="2103749" calcext:value-type="float">
            <text:p>2103749</text:p>
          </table:table-cell>
          <table:table-cell/>
          <table:table-cell office:value-type="float" office:value="3006017" calcext:value-type="float">
            <text:p>3006017</text:p>
          </table:table-cell>
          <table:table-cell/>
          <table:table-cell office:value-type="float" office:value="3043542" calcext:value-type="float">
            <text:p>3043542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6770" calcext:value-type="float">
            <text:p>116770</text:p>
          </table:table-cell>
          <table:table-cell table:number-columns-repeated="2"/>
          <table:table-cell office:value-type="float" office:value="121581" calcext:value-type="float">
            <text:p>121581</text:p>
          </table:table-cell>
          <table:table-cell table:number-columns-repeated="3"/>
          <table:table-cell office:value-type="float" office:value="79260" calcext:value-type="float">
            <text:p>79260</text:p>
          </table:table-cell>
          <table:table-cell table:number-columns-repeated="3"/>
          <table:table-cell office:value-type="float" office:value="79170" calcext:value-type="float">
            <text:p>79170</text:p>
          </table:table-cell>
          <table:table-cell table:number-columns-repeated="3"/>
          <table:table-cell office:value-type="float" office:value="77369" calcext:value-type="float">
            <text:p>77369</text:p>
          </table:table-cell>
          <table:table-cell table:number-columns-repeated="2"/>
          <table:table-cell office:value-type="float" office:value="132765" calcext:value-type="float">
            <text:p>132765</text:p>
          </table:table-cell>
          <table:table-cell table:number-columns-repeated="3"/>
          <table:table-cell office:value-type="float" office:value="83892" calcext:value-type="float">
            <text:p>83892</text:p>
          </table:table-cell>
          <table:table-cell table:number-columns-repeated="3"/>
          <table:table-cell office:value-type="float" office:value="134975" calcext:value-type="float">
            <text:p>134975</text:p>
          </table:table-cell>
          <table:table-cell table:number-columns-repeated="4"/>
          <table:table-cell office:value-type="float" office:value="88604" calcext:value-type="float">
            <text:p>88604</text:p>
          </table:table-cell>
          <table:table-cell/>
          <table:table-cell office:value-type="float" office:value="2309427" calcext:value-type="float">
            <text:p>2309427</text:p>
          </table:table-cell>
          <table:table-cell/>
          <table:table-cell office:value-type="float" office:value="2765698" calcext:value-type="float">
            <text:p>2765698</text:p>
          </table:table-cell>
          <table:table-cell/>
          <table:table-cell office:value-type="float" office:value="4114928" calcext:value-type="float">
            <text:p>4114928</text:p>
          </table:table-cell>
          <table:table-cell/>
          <table:table-cell office:value-type="float" office:value="4395793" calcext:value-type="float">
            <text:p>4395793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7481" calcext:value-type="float">
            <text:p>157481</text:p>
          </table:table-cell>
          <table:table-cell table:number-columns-repeated="2"/>
          <table:table-cell office:value-type="float" office:value="168897" calcext:value-type="float">
            <text:p>168897</text:p>
          </table:table-cell>
          <table:table-cell table:number-columns-repeated="2"/>
          <table:table-cell office:value-type="float" office:value="133445" calcext:value-type="float">
            <text:p>133445</text:p>
          </table:table-cell>
          <table:table-cell table:number-columns-repeated="2"/>
          <table:table-cell office:value-type="float" office:value="130978" calcext:value-type="float">
            <text:p>130978</text:p>
          </table:table-cell>
          <table:table-cell table:number-columns-repeated="2"/>
          <table:table-cell office:value-type="float" office:value="110903" calcext:value-type="float">
            <text:p>110903</text:p>
          </table:table-cell>
          <table:table-cell table:number-columns-repeated="2"/>
          <table:table-cell office:value-type="float" office:value="160412" calcext:value-type="float">
            <text:p>160412</text:p>
          </table:table-cell>
          <table:table-cell table:number-columns-repeated="3"/>
          <table:table-cell office:value-type="float" office:value="97525" calcext:value-type="float">
            <text:p>97525</text:p>
          </table:table-cell>
          <table:table-cell table:number-columns-repeated="3"/>
          <table:table-cell office:value-type="float" office:value="157992" calcext:value-type="float">
            <text:p>157992</text:p>
          </table:table-cell>
          <table:table-cell table:number-columns-repeated="3"/>
          <table:table-cell office:value-type="float" office:value="126265" calcext:value-type="float">
            <text:p>126265</text:p>
          </table:table-cell>
          <table:table-cell/>
          <table:table-cell office:value-type="float" office:value="2583575" calcext:value-type="float">
            <text:p>2583575</text:p>
          </table:table-cell>
          <table:table-cell/>
          <table:table-cell office:value-type="float" office:value="3066786" calcext:value-type="float">
            <text:p>3066786</text:p>
          </table:table-cell>
          <table:table-cell/>
          <table:table-cell office:value-type="float" office:value="4984181" calcext:value-type="float">
            <text:p>4984181</text:p>
          </table:table-cell>
          <table:table-cell/>
          <table:table-cell office:value-type="float" office:value="5359853" calcext:value-type="float">
            <text:p>5359853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87429" calcext:value-type="float">
            <text:p>187429</text:p>
          </table:table-cell>
          <table:table-cell table:number-columns-repeated="2"/>
          <table:table-cell office:value-type="float" office:value="202199" calcext:value-type="float">
            <text:p>202199</text:p>
          </table:table-cell>
          <table:table-cell table:number-columns-repeated="2"/>
          <table:table-cell office:value-type="float" office:value="145668" calcext:value-type="float">
            <text:p>145668</text:p>
          </table:table-cell>
          <table:table-cell table:number-columns-repeated="2"/>
          <table:table-cell office:value-type="float" office:value="150255" calcext:value-type="float">
            <text:p>150255</text:p>
          </table:table-cell>
          <table:table-cell table:number-columns-repeated="2"/>
          <table:table-cell office:value-type="float" office:value="142084" calcext:value-type="float">
            <text:p>142084</text:p>
          </table:table-cell>
          <table:table-cell table:number-columns-repeated="2"/>
          <table:table-cell office:value-type="float" office:value="198607" calcext:value-type="float">
            <text:p>198607</text:p>
          </table:table-cell>
          <table:table-cell table:number-columns-repeated="2"/>
          <table:table-cell office:value-type="float" office:value="126437" calcext:value-type="float">
            <text:p>126437</text:p>
          </table:table-cell>
          <table:table-cell table:number-columns-repeated="3"/>
          <table:table-cell office:value-type="float" office:value="206326" calcext:value-type="float">
            <text:p>206326</text:p>
          </table:table-cell>
          <table:table-cell table:number-columns-repeated="3"/>
          <table:table-cell office:value-type="float" office:value="146972" calcext:value-type="float">
            <text:p>146972</text:p>
          </table:table-cell>
          <table:table-cell/>
          <table:table-cell office:value-type="float" office:value="2725941" calcext:value-type="float">
            <text:p>2725941</text:p>
          </table:table-cell>
          <table:table-cell/>
          <table:table-cell office:value-type="float" office:value="3164400" calcext:value-type="float">
            <text:p>3164400</text:p>
          </table:table-cell>
          <table:table-cell/>
          <table:table-cell office:value-type="float" office:value="4919529" calcext:value-type="float">
            <text:p>4919529</text:p>
          </table:table-cell>
          <table:table-cell/>
          <table:table-cell office:value-type="float" office:value="4695093" calcext:value-type="float">
            <text:p>4695093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32052" calcext:value-type="float">
            <text:p>232052</text:p>
          </table:table-cell>
          <table:table-cell table:number-columns-repeated="2"/>
          <table:table-cell office:value-type="float" office:value="232217" calcext:value-type="float">
            <text:p>232217</text:p>
          </table:table-cell>
          <table:table-cell table:number-columns-repeated="2"/>
          <table:table-cell office:value-type="float" office:value="147621" calcext:value-type="float">
            <text:p>147621</text:p>
          </table:table-cell>
          <table:table-cell table:number-columns-repeated="2"/>
          <table:table-cell office:value-type="float" office:value="142942" calcext:value-type="float">
            <text:p>142942</text:p>
          </table:table-cell>
          <table:table-cell table:number-columns-repeated="2"/>
          <table:table-cell office:value-type="float" office:value="151230" calcext:value-type="float">
            <text:p>151230</text:p>
          </table:table-cell>
          <table:table-cell table:number-columns-repeated="2"/>
          <table:table-cell office:value-type="float" office:value="213328" calcext:value-type="float">
            <text:p>213328</text:p>
          </table:table-cell>
          <table:table-cell table:number-columns-repeated="2"/>
          <table:table-cell office:value-type="float" office:value="174438" calcext:value-type="float">
            <text:p>174438</text:p>
          </table:table-cell>
          <table:table-cell table:number-columns-repeated="3"/>
          <table:table-cell office:value-type="float" office:value="234231" calcext:value-type="float">
            <text:p>234231</text:p>
          </table:table-cell>
          <table:table-cell table:number-columns-repeated="3"/>
          <table:table-cell office:value-type="float" office:value="161017" calcext:value-type="float">
            <text:p>161017</text:p>
          </table:table-cell>
          <table:table-cell/>
          <table:table-cell office:value-type="float" office:value="2571572" calcext:value-type="float">
            <text:p>2571572</text:p>
          </table:table-cell>
          <table:table-cell/>
          <table:table-cell office:value-type="float" office:value="3416180" calcext:value-type="float">
            <text:p>3416180</text:p>
          </table:table-cell>
          <table:table-cell/>
          <table:table-cell office:value-type="float" office:value="3838080" calcext:value-type="float">
            <text:p>3838080</text:p>
          </table:table-cell>
          <table:table-cell/>
          <table:table-cell office:value-type="float" office:value="5031941" calcext:value-type="float">
            <text:p>5031941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29039" calcext:value-type="float">
            <text:p>229039</text:p>
          </table:table-cell>
          <table:table-cell table:number-columns-repeated="2"/>
          <table:table-cell office:value-type="float" office:value="236946" calcext:value-type="float">
            <text:p>236946</text:p>
          </table:table-cell>
          <table:table-cell table:number-columns-repeated="2"/>
          <table:table-cell office:value-type="float" office:value="151672" calcext:value-type="float">
            <text:p>151672</text:p>
          </table:table-cell>
          <table:table-cell table:number-columns-repeated="2"/>
          <table:table-cell office:value-type="float" office:value="147102" calcext:value-type="float">
            <text:p>147102</text:p>
          </table:table-cell>
          <table:table-cell table:number-columns-repeated="2"/>
          <table:table-cell office:value-type="float" office:value="140001" calcext:value-type="float">
            <text:p>140001</text:p>
          </table:table-cell>
          <table:table-cell table:number-columns-repeated="2"/>
          <table:table-cell office:value-type="float" office:value="232125" calcext:value-type="float">
            <text:p>232125</text:p>
          </table:table-cell>
          <table:table-cell table:number-columns-repeated="2"/>
          <table:table-cell office:value-type="float" office:value="151846" calcext:value-type="float">
            <text:p>151846</text:p>
          </table:table-cell>
          <table:table-cell table:number-columns-repeated="3"/>
          <table:table-cell office:value-type="float" office:value="234209" calcext:value-type="float">
            <text:p>234209</text:p>
          </table:table-cell>
          <table:table-cell table:number-columns-repeated="3"/>
          <table:table-cell office:value-type="float" office:value="149841" calcext:value-type="float">
            <text:p>149841</text:p>
          </table:table-cell>
          <table:table-cell/>
          <table:table-cell office:value-type="float" office:value="2872370" calcext:value-type="float">
            <text:p>2872370</text:p>
          </table:table-cell>
          <table:table-cell/>
          <table:table-cell office:value-type="float" office:value="3274180" calcext:value-type="float">
            <text:p>3274180</text:p>
          </table:table-cell>
          <table:table-cell/>
          <table:table-cell office:value-type="float" office:value="3320363" calcext:value-type="float">
            <text:p>3320363</text:p>
          </table:table-cell>
          <table:table-cell/>
          <table:table-cell office:value-type="float" office:value="5293357" calcext:value-type="float">
            <text:p>5293357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52845" calcext:value-type="float">
            <text:p>252845</text:p>
          </table:table-cell>
          <table:table-cell table:number-columns-repeated="2"/>
          <table:table-cell office:value-type="float" office:value="233419" calcext:value-type="float">
            <text:p>233419</text:p>
          </table:table-cell>
          <table:table-cell table:number-columns-repeated="2"/>
          <table:table-cell office:value-type="float" office:value="224018" calcext:value-type="float">
            <text:p>224018</text:p>
          </table:table-cell>
          <table:table-cell table:number-columns-repeated="2"/>
          <table:table-cell office:value-type="float" office:value="239121" calcext:value-type="float">
            <text:p>239121</text:p>
          </table:table-cell>
          <table:table-cell table:number-columns-repeated="2"/>
          <table:table-cell office:value-type="float" office:value="204961" calcext:value-type="float">
            <text:p>204961</text:p>
          </table:table-cell>
          <table:table-cell table:number-columns-repeated="2"/>
          <table:table-cell office:value-type="float" office:value="216410" calcext:value-type="float">
            <text:p>216410</text:p>
          </table:table-cell>
          <table:table-cell table:number-columns-repeated="2"/>
          <table:table-cell office:value-type="float" office:value="124580" calcext:value-type="float">
            <text:p>124580</text:p>
          </table:table-cell>
          <table:table-cell table:number-columns-repeated="3"/>
          <table:table-cell office:value-type="float" office:value="245893" calcext:value-type="float">
            <text:p>245893</text:p>
          </table:table-cell>
          <table:table-cell table:number-columns-repeated="3"/>
          <table:table-cell office:value-type="float" office:value="156813" calcext:value-type="float">
            <text:p>156813</text:p>
          </table:table-cell>
          <table:table-cell/>
          <table:table-cell office:value-type="float" office:value="2862734" calcext:value-type="float">
            <text:p>2862734</text:p>
          </table:table-cell>
          <table:table-cell/>
          <table:table-cell office:value-type="float" office:value="3534691" calcext:value-type="float">
            <text:p>3534691</text:p>
          </table:table-cell>
          <table:table-cell/>
          <table:table-cell office:value-type="float" office:value="2476720" calcext:value-type="float">
            <text:p>2476720</text:p>
          </table:table-cell>
          <table:table-cell/>
          <table:table-cell office:value-type="float" office:value="5433802" calcext:value-type="float">
            <text:p>5433802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74405" calcext:value-type="float">
            <text:p>274405</text:p>
          </table:table-cell>
          <table:table-cell table:number-columns-repeated="2"/>
          <table:table-cell office:value-type="float" office:value="270827" calcext:value-type="float">
            <text:p>270827</text:p>
          </table:table-cell>
          <table:table-cell table:number-columns-repeated="2"/>
          <table:table-cell office:value-type="float" office:value="302963" calcext:value-type="float">
            <text:p>302963</text:p>
          </table:table-cell>
          <table:table-cell table:number-columns-repeated="2"/>
          <table:table-cell office:value-type="float" office:value="291513" calcext:value-type="float">
            <text:p>291513</text:p>
          </table:table-cell>
          <table:table-cell table:number-columns-repeated="2"/>
          <table:table-cell office:value-type="float" office:value="283460" calcext:value-type="float">
            <text:p>283460</text:p>
          </table:table-cell>
          <table:table-cell table:number-columns-repeated="2"/>
          <table:table-cell office:value-type="float" office:value="298455" calcext:value-type="float">
            <text:p>298455</text:p>
          </table:table-cell>
          <table:table-cell table:number-columns-repeated="2"/>
          <table:table-cell office:value-type="float" office:value="273566" calcext:value-type="float">
            <text:p>273566</text:p>
          </table:table-cell>
          <table:table-cell table:number-columns-repeated="3"/>
          <table:table-cell office:value-type="float" office:value="301704" calcext:value-type="float">
            <text:p>301704</text:p>
          </table:table-cell>
          <table:table-cell table:number-columns-repeated="3"/>
          <table:table-cell office:value-type="float" office:value="211417" calcext:value-type="float">
            <text:p>211417</text:p>
          </table:table-cell>
          <table:table-cell/>
          <table:table-cell office:value-type="float" office:value="2664931" calcext:value-type="float">
            <text:p>2664931</text:p>
          </table:table-cell>
          <table:table-cell/>
          <table:table-cell office:value-type="float" office:value="3074613" calcext:value-type="float">
            <text:p>3074613</text:p>
          </table:table-cell>
          <table:table-cell/>
          <table:table-cell office:value-type="float" office:value="1600625" calcext:value-type="float">
            <text:p>1600625</text:p>
          </table:table-cell>
          <table:table-cell/>
          <table:table-cell office:value-type="float" office:value="4684354" calcext:value-type="float">
            <text:p>4684354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4697" calcext:value-type="float">
            <text:p>24697</text:p>
          </table:table-cell>
          <table:table-cell table:number-columns-repeated="3"/>
          <table:table-cell office:value-type="float" office:value="26492" calcext:value-type="float">
            <text:p>26492</text:p>
          </table:table-cell>
          <table:table-cell table:number-columns-repeated="3"/>
          <table:table-cell office:value-type="float" office:value="18826" calcext:value-type="float">
            <text:p>18826</text:p>
          </table:table-cell>
          <table:table-cell table:number-columns-repeated="3"/>
          <table:table-cell office:value-type="float" office:value="20214" calcext:value-type="float">
            <text:p>20214</text:p>
          </table:table-cell>
          <table:table-cell table:number-columns-repeated="3"/>
          <table:table-cell office:value-type="float" office:value="16278" calcext:value-type="float">
            <text:p>16278</text:p>
          </table:table-cell>
          <table:table-cell table:number-columns-repeated="3"/>
          <table:table-cell office:value-type="float" office:value="25938" calcext:value-type="float">
            <text:p>25938</text:p>
          </table:table-cell>
          <table:table-cell table:number-columns-repeated="3"/>
          <table:table-cell office:value-type="float" office:value="14946" calcext:value-type="float">
            <text:p>14946</text:p>
          </table:table-cell>
          <table:table-cell table:number-columns-repeated="4"/>
          <table:table-cell office:value-type="float" office:value="27913" calcext:value-type="float">
            <text:p>27913</text:p>
          </table:table-cell>
          <table:table-cell table:number-columns-repeated="4"/>
          <table:table-cell office:value-type="float" office:value="17324" calcext:value-type="float">
            <text:p>17324</text:p>
          </table:table-cell>
          <table:table-cell table:number-columns-repeated="2"/>
          <table:table-cell office:value-type="float" office:value="904653" calcext:value-type="float">
            <text:p>904653</text:p>
          </table:table-cell>
          <table:table-cell table:number-columns-repeated="2"/>
          <table:table-cell office:value-type="float" office:value="930549" calcext:value-type="float">
            <text:p>930549</text:p>
          </table:table-cell>
          <table:table-cell table:number-columns-repeated="2"/>
          <table:table-cell office:value-type="float" office:value="966470" calcext:value-type="float">
            <text:p>966470</text:p>
          </table:table-cell>
          <table:table-cell table:number-columns-repeated="2"/>
          <table:table-cell office:value-type="float" office:value="979201" calcext:value-type="float">
            <text:p>979201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4310" calcext:value-type="float">
            <text:p>44310</text:p>
          </table:table-cell>
          <table:table-cell table:number-columns-repeated="3"/>
          <table:table-cell office:value-type="float" office:value="49559" calcext:value-type="float">
            <text:p>49559</text:p>
          </table:table-cell>
          <table:table-cell table:number-columns-repeated="3"/>
          <table:table-cell office:value-type="float" office:value="25848" calcext:value-type="float">
            <text:p>25848</text:p>
          </table:table-cell>
          <table:table-cell table:number-columns-repeated="3"/>
          <table:table-cell office:value-type="float" office:value="26458" calcext:value-type="float">
            <text:p>26458</text:p>
          </table:table-cell>
          <table:table-cell table:number-columns-repeated="3"/>
          <table:table-cell office:value-type="float" office:value="29040" calcext:value-type="float">
            <text:p>29040</text:p>
          </table:table-cell>
          <table:table-cell table:number-columns-repeated="3"/>
          <table:table-cell office:value-type="float" office:value="51888" calcext:value-type="float">
            <text:p>51888</text:p>
          </table:table-cell>
          <table:table-cell table:number-columns-repeated="3"/>
          <table:table-cell office:value-type="float" office:value="31960" calcext:value-type="float">
            <text:p>31960</text:p>
          </table:table-cell>
          <table:table-cell table:number-columns-repeated="4"/>
          <table:table-cell office:value-type="float" office:value="50689" calcext:value-type="float">
            <text:p>50689</text:p>
          </table:table-cell>
          <table:table-cell table:number-columns-repeated="4"/>
          <table:table-cell office:value-type="float" office:value="30630" calcext:value-type="float">
            <text:p>30630</text:p>
          </table:table-cell>
          <table:table-cell/>
          <table:table-cell office:value-type="float" office:value="1340094" calcext:value-type="float">
            <text:p>1340094</text:p>
          </table:table-cell>
          <table:table-cell/>
          <table:table-cell office:value-type="float" office:value="1394193" calcext:value-type="float">
            <text:p>1394193</text:p>
          </table:table-cell>
          <table:table-cell/>
          <table:table-cell office:value-type="float" office:value="1499048" calcext:value-type="float">
            <text:p>1499048</text:p>
          </table:table-cell>
          <table:table-cell/>
          <table:table-cell office:value-type="float" office:value="1543912" calcext:value-type="float">
            <text:p>154391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6725" calcext:value-type="float">
            <text:p>86725</text:p>
          </table:table-cell>
          <table:table-cell table:number-columns-repeated="3"/>
          <table:table-cell office:value-type="float" office:value="92108" calcext:value-type="float">
            <text:p>92108</text:p>
          </table:table-cell>
          <table:table-cell table:number-columns-repeated="3"/>
          <table:table-cell office:value-type="float" office:value="46324" calcext:value-type="float">
            <text:p>46324</text:p>
          </table:table-cell>
          <table:table-cell table:number-columns-repeated="3"/>
          <table:table-cell office:value-type="float" office:value="43804" calcext:value-type="float">
            <text:p>43804</text:p>
          </table:table-cell>
          <table:table-cell table:number-columns-repeated="3"/>
          <table:table-cell office:value-type="float" office:value="52398" calcext:value-type="float">
            <text:p>52398</text:p>
          </table:table-cell>
          <table:table-cell table:number-columns-repeated="3"/>
          <table:table-cell office:value-type="float" office:value="88143" calcext:value-type="float">
            <text:p>88143</text:p>
          </table:table-cell>
          <table:table-cell table:number-columns-repeated="3"/>
          <table:table-cell office:value-type="float" office:value="52971" calcext:value-type="float">
            <text:p>52971</text:p>
          </table:table-cell>
          <table:table-cell table:number-columns-repeated="4"/>
          <table:table-cell office:value-type="float" office:value="88137" calcext:value-type="float">
            <text:p>88137</text:p>
          </table:table-cell>
          <table:table-cell table:number-columns-repeated="4"/>
          <table:table-cell office:value-type="float" office:value="55019" calcext:value-type="float">
            <text:p>55019</text:p>
          </table:table-cell>
          <table:table-cell/>
          <table:table-cell office:value-type="float" office:value="1768337" calcext:value-type="float">
            <text:p>1768337</text:p>
          </table:table-cell>
          <table:table-cell/>
          <table:table-cell office:value-type="float" office:value="1859198" calcext:value-type="float">
            <text:p>1859198</text:p>
          </table:table-cell>
          <table:table-cell/>
          <table:table-cell office:value-type="float" office:value="2093534" calcext:value-type="float">
            <text:p>2093534</text:p>
          </table:table-cell>
          <table:table-cell/>
          <table:table-cell office:value-type="float" office:value="2180231" calcext:value-type="float">
            <text:p>2180231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06045" calcext:value-type="float">
            <text:p>106045</text:p>
          </table:table-cell>
          <table:table-cell table:number-columns-repeated="2"/>
          <table:table-cell office:value-type="float" office:value="135658" calcext:value-type="float">
            <text:p>135658</text:p>
          </table:table-cell>
          <table:table-cell table:number-columns-repeated="3"/>
          <table:table-cell office:value-type="float" office:value="89261" calcext:value-type="float">
            <text:p>89261</text:p>
          </table:table-cell>
          <table:table-cell table:number-columns-repeated="3"/>
          <table:table-cell office:value-type="float" office:value="86784" calcext:value-type="float">
            <text:p>86784</text:p>
          </table:table-cell>
          <table:table-cell table:number-columns-repeated="3"/>
          <table:table-cell office:value-type="float" office:value="96942" calcext:value-type="float">
            <text:p>96942</text:p>
          </table:table-cell>
          <table:table-cell table:number-columns-repeated="2"/>
          <table:table-cell office:value-type="float" office:value="113025" calcext:value-type="float">
            <text:p>113025</text:p>
          </table:table-cell>
          <table:table-cell table:number-columns-repeated="3"/>
          <table:table-cell office:value-type="float" office:value="97669" calcext:value-type="float">
            <text:p>97669</text:p>
          </table:table-cell>
          <table:table-cell table:number-columns-repeated="3"/>
          <table:table-cell office:value-type="float" office:value="111791" calcext:value-type="float">
            <text:p>111791</text:p>
          </table:table-cell>
          <table:table-cell table:number-columns-repeated="3"/>
          <table:table-cell office:value-type="float" office:value="104276" calcext:value-type="float">
            <text:p>104276</text:p>
          </table:table-cell>
          <table:table-cell/>
          <table:table-cell office:value-type="float" office:value="2299831" calcext:value-type="float">
            <text:p>2299831</text:p>
          </table:table-cell>
          <table:table-cell/>
          <table:table-cell office:value-type="float" office:value="2327404" calcext:value-type="float">
            <text:p>2327404</text:p>
          </table:table-cell>
          <table:table-cell/>
          <table:table-cell office:value-type="float" office:value="2635778" calcext:value-type="float">
            <text:p>2635778</text:p>
          </table:table-cell>
          <table:table-cell/>
          <table:table-cell office:value-type="float" office:value="2803943" calcext:value-type="float">
            <text:p>2803943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2522" calcext:value-type="float">
            <text:p>132522</text:p>
          </table:table-cell>
          <table:table-cell table:number-columns-repeated="2"/>
          <table:table-cell office:value-type="float" office:value="136714" calcext:value-type="float">
            <text:p>136714</text:p>
          </table:table-cell>
          <table:table-cell table:number-columns-repeated="2"/>
          <table:table-cell office:value-type="float" office:value="133905" calcext:value-type="float">
            <text:p>133905</text:p>
          </table:table-cell>
          <table:table-cell table:number-columns-repeated="2"/>
          <table:table-cell office:value-type="float" office:value="135644" calcext:value-type="float">
            <text:p>135644</text:p>
          </table:table-cell>
          <table:table-cell table:number-columns-repeated="2"/>
          <table:table-cell office:value-type="float" office:value="131329" calcext:value-type="float">
            <text:p>131329</text:p>
          </table:table-cell>
          <table:table-cell table:number-columns-repeated="2"/>
          <table:table-cell office:value-type="float" office:value="137774" calcext:value-type="float">
            <text:p>137774</text:p>
          </table:table-cell>
          <table:table-cell table:number-columns-repeated="2"/>
          <table:table-cell office:value-type="float" office:value="123235" calcext:value-type="float">
            <text:p>123235</text:p>
          </table:table-cell>
          <table:table-cell table:number-columns-repeated="3"/>
          <table:table-cell office:value-type="float" office:value="135181" calcext:value-type="float">
            <text:p>135181</text:p>
          </table:table-cell>
          <table:table-cell table:number-columns-repeated="3"/>
          <table:table-cell office:value-type="float" office:value="140486" calcext:value-type="float">
            <text:p>140486</text:p>
          </table:table-cell>
          <table:table-cell/>
          <table:table-cell office:value-type="float" office:value="2494215" calcext:value-type="float">
            <text:p>2494215</text:p>
          </table:table-cell>
          <table:table-cell/>
          <table:table-cell office:value-type="float" office:value="2533399" calcext:value-type="float">
            <text:p>2533399</text:p>
          </table:table-cell>
          <table:table-cell/>
          <table:table-cell office:value-type="float" office:value="2955266" calcext:value-type="float">
            <text:p>2955266</text:p>
          </table:table-cell>
          <table:table-cell/>
          <table:table-cell office:value-type="float" office:value="3225958" calcext:value-type="float">
            <text:p>3225958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53566" calcext:value-type="float">
            <text:p>153566</text:p>
          </table:table-cell>
          <table:table-cell table:number-columns-repeated="2"/>
          <table:table-cell office:value-type="float" office:value="156113" calcext:value-type="float">
            <text:p>156113</text:p>
          </table:table-cell>
          <table:table-cell table:number-columns-repeated="2"/>
          <table:table-cell office:value-type="float" office:value="179700" calcext:value-type="float">
            <text:p>179700</text:p>
          </table:table-cell>
          <table:table-cell table:number-columns-repeated="2"/>
          <table:table-cell office:value-type="float" office:value="179166" calcext:value-type="float">
            <text:p>179166</text:p>
          </table:table-cell>
          <table:table-cell table:number-columns-repeated="2"/>
          <table:table-cell office:value-type="float" office:value="171122" calcext:value-type="float">
            <text:p>171122</text:p>
          </table:table-cell>
          <table:table-cell table:number-columns-repeated="2"/>
          <table:table-cell office:value-type="float" office:value="150446" calcext:value-type="float">
            <text:p>150446</text:p>
          </table:table-cell>
          <table:table-cell table:number-columns-repeated="2"/>
          <table:table-cell office:value-type="float" office:value="166709" calcext:value-type="float">
            <text:p>166709</text:p>
          </table:table-cell>
          <table:table-cell table:number-columns-repeated="3"/>
          <table:table-cell office:value-type="float" office:value="151473" calcext:value-type="float">
            <text:p>151473</text:p>
          </table:table-cell>
          <table:table-cell table:number-columns-repeated="3"/>
          <table:table-cell office:value-type="float" office:value="172530" calcext:value-type="float">
            <text:p>172530</text:p>
          </table:table-cell>
          <table:table-cell/>
          <table:table-cell office:value-type="float" office:value="2681681" calcext:value-type="float">
            <text:p>2681681</text:p>
          </table:table-cell>
          <table:table-cell/>
          <table:table-cell office:value-type="float" office:value="2674851" calcext:value-type="float">
            <text:p>2674851</text:p>
          </table:table-cell>
          <table:table-cell/>
          <table:table-cell office:value-type="float" office:value="3018645" calcext:value-type="float">
            <text:p>3018645</text:p>
          </table:table-cell>
          <table:table-cell/>
          <table:table-cell office:value-type="float" office:value="3310969" calcext:value-type="float">
            <text:p>3310969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8909" calcext:value-type="float">
            <text:p>168909</text:p>
          </table:table-cell>
          <table:table-cell table:number-columns-repeated="2"/>
          <table:table-cell office:value-type="float" office:value="181257" calcext:value-type="float">
            <text:p>181257</text:p>
          </table:table-cell>
          <table:table-cell table:number-columns-repeated="2"/>
          <table:table-cell office:value-type="float" office:value="193679" calcext:value-type="float">
            <text:p>193679</text:p>
          </table:table-cell>
          <table:table-cell table:number-columns-repeated="2"/>
          <table:table-cell office:value-type="float" office:value="196681" calcext:value-type="float">
            <text:p>196681</text:p>
          </table:table-cell>
          <table:table-cell table:number-columns-repeated="2"/>
          <table:table-cell office:value-type="float" office:value="173270" calcext:value-type="float">
            <text:p>173270</text:p>
          </table:table-cell>
          <table:table-cell table:number-columns-repeated="2"/>
          <table:table-cell office:value-type="float" office:value="166127" calcext:value-type="float">
            <text:p>166127</text:p>
          </table:table-cell>
          <table:table-cell table:number-columns-repeated="2"/>
          <table:table-cell office:value-type="float" office:value="167839" calcext:value-type="float">
            <text:p>167839</text:p>
          </table:table-cell>
          <table:table-cell table:number-columns-repeated="3"/>
          <table:table-cell office:value-type="float" office:value="165986" calcext:value-type="float">
            <text:p>165986</text:p>
          </table:table-cell>
          <table:table-cell table:number-columns-repeated="3"/>
          <table:table-cell office:value-type="float" office:value="137034" calcext:value-type="float">
            <text:p>137034</text:p>
          </table:table-cell>
          <table:table-cell/>
          <table:table-cell office:value-type="float" office:value="2829706" calcext:value-type="float">
            <text:p>2829706</text:p>
          </table:table-cell>
          <table:table-cell/>
          <table:table-cell office:value-type="float" office:value="2853361" calcext:value-type="float">
            <text:p>2853361</text:p>
          </table:table-cell>
          <table:table-cell/>
          <table:table-cell office:value-type="float" office:value="2680628" calcext:value-type="float">
            <text:p>2680628</text:p>
          </table:table-cell>
          <table:table-cell/>
          <table:table-cell office:value-type="float" office:value="3074844" calcext:value-type="float">
            <text:p>307484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86834" calcext:value-type="float">
            <text:p>186834</text:p>
          </table:table-cell>
          <table:table-cell table:number-columns-repeated="2"/>
          <table:table-cell office:value-type="float" office:value="197985" calcext:value-type="float">
            <text:p>197985</text:p>
          </table:table-cell>
          <table:table-cell table:number-columns-repeated="2"/>
          <table:table-cell office:value-type="float" office:value="239001" calcext:value-type="float">
            <text:p>239001</text:p>
          </table:table-cell>
          <table:table-cell table:number-columns-repeated="2"/>
          <table:table-cell office:value-type="float" office:value="250317" calcext:value-type="float">
            <text:p>250317</text:p>
          </table:table-cell>
          <table:table-cell table:number-columns-repeated="2"/>
          <table:table-cell office:value-type="float" office:value="218523" calcext:value-type="float">
            <text:p>218523</text:p>
          </table:table-cell>
          <table:table-cell table:number-columns-repeated="2"/>
          <table:table-cell office:value-type="float" office:value="185976" calcext:value-type="float">
            <text:p>185976</text:p>
          </table:table-cell>
          <table:table-cell table:number-columns-repeated="2"/>
          <table:table-cell office:value-type="float" office:value="221570" calcext:value-type="float">
            <text:p>221570</text:p>
          </table:table-cell>
          <table:table-cell table:number-columns-repeated="3"/>
          <table:table-cell office:value-type="float" office:value="197019" calcext:value-type="float">
            <text:p>197019</text:p>
          </table:table-cell>
          <table:table-cell table:number-columns-repeated="3"/>
          <table:table-cell office:value-type="float" office:value="164778" calcext:value-type="float">
            <text:p>164778</text:p>
          </table:table-cell>
          <table:table-cell/>
          <table:table-cell office:value-type="float" office:value="2989781" calcext:value-type="float">
            <text:p>2989781</text:p>
          </table:table-cell>
          <table:table-cell/>
          <table:table-cell office:value-type="float" office:value="2996780" calcext:value-type="float">
            <text:p>2996780</text:p>
          </table:table-cell>
          <table:table-cell/>
          <table:table-cell office:value-type="float" office:value="2614078" calcext:value-type="float">
            <text:p>2614078</text:p>
          </table:table-cell>
          <table:table-cell/>
          <table:table-cell office:value-type="float" office:value="3305625" calcext:value-type="float">
            <text:p>3305625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99633" calcext:value-type="float">
            <text:p>199633</text:p>
          </table:table-cell>
          <table:table-cell table:number-columns-repeated="2"/>
          <table:table-cell office:value-type="float" office:value="198701" calcext:value-type="float">
            <text:p>198701</text:p>
          </table:table-cell>
          <table:table-cell table:number-columns-repeated="2"/>
          <table:table-cell office:value-type="float" office:value="235414" calcext:value-type="float">
            <text:p>235414</text:p>
          </table:table-cell>
          <table:table-cell table:number-columns-repeated="2"/>
          <table:table-cell office:value-type="float" office:value="210360" calcext:value-type="float">
            <text:p>210360</text:p>
          </table:table-cell>
          <table:table-cell table:number-columns-repeated="2"/>
          <table:table-cell office:value-type="float" office:value="227594" calcext:value-type="float">
            <text:p>227594</text:p>
          </table:table-cell>
          <table:table-cell table:number-columns-repeated="2"/>
          <table:table-cell office:value-type="float" office:value="195808" calcext:value-type="float">
            <text:p>195808</text:p>
          </table:table-cell>
          <table:table-cell table:number-columns-repeated="2"/>
          <table:table-cell office:value-type="float" office:value="210330" calcext:value-type="float">
            <text:p>210330</text:p>
          </table:table-cell>
          <table:table-cell table:number-columns-repeated="3"/>
          <table:table-cell office:value-type="float" office:value="198843" calcext:value-type="float">
            <text:p>198843</text:p>
          </table:table-cell>
          <table:table-cell table:number-columns-repeated="3"/>
          <table:table-cell office:value-type="float" office:value="189128" calcext:value-type="float">
            <text:p>189128</text:p>
          </table:table-cell>
          <table:table-cell/>
          <table:table-cell office:value-type="float" office:value="2874991" calcext:value-type="float">
            <text:p>2874991</text:p>
          </table:table-cell>
          <table:table-cell/>
          <table:table-cell office:value-type="float" office:value="2941260" calcext:value-type="float">
            <text:p>2941260</text:p>
          </table:table-cell>
          <table:table-cell/>
          <table:table-cell office:value-type="float" office:value="2313209" calcext:value-type="float">
            <text:p>2313209</text:p>
          </table:table-cell>
          <table:table-cell/>
          <table:table-cell office:value-type="float" office:value="3321709" calcext:value-type="float">
            <text:p>3321709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23347" calcext:value-type="float">
            <text:p>223347</text:p>
          </table:table-cell>
          <table:table-cell table:number-columns-repeated="2"/>
          <table:table-cell office:value-type="float" office:value="227825" calcext:value-type="float">
            <text:p>227825</text:p>
          </table:table-cell>
          <table:table-cell table:number-columns-repeated="2"/>
          <table:table-cell office:value-type="float" office:value="275646" calcext:value-type="float">
            <text:p>275646</text:p>
          </table:table-cell>
          <table:table-cell table:number-columns-repeated="2"/>
          <table:table-cell office:value-type="float" office:value="266710" calcext:value-type="float">
            <text:p>266710</text:p>
          </table:table-cell>
          <table:table-cell table:number-columns-repeated="2"/>
          <table:table-cell office:value-type="float" office:value="263288" calcext:value-type="float">
            <text:p>263288</text:p>
          </table:table-cell>
          <table:table-cell table:number-columns-repeated="2"/>
          <table:table-cell office:value-type="float" office:value="223302" calcext:value-type="float">
            <text:p>223302</text:p>
          </table:table-cell>
          <table:table-cell table:number-columns-repeated="2"/>
          <table:table-cell office:value-type="float" office:value="292510" calcext:value-type="float">
            <text:p>292510</text:p>
          </table:table-cell>
          <table:table-cell table:number-columns-repeated="3"/>
          <table:table-cell office:value-type="float" office:value="237229" calcext:value-type="float">
            <text:p>237229</text:p>
          </table:table-cell>
          <table:table-cell table:number-columns-repeated="3"/>
          <table:table-cell office:value-type="float" office:value="279192" calcext:value-type="float">
            <text:p>279192</text:p>
          </table:table-cell>
          <table:table-cell/>
          <table:table-cell office:value-type="float" office:value="2871564" calcext:value-type="float">
            <text:p>2871564</text:p>
          </table:table-cell>
          <table:table-cell/>
          <table:table-cell office:value-type="float" office:value="2643262" calcext:value-type="float">
            <text:p>2643262</text:p>
          </table:table-cell>
          <table:table-cell/>
          <table:table-cell office:value-type="float" office:value="1791070" calcext:value-type="float">
            <text:p>1791070</text:p>
          </table:table-cell>
          <table:table-cell/>
          <table:table-cell office:value-type="float" office:value="3042412" calcext:value-type="float">
            <text:p>3042412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89220" calcext:value-type="float">
            <text:p>289220</text:p>
          </table:table-cell>
          <table:table-cell table:number-columns-repeated="2"/>
          <table:table-cell office:value-type="float" office:value="314723" calcext:value-type="float">
            <text:p>314723</text:p>
          </table:table-cell>
          <table:table-cell table:number-columns-repeated="2"/>
          <table:table-cell office:value-type="float" office:value="344427" calcext:value-type="float">
            <text:p>344427</text:p>
          </table:table-cell>
          <table:table-cell table:number-columns-repeated="2"/>
          <table:table-cell office:value-type="float" office:value="330210" calcext:value-type="float">
            <text:p>330210</text:p>
          </table:table-cell>
          <table:table-cell table:number-columns-repeated="2"/>
          <table:table-cell office:value-type="float" office:value="312655" calcext:value-type="float">
            <text:p>312655</text:p>
          </table:table-cell>
          <table:table-cell table:number-columns-repeated="2"/>
          <table:table-cell office:value-type="float" office:value="307438" calcext:value-type="float">
            <text:p>307438</text:p>
          </table:table-cell>
          <table:table-cell table:number-columns-repeated="2"/>
          <table:table-cell office:value-type="float" office:value="308380" calcext:value-type="float">
            <text:p>308380</text:p>
          </table:table-cell>
          <table:table-cell table:number-columns-repeated="3"/>
          <table:table-cell office:value-type="float" office:value="303010" calcext:value-type="float">
            <text:p>303010</text:p>
          </table:table-cell>
          <table:table-cell table:number-columns-repeated="3"/>
          <table:table-cell office:value-type="float" office:value="306032" calcext:value-type="float">
            <text:p>306032</text:p>
          </table:table-cell>
          <table:table-cell/>
          <table:table-cell office:value-type="float" office:value="2489213" calcext:value-type="float">
            <text:p>2489213</text:p>
          </table:table-cell>
          <table:table-cell/>
          <table:table-cell office:value-type="float" office:value="2467618" calcext:value-type="float">
            <text:p>2467618</text:p>
          </table:table-cell>
          <table:table-cell/>
          <table:table-cell office:value-type="float" office:value="1299286" calcext:value-type="float">
            <text:p>1299286</text:p>
          </table:table-cell>
          <table:table-cell/>
          <table:table-cell office:value-type="float" office:value="2671014" calcext:value-type="float">
            <text:p>2671014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2645" calcext:value-type="float">
            <text:p>22645</text:p>
          </table:table-cell>
          <table:table-cell table:number-columns-repeated="3"/>
          <table:table-cell office:value-type="float" office:value="27209" calcext:value-type="float">
            <text:p>27209</text:p>
          </table:table-cell>
          <table:table-cell table:number-columns-repeated="3"/>
          <table:table-cell office:value-type="float" office:value="19987" calcext:value-type="float">
            <text:p>19987</text:p>
          </table:table-cell>
          <table:table-cell table:number-columns-repeated="3"/>
          <table:table-cell office:value-type="float" office:value="20303" calcext:value-type="float">
            <text:p>20303</text:p>
          </table:table-cell>
          <table:table-cell table:number-columns-repeated="3"/>
          <table:table-cell office:value-type="float" office:value="19916" calcext:value-type="float">
            <text:p>19916</text:p>
          </table:table-cell>
          <table:table-cell table:number-columns-repeated="3"/>
          <table:table-cell office:value-type="float" office:value="28592" calcext:value-type="float">
            <text:p>28592</text:p>
          </table:table-cell>
          <table:table-cell table:number-columns-repeated="3"/>
          <table:table-cell office:value-type="float" office:value="19625" calcext:value-type="float">
            <text:p>19625</text:p>
          </table:table-cell>
          <table:table-cell table:number-columns-repeated="4"/>
          <table:table-cell office:value-type="float" office:value="26946" calcext:value-type="float">
            <text:p>26946</text:p>
          </table:table-cell>
          <table:table-cell table:number-columns-repeated="4"/>
          <table:table-cell office:value-type="float" office:value="21122" calcext:value-type="float">
            <text:p>21122</text:p>
          </table:table-cell>
          <table:table-cell table:number-columns-repeated="2"/>
          <table:table-cell office:value-type="float" office:value="908294" calcext:value-type="float">
            <text:p>908294</text:p>
          </table:table-cell>
          <table:table-cell table:number-columns-repeated="2"/>
          <table:table-cell office:value-type="float" office:value="913877" calcext:value-type="float">
            <text:p>913877</text:p>
          </table:table-cell>
          <table:table-cell table:number-columns-repeated="2"/>
          <table:table-cell office:value-type="float" office:value="925639" calcext:value-type="float">
            <text:p>925639</text:p>
          </table:table-cell>
          <table:table-cell table:number-columns-repeated="2"/>
          <table:table-cell office:value-type="float" office:value="940582" calcext:value-type="float">
            <text:p>940582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5778" calcext:value-type="float">
            <text:p>45778</text:p>
          </table:table-cell>
          <table:table-cell table:number-columns-repeated="3"/>
          <table:table-cell office:value-type="float" office:value="50899" calcext:value-type="float">
            <text:p>50899</text:p>
          </table:table-cell>
          <table:table-cell table:number-columns-repeated="3"/>
          <table:table-cell office:value-type="float" office:value="25043" calcext:value-type="float">
            <text:p>25043</text:p>
          </table:table-cell>
          <table:table-cell table:number-columns-repeated="3"/>
          <table:table-cell office:value-type="float" office:value="25226" calcext:value-type="float">
            <text:p>25226</text:p>
          </table:table-cell>
          <table:table-cell table:number-columns-repeated="3"/>
          <table:table-cell office:value-type="float" office:value="29061" calcext:value-type="float">
            <text:p>29061</text:p>
          </table:table-cell>
          <table:table-cell table:number-columns-repeated="3"/>
          <table:table-cell office:value-type="float" office:value="49831" calcext:value-type="float">
            <text:p>49831</text:p>
          </table:table-cell>
          <table:table-cell table:number-columns-repeated="3"/>
          <table:table-cell office:value-type="float" office:value="30802" calcext:value-type="float">
            <text:p>30802</text:p>
          </table:table-cell>
          <table:table-cell table:number-columns-repeated="4"/>
          <table:table-cell office:value-type="float" office:value="48233" calcext:value-type="float">
            <text:p>48233</text:p>
          </table:table-cell>
          <table:table-cell table:number-columns-repeated="4"/>
          <table:table-cell office:value-type="float" office:value="31088" calcext:value-type="float">
            <text:p>31088</text:p>
          </table:table-cell>
          <table:table-cell/>
          <table:table-cell office:value-type="float" office:value="1367841" calcext:value-type="float">
            <text:p>1367841</text:p>
          </table:table-cell>
          <table:table-cell/>
          <table:table-cell office:value-type="float" office:value="1361566" calcext:value-type="float">
            <text:p>1361566</text:p>
          </table:table-cell>
          <table:table-cell/>
          <table:table-cell office:value-type="float" office:value="1427973" calcext:value-type="float">
            <text:p>1427973</text:p>
          </table:table-cell>
          <table:table-cell/>
          <table:table-cell office:value-type="float" office:value="1452739" calcext:value-type="float">
            <text:p>14527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9949" calcext:value-type="float">
            <text:p>69949</text:p>
          </table:table-cell>
          <table:table-cell table:number-columns-repeated="3"/>
          <table:table-cell office:value-type="float" office:value="81148" calcext:value-type="float">
            <text:p>81148</text:p>
          </table:table-cell>
          <table:table-cell table:number-columns-repeated="3"/>
          <table:table-cell office:value-type="float" office:value="44762" calcext:value-type="float">
            <text:p>44762</text:p>
          </table:table-cell>
          <table:table-cell table:number-columns-repeated="3"/>
          <table:table-cell office:value-type="float" office:value="43526" calcext:value-type="float">
            <text:p>43526</text:p>
          </table:table-cell>
          <table:table-cell table:number-columns-repeated="3"/>
          <table:table-cell office:value-type="float" office:value="51405" calcext:value-type="float">
            <text:p>51405</text:p>
          </table:table-cell>
          <table:table-cell table:number-columns-repeated="3"/>
          <table:table-cell office:value-type="float" office:value="69893" calcext:value-type="float">
            <text:p>69893</text:p>
          </table:table-cell>
          <table:table-cell table:number-columns-repeated="3"/>
          <table:table-cell office:value-type="float" office:value="51597" calcext:value-type="float">
            <text:p>51597</text:p>
          </table:table-cell>
          <table:table-cell table:number-columns-repeated="4"/>
          <table:table-cell office:value-type="float" office:value="74590" calcext:value-type="float">
            <text:p>74590</text:p>
          </table:table-cell>
          <table:table-cell table:number-columns-repeated="4"/>
          <table:table-cell office:value-type="float" office:value="52745" calcext:value-type="float">
            <text:p>52745</text:p>
          </table:table-cell>
          <table:table-cell/>
          <table:table-cell office:value-type="float" office:value="1898889" calcext:value-type="float">
            <text:p>1898889</text:p>
          </table:table-cell>
          <table:table-cell/>
          <table:table-cell office:value-type="float" office:value="1864445" calcext:value-type="float">
            <text:p>1864445</text:p>
          </table:table-cell>
          <table:table-cell/>
          <table:table-cell office:value-type="float" office:value="1982958" calcext:value-type="float">
            <text:p>1982958</text:p>
          </table:table-cell>
          <table:table-cell/>
          <table:table-cell office:value-type="float" office:value="2080825" calcext:value-type="float">
            <text:p>2080825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8807" calcext:value-type="float">
            <text:p>98807</text:p>
          </table:table-cell>
          <table:table-cell table:number-columns-repeated="2"/>
          <table:table-cell office:value-type="float" office:value="108759" calcext:value-type="float">
            <text:p>108759</text:p>
          </table:table-cell>
          <table:table-cell table:number-columns-repeated="3"/>
          <table:table-cell office:value-type="float" office:value="77629" calcext:value-type="float">
            <text:p>77629</text:p>
          </table:table-cell>
          <table:table-cell table:number-columns-repeated="3"/>
          <table:table-cell office:value-type="float" office:value="77281" calcext:value-type="float">
            <text:p>77281</text:p>
          </table:table-cell>
          <table:table-cell table:number-columns-repeated="3"/>
          <table:table-cell office:value-type="float" office:value="85031" calcext:value-type="float">
            <text:p>85031</text:p>
          </table:table-cell>
          <table:table-cell table:number-columns-repeated="2"/>
          <table:table-cell office:value-type="float" office:value="110122" calcext:value-type="float">
            <text:p>110122</text:p>
          </table:table-cell>
          <table:table-cell table:number-columns-repeated="3"/>
          <table:table-cell office:value-type="float" office:value="85082" calcext:value-type="float">
            <text:p>85082</text:p>
          </table:table-cell>
          <table:table-cell table:number-columns-repeated="3"/>
          <table:table-cell office:value-type="float" office:value="112019" calcext:value-type="float">
            <text:p>112019</text:p>
          </table:table-cell>
          <table:table-cell table:number-columns-repeated="4"/>
          <table:table-cell office:value-type="float" office:value="87681" calcext:value-type="float">
            <text:p>87681</text:p>
          </table:table-cell>
          <table:table-cell/>
          <table:table-cell office:value-type="float" office:value="2351792" calcext:value-type="float">
            <text:p>2351792</text:p>
          </table:table-cell>
          <table:table-cell/>
          <table:table-cell office:value-type="float" office:value="2250549" calcext:value-type="float">
            <text:p>2250549</text:p>
          </table:table-cell>
          <table:table-cell/>
          <table:table-cell office:value-type="float" office:value="2503055" calcext:value-type="float">
            <text:p>2503055</text:p>
          </table:table-cell>
          <table:table-cell/>
          <table:table-cell office:value-type="float" office:value="2656290" calcext:value-type="float">
            <text:p>2656290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6285" calcext:value-type="float">
            <text:p>126285</text:p>
          </table:table-cell>
          <table:table-cell table:number-columns-repeated="2"/>
          <table:table-cell office:value-type="float" office:value="122762" calcext:value-type="float">
            <text:p>122762</text:p>
          </table:table-cell>
          <table:table-cell table:number-columns-repeated="2"/>
          <table:table-cell office:value-type="float" office:value="114659" calcext:value-type="float">
            <text:p>114659</text:p>
          </table:table-cell>
          <table:table-cell table:number-columns-repeated="2"/>
          <table:table-cell office:value-type="float" office:value="123815" calcext:value-type="float">
            <text:p>123815</text:p>
          </table:table-cell>
          <table:table-cell table:number-columns-repeated="2"/>
          <table:table-cell office:value-type="float" office:value="115306" calcext:value-type="float">
            <text:p>115306</text:p>
          </table:table-cell>
          <table:table-cell table:number-columns-repeated="2"/>
          <table:table-cell office:value-type="float" office:value="132752" calcext:value-type="float">
            <text:p>132752</text:p>
          </table:table-cell>
          <table:table-cell table:number-columns-repeated="2"/>
          <table:table-cell office:value-type="float" office:value="116281" calcext:value-type="float">
            <text:p>116281</text:p>
          </table:table-cell>
          <table:table-cell table:number-columns-repeated="3"/>
          <table:table-cell office:value-type="float" office:value="129762" calcext:value-type="float">
            <text:p>129762</text:p>
          </table:table-cell>
          <table:table-cell table:number-columns-repeated="3"/>
          <table:table-cell office:value-type="float" office:value="127113" calcext:value-type="float">
            <text:p>127113</text:p>
          </table:table-cell>
          <table:table-cell/>
          <table:table-cell office:value-type="float" office:value="2658273" calcext:value-type="float">
            <text:p>2658273</text:p>
          </table:table-cell>
          <table:table-cell/>
          <table:table-cell office:value-type="float" office:value="2513268" calcext:value-type="float">
            <text:p>2513268</text:p>
          </table:table-cell>
          <table:table-cell/>
          <table:table-cell office:value-type="float" office:value="2847212" calcext:value-type="float">
            <text:p>2847212</text:p>
          </table:table-cell>
          <table:table-cell/>
          <table:table-cell office:value-type="float" office:value="2990108" calcext:value-type="float">
            <text:p>2990108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41427" calcext:value-type="float">
            <text:p>141427</text:p>
          </table:table-cell>
          <table:table-cell table:number-columns-repeated="2"/>
          <table:table-cell office:value-type="float" office:value="147874" calcext:value-type="float">
            <text:p>147874</text:p>
          </table:table-cell>
          <table:table-cell table:number-columns-repeated="2"/>
          <table:table-cell office:value-type="float" office:value="169356" calcext:value-type="float">
            <text:p>169356</text:p>
          </table:table-cell>
          <table:table-cell table:number-columns-repeated="2"/>
          <table:table-cell office:value-type="float" office:value="166394" calcext:value-type="float">
            <text:p>166394</text:p>
          </table:table-cell>
          <table:table-cell table:number-columns-repeated="2"/>
          <table:table-cell office:value-type="float" office:value="152444" calcext:value-type="float">
            <text:p>152444</text:p>
          </table:table-cell>
          <table:table-cell table:number-columns-repeated="2"/>
          <table:table-cell office:value-type="float" office:value="142117" calcext:value-type="float">
            <text:p>142117</text:p>
          </table:table-cell>
          <table:table-cell table:number-columns-repeated="2"/>
          <table:table-cell office:value-type="float" office:value="150894" calcext:value-type="float">
            <text:p>150894</text:p>
          </table:table-cell>
          <table:table-cell table:number-columns-repeated="3"/>
          <table:table-cell office:value-type="float" office:value="135982" calcext:value-type="float">
            <text:p>135982</text:p>
          </table:table-cell>
          <table:table-cell table:number-columns-repeated="3"/>
          <table:table-cell office:value-type="float" office:value="162459" calcext:value-type="float">
            <text:p>162459</text:p>
          </table:table-cell>
          <table:table-cell/>
          <table:table-cell office:value-type="float" office:value="2779776" calcext:value-type="float">
            <text:p>2779776</text:p>
          </table:table-cell>
          <table:table-cell/>
          <table:table-cell office:value-type="float" office:value="2671275" calcext:value-type="float">
            <text:p>2671275</text:p>
          </table:table-cell>
          <table:table-cell/>
          <table:table-cell office:value-type="float" office:value="2877010" calcext:value-type="float">
            <text:p>2877010</text:p>
          </table:table-cell>
          <table:table-cell/>
          <table:table-cell office:value-type="float" office:value="3051592" calcext:value-type="float">
            <text:p>3051592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3387" calcext:value-type="float">
            <text:p>163387</text:p>
          </table:table-cell>
          <table:table-cell table:number-columns-repeated="2"/>
          <table:table-cell office:value-type="float" office:value="166911" calcext:value-type="float">
            <text:p>166911</text:p>
          </table:table-cell>
          <table:table-cell table:number-columns-repeated="2"/>
          <table:table-cell office:value-type="float" office:value="219745" calcext:value-type="float">
            <text:p>219745</text:p>
          </table:table-cell>
          <table:table-cell table:number-columns-repeated="2"/>
          <table:table-cell office:value-type="float" office:value="227044" calcext:value-type="float">
            <text:p>227044</text:p>
          </table:table-cell>
          <table:table-cell table:number-columns-repeated="2"/>
          <table:table-cell office:value-type="float" office:value="195171" calcext:value-type="float">
            <text:p>195171</text:p>
          </table:table-cell>
          <table:table-cell table:number-columns-repeated="2"/>
          <table:table-cell office:value-type="float" office:value="158475" calcext:value-type="float">
            <text:p>158475</text:p>
          </table:table-cell>
          <table:table-cell table:number-columns-repeated="2"/>
          <table:table-cell office:value-type="float" office:value="171247" calcext:value-type="float">
            <text:p>171247</text:p>
          </table:table-cell>
          <table:table-cell table:number-columns-repeated="3"/>
          <table:table-cell office:value-type="float" office:value="157546" calcext:value-type="float">
            <text:p>157546</text:p>
          </table:table-cell>
          <table:table-cell table:number-columns-repeated="3"/>
          <table:table-cell office:value-type="float" office:value="192782" calcext:value-type="float">
            <text:p>192782</text:p>
          </table:table-cell>
          <table:table-cell/>
          <table:table-cell office:value-type="float" office:value="2963713" calcext:value-type="float">
            <text:p>2963713</text:p>
          </table:table-cell>
          <table:table-cell/>
          <table:table-cell office:value-type="float" office:value="2755465" calcext:value-type="float">
            <text:p>2755465</text:p>
          </table:table-cell>
          <table:table-cell/>
          <table:table-cell office:value-type="float" office:value="2680540" calcext:value-type="float">
            <text:p>2680540</text:p>
          </table:table-cell>
          <table:table-cell/>
          <table:table-cell office:value-type="float" office:value="2947398" calcext:value-type="float">
            <text:p>2947398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60684" calcext:value-type="float">
            <text:p>160684</text:p>
          </table:table-cell>
          <table:table-cell table:number-columns-repeated="2"/>
          <table:table-cell office:value-type="float" office:value="171826" calcext:value-type="float">
            <text:p>171826</text:p>
          </table:table-cell>
          <table:table-cell table:number-columns-repeated="2"/>
          <table:table-cell office:value-type="float" office:value="200791" calcext:value-type="float">
            <text:p>200791</text:p>
          </table:table-cell>
          <table:table-cell table:number-columns-repeated="2"/>
          <table:table-cell office:value-type="float" office:value="195391" calcext:value-type="float">
            <text:p>195391</text:p>
          </table:table-cell>
          <table:table-cell table:number-columns-repeated="2"/>
          <table:table-cell office:value-type="float" office:value="192025" calcext:value-type="float">
            <text:p>192025</text:p>
          </table:table-cell>
          <table:table-cell table:number-columns-repeated="2"/>
          <table:table-cell office:value-type="float" office:value="168313" calcext:value-type="float">
            <text:p>168313</text:p>
          </table:table-cell>
          <table:table-cell table:number-columns-repeated="2"/>
          <table:table-cell office:value-type="float" office:value="198835" calcext:value-type="float">
            <text:p>198835</text:p>
          </table:table-cell>
          <table:table-cell table:number-columns-repeated="3"/>
          <table:table-cell office:value-type="float" office:value="170306" calcext:value-type="float">
            <text:p>170306</text:p>
          </table:table-cell>
          <table:table-cell table:number-columns-repeated="3"/>
          <table:table-cell office:value-type="float" office:value="146811" calcext:value-type="float">
            <text:p>146811</text:p>
          </table:table-cell>
          <table:table-cell/>
          <table:table-cell office:value-type="float" office:value="3006017" calcext:value-type="float">
            <text:p>3006017</text:p>
          </table:table-cell>
          <table:table-cell/>
          <table:table-cell office:value-type="float" office:value="2859736" calcext:value-type="float">
            <text:p>2859736</text:p>
          </table:table-cell>
          <table:table-cell/>
          <table:table-cell office:value-type="float" office:value="2607090" calcext:value-type="float">
            <text:p>2607090</text:p>
          </table:table-cell>
          <table:table-cell/>
          <table:table-cell office:value-type="float" office:value="3028353" calcext:value-type="float">
            <text:p>3028353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88963" calcext:value-type="float">
            <text:p>188963</text:p>
          </table:table-cell>
          <table:table-cell table:number-columns-repeated="2"/>
          <table:table-cell office:value-type="float" office:value="196122" calcext:value-type="float">
            <text:p>196122</text:p>
          </table:table-cell>
          <table:table-cell table:number-columns-repeated="2"/>
          <table:table-cell office:value-type="float" office:value="229734" calcext:value-type="float">
            <text:p>229734</text:p>
          </table:table-cell>
          <table:table-cell table:number-columns-repeated="2"/>
          <table:table-cell office:value-type="float" office:value="245407" calcext:value-type="float">
            <text:p>245407</text:p>
          </table:table-cell>
          <table:table-cell table:number-columns-repeated="2"/>
          <table:table-cell office:value-type="float" office:value="248978" calcext:value-type="float">
            <text:p>248978</text:p>
          </table:table-cell>
          <table:table-cell table:number-columns-repeated="2"/>
          <table:table-cell office:value-type="float" office:value="203042" calcext:value-type="float">
            <text:p>203042</text:p>
          </table:table-cell>
          <table:table-cell table:number-columns-repeated="2"/>
          <table:table-cell office:value-type="float" office:value="256489" calcext:value-type="float">
            <text:p>256489</text:p>
          </table:table-cell>
          <table:table-cell table:number-columns-repeated="3"/>
          <table:table-cell office:value-type="float" office:value="198669" calcext:value-type="float">
            <text:p>198669</text:p>
          </table:table-cell>
          <table:table-cell table:number-columns-repeated="3"/>
          <table:table-cell office:value-type="float" office:value="179577" calcext:value-type="float">
            <text:p>179577</text:p>
          </table:table-cell>
          <table:table-cell/>
          <table:table-cell office:value-type="float" office:value="2970806" calcext:value-type="float">
            <text:p>2970806</text:p>
          </table:table-cell>
          <table:table-cell/>
          <table:table-cell office:value-type="float" office:value="2575857" calcext:value-type="float">
            <text:p>2575857</text:p>
          </table:table-cell>
          <table:table-cell/>
          <table:table-cell office:value-type="float" office:value="2533399" calcext:value-type="float">
            <text:p>2533399</text:p>
          </table:table-cell>
          <table:table-cell/>
          <table:table-cell office:value-type="float" office:value="3060027" calcext:value-type="float">
            <text:p>3060027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34871" calcext:value-type="float">
            <text:p>234871</text:p>
          </table:table-cell>
          <table:table-cell table:number-columns-repeated="2"/>
          <table:table-cell office:value-type="float" office:value="245268" calcext:value-type="float">
            <text:p>245268</text:p>
          </table:table-cell>
          <table:table-cell table:number-columns-repeated="2"/>
          <table:table-cell office:value-type="float" office:value="311710" calcext:value-type="float">
            <text:p>311710</text:p>
          </table:table-cell>
          <table:table-cell table:number-columns-repeated="2"/>
          <table:table-cell office:value-type="float" office:value="303364" calcext:value-type="float">
            <text:p>303364</text:p>
          </table:table-cell>
          <table:table-cell table:number-columns-repeated="2"/>
          <table:table-cell office:value-type="float" office:value="293908" calcext:value-type="float">
            <text:p>293908</text:p>
          </table:table-cell>
          <table:table-cell table:number-columns-repeated="2"/>
          <table:table-cell office:value-type="float" office:value="238031" calcext:value-type="float">
            <text:p>238031</text:p>
          </table:table-cell>
          <table:table-cell table:number-columns-repeated="2"/>
          <table:table-cell office:value-type="float" office:value="268365" calcext:value-type="float">
            <text:p>268365</text:p>
          </table:table-cell>
          <table:table-cell table:number-columns-repeated="3"/>
          <table:table-cell office:value-type="float" office:value="245270" calcext:value-type="float">
            <text:p>245270</text:p>
          </table:table-cell>
          <table:table-cell table:number-columns-repeated="3"/>
          <table:table-cell office:value-type="float" office:value="172069" calcext:value-type="float">
            <text:p>172069</text:p>
          </table:table-cell>
          <table:table-cell/>
          <table:table-cell office:value-type="float" office:value="2783837" calcext:value-type="float">
            <text:p>2783837</text:p>
          </table:table-cell>
          <table:table-cell/>
          <table:table-cell office:value-type="float" office:value="2732852" calcext:value-type="float">
            <text:p>2732852</text:p>
          </table:table-cell>
          <table:table-cell/>
          <table:table-cell office:value-type="float" office:value="2194422" calcext:value-type="float">
            <text:p>2194422</text:p>
          </table:table-cell>
          <table:table-cell/>
          <table:table-cell office:value-type="float" office:value="2955053" calcext:value-type="float">
            <text:p>2955053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59610" calcext:value-type="float">
            <text:p>259610</text:p>
          </table:table-cell>
          <table:table-cell table:number-columns-repeated="2"/>
          <table:table-cell office:value-type="float" office:value="260436" calcext:value-type="float">
            <text:p>260436</text:p>
          </table:table-cell>
          <table:table-cell table:number-columns-repeated="2"/>
          <table:table-cell office:value-type="float" office:value="303460" calcext:value-type="float">
            <text:p>303460</text:p>
          </table:table-cell>
          <table:table-cell table:number-columns-repeated="2"/>
          <table:table-cell office:value-type="float" office:value="302969" calcext:value-type="float">
            <text:p>302969</text:p>
          </table:table-cell>
          <table:table-cell table:number-columns-repeated="2"/>
          <table:table-cell office:value-type="float" office:value="302772" calcext:value-type="float">
            <text:p>302772</text:p>
          </table:table-cell>
          <table:table-cell table:number-columns-repeated="2"/>
          <table:table-cell office:value-type="float" office:value="261888" calcext:value-type="float">
            <text:p>261888</text:p>
          </table:table-cell>
          <table:table-cell table:number-columns-repeated="2"/>
          <table:table-cell office:value-type="float" office:value="296971" calcext:value-type="float">
            <text:p>296971</text:p>
          </table:table-cell>
          <table:table-cell table:number-columns-repeated="3"/>
          <table:table-cell office:value-type="float" office:value="283149" calcext:value-type="float">
            <text:p>283149</text:p>
          </table:table-cell>
          <table:table-cell table:number-columns-repeated="3"/>
          <table:table-cell office:value-type="float" office:value="265377" calcext:value-type="float">
            <text:p>265377</text:p>
          </table:table-cell>
          <table:table-cell/>
          <table:table-cell office:value-type="float" office:value="2744848" calcext:value-type="float">
            <text:p>2744848</text:p>
          </table:table-cell>
          <table:table-cell/>
          <table:table-cell office:value-type="float" office:value="2620769" calcext:value-type="float">
            <text:p>2620769</text:p>
          </table:table-cell>
          <table:table-cell/>
          <table:table-cell office:value-type="float" office:value="1703614" calcext:value-type="float">
            <text:p>1703614</text:p>
          </table:table-cell>
          <table:table-cell/>
          <table:table-cell office:value-type="float" office:value="2448003" calcext:value-type="float">
            <text:p>2448003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08509" calcext:value-type="float">
            <text:p>308509</text:p>
          </table:table-cell>
          <table:table-cell table:number-columns-repeated="2"/>
          <table:table-cell office:value-type="float" office:value="333871" calcext:value-type="float">
            <text:p>333871</text:p>
          </table:table-cell>
          <table:table-cell table:number-columns-repeated="2"/>
          <table:table-cell office:value-type="float" office:value="341348" calcext:value-type="float">
            <text:p>341348</text:p>
          </table:table-cell>
          <table:table-cell table:number-columns-repeated="2"/>
          <table:table-cell office:value-type="float" office:value="336619" calcext:value-type="float">
            <text:p>336619</text:p>
          </table:table-cell>
          <table:table-cell table:number-columns-repeated="2"/>
          <table:table-cell office:value-type="float" office:value="336436" calcext:value-type="float">
            <text:p>336436</text:p>
          </table:table-cell>
          <table:table-cell table:number-columns-repeated="2"/>
          <table:table-cell office:value-type="float" office:value="319356" calcext:value-type="float">
            <text:p>319356</text:p>
          </table:table-cell>
          <table:table-cell table:number-columns-repeated="2"/>
          <table:table-cell office:value-type="float" office:value="331708" calcext:value-type="float">
            <text:p>331708</text:p>
          </table:table-cell>
          <table:table-cell table:number-columns-repeated="3"/>
          <table:table-cell office:value-type="float" office:value="341787" calcext:value-type="float">
            <text:p>341787</text:p>
          </table:table-cell>
          <table:table-cell table:number-columns-repeated="3"/>
          <table:table-cell office:value-type="float" office:value="330967" calcext:value-type="float">
            <text:p>330967</text:p>
          </table:table-cell>
          <table:table-cell/>
          <table:table-cell office:value-type="float" office:value="2726032" calcext:value-type="float">
            <text:p>2726032</text:p>
          </table:table-cell>
          <table:table-cell/>
          <table:table-cell office:value-type="float" office:value="2516125" calcext:value-type="float">
            <text:p>2516125</text:p>
          </table:table-cell>
          <table:table-cell/>
          <table:table-cell office:value-type="float" office:value="1176774" calcext:value-type="float">
            <text:p>1176774</text:p>
          </table:table-cell>
          <table:table-cell/>
          <table:table-cell office:value-type="float" office:value="2319759" calcext:value-type="float">
            <text:p>2319759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3057" calcext:value-type="float">
            <text:p>23057</text:p>
          </table:table-cell>
          <table:table-cell table:number-columns-repeated="3"/>
          <table:table-cell office:value-type="float" office:value="27890" calcext:value-type="float">
            <text:p>27890</text:p>
          </table:table-cell>
          <table:table-cell table:number-columns-repeated="3"/>
          <table:table-cell office:value-type="float" office:value="18201" calcext:value-type="float">
            <text:p>18201</text:p>
          </table:table-cell>
          <table:table-cell table:number-columns-repeated="3"/>
          <table:table-cell office:value-type="float" office:value="18342" calcext:value-type="float">
            <text:p>18342</text:p>
          </table:table-cell>
          <table:table-cell table:number-columns-repeated="3"/>
          <table:table-cell office:value-type="float" office:value="16795" calcext:value-type="float">
            <text:p>16795</text:p>
          </table:table-cell>
          <table:table-cell table:number-columns-repeated="3"/>
          <table:table-cell office:value-type="float" office:value="26407" calcext:value-type="float">
            <text:p>26407</text:p>
          </table:table-cell>
          <table:table-cell table:number-columns-repeated="3"/>
          <table:table-cell office:value-type="float" office:value="17131" calcext:value-type="float">
            <text:p>17131</text:p>
          </table:table-cell>
          <table:table-cell table:number-columns-repeated="4"/>
          <table:table-cell office:value-type="float" office:value="27506" calcext:value-type="float">
            <text:p>27506</text:p>
          </table:table-cell>
          <table:table-cell table:number-columns-repeated="4"/>
          <table:table-cell office:value-type="float" office:value="17734" calcext:value-type="float">
            <text:p>17734</text:p>
          </table:table-cell>
          <table:table-cell table:number-columns-repeated="2"/>
          <table:table-cell office:value-type="float" office:value="704527" calcext:value-type="float">
            <text:p>704527</text:p>
          </table:table-cell>
          <table:table-cell table:number-columns-repeated="2"/>
          <table:table-cell office:value-type="float" office:value="903257" calcext:value-type="float">
            <text:p>903257</text:p>
          </table:table-cell>
          <table:table-cell table:number-columns-repeated="2"/>
          <table:table-cell office:value-type="float" office:value="915343" calcext:value-type="float">
            <text:p>915343</text:p>
          </table:table-cell>
          <table:table-cell table:number-columns-repeated="2"/>
          <table:table-cell office:value-type="float" office:value="931708" calcext:value-type="float">
            <text:p>931708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4854" calcext:value-type="float">
            <text:p>44854</text:p>
          </table:table-cell>
          <table:table-cell table:number-columns-repeated="3"/>
          <table:table-cell office:value-type="float" office:value="51218" calcext:value-type="float">
            <text:p>51218</text:p>
          </table:table-cell>
          <table:table-cell table:number-columns-repeated="3"/>
          <table:table-cell office:value-type="float" office:value="25892" calcext:value-type="float">
            <text:p>25892</text:p>
          </table:table-cell>
          <table:table-cell table:number-columns-repeated="3"/>
          <table:table-cell office:value-type="float" office:value="25304" calcext:value-type="float">
            <text:p>25304</text:p>
          </table:table-cell>
          <table:table-cell table:number-columns-repeated="3"/>
          <table:table-cell office:value-type="float" office:value="31030" calcext:value-type="float">
            <text:p>31030</text:p>
          </table:table-cell>
          <table:table-cell table:number-columns-repeated="3"/>
          <table:table-cell office:value-type="float" office:value="43693" calcext:value-type="float">
            <text:p>43693</text:p>
          </table:table-cell>
          <table:table-cell table:number-columns-repeated="3"/>
          <table:table-cell office:value-type="float" office:value="30733" calcext:value-type="float">
            <text:p>30733</text:p>
          </table:table-cell>
          <table:table-cell table:number-columns-repeated="4"/>
          <table:table-cell office:value-type="float" office:value="46432" calcext:value-type="float">
            <text:p>46432</text:p>
          </table:table-cell>
          <table:table-cell table:number-columns-repeated="4"/>
          <table:table-cell office:value-type="float" office:value="31057" calcext:value-type="float">
            <text:p>31057</text:p>
          </table:table-cell>
          <table:table-cell/>
          <table:table-cell office:value-type="float" office:value="1273780" calcext:value-type="float">
            <text:p>1273780</text:p>
          </table:table-cell>
          <table:table-cell/>
          <table:table-cell office:value-type="float" office:value="1353568" calcext:value-type="float">
            <text:p>1353568</text:p>
          </table:table-cell>
          <table:table-cell/>
          <table:table-cell office:value-type="float" office:value="1398811" calcext:value-type="float">
            <text:p>1398811</text:p>
          </table:table-cell>
          <table:table-cell/>
          <table:table-cell office:value-type="float" office:value="1356617" calcext:value-type="float">
            <text:p>135661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8748" calcext:value-type="float">
            <text:p>68748</text:p>
          </table:table-cell>
          <table:table-cell table:number-columns-repeated="3"/>
          <table:table-cell office:value-type="float" office:value="78255" calcext:value-type="float">
            <text:p>78255</text:p>
          </table:table-cell>
          <table:table-cell table:number-columns-repeated="3"/>
          <table:table-cell office:value-type="float" office:value="45166" calcext:value-type="float">
            <text:p>45166</text:p>
          </table:table-cell>
          <table:table-cell table:number-columns-repeated="3"/>
          <table:table-cell office:value-type="float" office:value="44234" calcext:value-type="float">
            <text:p>44234</text:p>
          </table:table-cell>
          <table:table-cell table:number-columns-repeated="3"/>
          <table:table-cell office:value-type="float" office:value="51752" calcext:value-type="float">
            <text:p>51752</text:p>
          </table:table-cell>
          <table:table-cell table:number-columns-repeated="3"/>
          <table:table-cell office:value-type="float" office:value="73751" calcext:value-type="float">
            <text:p>73751</text:p>
          </table:table-cell>
          <table:table-cell table:number-columns-repeated="3"/>
          <table:table-cell office:value-type="float" office:value="50454" calcext:value-type="float">
            <text:p>50454</text:p>
          </table:table-cell>
          <table:table-cell table:number-columns-repeated="4"/>
          <table:table-cell office:value-type="float" office:value="76058" calcext:value-type="float">
            <text:p>76058</text:p>
          </table:table-cell>
          <table:table-cell table:number-columns-repeated="4"/>
          <table:table-cell office:value-type="float" office:value="55414" calcext:value-type="float">
            <text:p>55414</text:p>
          </table:table-cell>
          <table:table-cell/>
          <table:table-cell office:value-type="float" office:value="1807969" calcext:value-type="float">
            <text:p>1807969</text:p>
          </table:table-cell>
          <table:table-cell/>
          <table:table-cell office:value-type="float" office:value="1810486" calcext:value-type="float">
            <text:p>1810486</text:p>
          </table:table-cell>
          <table:table-cell/>
          <table:table-cell office:value-type="float" office:value="1916683" calcext:value-type="float">
            <text:p>1916683</text:p>
          </table:table-cell>
          <table:table-cell/>
          <table:table-cell office:value-type="float" office:value="2031116" calcext:value-type="float">
            <text:p>2031116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05861" calcext:value-type="float">
            <text:p>105861</text:p>
          </table:table-cell>
          <table:table-cell table:number-columns-repeated="2"/>
          <table:table-cell office:value-type="float" office:value="104646" calcext:value-type="float">
            <text:p>104646</text:p>
          </table:table-cell>
          <table:table-cell table:number-columns-repeated="3"/>
          <table:table-cell office:value-type="float" office:value="74196" calcext:value-type="float">
            <text:p>74196</text:p>
          </table:table-cell>
          <table:table-cell table:number-columns-repeated="3"/>
          <table:table-cell office:value-type="float" office:value="76483" calcext:value-type="float">
            <text:p>76483</text:p>
          </table:table-cell>
          <table:table-cell table:number-columns-repeated="3"/>
          <table:table-cell office:value-type="float" office:value="89381" calcext:value-type="float">
            <text:p>89381</text:p>
          </table:table-cell>
          <table:table-cell table:number-columns-repeated="2"/>
          <table:table-cell office:value-type="float" office:value="108413" calcext:value-type="float">
            <text:p>108413</text:p>
          </table:table-cell>
          <table:table-cell table:number-columns-repeated="3"/>
          <table:table-cell office:value-type="float" office:value="90326" calcext:value-type="float">
            <text:p>90326</text:p>
          </table:table-cell>
          <table:table-cell table:number-columns-repeated="3"/>
          <table:table-cell office:value-type="float" office:value="108232" calcext:value-type="float">
            <text:p>108232</text:p>
          </table:table-cell>
          <table:table-cell table:number-columns-repeated="4"/>
          <table:table-cell office:value-type="float" office:value="89359" calcext:value-type="float">
            <text:p>89359</text:p>
          </table:table-cell>
          <table:table-cell/>
          <table:table-cell office:value-type="float" office:value="2325753" calcext:value-type="float">
            <text:p>2325753</text:p>
          </table:table-cell>
          <table:table-cell/>
          <table:table-cell office:value-type="float" office:value="2197778" calcext:value-type="float">
            <text:p>2197778</text:p>
          </table:table-cell>
          <table:table-cell/>
          <table:table-cell office:value-type="float" office:value="2389940" calcext:value-type="float">
            <text:p>2389940</text:p>
          </table:table-cell>
          <table:table-cell/>
          <table:table-cell office:value-type="float" office:value="2578046" calcext:value-type="float">
            <text:p>2578046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8932" calcext:value-type="float">
            <text:p>118932</text:p>
          </table:table-cell>
          <table:table-cell table:number-columns-repeated="2"/>
          <table:table-cell office:value-type="float" office:value="117267" calcext:value-type="float">
            <text:p>117267</text:p>
          </table:table-cell>
          <table:table-cell table:number-columns-repeated="2"/>
          <table:table-cell office:value-type="float" office:value="143795" calcext:value-type="float">
            <text:p>143795</text:p>
          </table:table-cell>
          <table:table-cell table:number-columns-repeated="2"/>
          <table:table-cell office:value-type="float" office:value="145155" calcext:value-type="float">
            <text:p>145155</text:p>
          </table:table-cell>
          <table:table-cell table:number-columns-repeated="2"/>
          <table:table-cell office:value-type="float" office:value="126351" calcext:value-type="float">
            <text:p>126351</text:p>
          </table:table-cell>
          <table:table-cell table:number-columns-repeated="2"/>
          <table:table-cell office:value-type="float" office:value="122862" calcext:value-type="float">
            <text:p>122862</text:p>
          </table:table-cell>
          <table:table-cell table:number-columns-repeated="2"/>
          <table:table-cell office:value-type="float" office:value="121412" calcext:value-type="float">
            <text:p>121412</text:p>
          </table:table-cell>
          <table:table-cell table:number-columns-repeated="3"/>
          <table:table-cell office:value-type="float" office:value="120035" calcext:value-type="float">
            <text:p>120035</text:p>
          </table:table-cell>
          <table:table-cell table:number-columns-repeated="3"/>
          <table:table-cell office:value-type="float" office:value="129344" calcext:value-type="float">
            <text:p>129344</text:p>
          </table:table-cell>
          <table:table-cell/>
          <table:table-cell office:value-type="float" office:value="2606800" calcext:value-type="float">
            <text:p>2606800</text:p>
          </table:table-cell>
          <table:table-cell/>
          <table:table-cell office:value-type="float" office:value="2499008" calcext:value-type="float">
            <text:p>2499008</text:p>
          </table:table-cell>
          <table:table-cell/>
          <table:table-cell office:value-type="float" office:value="2740440" calcext:value-type="float">
            <text:p>2740440</text:p>
          </table:table-cell>
          <table:table-cell/>
          <table:table-cell office:value-type="float" office:value="2894699" calcext:value-type="float">
            <text:p>2894699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33813" calcext:value-type="float">
            <text:p>133813</text:p>
          </table:table-cell>
          <table:table-cell table:number-columns-repeated="2"/>
          <table:table-cell office:value-type="float" office:value="130312" calcext:value-type="float">
            <text:p>130312</text:p>
          </table:table-cell>
          <table:table-cell table:number-columns-repeated="2"/>
          <table:table-cell office:value-type="float" office:value="176751" calcext:value-type="float">
            <text:p>176751</text:p>
          </table:table-cell>
          <table:table-cell table:number-columns-repeated="2"/>
          <table:table-cell office:value-type="float" office:value="178687" calcext:value-type="float">
            <text:p>178687</text:p>
          </table:table-cell>
          <table:table-cell table:number-columns-repeated="2"/>
          <table:table-cell office:value-type="float" office:value="157388" calcext:value-type="float">
            <text:p>157388</text:p>
          </table:table-cell>
          <table:table-cell table:number-columns-repeated="2"/>
          <table:table-cell office:value-type="float" office:value="129010" calcext:value-type="float">
            <text:p>129010</text:p>
          </table:table-cell>
          <table:table-cell table:number-columns-repeated="2"/>
          <table:table-cell office:value-type="float" office:value="144081" calcext:value-type="float">
            <text:p>144081</text:p>
          </table:table-cell>
          <table:table-cell table:number-columns-repeated="3"/>
          <table:table-cell office:value-type="float" office:value="130286" calcext:value-type="float">
            <text:p>130286</text:p>
          </table:table-cell>
          <table:table-cell table:number-columns-repeated="3"/>
          <table:table-cell office:value-type="float" office:value="157877" calcext:value-type="float">
            <text:p>157877</text:p>
          </table:table-cell>
          <table:table-cell/>
          <table:table-cell office:value-type="float" office:value="2767754" calcext:value-type="float">
            <text:p>2767754</text:p>
          </table:table-cell>
          <table:table-cell/>
          <table:table-cell office:value-type="float" office:value="2629095" calcext:value-type="float">
            <text:p>2629095</text:p>
          </table:table-cell>
          <table:table-cell/>
          <table:table-cell office:value-type="float" office:value="2798148" calcext:value-type="float">
            <text:p>2798148</text:p>
          </table:table-cell>
          <table:table-cell/>
          <table:table-cell office:value-type="float" office:value="3008778" calcext:value-type="float">
            <text:p>3008778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42914" calcext:value-type="float">
            <text:p>142914</text:p>
          </table:table-cell>
          <table:table-cell table:number-columns-repeated="2"/>
          <table:table-cell office:value-type="float" office:value="143818" calcext:value-type="float">
            <text:p>143818</text:p>
          </table:table-cell>
          <table:table-cell table:number-columns-repeated="2"/>
          <table:table-cell office:value-type="float" office:value="202378" calcext:value-type="float">
            <text:p>202378</text:p>
          </table:table-cell>
          <table:table-cell table:number-columns-repeated="2"/>
          <table:table-cell office:value-type="float" office:value="194099" calcext:value-type="float">
            <text:p>194099</text:p>
          </table:table-cell>
          <table:table-cell table:number-columns-repeated="2"/>
          <table:table-cell office:value-type="float" office:value="178485" calcext:value-type="float">
            <text:p>178485</text:p>
          </table:table-cell>
          <table:table-cell table:number-columns-repeated="2"/>
          <table:table-cell office:value-type="float" office:value="146102" calcext:value-type="float">
            <text:p>146102</text:p>
          </table:table-cell>
          <table:table-cell table:number-columns-repeated="2"/>
          <table:table-cell office:value-type="float" office:value="188643" calcext:value-type="float">
            <text:p>188643</text:p>
          </table:table-cell>
          <table:table-cell table:number-columns-repeated="3"/>
          <table:table-cell office:value-type="float" office:value="143077" calcext:value-type="float">
            <text:p>143077</text:p>
          </table:table-cell>
          <table:table-cell table:number-columns-repeated="3"/>
          <table:table-cell office:value-type="float" office:value="169401" calcext:value-type="float">
            <text:p>169401</text:p>
          </table:table-cell>
          <table:table-cell/>
          <table:table-cell office:value-type="float" office:value="2874083" calcext:value-type="float">
            <text:p>2874083</text:p>
          </table:table-cell>
          <table:table-cell/>
          <table:table-cell office:value-type="float" office:value="2769766" calcext:value-type="float">
            <text:p>2769766</text:p>
          </table:table-cell>
          <table:table-cell/>
          <table:table-cell office:value-type="float" office:value="2518445" calcext:value-type="float">
            <text:p>2518445</text:p>
          </table:table-cell>
          <table:table-cell/>
          <table:table-cell office:value-type="float" office:value="2847558" calcext:value-type="float">
            <text:p>2847558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54477" calcext:value-type="float">
            <text:p>154477</text:p>
          </table:table-cell>
          <table:table-cell table:number-columns-repeated="2"/>
          <table:table-cell office:value-type="float" office:value="154575" calcext:value-type="float">
            <text:p>154575</text:p>
          </table:table-cell>
          <table:table-cell table:number-columns-repeated="2"/>
          <table:table-cell office:value-type="float" office:value="216735" calcext:value-type="float">
            <text:p>216735</text:p>
          </table:table-cell>
          <table:table-cell table:number-columns-repeated="2"/>
          <table:table-cell office:value-type="float" office:value="232892" calcext:value-type="float">
            <text:p>232892</text:p>
          </table:table-cell>
          <table:table-cell table:number-columns-repeated="2"/>
          <table:table-cell office:value-type="float" office:value="217312" calcext:value-type="float">
            <text:p>217312</text:p>
          </table:table-cell>
          <table:table-cell table:number-columns-repeated="2"/>
          <table:table-cell office:value-type="float" office:value="154364" calcext:value-type="float">
            <text:p>154364</text:p>
          </table:table-cell>
          <table:table-cell table:number-columns-repeated="2"/>
          <table:table-cell office:value-type="float" office:value="214048" calcext:value-type="float">
            <text:p>214048</text:p>
          </table:table-cell>
          <table:table-cell table:number-columns-repeated="3"/>
          <table:table-cell office:value-type="float" office:value="142343" calcext:value-type="float">
            <text:p>142343</text:p>
          </table:table-cell>
          <table:table-cell table:number-columns-repeated="3"/>
          <table:table-cell office:value-type="float" office:value="210469" calcext:value-type="float">
            <text:p>210469</text:p>
          </table:table-cell>
          <table:table-cell/>
          <table:table-cell office:value-type="float" office:value="2903214" calcext:value-type="float">
            <text:p>2903214</text:p>
          </table:table-cell>
          <table:table-cell/>
          <table:table-cell office:value-type="float" office:value="2799965" calcext:value-type="float">
            <text:p>2799965</text:p>
          </table:table-cell>
          <table:table-cell/>
          <table:table-cell office:value-type="float" office:value="2591461" calcext:value-type="float">
            <text:p>2591461</text:p>
          </table:table-cell>
          <table:table-cell/>
          <table:table-cell office:value-type="float" office:value="2769532" calcext:value-type="float">
            <text:p>2769532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68075" calcext:value-type="float">
            <text:p>168075</text:p>
          </table:table-cell>
          <table:table-cell table:number-columns-repeated="2"/>
          <table:table-cell office:value-type="float" office:value="170793" calcext:value-type="float">
            <text:p>170793</text:p>
          </table:table-cell>
          <table:table-cell table:number-columns-repeated="2"/>
          <table:table-cell office:value-type="float" office:value="260455" calcext:value-type="float">
            <text:p>260455</text:p>
          </table:table-cell>
          <table:table-cell table:number-columns-repeated="2"/>
          <table:table-cell office:value-type="float" office:value="257643" calcext:value-type="float">
            <text:p>257643</text:p>
          </table:table-cell>
          <table:table-cell table:number-columns-repeated="2"/>
          <table:table-cell office:value-type="float" office:value="239809" calcext:value-type="float">
            <text:p>239809</text:p>
          </table:table-cell>
          <table:table-cell table:number-columns-repeated="2"/>
          <table:table-cell office:value-type="float" office:value="164396" calcext:value-type="float">
            <text:p>164396</text:p>
          </table:table-cell>
          <table:table-cell table:number-columns-repeated="2"/>
          <table:table-cell office:value-type="float" office:value="230677" calcext:value-type="float">
            <text:p>230677</text:p>
          </table:table-cell>
          <table:table-cell table:number-columns-repeated="3"/>
          <table:table-cell office:value-type="float" office:value="153150" calcext:value-type="float">
            <text:p>153150</text:p>
          </table:table-cell>
          <table:table-cell table:number-columns-repeated="3"/>
          <table:table-cell office:value-type="float" office:value="159647" calcext:value-type="float">
            <text:p>159647</text:p>
          </table:table-cell>
          <table:table-cell/>
          <table:table-cell office:value-type="float" office:value="3008391" calcext:value-type="float">
            <text:p>3008391</text:p>
          </table:table-cell>
          <table:table-cell/>
          <table:table-cell office:value-type="float" office:value="2710608" calcext:value-type="float">
            <text:p>2710608</text:p>
          </table:table-cell>
          <table:table-cell/>
          <table:table-cell office:value-type="float" office:value="2596225" calcext:value-type="float">
            <text:p>2596225</text:p>
          </table:table-cell>
          <table:table-cell/>
          <table:table-cell office:value-type="float" office:value="2988199" calcext:value-type="float">
            <text:p>2988199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12334" calcext:value-type="float">
            <text:p>212334</text:p>
          </table:table-cell>
          <table:table-cell table:number-columns-repeated="2"/>
          <table:table-cell office:value-type="float" office:value="193040" calcext:value-type="float">
            <text:p>193040</text:p>
          </table:table-cell>
          <table:table-cell table:number-columns-repeated="2"/>
          <table:table-cell office:value-type="float" office:value="312616" calcext:value-type="float">
            <text:p>312616</text:p>
          </table:table-cell>
          <table:table-cell table:number-columns-repeated="2"/>
          <table:table-cell office:value-type="float" office:value="316980" calcext:value-type="float">
            <text:p>316980</text:p>
          </table:table-cell>
          <table:table-cell table:number-columns-repeated="2"/>
          <table:table-cell office:value-type="float" office:value="300580" calcext:value-type="float">
            <text:p>300580</text:p>
          </table:table-cell>
          <table:table-cell table:number-columns-repeated="2"/>
          <table:table-cell office:value-type="float" office:value="214891" calcext:value-type="float">
            <text:p>214891</text:p>
          </table:table-cell>
          <table:table-cell table:number-columns-repeated="2"/>
          <table:table-cell office:value-type="float" office:value="298787" calcext:value-type="float">
            <text:p>298787</text:p>
          </table:table-cell>
          <table:table-cell table:number-columns-repeated="3"/>
          <table:table-cell office:value-type="float" office:value="220900" calcext:value-type="float">
            <text:p>220900</text:p>
          </table:table-cell>
          <table:table-cell table:number-columns-repeated="3"/>
          <table:table-cell office:value-type="float" office:value="288641" calcext:value-type="float">
            <text:p>288641</text:p>
          </table:table-cell>
          <table:table-cell/>
          <table:table-cell office:value-type="float" office:value="3018923" calcext:value-type="float">
            <text:p>3018923</text:p>
          </table:table-cell>
          <table:table-cell/>
          <table:table-cell office:value-type="float" office:value="2835975" calcext:value-type="float">
            <text:p>2835975</text:p>
          </table:table-cell>
          <table:table-cell/>
          <table:table-cell office:value-type="float" office:value="2236021" calcext:value-type="float">
            <text:p>2236021</text:p>
          </table:table-cell>
          <table:table-cell/>
          <table:table-cell office:value-type="float" office:value="2730985" calcext:value-type="float">
            <text:p>2730985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34657" calcext:value-type="float">
            <text:p>234657</text:p>
          </table:table-cell>
          <table:table-cell table:number-columns-repeated="2"/>
          <table:table-cell office:value-type="float" office:value="232303" calcext:value-type="float">
            <text:p>232303</text:p>
          </table:table-cell>
          <table:table-cell table:number-columns-repeated="2"/>
          <table:table-cell office:value-type="float" office:value="324105" calcext:value-type="float">
            <text:p>324105</text:p>
          </table:table-cell>
          <table:table-cell table:number-columns-repeated="2"/>
          <table:table-cell office:value-type="float" office:value="325377" calcext:value-type="float">
            <text:p>325377</text:p>
          </table:table-cell>
          <table:table-cell table:number-columns-repeated="2"/>
          <table:table-cell office:value-type="float" office:value="319503" calcext:value-type="float">
            <text:p>319503</text:p>
          </table:table-cell>
          <table:table-cell table:number-columns-repeated="2"/>
          <table:table-cell office:value-type="float" office:value="229296" calcext:value-type="float">
            <text:p>229296</text:p>
          </table:table-cell>
          <table:table-cell table:number-columns-repeated="2"/>
          <table:table-cell office:value-type="float" office:value="306955" calcext:value-type="float">
            <text:p>306955</text:p>
          </table:table-cell>
          <table:table-cell table:number-columns-repeated="3"/>
          <table:table-cell office:value-type="float" office:value="241293" calcext:value-type="float">
            <text:p>241293</text:p>
          </table:table-cell>
          <table:table-cell table:number-columns-repeated="3"/>
          <table:table-cell office:value-type="float" office:value="292583" calcext:value-type="float">
            <text:p>292583</text:p>
          </table:table-cell>
          <table:table-cell/>
          <table:table-cell office:value-type="float" office:value="2260080" calcext:value-type="float">
            <text:p>2260080</text:p>
          </table:table-cell>
          <table:table-cell/>
          <table:table-cell office:value-type="float" office:value="2603693" calcext:value-type="float">
            <text:p>2603693</text:p>
          </table:table-cell>
          <table:table-cell/>
          <table:table-cell office:value-type="float" office:value="1979724" calcext:value-type="float">
            <text:p>1979724</text:p>
          </table:table-cell>
          <table:table-cell/>
          <table:table-cell office:value-type="float" office:value="2475111" calcext:value-type="float">
            <text:p>247511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61630" calcext:value-type="float">
            <text:p>261630</text:p>
          </table:table-cell>
          <table:table-cell table:number-columns-repeated="2"/>
          <table:table-cell office:value-type="float" office:value="257595" calcext:value-type="float">
            <text:p>257595</text:p>
          </table:table-cell>
          <table:table-cell table:number-columns-repeated="2"/>
          <table:table-cell office:value-type="float" office:value="307839" calcext:value-type="float">
            <text:p>307839</text:p>
          </table:table-cell>
          <table:table-cell table:number-columns-repeated="2"/>
          <table:table-cell office:value-type="float" office:value="309659" calcext:value-type="float">
            <text:p>309659</text:p>
          </table:table-cell>
          <table:table-cell table:number-columns-repeated="2"/>
          <table:table-cell office:value-type="float" office:value="306410" calcext:value-type="float">
            <text:p>306410</text:p>
          </table:table-cell>
          <table:table-cell table:number-columns-repeated="2"/>
          <table:table-cell office:value-type="float" office:value="253832" calcext:value-type="float">
            <text:p>253832</text:p>
          </table:table-cell>
          <table:table-cell table:number-columns-repeated="2"/>
          <table:table-cell office:value-type="float" office:value="297494" calcext:value-type="float">
            <text:p>297494</text:p>
          </table:table-cell>
          <table:table-cell table:number-columns-repeated="3"/>
          <table:table-cell office:value-type="float" office:value="254486" calcext:value-type="float">
            <text:p>254486</text:p>
          </table:table-cell>
          <table:table-cell table:number-columns-repeated="3"/>
          <table:table-cell office:value-type="float" office:value="303155" calcext:value-type="float">
            <text:p>303155</text:p>
          </table:table-cell>
          <table:table-cell/>
          <table:table-cell office:value-type="float" office:value="2636584" calcext:value-type="float">
            <text:p>2636584</text:p>
          </table:table-cell>
          <table:table-cell/>
          <table:table-cell office:value-type="float" office:value="2524538" calcext:value-type="float">
            <text:p>2524538</text:p>
          </table:table-cell>
          <table:table-cell/>
          <table:table-cell office:value-type="float" office:value="1526563" calcext:value-type="float">
            <text:p>1526563</text:p>
          </table:table-cell>
          <table:table-cell/>
          <table:table-cell office:value-type="float" office:value="2075211" calcext:value-type="float">
            <text:p>207521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61091" calcext:value-type="float">
            <text:p>261091</text:p>
          </table:table-cell>
          <table:table-cell table:number-columns-repeated="2"/>
          <table:table-cell office:value-type="float" office:value="259669" calcext:value-type="float">
            <text:p>259669</text:p>
          </table:table-cell>
          <table:table-cell table:number-columns-repeated="2"/>
          <table:table-cell office:value-type="float" office:value="314563" calcext:value-type="float">
            <text:p>314563</text:p>
          </table:table-cell>
          <table:table-cell table:number-columns-repeated="2"/>
          <table:table-cell office:value-type="float" office:value="322731" calcext:value-type="float">
            <text:p>322731</text:p>
          </table:table-cell>
          <table:table-cell table:number-columns-repeated="2"/>
          <table:table-cell office:value-type="float" office:value="310594" calcext:value-type="float">
            <text:p>310594</text:p>
          </table:table-cell>
          <table:table-cell table:number-columns-repeated="2"/>
          <table:table-cell office:value-type="float" office:value="258998" calcext:value-type="float">
            <text:p>258998</text:p>
          </table:table-cell>
          <table:table-cell table:number-columns-repeated="2"/>
          <table:table-cell office:value-type="float" office:value="342100" calcext:value-type="float">
            <text:p>342100</text:p>
          </table:table-cell>
          <table:table-cell table:number-columns-repeated="3"/>
          <table:table-cell office:value-type="float" office:value="256346" calcext:value-type="float">
            <text:p>256346</text:p>
          </table:table-cell>
          <table:table-cell table:number-columns-repeated="3"/>
          <table:table-cell office:value-type="float" office:value="340976" calcext:value-type="float">
            <text:p>340976</text:p>
          </table:table-cell>
          <table:table-cell/>
          <table:table-cell office:value-type="float" office:value="2642197" calcext:value-type="float">
            <text:p>2642197</text:p>
          </table:table-cell>
          <table:table-cell/>
          <table:table-cell office:value-type="float" office:value="2566617" calcext:value-type="float">
            <text:p>2566617</text:p>
          </table:table-cell>
          <table:table-cell/>
          <table:table-cell office:value-type="float" office:value="1186627" calcext:value-type="float">
            <text:p>1186627</text:p>
          </table:table-cell>
          <table:table-cell/>
          <table:table-cell office:value-type="float" office:value="2200464" calcext:value-type="float">
            <text:p>2200464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06635" calcext:value-type="float">
            <text:p>106635</text:p>
          </table:table-cell>
          <table:table-cell table:number-columns-repeated="2"/>
          <table:table-cell office:value-type="float" office:value="105072" calcext:value-type="float">
            <text:p>105072</text:p>
          </table:table-cell>
          <table:table-cell table:number-columns-repeated="2"/>
          <table:table-cell office:value-type="float" office:value="141358" calcext:value-type="float">
            <text:p>141358</text:p>
          </table:table-cell>
          <table:table-cell table:number-columns-repeated="2"/>
          <table:table-cell office:value-type="float" office:value="139194" calcext:value-type="float">
            <text:p>139194</text:p>
          </table:table-cell>
          <table:table-cell table:number-columns-repeated="2"/>
          <table:table-cell office:value-type="float" office:value="125163" calcext:value-type="float">
            <text:p>125163</text:p>
          </table:table-cell>
          <table:table-cell table:number-columns-repeated="2"/>
          <table:table-cell office:value-type="float" office:value="102220" calcext:value-type="float">
            <text:p>102220</text:p>
          </table:table-cell>
          <table:table-cell table:number-columns-repeated="2"/>
          <table:table-cell office:value-type="float" office:value="117579" calcext:value-type="float">
            <text:p>117579</text:p>
          </table:table-cell>
          <table:table-cell table:number-columns-repeated="3"/>
          <table:table-cell office:value-type="float" office:value="102474" calcext:value-type="float">
            <text:p>102474</text:p>
          </table:table-cell>
          <table:table-cell table:number-columns-repeated="3"/>
          <table:table-cell office:value-type="float" office:value="125259" calcext:value-type="float">
            <text:p>125259</text:p>
          </table:table-cell>
          <table:table-cell/>
          <table:table-cell office:value-type="float" office:value="2620203" calcext:value-type="float">
            <text:p>2620203</text:p>
          </table:table-cell>
          <table:table-cell/>
          <table:table-cell office:value-type="float" office:value="2491692" calcext:value-type="float">
            <text:p>2491692</text:p>
          </table:table-cell>
          <table:table-cell/>
          <table:table-cell office:value-type="float" office:value="2713930" calcext:value-type="float">
            <text:p>2713930</text:p>
          </table:table-cell>
          <table:table-cell/>
          <table:table-cell office:value-type="float" office:value="2869854" calcext:value-type="float">
            <text:p>2869854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08552" calcext:value-type="float">
            <text:p>108552</text:p>
          </table:table-cell>
          <table:table-cell table:number-columns-repeated="2"/>
          <table:table-cell office:value-type="float" office:value="109681" calcext:value-type="float">
            <text:p>109681</text:p>
          </table:table-cell>
          <table:table-cell table:number-columns-repeated="2"/>
          <table:table-cell office:value-type="float" office:value="175721" calcext:value-type="float">
            <text:p>175721</text:p>
          </table:table-cell>
          <table:table-cell table:number-columns-repeated="2"/>
          <table:table-cell office:value-type="float" office:value="179387" calcext:value-type="float">
            <text:p>179387</text:p>
          </table:table-cell>
          <table:table-cell table:number-columns-repeated="2"/>
          <table:table-cell office:value-type="float" office:value="159534" calcext:value-type="float">
            <text:p>159534</text:p>
          </table:table-cell>
          <table:table-cell table:number-columns-repeated="2"/>
          <table:table-cell office:value-type="float" office:value="106943" calcext:value-type="float">
            <text:p>106943</text:p>
          </table:table-cell>
          <table:table-cell table:number-columns-repeated="2"/>
          <table:table-cell office:value-type="float" office:value="154444" calcext:value-type="float">
            <text:p>154444</text:p>
          </table:table-cell>
          <table:table-cell table:number-columns-repeated="3"/>
          <table:table-cell office:value-type="float" office:value="106633" calcext:value-type="float">
            <text:p>106633</text:p>
          </table:table-cell>
          <table:table-cell table:number-columns-repeated="3"/>
          <table:table-cell office:value-type="float" office:value="169278" calcext:value-type="float">
            <text:p>169278</text:p>
          </table:table-cell>
          <table:table-cell/>
          <table:table-cell office:value-type="float" office:value="2731144" calcext:value-type="float">
            <text:p>2731144</text:p>
          </table:table-cell>
          <table:table-cell/>
          <table:table-cell office:value-type="float" office:value="2668251" calcext:value-type="float">
            <text:p>2668251</text:p>
          </table:table-cell>
          <table:table-cell/>
          <table:table-cell office:value-type="float" office:value="2725964" calcext:value-type="float">
            <text:p>2725964</text:p>
          </table:table-cell>
          <table:table-cell/>
          <table:table-cell office:value-type="float" office:value="2913410" calcext:value-type="float">
            <text:p>2913410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10711" calcext:value-type="float">
            <text:p>110711</text:p>
          </table:table-cell>
          <table:table-cell table:number-columns-repeated="2"/>
          <table:table-cell office:value-type="float" office:value="108134" calcext:value-type="float">
            <text:p>108134</text:p>
          </table:table-cell>
          <table:table-cell table:number-columns-repeated="2"/>
          <table:table-cell office:value-type="float" office:value="210974" calcext:value-type="float">
            <text:p>210974</text:p>
          </table:table-cell>
          <table:table-cell table:number-columns-repeated="2"/>
          <table:table-cell office:value-type="float" office:value="208332" calcext:value-type="float">
            <text:p>208332</text:p>
          </table:table-cell>
          <table:table-cell table:number-columns-repeated="2"/>
          <table:table-cell office:value-type="float" office:value="180271" calcext:value-type="float">
            <text:p>180271</text:p>
          </table:table-cell>
          <table:table-cell table:number-columns-repeated="2"/>
          <table:table-cell office:value-type="float" office:value="109251" calcext:value-type="float">
            <text:p>109251</text:p>
          </table:table-cell>
          <table:table-cell table:number-columns-repeated="2"/>
          <table:table-cell office:value-type="float" office:value="183789" calcext:value-type="float">
            <text:p>183789</text:p>
          </table:table-cell>
          <table:table-cell table:number-columns-repeated="3"/>
          <table:table-cell office:value-type="float" office:value="116532" calcext:value-type="float">
            <text:p>116532</text:p>
          </table:table-cell>
          <table:table-cell table:number-columns-repeated="3"/>
          <table:table-cell office:value-type="float" office:value="181135" calcext:value-type="float">
            <text:p>181135</text:p>
          </table:table-cell>
          <table:table-cell/>
          <table:table-cell office:value-type="float" office:value="2926315" calcext:value-type="float">
            <text:p>2926315</text:p>
          </table:table-cell>
          <table:table-cell/>
          <table:table-cell office:value-type="float" office:value="2750008" calcext:value-type="float">
            <text:p>2750008</text:p>
          </table:table-cell>
          <table:table-cell/>
          <table:table-cell office:value-type="float" office:value="2572621" calcext:value-type="float">
            <text:p>2572621</text:p>
          </table:table-cell>
          <table:table-cell/>
          <table:table-cell office:value-type="float" office:value="2691704" calcext:value-type="float">
            <text:p>2691704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13151" calcext:value-type="float">
            <text:p>113151</text:p>
          </table:table-cell>
          <table:table-cell table:number-columns-repeated="2"/>
          <table:table-cell office:value-type="float" office:value="110585" calcext:value-type="float">
            <text:p>110585</text:p>
          </table:table-cell>
          <table:table-cell table:number-columns-repeated="2"/>
          <table:table-cell office:value-type="float" office:value="234585" calcext:value-type="float">
            <text:p>234585</text:p>
          </table:table-cell>
          <table:table-cell table:number-columns-repeated="2"/>
          <table:table-cell office:value-type="float" office:value="236157" calcext:value-type="float">
            <text:p>236157</text:p>
          </table:table-cell>
          <table:table-cell table:number-columns-repeated="2"/>
          <table:table-cell office:value-type="float" office:value="210670" calcext:value-type="float">
            <text:p>210670</text:p>
          </table:table-cell>
          <table:table-cell table:number-columns-repeated="2"/>
          <table:table-cell office:value-type="float" office:value="107002" calcext:value-type="float">
            <text:p>107002</text:p>
          </table:table-cell>
          <table:table-cell table:number-columns-repeated="2"/>
          <table:table-cell office:value-type="float" office:value="209748" calcext:value-type="float">
            <text:p>209748</text:p>
          </table:table-cell>
          <table:table-cell table:number-columns-repeated="3"/>
          <table:table-cell office:value-type="float" office:value="102523" calcext:value-type="float">
            <text:p>102523</text:p>
          </table:table-cell>
          <table:table-cell table:number-columns-repeated="3"/>
          <table:table-cell office:value-type="float" office:value="212671" calcext:value-type="float">
            <text:p>212671</text:p>
          </table:table-cell>
          <table:table-cell/>
          <table:table-cell office:value-type="float" office:value="2996342" calcext:value-type="float">
            <text:p>2996342</text:p>
          </table:table-cell>
          <table:table-cell/>
          <table:table-cell office:value-type="float" office:value="2835681" calcext:value-type="float">
            <text:p>2835681</text:p>
          </table:table-cell>
          <table:table-cell/>
          <table:table-cell office:value-type="float" office:value="2701468" calcext:value-type="float">
            <text:p>2701468</text:p>
          </table:table-cell>
          <table:table-cell/>
          <table:table-cell office:value-type="float" office:value="2889951" calcext:value-type="float">
            <text:p>2889951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5008" calcext:value-type="float">
            <text:p>105008</text:p>
          </table:table-cell>
          <table:table-cell table:number-columns-repeated="2"/>
          <table:table-cell office:value-type="float" office:value="103609" calcext:value-type="float">
            <text:p>103609</text:p>
          </table:table-cell>
          <table:table-cell table:number-columns-repeated="2"/>
          <table:table-cell office:value-type="float" office:value="264232" calcext:value-type="float">
            <text:p>264232</text:p>
          </table:table-cell>
          <table:table-cell table:number-columns-repeated="2"/>
          <table:table-cell office:value-type="float" office:value="264274" calcext:value-type="float">
            <text:p>264274</text:p>
          </table:table-cell>
          <table:table-cell table:number-columns-repeated="2"/>
          <table:table-cell office:value-type="float" office:value="230782" calcext:value-type="float">
            <text:p>230782</text:p>
          </table:table-cell>
          <table:table-cell table:number-columns-repeated="2"/>
          <table:table-cell office:value-type="float" office:value="101105" calcext:value-type="float">
            <text:p>101105</text:p>
          </table:table-cell>
          <table:table-cell table:number-columns-repeated="2"/>
          <table:table-cell office:value-type="float" office:value="229883" calcext:value-type="float">
            <text:p>229883</text:p>
          </table:table-cell>
          <table:table-cell table:number-columns-repeated="4"/>
          <table:table-cell office:value-type="float" office:value="95442" calcext:value-type="float">
            <text:p>95442</text:p>
          </table:table-cell>
          <table:table-cell table:number-columns-repeated="3"/>
          <table:table-cell office:value-type="float" office:value="237697" calcext:value-type="float">
            <text:p>237697</text:p>
          </table:table-cell>
          <table:table-cell/>
          <table:table-cell office:value-type="float" office:value="3043260" calcext:value-type="float">
            <text:p>3043260</text:p>
          </table:table-cell>
          <table:table-cell/>
          <table:table-cell office:value-type="float" office:value="2835828" calcext:value-type="float">
            <text:p>2835828</text:p>
          </table:table-cell>
          <table:table-cell/>
          <table:table-cell office:value-type="float" office:value="2634697" calcext:value-type="float">
            <text:p>2634697</text:p>
          </table:table-cell>
          <table:table-cell/>
          <table:table-cell office:value-type="float" office:value="2846470" calcext:value-type="float">
            <text:p>2846470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08736" calcext:value-type="float">
            <text:p>108736</text:p>
          </table:table-cell>
          <table:table-cell table:number-columns-repeated="2"/>
          <table:table-cell office:value-type="float" office:value="106156" calcext:value-type="float">
            <text:p>106156</text:p>
          </table:table-cell>
          <table:table-cell table:number-columns-repeated="2"/>
          <table:table-cell office:value-type="float" office:value="288882" calcext:value-type="float">
            <text:p>288882</text:p>
          </table:table-cell>
          <table:table-cell table:number-columns-repeated="2"/>
          <table:table-cell office:value-type="float" office:value="285233" calcext:value-type="float">
            <text:p>285233</text:p>
          </table:table-cell>
          <table:table-cell table:number-columns-repeated="2"/>
          <table:table-cell office:value-type="float" office:value="275228" calcext:value-type="float">
            <text:p>275228</text:p>
          </table:table-cell>
          <table:table-cell table:number-columns-repeated="2"/>
          <table:table-cell office:value-type="float" office:value="103190" calcext:value-type="float">
            <text:p>103190</text:p>
          </table:table-cell>
          <table:table-cell table:number-columns-repeated="2"/>
          <table:table-cell office:value-type="float" office:value="265965" calcext:value-type="float">
            <text:p>265965</text:p>
          </table:table-cell>
          <table:table-cell table:number-columns-repeated="3"/>
          <table:table-cell office:value-type="float" office:value="100694" calcext:value-type="float">
            <text:p>100694</text:p>
          </table:table-cell>
          <table:table-cell table:number-columns-repeated="3"/>
          <table:table-cell office:value-type="float" office:value="234676" calcext:value-type="float">
            <text:p>234676</text:p>
          </table:table-cell>
          <table:table-cell/>
          <table:table-cell office:value-type="float" office:value="2994808" calcext:value-type="float">
            <text:p>2994808</text:p>
          </table:table-cell>
          <table:table-cell/>
          <table:table-cell office:value-type="float" office:value="2888855" calcext:value-type="float">
            <text:p>2888855</text:p>
          </table:table-cell>
          <table:table-cell/>
          <table:table-cell office:value-type="float" office:value="2536379" calcext:value-type="float">
            <text:p>2536379</text:p>
          </table:table-cell>
          <table:table-cell/>
          <table:table-cell office:value-type="float" office:value="2804087" calcext:value-type="float">
            <text:p>280408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94861" calcext:value-type="float">
            <text:p>94861</text:p>
          </table:table-cell>
          <table:table-cell table:number-columns-repeated="3"/>
          <table:table-cell office:value-type="float" office:value="93053" calcext:value-type="float">
            <text:p>93053</text:p>
          </table:table-cell>
          <table:table-cell table:number-columns-repeated="2"/>
          <table:table-cell office:value-type="float" office:value="301621" calcext:value-type="float">
            <text:p>301621</text:p>
          </table:table-cell>
          <table:table-cell table:number-columns-repeated="2"/>
          <table:table-cell office:value-type="float" office:value="334115" calcext:value-type="float">
            <text:p>334115</text:p>
          </table:table-cell>
          <table:table-cell table:number-columns-repeated="2"/>
          <table:table-cell office:value-type="float" office:value="333041" calcext:value-type="float">
            <text:p>333041</text:p>
          </table:table-cell>
          <table:table-cell table:number-columns-repeated="3"/>
          <table:table-cell office:value-type="float" office:value="89211" calcext:value-type="float">
            <text:p>89211</text:p>
          </table:table-cell>
          <table:table-cell table:number-columns-repeated="2"/>
          <table:table-cell office:value-type="float" office:value="310654" calcext:value-type="float">
            <text:p>310654</text:p>
          </table:table-cell>
          <table:table-cell table:number-columns-repeated="4"/>
          <table:table-cell office:value-type="float" office:value="84837" calcext:value-type="float">
            <text:p>84837</text:p>
          </table:table-cell>
          <table:table-cell table:number-columns-repeated="3"/>
          <table:table-cell office:value-type="float" office:value="269727" calcext:value-type="float">
            <text:p>269727</text:p>
          </table:table-cell>
          <table:table-cell/>
          <table:table-cell office:value-type="float" office:value="2910615" calcext:value-type="float">
            <text:p>2910615</text:p>
          </table:table-cell>
          <table:table-cell/>
          <table:table-cell office:value-type="float" office:value="2758086" calcext:value-type="float">
            <text:p>2758086</text:p>
          </table:table-cell>
          <table:table-cell/>
          <table:table-cell office:value-type="float" office:value="2175656" calcext:value-type="float">
            <text:p>2175656</text:p>
          </table:table-cell>
          <table:table-cell/>
          <table:table-cell office:value-type="float" office:value="2448918" calcext:value-type="float">
            <text:p>2448918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74620" calcext:value-type="float">
            <text:p>74620</text:p>
          </table:table-cell>
          <table:table-cell table:number-columns-repeated="3"/>
          <table:table-cell office:value-type="float" office:value="70721" calcext:value-type="float">
            <text:p>70721</text:p>
          </table:table-cell>
          <table:table-cell table:number-columns-repeated="2"/>
          <table:table-cell office:value-type="float" office:value="329989" calcext:value-type="float">
            <text:p>329989</text:p>
          </table:table-cell>
          <table:table-cell table:number-columns-repeated="2"/>
          <table:table-cell office:value-type="float" office:value="326788" calcext:value-type="float">
            <text:p>326788</text:p>
          </table:table-cell>
          <table:table-cell table:number-columns-repeated="2"/>
          <table:table-cell office:value-type="float" office:value="330969" calcext:value-type="float">
            <text:p>330969</text:p>
          </table:table-cell>
          <table:table-cell table:number-columns-repeated="3"/>
          <table:table-cell office:value-type="float" office:value="66424" calcext:value-type="float">
            <text:p>66424</text:p>
          </table:table-cell>
          <table:table-cell table:number-columns-repeated="2"/>
          <table:table-cell office:value-type="float" office:value="324863" calcext:value-type="float">
            <text:p>324863</text:p>
          </table:table-cell>
          <table:table-cell table:number-columns-repeated="4"/>
          <table:table-cell office:value-type="float" office:value="62008" calcext:value-type="float">
            <text:p>62008</text:p>
          </table:table-cell>
          <table:table-cell table:number-columns-repeated="3"/>
          <table:table-cell office:value-type="float" office:value="329099" calcext:value-type="float">
            <text:p>329099</text:p>
          </table:table-cell>
          <table:table-cell/>
          <table:table-cell office:value-type="float" office:value="2623980" calcext:value-type="float">
            <text:p>2623980</text:p>
          </table:table-cell>
          <table:table-cell/>
          <table:table-cell office:value-type="float" office:value="2463444" calcext:value-type="float">
            <text:p>2463444</text:p>
          </table:table-cell>
          <table:table-cell/>
          <table:table-cell office:value-type="float" office:value="1856102" calcext:value-type="float">
            <text:p>1856102</text:p>
          </table:table-cell>
          <table:table-cell/>
          <table:table-cell office:value-type="float" office:value="2208964" calcext:value-type="float">
            <text:p>2208964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50182" calcext:value-type="float">
            <text:p>50182</text:p>
          </table:table-cell>
          <table:table-cell table:number-columns-repeated="3"/>
          <table:table-cell office:value-type="float" office:value="45951" calcext:value-type="float">
            <text:p>45951</text:p>
          </table:table-cell>
          <table:table-cell table:number-columns-repeated="2"/>
          <table:table-cell office:value-type="float" office:value="320197" calcext:value-type="float">
            <text:p>320197</text:p>
          </table:table-cell>
          <table:table-cell table:number-columns-repeated="2"/>
          <table:table-cell office:value-type="float" office:value="324543" calcext:value-type="float">
            <text:p>324543</text:p>
          </table:table-cell>
          <table:table-cell table:number-columns-repeated="2"/>
          <table:table-cell office:value-type="float" office:value="325174" calcext:value-type="float">
            <text:p>325174</text:p>
          </table:table-cell>
          <table:table-cell table:number-columns-repeated="3"/>
          <table:table-cell office:value-type="float" office:value="41517" calcext:value-type="float">
            <text:p>41517</text:p>
          </table:table-cell>
          <table:table-cell table:number-columns-repeated="2"/>
          <table:table-cell office:value-type="float" office:value="322555" calcext:value-type="float">
            <text:p>322555</text:p>
          </table:table-cell>
          <table:table-cell table:number-columns-repeated="4"/>
          <table:table-cell office:value-type="float" office:value="37293" calcext:value-type="float">
            <text:p>37293</text:p>
          </table:table-cell>
          <table:table-cell table:number-columns-repeated="3"/>
          <table:table-cell office:value-type="float" office:value="323053" calcext:value-type="float">
            <text:p>323053</text:p>
          </table:table-cell>
          <table:table-cell/>
          <table:table-cell office:value-type="float" office:value="2653623" calcext:value-type="float">
            <text:p>2653623</text:p>
          </table:table-cell>
          <table:table-cell/>
          <table:table-cell office:value-type="float" office:value="2550832" calcext:value-type="float">
            <text:p>2550832</text:p>
          </table:table-cell>
          <table:table-cell/>
          <table:table-cell office:value-type="float" office:value="1515318" calcext:value-type="float">
            <text:p>1515318</text:p>
          </table:table-cell>
          <table:table-cell/>
          <table:table-cell office:value-type="float" office:value="2149256" calcext:value-type="float">
            <text:p>2149256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0109" calcext:value-type="float">
            <text:p>20109</text:p>
          </table:table-cell>
          <table:table-cell table:number-columns-repeated="3"/>
          <table:table-cell office:value-type="float" office:value="20325" calcext:value-type="float">
            <text:p>20325</text:p>
          </table:table-cell>
          <table:table-cell table:number-columns-repeated="3"/>
          <table:table-cell office:value-type="float" office:value="69892" calcext:value-type="float">
            <text:p>69892</text:p>
          </table:table-cell>
          <table:table-cell table:number-columns-repeated="2"/>
          <table:table-cell office:value-type="float" office:value="150122" calcext:value-type="float">
            <text:p>150122</text:p>
          </table:table-cell>
          <table:table-cell table:number-columns-repeated="2"/>
          <table:table-cell office:value-type="float" office:value="122447" calcext:value-type="float">
            <text:p>122447</text:p>
          </table:table-cell>
          <table:table-cell table:number-columns-repeated="2"/>
          <table:table-cell office:value-type="float" office:value="161945" calcext:value-type="float">
            <text:p>161945</text:p>
          </table:table-cell>
          <table:table-cell table:number-columns-repeated="2"/>
          <table:table-cell office:value-type="float" office:value="123125" calcext:value-type="float">
            <text:p>123125</text:p>
          </table:table-cell>
          <table:table-cell table:number-columns-repeated="3"/>
          <table:table-cell office:value-type="float" office:value="165832" calcext:value-type="float">
            <text:p>165832</text:p>
          </table:table-cell>
          <table:table-cell table:number-columns-repeated="3"/>
          <table:table-cell office:value-type="float" office:value="125961" calcext:value-type="float">
            <text:p>125961</text:p>
          </table:table-cell>
          <table:table-cell/>
          <table:table-cell office:value-type="float" office:value="2455773" calcext:value-type="float">
            <text:p>2455773</text:p>
          </table:table-cell>
          <table:table-cell/>
          <table:table-cell office:value-type="float" office:value="2481925" calcext:value-type="float">
            <text:p>2481925</text:p>
          </table:table-cell>
          <table:table-cell/>
          <table:table-cell office:value-type="float" office:value="2666384" calcext:value-type="float">
            <text:p>2666384</text:p>
          </table:table-cell>
          <table:table-cell/>
          <table:table-cell office:value-type="float" office:value="2787473" calcext:value-type="float">
            <text:p>2787473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96693" calcext:value-type="float">
            <text:p>196693</text:p>
          </table:table-cell>
          <table:table-cell table:number-columns-repeated="2"/>
          <table:table-cell office:value-type="float" office:value="194143" calcext:value-type="float">
            <text:p>194143</text:p>
          </table:table-cell>
          <table:table-cell table:number-columns-repeated="2"/>
          <table:table-cell office:value-type="float" office:value="171099" calcext:value-type="float">
            <text:p>171099</text:p>
          </table:table-cell>
          <table:table-cell table:number-columns-repeated="2"/>
          <table:table-cell office:value-type="float" office:value="179831" calcext:value-type="float">
            <text:p>179831</text:p>
          </table:table-cell>
          <table:table-cell table:number-columns-repeated="2"/>
          <table:table-cell office:value-type="float" office:value="155516" calcext:value-type="float">
            <text:p>155516</text:p>
          </table:table-cell>
          <table:table-cell table:number-columns-repeated="2"/>
          <table:table-cell office:value-type="float" office:value="190970" calcext:value-type="float">
            <text:p>190970</text:p>
          </table:table-cell>
          <table:table-cell table:number-columns-repeated="2"/>
          <table:table-cell office:value-type="float" office:value="154234" calcext:value-type="float">
            <text:p>154234</text:p>
          </table:table-cell>
          <table:table-cell table:number-columns-repeated="3"/>
          <table:table-cell office:value-type="float" office:value="198654" calcext:value-type="float">
            <text:p>198654</text:p>
          </table:table-cell>
          <table:table-cell table:number-columns-repeated="3"/>
          <table:table-cell office:value-type="float" office:value="160407" calcext:value-type="float">
            <text:p>160407</text:p>
          </table:table-cell>
          <table:table-cell/>
          <table:table-cell office:value-type="float" office:value="2771722" calcext:value-type="float">
            <text:p>2771722</text:p>
          </table:table-cell>
          <table:table-cell/>
          <table:table-cell office:value-type="float" office:value="2683064" calcext:value-type="float">
            <text:p>2683064</text:p>
          </table:table-cell>
          <table:table-cell/>
          <table:table-cell office:value-type="float" office:value="2583839" calcext:value-type="float">
            <text:p>2583839</text:p>
          </table:table-cell>
          <table:table-cell/>
          <table:table-cell office:value-type="float" office:value="2787473" calcext:value-type="float">
            <text:p>2787473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13420" calcext:value-type="float">
            <text:p>213420</text:p>
          </table:table-cell>
          <table:table-cell table:number-columns-repeated="2"/>
          <table:table-cell office:value-type="float" office:value="182946" calcext:value-type="float">
            <text:p>182946</text:p>
          </table:table-cell>
          <table:table-cell table:number-columns-repeated="2"/>
          <table:table-cell office:value-type="float" office:value="221259" calcext:value-type="float">
            <text:p>221259</text:p>
          </table:table-cell>
          <table:table-cell table:number-columns-repeated="2"/>
          <table:table-cell office:value-type="float" office:value="221425" calcext:value-type="float">
            <text:p>221425</text:p>
          </table:table-cell>
          <table:table-cell table:number-columns-repeated="2"/>
          <table:table-cell office:value-type="float" office:value="200091" calcext:value-type="float">
            <text:p>200091</text:p>
          </table:table-cell>
          <table:table-cell table:number-columns-repeated="2"/>
          <table:table-cell office:value-type="float" office:value="165067" calcext:value-type="float">
            <text:p>165067</text:p>
          </table:table-cell>
          <table:table-cell table:number-columns-repeated="2"/>
          <table:table-cell office:value-type="float" office:value="190074" calcext:value-type="float">
            <text:p>190074</text:p>
          </table:table-cell>
          <table:table-cell table:number-columns-repeated="3"/>
          <table:table-cell office:value-type="float" office:value="163900" calcext:value-type="float">
            <text:p>163900</text:p>
          </table:table-cell>
          <table:table-cell table:number-columns-repeated="3"/>
          <table:table-cell office:value-type="float" office:value="198893" calcext:value-type="float">
            <text:p>198893</text:p>
          </table:table-cell>
          <table:table-cell/>
          <table:table-cell office:value-type="float" office:value="2775749" calcext:value-type="float">
            <text:p>2775749</text:p>
          </table:table-cell>
          <table:table-cell/>
          <table:table-cell office:value-type="float" office:value="2755280" calcext:value-type="float">
            <text:p>2755280</text:p>
          </table:table-cell>
          <table:table-cell/>
          <table:table-cell office:value-type="float" office:value="2589649" calcext:value-type="float">
            <text:p>2589649</text:p>
          </table:table-cell>
          <table:table-cell/>
          <table:table-cell office:value-type="float" office:value="2728949" calcext:value-type="float">
            <text:p>2728949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08074" calcext:value-type="float">
            <text:p>208074</text:p>
          </table:table-cell>
          <table:table-cell table:number-columns-repeated="2"/>
          <table:table-cell office:value-type="float" office:value="217259" calcext:value-type="float">
            <text:p>217259</text:p>
          </table:table-cell>
          <table:table-cell table:number-columns-repeated="2"/>
          <table:table-cell office:value-type="float" office:value="161515" calcext:value-type="float">
            <text:p>161515</text:p>
          </table:table-cell>
          <table:table-cell table:number-columns-repeated="2"/>
          <table:table-cell office:value-type="float" office:value="219726" calcext:value-type="float">
            <text:p>219726</text:p>
          </table:table-cell>
          <table:table-cell table:number-columns-repeated="2"/>
          <table:table-cell office:value-type="float" office:value="212129" calcext:value-type="float">
            <text:p>212129</text:p>
          </table:table-cell>
          <table:table-cell table:number-columns-repeated="2"/>
          <table:table-cell office:value-type="float" office:value="243611" calcext:value-type="float">
            <text:p>243611</text:p>
          </table:table-cell>
          <table:table-cell table:number-columns-repeated="2"/>
          <table:table-cell office:value-type="float" office:value="203747" calcext:value-type="float">
            <text:p>203747</text:p>
          </table:table-cell>
          <table:table-cell table:number-columns-repeated="3"/>
          <table:table-cell office:value-type="float" office:value="244308" calcext:value-type="float">
            <text:p>244308</text:p>
          </table:table-cell>
          <table:table-cell table:number-columns-repeated="3"/>
          <table:table-cell office:value-type="float" office:value="220521" calcext:value-type="float">
            <text:p>220521</text:p>
          </table:table-cell>
          <table:table-cell/>
          <table:table-cell office:value-type="float" office:value="2951699" calcext:value-type="float">
            <text:p>2951699</text:p>
          </table:table-cell>
          <table:table-cell/>
          <table:table-cell office:value-type="float" office:value="2802911" calcext:value-type="float">
            <text:p>2802911</text:p>
          </table:table-cell>
          <table:table-cell/>
          <table:table-cell office:value-type="float" office:value="2445665" calcext:value-type="float">
            <text:p>2445665</text:p>
          </table:table-cell>
          <table:table-cell/>
          <table:table-cell office:value-type="float" office:value="2682416" calcext:value-type="float">
            <text:p>2682416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63265" calcext:value-type="float">
            <text:p>263265</text:p>
          </table:table-cell>
          <table:table-cell table:number-columns-repeated="2"/>
          <table:table-cell office:value-type="float" office:value="273347" calcext:value-type="float">
            <text:p>273347</text:p>
          </table:table-cell>
          <table:table-cell table:number-columns-repeated="2"/>
          <table:table-cell office:value-type="float" office:value="265428" calcext:value-type="float">
            <text:p>265428</text:p>
          </table:table-cell>
          <table:table-cell table:number-columns-repeated="2"/>
          <table:table-cell office:value-type="float" office:value="247845" calcext:value-type="float">
            <text:p>247845</text:p>
          </table:table-cell>
          <table:table-cell table:number-columns-repeated="2"/>
          <table:table-cell office:value-type="float" office:value="245557" calcext:value-type="float">
            <text:p>245557</text:p>
          </table:table-cell>
          <table:table-cell table:number-columns-repeated="2"/>
          <table:table-cell office:value-type="float" office:value="263114" calcext:value-type="float">
            <text:p>263114</text:p>
          </table:table-cell>
          <table:table-cell table:number-columns-repeated="2"/>
          <table:table-cell office:value-type="float" office:value="248748" calcext:value-type="float">
            <text:p>248748</text:p>
          </table:table-cell>
          <table:table-cell table:number-columns-repeated="3"/>
          <table:table-cell office:value-type="float" office:value="252750" calcext:value-type="float">
            <text:p>252750</text:p>
          </table:table-cell>
          <table:table-cell table:number-columns-repeated="3"/>
          <table:table-cell office:value-type="float" office:value="236629" calcext:value-type="float">
            <text:p>236629</text:p>
          </table:table-cell>
          <table:table-cell/>
          <table:table-cell office:value-type="float" office:value="2978394" calcext:value-type="float">
            <text:p>2978394</text:p>
          </table:table-cell>
          <table:table-cell/>
          <table:table-cell office:value-type="float" office:value="2866214" calcext:value-type="float">
            <text:p>2866214</text:p>
          </table:table-cell>
          <table:table-cell/>
          <table:table-cell office:value-type="float" office:value="2700588" calcext:value-type="float">
            <text:p>2700588</text:p>
          </table:table-cell>
          <table:table-cell/>
          <table:table-cell office:value-type="float" office:value="2782939" calcext:value-type="float">
            <text:p>2782939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04957" calcext:value-type="float">
            <text:p>304957</text:p>
          </table:table-cell>
          <table:table-cell table:number-columns-repeated="2"/>
          <table:table-cell office:value-type="float" office:value="309406" calcext:value-type="float">
            <text:p>309406</text:p>
          </table:table-cell>
          <table:table-cell table:number-columns-repeated="2"/>
          <table:table-cell office:value-type="float" office:value="294657" calcext:value-type="float">
            <text:p>294657</text:p>
          </table:table-cell>
          <table:table-cell table:number-columns-repeated="2"/>
          <table:table-cell office:value-type="float" office:value="305936" calcext:value-type="float">
            <text:p>305936</text:p>
          </table:table-cell>
          <table:table-cell table:number-columns-repeated="2"/>
          <table:table-cell office:value-type="float" office:value="286808" calcext:value-type="float">
            <text:p>286808</text:p>
          </table:table-cell>
          <table:table-cell table:number-columns-repeated="2"/>
          <table:table-cell office:value-type="float" office:value="274760" calcext:value-type="float">
            <text:p>274760</text:p>
          </table:table-cell>
          <table:table-cell table:number-columns-repeated="2"/>
          <table:table-cell office:value-type="float" office:value="278547" calcext:value-type="float">
            <text:p>278547</text:p>
          </table:table-cell>
          <table:table-cell table:number-columns-repeated="3"/>
          <table:table-cell office:value-type="float" office:value="233127" calcext:value-type="float">
            <text:p>233127</text:p>
          </table:table-cell>
          <table:table-cell table:number-columns-repeated="3"/>
          <table:table-cell office:value-type="float" office:value="288704" calcext:value-type="float">
            <text:p>288704</text:p>
          </table:table-cell>
          <table:table-cell/>
          <table:table-cell office:value-type="float" office:value="2978963" calcext:value-type="float">
            <text:p>2978963</text:p>
          </table:table-cell>
          <table:table-cell/>
          <table:table-cell office:value-type="float" office:value="2899540" calcext:value-type="float">
            <text:p>2899540</text:p>
          </table:table-cell>
          <table:table-cell/>
          <table:table-cell office:value-type="float" office:value="2555856" calcext:value-type="float">
            <text:p>2555856</text:p>
          </table:table-cell>
          <table:table-cell/>
          <table:table-cell office:value-type="float" office:value="2646048" calcext:value-type="float">
            <text:p>2646048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35230" calcext:value-type="float">
            <text:p>235230</text:p>
          </table:table-cell>
          <table:table-cell table:number-columns-repeated="2"/>
          <table:table-cell office:value-type="float" office:value="252135" calcext:value-type="float">
            <text:p>252135</text:p>
          </table:table-cell>
          <table:table-cell table:number-columns-repeated="2"/>
          <table:table-cell office:value-type="float" office:value="245055" calcext:value-type="float">
            <text:p>245055</text:p>
          </table:table-cell>
          <table:table-cell table:number-columns-repeated="2"/>
          <table:table-cell office:value-type="float" office:value="181384" calcext:value-type="float">
            <text:p>181384</text:p>
          </table:table-cell>
          <table:table-cell table:number-columns-repeated="2"/>
          <table:table-cell office:value-type="float" office:value="246756" calcext:value-type="float">
            <text:p>246756</text:p>
          </table:table-cell>
          <table:table-cell table:number-columns-repeated="2"/>
          <table:table-cell office:value-type="float" office:value="346361" calcext:value-type="float">
            <text:p>346361</text:p>
          </table:table-cell>
          <table:table-cell table:number-columns-repeated="2"/>
          <table:table-cell office:value-type="float" office:value="319840" calcext:value-type="float">
            <text:p>319840</text:p>
          </table:table-cell>
          <table:table-cell table:number-columns-repeated="3"/>
          <table:table-cell office:value-type="float" office:value="333873" calcext:value-type="float">
            <text:p>333873</text:p>
          </table:table-cell>
          <table:table-cell table:number-columns-repeated="3"/>
          <table:table-cell office:value-type="float" office:value="303440" calcext:value-type="float">
            <text:p>303440</text:p>
          </table:table-cell>
          <table:table-cell/>
          <table:table-cell office:value-type="float" office:value="2714088" calcext:value-type="float">
            <text:p>2714088</text:p>
          </table:table-cell>
          <table:table-cell/>
          <table:table-cell office:value-type="float" office:value="2789917" calcext:value-type="float">
            <text:p>2789917</text:p>
          </table:table-cell>
          <table:table-cell/>
          <table:table-cell office:value-type="float" office:value="2272233" calcext:value-type="float">
            <text:p>2272233</text:p>
          </table:table-cell>
          <table:table-cell/>
          <table:table-cell office:value-type="float" office:value="2402619" calcext:value-type="float">
            <text:p>2402619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25747" calcext:value-type="float">
            <text:p>325747</text:p>
          </table:table-cell>
          <table:table-cell table:number-columns-repeated="2"/>
          <table:table-cell office:value-type="float" office:value="327948" calcext:value-type="float">
            <text:p>327948</text:p>
          </table:table-cell>
          <table:table-cell table:number-columns-repeated="2"/>
          <table:table-cell office:value-type="float" office:value="315425" calcext:value-type="float">
            <text:p>315425</text:p>
          </table:table-cell>
          <table:table-cell table:number-columns-repeated="2"/>
          <table:table-cell office:value-type="float" office:value="316266" calcext:value-type="float">
            <text:p>316266</text:p>
          </table:table-cell>
          <table:table-cell table:number-columns-repeated="2"/>
          <table:table-cell office:value-type="float" office:value="317676" calcext:value-type="float">
            <text:p>317676</text:p>
          </table:table-cell>
          <table:table-cell table:number-columns-repeated="2"/>
          <table:table-cell office:value-type="float" office:value="329851" calcext:value-type="float">
            <text:p>329851</text:p>
          </table:table-cell>
          <table:table-cell table:number-columns-repeated="2"/>
          <table:table-cell office:value-type="float" office:value="308818" calcext:value-type="float">
            <text:p>308818</text:p>
          </table:table-cell>
          <table:table-cell table:number-columns-repeated="3"/>
          <table:table-cell office:value-type="float" office:value="320731" calcext:value-type="float">
            <text:p>320731</text:p>
          </table:table-cell>
          <table:table-cell table:number-columns-repeated="3"/>
          <table:table-cell office:value-type="float" office:value="313477" calcext:value-type="float">
            <text:p>313477</text:p>
          </table:table-cell>
          <table:table-cell/>
          <table:table-cell office:value-type="float" office:value="2677474" calcext:value-type="float">
            <text:p>2677474</text:p>
          </table:table-cell>
          <table:table-cell/>
          <table:table-cell office:value-type="float" office:value="2573096" calcext:value-type="float">
            <text:p>2573096</text:p>
          </table:table-cell>
          <table:table-cell/>
          <table:table-cell office:value-type="float" office:value="2038305" calcext:value-type="float">
            <text:p>2038305</text:p>
          </table:table-cell>
          <table:table-cell/>
          <table:table-cell office:value-type="float" office:value="2249969" calcext:value-type="float">
            <text:p>2249969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30135" calcext:value-type="float">
            <text:p>330135</text:p>
          </table:table-cell>
          <table:table-cell table:number-columns-repeated="2"/>
          <table:table-cell office:value-type="float" office:value="333580" calcext:value-type="float">
            <text:p>333580</text:p>
          </table:table-cell>
          <table:table-cell table:number-columns-repeated="2"/>
          <table:table-cell office:value-type="float" office:value="318678" calcext:value-type="float">
            <text:p>318678</text:p>
          </table:table-cell>
          <table:table-cell table:number-columns-repeated="2"/>
          <table:table-cell office:value-type="float" office:value="322180" calcext:value-type="float">
            <text:p>322180</text:p>
          </table:table-cell>
          <table:table-cell table:number-columns-repeated="2"/>
          <table:table-cell office:value-type="float" office:value="324052" calcext:value-type="float">
            <text:p>324052</text:p>
          </table:table-cell>
          <table:table-cell table:number-columns-repeated="2"/>
          <table:table-cell office:value-type="float" office:value="329726" calcext:value-type="float">
            <text:p>329726</text:p>
          </table:table-cell>
          <table:table-cell table:number-columns-repeated="2"/>
          <table:table-cell office:value-type="float" office:value="326270" calcext:value-type="float">
            <text:p>326270</text:p>
          </table:table-cell>
          <table:table-cell table:number-columns-repeated="3"/>
          <table:table-cell office:value-type="float" office:value="332865" calcext:value-type="float">
            <text:p>332865</text:p>
          </table:table-cell>
          <table:table-cell table:number-columns-repeated="3"/>
          <table:table-cell office:value-type="float" office:value="325406" calcext:value-type="float">
            <text:p>325406</text:p>
          </table:table-cell>
          <table:table-cell/>
          <table:table-cell office:value-type="float" office:value="2617262" calcext:value-type="float">
            <text:p>2617262</text:p>
          </table:table-cell>
          <table:table-cell/>
          <table:table-cell office:value-type="float" office:value="2569374" calcext:value-type="float">
            <text:p>2569374</text:p>
          </table:table-cell>
          <table:table-cell/>
          <table:table-cell office:value-type="float" office:value="1819070" calcext:value-type="float">
            <text:p>1819070</text:p>
          </table:table-cell>
          <table:table-cell/>
          <table:table-cell office:value-type="float" office:value="2164268" calcext:value-type="float">
            <text:p>2164268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7159" calcext:value-type="float">
            <text:p>137159</text:p>
          </table:table-cell>
          <table:table-cell table:number-columns-repeated="2"/>
          <table:table-cell office:value-type="float" office:value="129491" calcext:value-type="float">
            <text:p>129491</text:p>
          </table:table-cell>
          <table:table-cell table:number-columns-repeated="2"/>
          <table:table-cell office:value-type="float" office:value="141628" calcext:value-type="float">
            <text:p>141628</text:p>
          </table:table-cell>
          <table:table-cell table:number-columns-repeated="2"/>
          <table:table-cell office:value-type="float" office:value="155373" calcext:value-type="float">
            <text:p>155373</text:p>
          </table:table-cell>
          <table:table-cell table:number-columns-repeated="2"/>
          <table:table-cell office:value-type="float" office:value="138116" calcext:value-type="float">
            <text:p>138116</text:p>
          </table:table-cell>
          <table:table-cell table:number-columns-repeated="2"/>
          <table:table-cell office:value-type="float" office:value="130694" calcext:value-type="float">
            <text:p>130694</text:p>
          </table:table-cell>
          <table:table-cell table:number-columns-repeated="3"/>
          <table:table-cell office:value-type="float" office:value="97780" calcext:value-type="float">
            <text:p>97780</text:p>
          </table:table-cell>
          <table:table-cell table:number-columns-repeated="3"/>
          <table:table-cell office:value-type="float" office:value="165550" calcext:value-type="float">
            <text:p>165550</text:p>
          </table:table-cell>
          <table:table-cell table:number-columns-repeated="3"/>
          <table:table-cell office:value-type="float" office:value="131618" calcext:value-type="float">
            <text:p>131618</text:p>
          </table:table-cell>
          <table:table-cell/>
          <table:table-cell office:value-type="float" office:value="2412187" calcext:value-type="float">
            <text:p>2412187</text:p>
          </table:table-cell>
          <table:table-cell/>
          <table:table-cell office:value-type="float" office:value="2532254" calcext:value-type="float">
            <text:p>2532254</text:p>
          </table:table-cell>
          <table:table-cell/>
          <table:table-cell office:value-type="float" office:value="2737756" calcext:value-type="float">
            <text:p>2737756</text:p>
          </table:table-cell>
          <table:table-cell/>
          <table:table-cell office:value-type="float" office:value="2796554" calcext:value-type="float">
            <text:p>2796554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91275" calcext:value-type="float">
            <text:p>191275</text:p>
          </table:table-cell>
          <table:table-cell table:number-columns-repeated="2"/>
          <table:table-cell office:value-type="float" office:value="195277" calcext:value-type="float">
            <text:p>195277</text:p>
          </table:table-cell>
          <table:table-cell table:number-columns-repeated="2"/>
          <table:table-cell office:value-type="float" office:value="188300" calcext:value-type="float">
            <text:p>188300</text:p>
          </table:table-cell>
          <table:table-cell table:number-columns-repeated="2"/>
          <table:table-cell office:value-type="float" office:value="184408" calcext:value-type="float">
            <text:p>184408</text:p>
          </table:table-cell>
          <table:table-cell table:number-columns-repeated="2"/>
          <table:table-cell office:value-type="float" office:value="154111" calcext:value-type="float">
            <text:p>154111</text:p>
          </table:table-cell>
          <table:table-cell table:number-columns-repeated="2"/>
          <table:table-cell office:value-type="float" office:value="158201" calcext:value-type="float">
            <text:p>158201</text:p>
          </table:table-cell>
          <table:table-cell table:number-columns-repeated="2"/>
          <table:table-cell office:value-type="float" office:value="171510" calcext:value-type="float">
            <text:p>171510</text:p>
          </table:table-cell>
          <table:table-cell table:number-columns-repeated="3"/>
          <table:table-cell office:value-type="float" office:value="146557" calcext:value-type="float">
            <text:p>146557</text:p>
          </table:table-cell>
          <table:table-cell table:number-columns-repeated="3"/>
          <table:table-cell office:value-type="float" office:value="180929" calcext:value-type="float">
            <text:p>180929</text:p>
          </table:table-cell>
          <table:table-cell/>
          <table:table-cell office:value-type="float" office:value="2793110" calcext:value-type="float">
            <text:p>2793110</text:p>
          </table:table-cell>
          <table:table-cell/>
          <table:table-cell office:value-type="float" office:value="2707942" calcext:value-type="float">
            <text:p>2707942</text:p>
          </table:table-cell>
          <table:table-cell/>
          <table:table-cell office:value-type="float" office:value="2772420" calcext:value-type="float">
            <text:p>2772420</text:p>
          </table:table-cell>
          <table:table-cell/>
          <table:table-cell office:value-type="float" office:value="2805947" calcext:value-type="float">
            <text:p>280594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53077" calcext:value-type="float">
            <text:p>153077</text:p>
          </table:table-cell>
          <table:table-cell table:number-columns-repeated="2"/>
          <table:table-cell office:value-type="float" office:value="155581" calcext:value-type="float">
            <text:p>155581</text:p>
          </table:table-cell>
          <table:table-cell table:number-columns-repeated="2"/>
          <table:table-cell office:value-type="float" office:value="212137" calcext:value-type="float">
            <text:p>212137</text:p>
          </table:table-cell>
          <table:table-cell table:number-columns-repeated="2"/>
          <table:table-cell office:value-type="float" office:value="210192" calcext:value-type="float">
            <text:p>210192</text:p>
          </table:table-cell>
          <table:table-cell table:number-columns-repeated="2"/>
          <table:table-cell office:value-type="float" office:value="177192" calcext:value-type="float">
            <text:p>177192</text:p>
          </table:table-cell>
          <table:table-cell table:number-columns-repeated="2"/>
          <table:table-cell office:value-type="float" office:value="152077" calcext:value-type="float">
            <text:p>152077</text:p>
          </table:table-cell>
          <table:table-cell table:number-columns-repeated="2"/>
          <table:table-cell office:value-type="float" office:value="181967" calcext:value-type="float">
            <text:p>181967</text:p>
          </table:table-cell>
          <table:table-cell table:number-columns-repeated="3"/>
          <table:table-cell office:value-type="float" office:value="146095" calcext:value-type="float">
            <text:p>146095</text:p>
          </table:table-cell>
          <table:table-cell table:number-columns-repeated="3"/>
          <table:table-cell office:value-type="float" office:value="177625" calcext:value-type="float">
            <text:p>177625</text:p>
          </table:table-cell>
          <table:table-cell/>
          <table:table-cell office:value-type="float" office:value="2908225" calcext:value-type="float">
            <text:p>2908225</text:p>
          </table:table-cell>
          <table:table-cell/>
          <table:table-cell office:value-type="float" office:value="2814884" calcext:value-type="float">
            <text:p>2814884</text:p>
          </table:table-cell>
          <table:table-cell/>
          <table:table-cell office:value-type="float" office:value="2662912" calcext:value-type="float">
            <text:p>2662912</text:p>
          </table:table-cell>
          <table:table-cell/>
          <table:table-cell office:value-type="float" office:value="2718067" calcext:value-type="float">
            <text:p>271806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53928" calcext:value-type="float">
            <text:p>153928</text:p>
          </table:table-cell>
          <table:table-cell table:number-columns-repeated="2"/>
          <table:table-cell office:value-type="float" office:value="154584" calcext:value-type="float">
            <text:p>154584</text:p>
          </table:table-cell>
          <table:table-cell table:number-columns-repeated="2"/>
          <table:table-cell office:value-type="float" office:value="239595" calcext:value-type="float">
            <text:p>239595</text:p>
          </table:table-cell>
          <table:table-cell table:number-columns-repeated="2"/>
          <table:table-cell office:value-type="float" office:value="244056" calcext:value-type="float">
            <text:p>244056</text:p>
          </table:table-cell>
          <table:table-cell table:number-columns-repeated="2"/>
          <table:table-cell office:value-type="float" office:value="219304" calcext:value-type="float">
            <text:p>219304</text:p>
          </table:table-cell>
          <table:table-cell table:number-columns-repeated="2"/>
          <table:table-cell office:value-type="float" office:value="147193" calcext:value-type="float">
            <text:p>147193</text:p>
          </table:table-cell>
          <table:table-cell table:number-columns-repeated="2"/>
          <table:table-cell office:value-type="float" office:value="202517" calcext:value-type="float">
            <text:p>202517</text:p>
          </table:table-cell>
          <table:table-cell table:number-columns-repeated="3"/>
          <table:table-cell office:value-type="float" office:value="141428" calcext:value-type="float">
            <text:p>141428</text:p>
          </table:table-cell>
          <table:table-cell table:number-columns-repeated="3"/>
          <table:table-cell office:value-type="float" office:value="212728" calcext:value-type="float">
            <text:p>212728</text:p>
          </table:table-cell>
          <table:table-cell/>
          <table:table-cell office:value-type="float" office:value="3019660" calcext:value-type="float">
            <text:p>3019660</text:p>
          </table:table-cell>
          <table:table-cell/>
          <table:table-cell office:value-type="float" office:value="2905537" calcext:value-type="float">
            <text:p>2905537</text:p>
          </table:table-cell>
          <table:table-cell/>
          <table:table-cell office:value-type="float" office:value="2751289" calcext:value-type="float">
            <text:p>2751289</text:p>
          </table:table-cell>
          <table:table-cell/>
          <table:table-cell office:value-type="float" office:value="2771617" calcext:value-type="float">
            <text:p>277161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43105" calcext:value-type="float">
            <text:p>143105</text:p>
          </table:table-cell>
          <table:table-cell table:number-columns-repeated="2"/>
          <table:table-cell office:value-type="float" office:value="140534" calcext:value-type="float">
            <text:p>140534</text:p>
          </table:table-cell>
          <table:table-cell table:number-columns-repeated="2"/>
          <table:table-cell office:value-type="float" office:value="255828" calcext:value-type="float">
            <text:p>255828</text:p>
          </table:table-cell>
          <table:table-cell table:number-columns-repeated="2"/>
          <table:table-cell office:value-type="float" office:value="253730" calcext:value-type="float">
            <text:p>253730</text:p>
          </table:table-cell>
          <table:table-cell table:number-columns-repeated="2"/>
          <table:table-cell office:value-type="float" office:value="238562" calcext:value-type="float">
            <text:p>238562</text:p>
          </table:table-cell>
          <table:table-cell table:number-columns-repeated="2"/>
          <table:table-cell office:value-type="float" office:value="129478" calcext:value-type="float">
            <text:p>129478</text:p>
          </table:table-cell>
          <table:table-cell table:number-columns-repeated="2"/>
          <table:table-cell office:value-type="float" office:value="245201" calcext:value-type="float">
            <text:p>245201</text:p>
          </table:table-cell>
          <table:table-cell table:number-columns-repeated="3"/>
          <table:table-cell office:value-type="float" office:value="119255" calcext:value-type="float">
            <text:p>119255</text:p>
          </table:table-cell>
          <table:table-cell table:number-columns-repeated="3"/>
          <table:table-cell office:value-type="float" office:value="244488" calcext:value-type="float">
            <text:p>244488</text:p>
          </table:table-cell>
          <table:table-cell/>
          <table:table-cell office:value-type="float" office:value="2931754" calcext:value-type="float">
            <text:p>2931754</text:p>
          </table:table-cell>
          <table:table-cell/>
          <table:table-cell office:value-type="float" office:value="2941359" calcext:value-type="float">
            <text:p>2941359</text:p>
          </table:table-cell>
          <table:table-cell/>
          <table:table-cell office:value-type="float" office:value="2750233" calcext:value-type="float">
            <text:p>2750233</text:p>
          </table:table-cell>
          <table:table-cell/>
          <table:table-cell office:value-type="float" office:value="2803823" calcext:value-type="float">
            <text:p>2803823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22599" calcext:value-type="float">
            <text:p>122599</text:p>
          </table:table-cell>
          <table:table-cell table:number-columns-repeated="2"/>
          <table:table-cell office:value-type="float" office:value="110662" calcext:value-type="float">
            <text:p>110662</text:p>
          </table:table-cell>
          <table:table-cell table:number-columns-repeated="2"/>
          <table:table-cell office:value-type="float" office:value="317966" calcext:value-type="float">
            <text:p>317966</text:p>
          </table:table-cell>
          <table:table-cell table:number-columns-repeated="2"/>
          <table:table-cell office:value-type="float" office:value="309546" calcext:value-type="float">
            <text:p>309546</text:p>
          </table:table-cell>
          <table:table-cell table:number-columns-repeated="2"/>
          <table:table-cell office:value-type="float" office:value="300058" calcext:value-type="float">
            <text:p>300058</text:p>
          </table:table-cell>
          <table:table-cell table:number-columns-repeated="2"/>
          <table:table-cell office:value-type="float" office:value="117031" calcext:value-type="float">
            <text:p>117031</text:p>
          </table:table-cell>
          <table:table-cell table:number-columns-repeated="2"/>
          <table:table-cell office:value-type="float" office:value="175333" calcext:value-type="float">
            <text:p>175333</text:p>
          </table:table-cell>
          <table:table-cell table:number-columns-repeated="3"/>
          <table:table-cell office:value-type="float" office:value="307101" calcext:value-type="float">
            <text:p>307101</text:p>
          </table:table-cell>
          <table:table-cell table:number-columns-repeated="3"/>
          <table:table-cell office:value-type="float" office:value="284387" calcext:value-type="float">
            <text:p>284387</text:p>
          </table:table-cell>
          <table:table-cell/>
          <table:table-cell office:value-type="float" office:value="3023945" calcext:value-type="float">
            <text:p>3023945</text:p>
          </table:table-cell>
          <table:table-cell/>
          <table:table-cell office:value-type="float" office:value="2928826" calcext:value-type="float">
            <text:p>2928826</text:p>
          </table:table-cell>
          <table:table-cell/>
          <table:table-cell office:value-type="float" office:value="2673514" calcext:value-type="float">
            <text:p>2673514</text:p>
          </table:table-cell>
          <table:table-cell/>
          <table:table-cell office:value-type="float" office:value="2695945" calcext:value-type="float">
            <text:p>2695945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13571" calcext:value-type="float">
            <text:p>313571</text:p>
          </table:table-cell>
          <table:table-cell table:number-columns-repeated="2"/>
          <table:table-cell office:value-type="float" office:value="298896" calcext:value-type="float">
            <text:p>298896</text:p>
          </table:table-cell>
          <table:table-cell table:number-columns-repeated="2"/>
          <table:table-cell office:value-type="float" office:value="306366" calcext:value-type="float">
            <text:p>306366</text:p>
          </table:table-cell>
          <table:table-cell table:number-columns-repeated="2"/>
          <table:table-cell office:value-type="float" office:value="302383" calcext:value-type="float">
            <text:p>302383</text:p>
          </table:table-cell>
          <table:table-cell table:number-columns-repeated="2"/>
          <table:table-cell office:value-type="float" office:value="295143" calcext:value-type="float">
            <text:p>295143</text:p>
          </table:table-cell>
          <table:table-cell table:number-columns-repeated="2"/>
          <table:table-cell office:value-type="float" office:value="284096" calcext:value-type="float">
            <text:p>284096</text:p>
          </table:table-cell>
          <table:table-cell table:number-columns-repeated="2"/>
          <table:table-cell office:value-type="float" office:value="308650" calcext:value-type="float">
            <text:p>308650</text:p>
          </table:table-cell>
          <table:table-cell table:number-columns-repeated="3"/>
          <table:table-cell office:value-type="float" office:value="317004" calcext:value-type="float">
            <text:p>317004</text:p>
          </table:table-cell>
          <table:table-cell table:number-columns-repeated="3"/>
          <table:table-cell office:value-type="float" office:value="318176" calcext:value-type="float">
            <text:p>318176</text:p>
          </table:table-cell>
          <table:table-cell/>
          <table:table-cell office:value-type="float" office:value="2805863" calcext:value-type="float">
            <text:p>2805863</text:p>
          </table:table-cell>
          <table:table-cell/>
          <table:table-cell office:value-type="float" office:value="2839723" calcext:value-type="float">
            <text:p>2839723</text:p>
          </table:table-cell>
          <table:table-cell/>
          <table:table-cell office:value-type="float" office:value="2308926" calcext:value-type="float">
            <text:p>2308926</text:p>
          </table:table-cell>
          <table:table-cell/>
          <table:table-cell office:value-type="float" office:value="2398828" calcext:value-type="float">
            <text:p>2398828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56949" calcext:value-type="float">
            <text:p>356949</text:p>
          </table:table-cell>
          <table:table-cell table:number-columns-repeated="2"/>
          <table:table-cell office:value-type="float" office:value="333232" calcext:value-type="float">
            <text:p>333232</text:p>
          </table:table-cell>
          <table:table-cell table:number-columns-repeated="2"/>
          <table:table-cell office:value-type="float" office:value="324485" calcext:value-type="float">
            <text:p>324485</text:p>
          </table:table-cell>
          <table:table-cell table:number-columns-repeated="2"/>
          <table:table-cell office:value-type="float" office:value="322854" calcext:value-type="float">
            <text:p>322854</text:p>
          </table:table-cell>
          <table:table-cell table:number-columns-repeated="2"/>
          <table:table-cell office:value-type="float" office:value="311228" calcext:value-type="float">
            <text:p>311228</text:p>
          </table:table-cell>
          <table:table-cell table:number-columns-repeated="2"/>
          <table:table-cell office:value-type="float" office:value="328465" calcext:value-type="float">
            <text:p>328465</text:p>
          </table:table-cell>
          <table:table-cell table:number-columns-repeated="2"/>
          <table:table-cell office:value-type="float" office:value="320869" calcext:value-type="float">
            <text:p>320869</text:p>
          </table:table-cell>
          <table:table-cell table:number-columns-repeated="3"/>
          <table:table-cell office:value-type="float" office:value="302856" calcext:value-type="float">
            <text:p>302856</text:p>
          </table:table-cell>
          <table:table-cell table:number-columns-repeated="3"/>
          <table:table-cell office:value-type="float" office:value="322815" calcext:value-type="float">
            <text:p>322815</text:p>
          </table:table-cell>
          <table:table-cell/>
          <table:table-cell office:value-type="float" office:value="2562011" calcext:value-type="float">
            <text:p>2562011</text:p>
          </table:table-cell>
          <table:table-cell/>
          <table:table-cell office:value-type="float" office:value="2535560" calcext:value-type="float">
            <text:p>2535560</text:p>
          </table:table-cell>
          <table:table-cell/>
          <table:table-cell office:value-type="float" office:value="2047836" calcext:value-type="float">
            <text:p>2047836</text:p>
          </table:table-cell>
          <table:table-cell/>
          <table:table-cell office:value-type="float" office:value="2194187" calcext:value-type="float">
            <text:p>2194187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47121" calcext:value-type="float">
            <text:p>247121</text:p>
          </table:table-cell>
          <table:table-cell table:number-columns-repeated="2"/>
          <table:table-cell office:value-type="float" office:value="225226" calcext:value-type="float">
            <text:p>225226</text:p>
          </table:table-cell>
          <table:table-cell table:number-columns-repeated="2"/>
          <table:table-cell office:value-type="float" office:value="354964" calcext:value-type="float">
            <text:p>354964</text:p>
          </table:table-cell>
          <table:table-cell table:number-columns-repeated="2"/>
          <table:table-cell office:value-type="float" office:value="353996" calcext:value-type="float">
            <text:p>353996</text:p>
          </table:table-cell>
          <table:table-cell table:number-columns-repeated="2"/>
          <table:table-cell office:value-type="float" office:value="351897" calcext:value-type="float">
            <text:p>351897</text:p>
          </table:table-cell>
          <table:table-cell table:number-columns-repeated="2"/>
          <table:table-cell office:value-type="float" office:value="360076" calcext:value-type="float">
            <text:p>360076</text:p>
          </table:table-cell>
          <table:table-cell table:number-columns-repeated="2"/>
          <table:table-cell office:value-type="float" office:value="348694" calcext:value-type="float">
            <text:p>348694</text:p>
          </table:table-cell>
          <table:table-cell table:number-columns-repeated="3"/>
          <table:table-cell office:value-type="float" office:value="352220" calcext:value-type="float">
            <text:p>352220</text:p>
          </table:table-cell>
          <table:table-cell table:number-columns-repeated="3"/>
          <table:table-cell office:value-type="float" office:value="342909" calcext:value-type="float">
            <text:p>342909</text:p>
          </table:table-cell>
          <table:table-cell/>
          <table:table-cell office:value-type="float" office:value="2658806" calcext:value-type="float">
            <text:p>2658806</text:p>
          </table:table-cell>
          <table:table-cell/>
          <table:table-cell office:value-type="float" office:value="2521560" calcext:value-type="float">
            <text:p>2521560</text:p>
          </table:table-cell>
          <table:table-cell/>
          <table:table-cell office:value-type="float" office:value="1951992" calcext:value-type="float">
            <text:p>1951992</text:p>
          </table:table-cell>
          <table:table-cell/>
          <table:table-cell office:value-type="float" office:value="2154956" calcext:value-type="float">
            <text:p>2154956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9745" calcext:value-type="float">
            <text:p>119745</text:p>
          </table:table-cell>
          <table:table-cell table:number-columns-repeated="2"/>
          <table:table-cell office:value-type="float" office:value="130733" calcext:value-type="float">
            <text:p>130733</text:p>
          </table:table-cell>
          <table:table-cell table:number-columns-repeated="2"/>
          <table:table-cell office:value-type="float" office:value="151661" calcext:value-type="float">
            <text:p>151661</text:p>
          </table:table-cell>
          <table:table-cell table:number-columns-repeated="2"/>
          <table:table-cell office:value-type="float" office:value="148933" calcext:value-type="float">
            <text:p>148933</text:p>
          </table:table-cell>
          <table:table-cell table:number-columns-repeated="2"/>
          <table:table-cell office:value-type="float" office:value="125197" calcext:value-type="float">
            <text:p>125197</text:p>
          </table:table-cell>
          <table:table-cell table:number-columns-repeated="2"/>
          <table:table-cell office:value-type="float" office:value="124704" calcext:value-type="float">
            <text:p>124704</text:p>
          </table:table-cell>
          <table:table-cell table:number-columns-repeated="2"/>
          <table:table-cell office:value-type="float" office:value="125662" calcext:value-type="float">
            <text:p>125662</text:p>
          </table:table-cell>
          <table:table-cell table:number-columns-repeated="3"/>
          <table:table-cell office:value-type="float" office:value="123553" calcext:value-type="float">
            <text:p>123553</text:p>
          </table:table-cell>
          <table:table-cell table:number-columns-repeated="3"/>
          <table:table-cell office:value-type="float" office:value="127433" calcext:value-type="float">
            <text:p>127433</text:p>
          </table:table-cell>
          <table:table-cell table:number-columns-repeated="2"/>
          <table:table-cell office:value-type="float" office:value="360703" calcext:value-type="float">
            <text:p>360703</text:p>
          </table:table-cell>
          <table:table-cell table:number-columns-repeated="2"/>
          <table:table-cell office:value-type="float" office:value="334252" calcext:value-type="float">
            <text:p>334252</text:p>
          </table:table-cell>
          <table:table-cell/>
          <table:table-cell office:value-type="float" office:value="2736467" calcext:value-type="float">
            <text:p>2736467</text:p>
          </table:table-cell>
          <table:table-cell/>
          <table:table-cell office:value-type="float" office:value="2715184" calcext:value-type="float">
            <text:p>2715184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19238" calcext:value-type="float">
            <text:p>119238</text:p>
          </table:table-cell>
          <table:table-cell table:number-columns-repeated="2"/>
          <table:table-cell office:value-type="float" office:value="114847" calcext:value-type="float">
            <text:p>114847</text:p>
          </table:table-cell>
          <table:table-cell table:number-columns-repeated="2"/>
          <table:table-cell office:value-type="float" office:value="181919" calcext:value-type="float">
            <text:p>181919</text:p>
          </table:table-cell>
          <table:table-cell table:number-columns-repeated="2"/>
          <table:table-cell office:value-type="float" office:value="181654" calcext:value-type="float">
            <text:p>181654</text:p>
          </table:table-cell>
          <table:table-cell table:number-columns-repeated="2"/>
          <table:table-cell office:value-type="float" office:value="156079" calcext:value-type="float">
            <text:p>156079</text:p>
          </table:table-cell>
          <table:table-cell table:number-columns-repeated="2"/>
          <table:table-cell office:value-type="float" office:value="108789" calcext:value-type="float">
            <text:p>108789</text:p>
          </table:table-cell>
          <table:table-cell table:number-columns-repeated="2"/>
          <table:table-cell office:value-type="float" office:value="154782" calcext:value-type="float">
            <text:p>154782</text:p>
          </table:table-cell>
          <table:table-cell table:number-columns-repeated="3"/>
          <table:table-cell office:value-type="float" office:value="100440" calcext:value-type="float">
            <text:p>100440</text:p>
          </table:table-cell>
          <table:table-cell table:number-columns-repeated="3"/>
          <table:table-cell office:value-type="float" office:value="159270" calcext:value-type="float">
            <text:p>159270</text:p>
          </table:table-cell>
          <table:table-cell table:number-columns-repeated="2"/>
          <table:table-cell office:value-type="float" office:value="143698" calcext:value-type="float">
            <text:p>143698</text:p>
          </table:table-cell>
          <table:table-cell table:number-columns-repeated="2"/>
          <table:table-cell office:value-type="float" office:value="195765" calcext:value-type="float">
            <text:p>195765</text:p>
          </table:table-cell>
          <table:table-cell/>
          <table:table-cell office:value-type="float" office:value="2754611" calcext:value-type="float">
            <text:p>2754611</text:p>
          </table:table-cell>
          <table:table-cell/>
          <table:table-cell office:value-type="float" office:value="2785704" calcext:value-type="float">
            <text:p>2785704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22975" calcext:value-type="float">
            <text:p>122975</text:p>
          </table:table-cell>
          <table:table-cell table:number-columns-repeated="2"/>
          <table:table-cell office:value-type="float" office:value="158652" calcext:value-type="float">
            <text:p>158652</text:p>
          </table:table-cell>
          <table:table-cell table:number-columns-repeated="2"/>
          <table:table-cell office:value-type="float" office:value="216544" calcext:value-type="float">
            <text:p>216544</text:p>
          </table:table-cell>
          <table:table-cell table:number-columns-repeated="2"/>
          <table:table-cell office:value-type="float" office:value="216777" calcext:value-type="float">
            <text:p>216777</text:p>
          </table:table-cell>
          <table:table-cell table:number-columns-repeated="2"/>
          <table:table-cell office:value-type="float" office:value="182173" calcext:value-type="float">
            <text:p>182173</text:p>
          </table:table-cell>
          <table:table-cell table:number-columns-repeated="2"/>
          <table:table-cell office:value-type="float" office:value="152364" calcext:value-type="float">
            <text:p>152364</text:p>
          </table:table-cell>
          <table:table-cell table:number-columns-repeated="2"/>
          <table:table-cell office:value-type="float" office:value="181931" calcext:value-type="float">
            <text:p>181931</text:p>
          </table:table-cell>
          <table:table-cell table:number-columns-repeated="3"/>
          <table:table-cell office:value-type="float" office:value="145851" calcext:value-type="float">
            <text:p>145851</text:p>
          </table:table-cell>
          <table:table-cell table:number-columns-repeated="3"/>
          <table:table-cell office:value-type="float" office:value="183288" calcext:value-type="float">
            <text:p>183288</text:p>
          </table:table-cell>
          <table:table-cell table:number-columns-repeated="2"/>
          <table:table-cell office:value-type="float" office:value="346090" calcext:value-type="float">
            <text:p>346090</text:p>
          </table:table-cell>
          <table:table-cell table:number-columns-repeated="2"/>
          <table:table-cell office:value-type="float" office:value="319942" calcext:value-type="float">
            <text:p>319942</text:p>
          </table:table-cell>
          <table:table-cell/>
          <table:table-cell office:value-type="float" office:value="2610439" calcext:value-type="float">
            <text:p>2610439</text:p>
          </table:table-cell>
          <table:table-cell/>
          <table:table-cell office:value-type="float" office:value="2637773" calcext:value-type="float">
            <text:p>2637773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42092" calcext:value-type="float">
            <text:p>142092</text:p>
          </table:table-cell>
          <table:table-cell table:number-columns-repeated="2"/>
          <table:table-cell office:value-type="float" office:value="134798" calcext:value-type="float">
            <text:p>134798</text:p>
          </table:table-cell>
          <table:table-cell table:number-columns-repeated="2"/>
          <table:table-cell office:value-type="float" office:value="241913" calcext:value-type="float">
            <text:p>241913</text:p>
          </table:table-cell>
          <table:table-cell table:number-columns-repeated="2"/>
          <table:table-cell office:value-type="float" office:value="241660" calcext:value-type="float">
            <text:p>241660</text:p>
          </table:table-cell>
          <table:table-cell table:number-columns-repeated="2"/>
          <table:table-cell office:value-type="float" office:value="216087" calcext:value-type="float">
            <text:p>216087</text:p>
          </table:table-cell>
          <table:table-cell table:number-columns-repeated="2"/>
          <table:table-cell office:value-type="float" office:value="123292" calcext:value-type="float">
            <text:p>123292</text:p>
          </table:table-cell>
          <table:table-cell table:number-columns-repeated="2"/>
          <table:table-cell office:value-type="float" office:value="214029" calcext:value-type="float">
            <text:p>214029</text:p>
          </table:table-cell>
          <table:table-cell table:number-columns-repeated="3"/>
          <table:table-cell office:value-type="float" office:value="109838" calcext:value-type="float">
            <text:p>109838</text:p>
          </table:table-cell>
          <table:table-cell table:number-columns-repeated="3"/>
          <table:table-cell office:value-type="float" office:value="215016" calcext:value-type="float">
            <text:p>215016</text:p>
          </table:table-cell>
          <table:table-cell table:number-columns-repeated="2"/>
          <table:table-cell office:value-type="float" office:value="218262" calcext:value-type="float">
            <text:p>218262</text:p>
          </table:table-cell>
          <table:table-cell table:number-columns-repeated="2"/>
          <table:table-cell office:value-type="float" office:value="186339" calcext:value-type="float">
            <text:p>186339</text:p>
          </table:table-cell>
          <table:table-cell/>
          <table:table-cell office:value-type="float" office:value="2727759" calcext:value-type="float">
            <text:p>2727759</text:p>
          </table:table-cell>
          <table:table-cell/>
          <table:table-cell office:value-type="float" office:value="2693775" calcext:value-type="float">
            <text:p>2693775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66483" calcext:value-type="float">
            <text:p>66483</text:p>
          </table:table-cell>
          <table:table-cell table:number-columns-repeated="3"/>
          <table:table-cell office:value-type="float" office:value="40662" calcext:value-type="float">
            <text:p>40662</text:p>
          </table:table-cell>
          <table:table-cell table:number-columns-repeated="2"/>
          <table:table-cell office:value-type="float" office:value="287713" calcext:value-type="float">
            <text:p>287713</text:p>
          </table:table-cell>
          <table:table-cell table:number-columns-repeated="2"/>
          <table:table-cell office:value-type="float" office:value="272597" calcext:value-type="float">
            <text:p>272597</text:p>
          </table:table-cell>
          <table:table-cell table:number-columns-repeated="2"/>
          <table:table-cell office:value-type="float" office:value="249361" calcext:value-type="float">
            <text:p>249361</text:p>
          </table:table-cell>
          <table:table-cell table:number-columns-repeated="3"/>
          <table:table-cell office:value-type="float" office:value="75564" calcext:value-type="float">
            <text:p>75564</text:p>
          </table:table-cell>
          <table:table-cell table:number-columns-repeated="2"/>
          <table:table-cell office:value-type="float" office:value="242565" calcext:value-type="float">
            <text:p>242565</text:p>
          </table:table-cell>
          <table:table-cell table:number-columns-repeated="3"/>
          <table:table-cell office:value-type="float" office:value="172344" calcext:value-type="float">
            <text:p>172344</text:p>
          </table:table-cell>
          <table:table-cell table:number-columns-repeated="3"/>
          <table:table-cell office:value-type="float" office:value="255701" calcext:value-type="float">
            <text:p>255701</text:p>
          </table:table-cell>
          <table:table-cell table:number-columns-repeated="2"/>
          <table:table-cell office:value-type="float" office:value="353788" calcext:value-type="float">
            <text:p>353788</text:p>
          </table:table-cell>
          <table:table-cell table:number-columns-repeated="2"/>
          <table:table-cell office:value-type="float" office:value="329189" calcext:value-type="float">
            <text:p>329189</text:p>
          </table:table-cell>
          <table:table-cell/>
          <table:table-cell office:value-type="float" office:value="2710863" calcext:value-type="float">
            <text:p>2710863</text:p>
          </table:table-cell>
          <table:table-cell/>
          <table:table-cell office:value-type="float" office:value="2580612" calcext:value-type="float">
            <text:p>2580612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05445" calcext:value-type="float">
            <text:p>205445</text:p>
          </table:table-cell>
          <table:table-cell table:number-columns-repeated="2"/>
          <table:table-cell office:value-type="float" office:value="188902" calcext:value-type="float">
            <text:p>188902</text:p>
          </table:table-cell>
          <table:table-cell table:number-columns-repeated="2"/>
          <table:table-cell office:value-type="float" office:value="302477" calcext:value-type="float">
            <text:p>302477</text:p>
          </table:table-cell>
          <table:table-cell table:number-columns-repeated="2"/>
          <table:table-cell office:value-type="float" office:value="298881" calcext:value-type="float">
            <text:p>298881</text:p>
          </table:table-cell>
          <table:table-cell table:number-columns-repeated="2"/>
          <table:table-cell office:value-type="float" office:value="290048" calcext:value-type="float">
            <text:p>290048</text:p>
          </table:table-cell>
          <table:table-cell table:number-columns-repeated="2"/>
          <table:table-cell office:value-type="float" office:value="175215" calcext:value-type="float">
            <text:p>175215</text:p>
          </table:table-cell>
          <table:table-cell table:number-columns-repeated="2"/>
          <table:table-cell office:value-type="float" office:value="290355" calcext:value-type="float">
            <text:p>290355</text:p>
          </table:table-cell>
          <table:table-cell table:number-columns-repeated="3"/>
          <table:table-cell office:value-type="float" office:value="154548" calcext:value-type="float">
            <text:p>154548</text:p>
          </table:table-cell>
          <table:table-cell table:number-columns-repeated="3"/>
          <table:table-cell office:value-type="float" office:value="284273" calcext:value-type="float">
            <text:p>284273</text:p>
          </table:table-cell>
          <table:table-cell table:number-columns-repeated="2"/>
          <table:table-cell office:value-type="float" office:value="233653" calcext:value-type="float">
            <text:p>233653</text:p>
          </table:table-cell>
          <table:table-cell table:number-columns-repeated="2"/>
          <table:table-cell office:value-type="float" office:value="204387" calcext:value-type="float">
            <text:p>204387</text:p>
          </table:table-cell>
          <table:table-cell/>
          <table:table-cell office:value-type="float" office:value="2624161" calcext:value-type="float">
            <text:p>2624161</text:p>
          </table:table-cell>
          <table:table-cell/>
          <table:table-cell office:value-type="float" office:value="2631407" calcext:value-type="float">
            <text:p>2631407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96002" calcext:value-type="float">
            <text:p>96002</text:p>
          </table:table-cell>
          <table:table-cell table:number-columns-repeated="3"/>
          <table:table-cell office:value-type="float" office:value="91934" calcext:value-type="float">
            <text:p>91934</text:p>
          </table:table-cell>
          <table:table-cell table:number-columns-repeated="2"/>
          <table:table-cell office:value-type="float" office:value="268030" calcext:value-type="float">
            <text:p>268030</text:p>
          </table:table-cell>
          <table:table-cell table:number-columns-repeated="2"/>
          <table:table-cell office:value-type="float" office:value="337173" calcext:value-type="float">
            <text:p>337173</text:p>
          </table:table-cell>
          <table:table-cell table:number-columns-repeated="2"/>
          <table:table-cell office:value-type="float" office:value="325034" calcext:value-type="float">
            <text:p>325034</text:p>
          </table:table-cell>
          <table:table-cell table:number-columns-repeated="2"/>
          <table:table-cell office:value-type="float" office:value="313923" calcext:value-type="float">
            <text:p>313923</text:p>
          </table:table-cell>
          <table:table-cell table:number-columns-repeated="2"/>
          <table:table-cell office:value-type="float" office:value="318111" calcext:value-type="float">
            <text:p>318111</text:p>
          </table:table-cell>
          <table:table-cell table:number-columns-repeated="3"/>
          <table:table-cell office:value-type="float" office:value="321779" calcext:value-type="float">
            <text:p>321779</text:p>
          </table:table-cell>
          <table:table-cell table:number-columns-repeated="3"/>
          <table:table-cell office:value-type="float" office:value="328243" calcext:value-type="float">
            <text:p>328243</text:p>
          </table:table-cell>
          <table:table-cell table:number-columns-repeated="2"/>
          <table:table-cell office:value-type="float" office:value="387030" calcext:value-type="float">
            <text:p>387030</text:p>
          </table:table-cell>
          <table:table-cell table:number-columns-repeated="2"/>
          <table:table-cell office:value-type="float" office:value="380271" calcext:value-type="float">
            <text:p>380271</text:p>
          </table:table-cell>
          <table:table-cell/>
          <table:table-cell office:value-type="float" office:value="2348695" calcext:value-type="float">
            <text:p>2348695</text:p>
          </table:table-cell>
          <table:table-cell/>
          <table:table-cell office:value-type="float" office:value="2391102" calcext:value-type="float">
            <text:p>2391102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07544" calcext:value-type="float">
            <text:p>307544</text:p>
          </table:table-cell>
          <table:table-cell table:number-columns-repeated="2"/>
          <table:table-cell office:value-type="float" office:value="297971" calcext:value-type="float">
            <text:p>297971</text:p>
          </table:table-cell>
          <table:table-cell table:number-columns-repeated="2"/>
          <table:table-cell office:value-type="float" office:value="341022" calcext:value-type="float">
            <text:p>341022</text:p>
          </table:table-cell>
          <table:table-cell table:number-columns-repeated="2"/>
          <table:table-cell office:value-type="float" office:value="341543" calcext:value-type="float">
            <text:p>341543</text:p>
          </table:table-cell>
          <table:table-cell table:number-columns-repeated="2"/>
          <table:table-cell office:value-type="float" office:value="336562" calcext:value-type="float">
            <text:p>336562</text:p>
          </table:table-cell>
          <table:table-cell table:number-columns-repeated="2"/>
          <table:table-cell office:value-type="float" office:value="314478" calcext:value-type="float">
            <text:p>314478</text:p>
          </table:table-cell>
          <table:table-cell table:number-columns-repeated="2"/>
          <table:table-cell office:value-type="float" office:value="339217" calcext:value-type="float">
            <text:p>339217</text:p>
          </table:table-cell>
          <table:table-cell table:number-columns-repeated="3"/>
          <table:table-cell office:value-type="float" office:value="300857" calcext:value-type="float">
            <text:p>300857</text:p>
          </table:table-cell>
          <table:table-cell table:number-columns-repeated="3"/>
          <table:table-cell office:value-type="float" office:value="310686" calcext:value-type="float">
            <text:p>310686</text:p>
          </table:table-cell>
          <table:table-cell table:number-columns-repeated="2"/>
          <table:table-cell office:value-type="float" office:value="310269" calcext:value-type="float">
            <text:p>310269</text:p>
          </table:table-cell>
          <table:table-cell table:number-columns-repeated="2"/>
          <table:table-cell office:value-type="float" office:value="303198" calcext:value-type="float">
            <text:p>303198</text:p>
          </table:table-cell>
          <table:table-cell/>
          <table:table-cell office:value-type="float" office:value="2175902" calcext:value-type="float">
            <text:p>2175902</text:p>
          </table:table-cell>
          <table:table-cell/>
          <table:table-cell office:value-type="float" office:value="2219554" calcext:value-type="float">
            <text:p>2219554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30322" calcext:value-type="float">
            <text:p>230322</text:p>
          </table:table-cell>
          <table:table-cell table:number-columns-repeated="2"/>
          <table:table-cell office:value-type="float" office:value="202513" calcext:value-type="float">
            <text:p>202513</text:p>
          </table:table-cell>
          <table:table-cell table:number-columns-repeated="2"/>
          <table:table-cell office:value-type="float" office:value="354185" calcext:value-type="float">
            <text:p>354185</text:p>
          </table:table-cell>
          <table:table-cell table:number-columns-repeated="2"/>
          <table:table-cell office:value-type="float" office:value="354479" calcext:value-type="float">
            <text:p>354479</text:p>
          </table:table-cell>
          <table:table-cell table:number-columns-repeated="2"/>
          <table:table-cell office:value-type="float" office:value="351574" calcext:value-type="float">
            <text:p>351574</text:p>
          </table:table-cell>
          <table:table-cell table:number-columns-repeated="2"/>
          <table:table-cell office:value-type="float" office:value="170046" calcext:value-type="float">
            <text:p>170046</text:p>
          </table:table-cell>
          <table:table-cell table:number-columns-repeated="2"/>
          <table:table-cell office:value-type="float" office:value="352952" calcext:value-type="float">
            <text:p>352952</text:p>
          </table:table-cell>
          <table:table-cell table:number-columns-repeated="3"/>
          <table:table-cell office:value-type="float" office:value="136069" calcext:value-type="float">
            <text:p>136069</text:p>
          </table:table-cell>
          <table:table-cell table:number-columns-repeated="3"/>
          <table:table-cell office:value-type="float" office:value="337291" calcext:value-type="float">
            <text:p>337291</text:p>
          </table:table-cell>
          <table:table-cell table:number-columns-repeated="2"/>
          <table:table-cell office:value-type="float" office:value="173559" calcext:value-type="float">
            <text:p>173559</text:p>
          </table:table-cell>
          <table:table-cell table:number-columns-repeated="2"/>
          <table:table-cell office:value-type="float" office:value="131859" calcext:value-type="float">
            <text:p>131859</text:p>
          </table:table-cell>
          <table:table-cell/>
          <table:table-cell office:value-type="float" office:value="2000425" calcext:value-type="float">
            <text:p>2000425</text:p>
          </table:table-cell>
          <table:table-cell/>
          <table:table-cell office:value-type="float" office:value="2104484" calcext:value-type="float">
            <text:p>2104484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5387" calcext:value-type="float">
            <text:p>65387</text:p>
          </table:table-cell>
          <table:table-cell table:number-columns-repeated="2"/>
          <table:table-cell office:value-type="float" office:value="115559" calcext:value-type="float">
            <text:p>115559</text:p>
          </table:table-cell>
          <table:table-cell table:number-columns-repeated="2"/>
          <table:table-cell office:value-type="float" office:value="149534" calcext:value-type="float">
            <text:p>149534</text:p>
          </table:table-cell>
          <table:table-cell table:number-columns-repeated="2"/>
          <table:table-cell office:value-type="float" office:value="145818" calcext:value-type="float">
            <text:p>145818</text:p>
          </table:table-cell>
          <table:table-cell table:number-columns-repeated="2"/>
          <table:table-cell office:value-type="float" office:value="123354" calcext:value-type="float">
            <text:p>123354</text:p>
          </table:table-cell>
          <table:table-cell table:number-columns-repeated="2"/>
          <table:table-cell office:value-type="float" office:value="100726" calcext:value-type="float">
            <text:p>100726</text:p>
          </table:table-cell>
          <table:table-cell table:number-columns-repeated="2"/>
          <table:table-cell office:value-type="float" office:value="126386" calcext:value-type="float">
            <text:p>126386</text:p>
          </table:table-cell>
          <table:table-cell table:number-columns-repeated="4"/>
          <table:table-cell office:value-type="float" office:value="83779" calcext:value-type="float">
            <text:p>83779</text:p>
          </table:table-cell>
          <table:table-cell table:number-columns-repeated="3"/>
          <table:table-cell office:value-type="float" office:value="126983" calcext:value-type="float">
            <text:p>126983</text:p>
          </table:table-cell>
          <table:table-cell table:number-columns-repeated="2"/>
          <table:table-cell office:value-type="float" office:value="120901" calcext:value-type="float">
            <text:p>120901</text:p>
          </table:table-cell>
          <table:table-cell table:number-columns-repeated="3"/>
          <table:table-cell office:value-type="float" office:value="54622" calcext:value-type="float">
            <text:p>54622</text:p>
          </table:table-cell>
          <table:table-cell/>
          <table:table-cell office:value-type="float" office:value="2751071" calcext:value-type="float">
            <text:p>2751071</text:p>
          </table:table-cell>
          <table:table-cell/>
          <table:table-cell office:value-type="float" office:value="2754339" calcext:value-type="float">
            <text:p>275433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05947" calcext:value-type="float">
            <text:p>105947</text:p>
          </table:table-cell>
          <table:table-cell table:number-columns-repeated="2"/>
          <table:table-cell office:value-type="float" office:value="195402" calcext:value-type="float">
            <text:p>195402</text:p>
          </table:table-cell>
          <table:table-cell table:number-columns-repeated="2"/>
          <table:table-cell office:value-type="float" office:value="184622" calcext:value-type="float">
            <text:p>184622</text:p>
          </table:table-cell>
          <table:table-cell table:number-columns-repeated="2"/>
          <table:table-cell office:value-type="float" office:value="186304" calcext:value-type="float">
            <text:p>186304</text:p>
          </table:table-cell>
          <table:table-cell table:number-columns-repeated="2"/>
          <table:table-cell office:value-type="float" office:value="173461" calcext:value-type="float">
            <text:p>173461</text:p>
          </table:table-cell>
          <table:table-cell table:number-columns-repeated="2"/>
          <table:table-cell office:value-type="float" office:value="168872" calcext:value-type="float">
            <text:p>168872</text:p>
          </table:table-cell>
          <table:table-cell table:number-columns-repeated="2"/>
          <table:table-cell office:value-type="float" office:value="150101" calcext:value-type="float">
            <text:p>150101</text:p>
          </table:table-cell>
          <table:table-cell table:number-columns-repeated="3"/>
          <table:table-cell office:value-type="float" office:value="188674" calcext:value-type="float">
            <text:p>188674</text:p>
          </table:table-cell>
          <table:table-cell table:number-columns-repeated="3"/>
          <table:table-cell office:value-type="float" office:value="168187" calcext:value-type="float">
            <text:p>168187</text:p>
          </table:table-cell>
          <table:table-cell table:number-columns-repeated="2"/>
          <table:table-cell office:value-type="float" office:value="323791" calcext:value-type="float">
            <text:p>323791</text:p>
          </table:table-cell>
          <table:table-cell table:number-columns-repeated="2"/>
          <table:table-cell office:value-type="float" office:value="323772" calcext:value-type="float">
            <text:p>323772</text:p>
          </table:table-cell>
          <table:table-cell/>
          <table:table-cell office:value-type="float" office:value="2795028" calcext:value-type="float">
            <text:p>2795028</text:p>
          </table:table-cell>
          <table:table-cell/>
          <table:table-cell office:value-type="float" office:value="2797333" calcext:value-type="float">
            <text:p>2797333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06209" calcext:value-type="float">
            <text:p>206209</text:p>
          </table:table-cell>
          <table:table-cell table:number-columns-repeated="2"/>
          <table:table-cell office:value-type="float" office:value="196291" calcext:value-type="float">
            <text:p>196291</text:p>
          </table:table-cell>
          <table:table-cell table:number-columns-repeated="2"/>
          <table:table-cell office:value-type="float" office:value="216327" calcext:value-type="float">
            <text:p>216327</text:p>
          </table:table-cell>
          <table:table-cell table:number-columns-repeated="2"/>
          <table:table-cell office:value-type="float" office:value="215821" calcext:value-type="float">
            <text:p>215821</text:p>
          </table:table-cell>
          <table:table-cell table:number-columns-repeated="2"/>
          <table:table-cell office:value-type="float" office:value="187563" calcext:value-type="float">
            <text:p>187563</text:p>
          </table:table-cell>
          <table:table-cell table:number-columns-repeated="2"/>
          <table:table-cell office:value-type="float" office:value="197054" calcext:value-type="float">
            <text:p>197054</text:p>
          </table:table-cell>
          <table:table-cell table:number-columns-repeated="2"/>
          <table:table-cell office:value-type="float" office:value="186406" calcext:value-type="float">
            <text:p>186406</text:p>
          </table:table-cell>
          <table:table-cell table:number-columns-repeated="3"/>
          <table:table-cell office:value-type="float" office:value="230956" calcext:value-type="float">
            <text:p>230956</text:p>
          </table:table-cell>
          <table:table-cell table:number-columns-repeated="3"/>
          <table:table-cell office:value-type="float" office:value="188159" calcext:value-type="float">
            <text:p>188159</text:p>
          </table:table-cell>
          <table:table-cell table:number-columns-repeated="2"/>
          <table:table-cell office:value-type="float" office:value="309993" calcext:value-type="float">
            <text:p>309993</text:p>
          </table:table-cell>
          <table:table-cell table:number-columns-repeated="2"/>
          <table:table-cell office:value-type="float" office:value="258395" calcext:value-type="float">
            <text:p>258395</text:p>
          </table:table-cell>
          <table:table-cell/>
          <table:table-cell office:value-type="float" office:value="2660138" calcext:value-type="float">
            <text:p>2660138</text:p>
          </table:table-cell>
          <table:table-cell/>
          <table:table-cell office:value-type="float" office:value="2682112" calcext:value-type="float">
            <text:p>2682112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75371" calcext:value-type="float">
            <text:p>175371</text:p>
          </table:table-cell>
          <table:table-cell table:number-columns-repeated="2"/>
          <table:table-cell office:value-type="float" office:value="172443" calcext:value-type="float">
            <text:p>172443</text:p>
          </table:table-cell>
          <table:table-cell table:number-columns-repeated="2"/>
          <table:table-cell office:value-type="float" office:value="255195" calcext:value-type="float">
            <text:p>255195</text:p>
          </table:table-cell>
          <table:table-cell table:number-columns-repeated="2"/>
          <table:table-cell office:value-type="float" office:value="246629" calcext:value-type="float">
            <text:p>246629</text:p>
          </table:table-cell>
          <table:table-cell table:number-columns-repeated="2"/>
          <table:table-cell office:value-type="float" office:value="218739" calcext:value-type="float">
            <text:p>218739</text:p>
          </table:table-cell>
          <table:table-cell table:number-columns-repeated="2"/>
          <table:table-cell office:value-type="float" office:value="171704" calcext:value-type="float">
            <text:p>171704</text:p>
          </table:table-cell>
          <table:table-cell table:number-columns-repeated="2"/>
          <table:table-cell office:value-type="float" office:value="224067" calcext:value-type="float">
            <text:p>224067</text:p>
          </table:table-cell>
          <table:table-cell table:number-columns-repeated="3"/>
          <table:table-cell office:value-type="float" office:value="160764" calcext:value-type="float">
            <text:p>160764</text:p>
          </table:table-cell>
          <table:table-cell table:number-columns-repeated="3"/>
          <table:table-cell office:value-type="float" office:value="225079" calcext:value-type="float">
            <text:p>225079</text:p>
          </table:table-cell>
          <table:table-cell table:number-columns-repeated="2"/>
          <table:table-cell office:value-type="float" office:value="219970" calcext:value-type="float">
            <text:p>219970</text:p>
          </table:table-cell>
          <table:table-cell table:number-columns-repeated="2"/>
          <table:table-cell office:value-type="float" office:value="191093" calcext:value-type="float">
            <text:p>191093</text:p>
          </table:table-cell>
          <table:table-cell/>
          <table:table-cell office:value-type="float" office:value="2741187" calcext:value-type="float">
            <text:p>2741187</text:p>
          </table:table-cell>
          <table:table-cell/>
          <table:table-cell office:value-type="float" office:value="2693061" calcext:value-type="float">
            <text:p>2693061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97659" calcext:value-type="float">
            <text:p>197659</text:p>
          </table:table-cell>
          <table:table-cell table:number-columns-repeated="2"/>
          <table:table-cell office:value-type="float" office:value="209511" calcext:value-type="float">
            <text:p>209511</text:p>
          </table:table-cell>
          <table:table-cell table:number-columns-repeated="2"/>
          <table:table-cell office:value-type="float" office:value="276351" calcext:value-type="float">
            <text:p>276351</text:p>
          </table:table-cell>
          <table:table-cell table:number-columns-repeated="2"/>
          <table:table-cell office:value-type="float" office:value="265301" calcext:value-type="float">
            <text:p>265301</text:p>
          </table:table-cell>
          <table:table-cell table:number-columns-repeated="2"/>
          <table:table-cell office:value-type="float" office:value="245460" calcext:value-type="float">
            <text:p>245460</text:p>
          </table:table-cell>
          <table:table-cell table:number-columns-repeated="2"/>
          <table:table-cell office:value-type="float" office:value="200851" calcext:value-type="float">
            <text:p>200851</text:p>
          </table:table-cell>
          <table:table-cell table:number-columns-repeated="2"/>
          <table:table-cell office:value-type="float" office:value="248733" calcext:value-type="float">
            <text:p>248733</text:p>
          </table:table-cell>
          <table:table-cell table:number-columns-repeated="3"/>
          <table:table-cell office:value-type="float" office:value="178968" calcext:value-type="float">
            <text:p>178968</text:p>
          </table:table-cell>
          <table:table-cell table:number-columns-repeated="3"/>
          <table:table-cell office:value-type="float" office:value="237567" calcext:value-type="float">
            <text:p>237567</text:p>
          </table:table-cell>
          <table:table-cell table:number-columns-repeated="2"/>
          <table:table-cell office:value-type="float" office:value="245202" calcext:value-type="float">
            <text:p>245202</text:p>
          </table:table-cell>
          <table:table-cell table:number-columns-repeated="2"/>
          <table:table-cell office:value-type="float" office:value="229288" calcext:value-type="float">
            <text:p>229288</text:p>
          </table:table-cell>
          <table:table-cell/>
          <table:table-cell office:value-type="float" office:value="2778510" calcext:value-type="float">
            <text:p>2778510</text:p>
          </table:table-cell>
          <table:table-cell/>
          <table:table-cell office:value-type="float" office:value="2767168" calcext:value-type="float">
            <text:p>2767168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78688" calcext:value-type="float">
            <text:p>178688</text:p>
          </table:table-cell>
          <table:table-cell table:number-columns-repeated="2"/>
          <table:table-cell office:value-type="float" office:value="149923" calcext:value-type="float">
            <text:p>149923</text:p>
          </table:table-cell>
          <table:table-cell table:number-columns-repeated="2"/>
          <table:table-cell office:value-type="float" office:value="314596" calcext:value-type="float">
            <text:p>314596</text:p>
          </table:table-cell>
          <table:table-cell table:number-columns-repeated="2"/>
          <table:table-cell office:value-type="float" office:value="316754" calcext:value-type="float">
            <text:p>316754</text:p>
          </table:table-cell>
          <table:table-cell table:number-columns-repeated="2"/>
          <table:table-cell office:value-type="float" office:value="301551" calcext:value-type="float">
            <text:p>301551</text:p>
          </table:table-cell>
          <table:table-cell table:number-columns-repeated="2"/>
          <table:table-cell office:value-type="float" office:value="115210" calcext:value-type="float">
            <text:p>115210</text:p>
          </table:table-cell>
          <table:table-cell table:number-columns-repeated="2"/>
          <table:table-cell office:value-type="float" office:value="314162" calcext:value-type="float">
            <text:p>314162</text:p>
          </table:table-cell>
          <table:table-cell table:number-columns-repeated="4"/>
          <table:table-cell office:value-type="float" office:value="65574" calcext:value-type="float">
            <text:p>65574</text:p>
          </table:table-cell>
          <table:table-cell table:number-columns-repeated="3"/>
          <table:table-cell office:value-type="float" office:value="262083" calcext:value-type="float">
            <text:p>262083</text:p>
          </table:table-cell>
          <table:table-cell table:number-columns-repeated="2"/>
          <table:table-cell office:value-type="float" office:value="251970" calcext:value-type="float">
            <text:p>251970</text:p>
          </table:table-cell>
          <table:table-cell table:number-columns-repeated="2"/>
          <table:table-cell office:value-type="float" office:value="235163" calcext:value-type="float">
            <text:p>235163</text:p>
          </table:table-cell>
          <table:table-cell/>
          <table:table-cell office:value-type="float" office:value="2711363" calcext:value-type="float">
            <text:p>2711363</text:p>
          </table:table-cell>
          <table:table-cell/>
          <table:table-cell office:value-type="float" office:value="2717957" calcext:value-type="float">
            <text:p>2717957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08721" calcext:value-type="float">
            <text:p>208721</text:p>
          </table:table-cell>
          <table:table-cell table:number-columns-repeated="2"/>
          <table:table-cell office:value-type="float" office:value="214562" calcext:value-type="float">
            <text:p>214562</text:p>
          </table:table-cell>
          <table:table-cell table:number-columns-repeated="2"/>
          <table:table-cell office:value-type="float" office:value="311405" calcext:value-type="float">
            <text:p>311405</text:p>
          </table:table-cell>
          <table:table-cell table:number-columns-repeated="2"/>
          <table:table-cell office:value-type="float" office:value="302186" calcext:value-type="float">
            <text:p>302186</text:p>
          </table:table-cell>
          <table:table-cell table:number-columns-repeated="2"/>
          <table:table-cell office:value-type="float" office:value="295044" calcext:value-type="float">
            <text:p>295044</text:p>
          </table:table-cell>
          <table:table-cell table:number-columns-repeated="2"/>
          <table:table-cell office:value-type="float" office:value="186642" calcext:value-type="float">
            <text:p>186642</text:p>
          </table:table-cell>
          <table:table-cell table:number-columns-repeated="2"/>
          <table:table-cell office:value-type="float" office:value="307667" calcext:value-type="float">
            <text:p>307667</text:p>
          </table:table-cell>
          <table:table-cell table:number-columns-repeated="3"/>
          <table:table-cell office:value-type="float" office:value="178326" calcext:value-type="float">
            <text:p>178326</text:p>
          </table:table-cell>
          <table:table-cell table:number-columns-repeated="3"/>
          <table:table-cell office:value-type="float" office:value="298831" calcext:value-type="float">
            <text:p>298831</text:p>
          </table:table-cell>
          <table:table-cell table:number-columns-repeated="2"/>
          <table:table-cell office:value-type="float" office:value="130177" calcext:value-type="float">
            <text:p>130177</text:p>
          </table:table-cell>
          <table:table-cell table:number-columns-repeated="2"/>
          <table:table-cell office:value-type="float" office:value="185156" calcext:value-type="float">
            <text:p>185156</text:p>
          </table:table-cell>
          <table:table-cell/>
          <table:table-cell office:value-type="float" office:value="2371169" calcext:value-type="float">
            <text:p>2371169</text:p>
          </table:table-cell>
          <table:table-cell/>
          <table:table-cell office:value-type="float" office:value="2385939" calcext:value-type="float">
            <text:p>2385939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82818" calcext:value-type="float">
            <text:p>282818</text:p>
          </table:table-cell>
          <table:table-cell table:number-columns-repeated="2"/>
          <table:table-cell office:value-type="float" office:value="265748" calcext:value-type="float">
            <text:p>265748</text:p>
          </table:table-cell>
          <table:table-cell table:number-columns-repeated="2"/>
          <table:table-cell office:value-type="float" office:value="284384" calcext:value-type="float">
            <text:p>284384</text:p>
          </table:table-cell>
          <table:table-cell table:number-columns-repeated="2"/>
          <table:table-cell office:value-type="float" office:value="331128" calcext:value-type="float">
            <text:p>331128</text:p>
          </table:table-cell>
          <table:table-cell table:number-columns-repeated="2"/>
          <table:table-cell office:value-type="float" office:value="319586" calcext:value-type="float">
            <text:p>319586</text:p>
          </table:table-cell>
          <table:table-cell table:number-columns-repeated="2"/>
          <table:table-cell office:value-type="float" office:value="342229" calcext:value-type="float">
            <text:p>342229</text:p>
          </table:table-cell>
          <table:table-cell table:number-columns-repeated="2"/>
          <table:table-cell office:value-type="float" office:value="330366" calcext:value-type="float">
            <text:p>330366</text:p>
          </table:table-cell>
          <table:table-cell table:number-columns-repeated="3"/>
          <table:table-cell office:value-type="float" office:value="315064" calcext:value-type="float">
            <text:p>315064</text:p>
          </table:table-cell>
          <table:table-cell table:number-columns-repeated="3"/>
          <table:table-cell office:value-type="float" office:value="325274" calcext:value-type="float">
            <text:p>325274</text:p>
          </table:table-cell>
          <table:table-cell table:number-columns-repeated="2"/>
          <table:table-cell office:value-type="float" office:value="264448" calcext:value-type="float">
            <text:p>264448</text:p>
          </table:table-cell>
          <table:table-cell table:number-columns-repeated="2"/>
          <table:table-cell office:value-type="float" office:value="318708" calcext:value-type="float">
            <text:p>318708</text:p>
          </table:table-cell>
          <table:table-cell/>
          <table:table-cell office:value-type="float" office:value="2220401" calcext:value-type="float">
            <text:p>2220401</text:p>
          </table:table-cell>
          <table:table-cell/>
          <table:table-cell office:value-type="float" office:value="2233900" calcext:value-type="float">
            <text:p>2233900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46439" calcext:value-type="float">
            <text:p>346439</text:p>
          </table:table-cell>
          <table:table-cell table:number-columns-repeated="2"/>
          <table:table-cell office:value-type="float" office:value="296510" calcext:value-type="float">
            <text:p>296510</text:p>
          </table:table-cell>
          <table:table-cell table:number-columns-repeated="2"/>
          <table:table-cell office:value-type="float" office:value="291508" calcext:value-type="float">
            <text:p>291508</text:p>
          </table:table-cell>
          <table:table-cell table:number-columns-repeated="2"/>
          <table:table-cell office:value-type="float" office:value="336308" calcext:value-type="float">
            <text:p>336308</text:p>
          </table:table-cell>
          <table:table-cell table:number-columns-repeated="2"/>
          <table:table-cell office:value-type="float" office:value="334580" calcext:value-type="float">
            <text:p>334580</text:p>
          </table:table-cell>
          <table:table-cell table:number-columns-repeated="2"/>
          <table:table-cell office:value-type="float" office:value="331848" calcext:value-type="float">
            <text:p>331848</text:p>
          </table:table-cell>
          <table:table-cell table:number-columns-repeated="2"/>
          <table:table-cell office:value-type="float" office:value="315684" calcext:value-type="float">
            <text:p>315684</text:p>
          </table:table-cell>
          <table:table-cell table:number-columns-repeated="3"/>
          <table:table-cell office:value-type="float" office:value="353669" calcext:value-type="float">
            <text:p>353669</text:p>
          </table:table-cell>
          <table:table-cell table:number-columns-repeated="3"/>
          <table:table-cell office:value-type="float" office:value="353658" calcext:value-type="float">
            <text:p>353658</text:p>
          </table:table-cell>
          <table:table-cell table:number-columns-repeated="2"/>
          <table:table-cell office:value-type="float" office:value="310185" calcext:value-type="float">
            <text:p>310185</text:p>
          </table:table-cell>
          <table:table-cell table:number-columns-repeated="2"/>
          <table:table-cell office:value-type="float" office:value="248152" calcext:value-type="float">
            <text:p>248152</text:p>
          </table:table-cell>
          <table:table-cell/>
          <table:table-cell office:value-type="float" office:value="2130327" calcext:value-type="float">
            <text:p>2130327</text:p>
          </table:table-cell>
          <table:table-cell/>
          <table:table-cell office:value-type="float" office:value="2175391" calcext:value-type="float">
            <text:p>2175391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2485" calcext:value-type="float">
            <text:p>122485</text:p>
          </table:table-cell>
          <table:table-cell table:number-columns-repeated="2"/>
          <table:table-cell office:value-type="float" office:value="122464" calcext:value-type="float">
            <text:p>122464</text:p>
          </table:table-cell>
          <table:table-cell table:number-columns-repeated="2"/>
          <table:table-cell office:value-type="float" office:value="152909" calcext:value-type="float">
            <text:p>152909</text:p>
          </table:table-cell>
          <table:table-cell table:number-columns-repeated="2"/>
          <table:table-cell office:value-type="float" office:value="154269" calcext:value-type="float">
            <text:p>154269</text:p>
          </table:table-cell>
          <table:table-cell table:number-columns-repeated="2"/>
          <table:table-cell office:value-type="float" office:value="128147" calcext:value-type="float">
            <text:p>128147</text:p>
          </table:table-cell>
          <table:table-cell table:number-columns-repeated="2"/>
          <table:table-cell office:value-type="float" office:value="107324" calcext:value-type="float">
            <text:p>107324</text:p>
          </table:table-cell>
          <table:table-cell table:number-columns-repeated="2"/>
          <table:table-cell office:value-type="float" office:value="126694" calcext:value-type="float">
            <text:p>126694</text:p>
          </table:table-cell>
          <table:table-cell table:number-columns-repeated="4"/>
          <table:table-cell office:value-type="float" office:value="87501" calcext:value-type="float">
            <text:p>87501</text:p>
          </table:table-cell>
          <table:table-cell table:number-columns-repeated="3"/>
          <table:table-cell office:value-type="float" office:value="127031" calcext:value-type="float">
            <text:p>127031</text:p>
          </table:table-cell>
          <table:table-cell table:number-columns-repeated="2"/>
          <table:table-cell office:value-type="float" office:value="298516" calcext:value-type="float">
            <text:p>298516</text:p>
          </table:table-cell>
          <table:table-cell table:number-columns-repeated="2"/>
          <table:table-cell office:value-type="float" office:value="218486" calcext:value-type="float">
            <text:p>218486</text:p>
          </table:table-cell>
          <table:table-cell table:number-columns-repeated="2"/>
          <table:table-cell office:value-type="float" office:value="198412" calcext:value-type="float">
            <text:p>198412</text:p>
          </table:table-cell>
          <table:table-cell table:number-columns-repeated="2"/>
          <table:table-cell office:value-type="float" office:value="198434" calcext:value-type="float">
            <text:p>198434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33408" calcext:value-type="float">
            <text:p>133408</text:p>
          </table:table-cell>
          <table:table-cell table:number-columns-repeated="2"/>
          <table:table-cell office:value-type="float" office:value="128365" calcext:value-type="float">
            <text:p>128365</text:p>
          </table:table-cell>
          <table:table-cell table:number-columns-repeated="2"/>
          <table:table-cell office:value-type="float" office:value="185292" calcext:value-type="float">
            <text:p>185292</text:p>
          </table:table-cell>
          <table:table-cell table:number-columns-repeated="2"/>
          <table:table-cell office:value-type="float" office:value="184138" calcext:value-type="float">
            <text:p>184138</text:p>
          </table:table-cell>
          <table:table-cell table:number-columns-repeated="2"/>
          <table:table-cell office:value-type="float" office:value="161206" calcext:value-type="float">
            <text:p>161206</text:p>
          </table:table-cell>
          <table:table-cell table:number-columns-repeated="2"/>
          <table:table-cell office:value-type="float" office:value="106742" calcext:value-type="float">
            <text:p>106742</text:p>
          </table:table-cell>
          <table:table-cell table:number-columns-repeated="2"/>
          <table:table-cell office:value-type="float" office:value="157090" calcext:value-type="float">
            <text:p>157090</text:p>
          </table:table-cell>
          <table:table-cell table:number-columns-repeated="4"/>
          <table:table-cell office:value-type="float" office:value="56904" calcext:value-type="float">
            <text:p>56904</text:p>
          </table:table-cell>
          <table:table-cell table:number-columns-repeated="3"/>
          <table:table-cell office:value-type="float" office:value="164831" calcext:value-type="float">
            <text:p>164831</text:p>
          </table:table-cell>
          <table:table-cell table:number-columns-repeated="3"/>
          <table:table-cell office:value-type="float" office:value="87734" calcext:value-type="float">
            <text:p>87734</text:p>
          </table:table-cell>
          <table:table-cell table:number-columns-repeated="2"/>
          <table:table-cell office:value-type="float" office:value="267856" calcext:value-type="float">
            <text:p>267856</text:p>
          </table:table-cell>
          <table:table-cell table:number-columns-repeated="2"/>
          <table:table-cell office:value-type="float" office:value="229374" calcext:value-type="float">
            <text:p>229374</text:p>
          </table:table-cell>
          <table:table-cell table:number-columns-repeated="2"/>
          <table:table-cell office:value-type="float" office:value="240090" calcext:value-type="float">
            <text:p>240090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17118" calcext:value-type="float">
            <text:p>217118</text:p>
          </table:table-cell>
          <table:table-cell table:number-columns-repeated="2"/>
          <table:table-cell office:value-type="float" office:value="174114" calcext:value-type="float">
            <text:p>174114</text:p>
          </table:table-cell>
          <table:table-cell table:number-columns-repeated="2"/>
          <table:table-cell office:value-type="float" office:value="234688" calcext:value-type="float">
            <text:p>234688</text:p>
          </table:table-cell>
          <table:table-cell table:number-columns-repeated="2"/>
          <table:table-cell office:value-type="float" office:value="230821" calcext:value-type="float">
            <text:p>230821</text:p>
          </table:table-cell>
          <table:table-cell table:number-columns-repeated="2"/>
          <table:table-cell office:value-type="float" office:value="194112" calcext:value-type="float">
            <text:p>194112</text:p>
          </table:table-cell>
          <table:table-cell table:number-columns-repeated="2"/>
          <table:table-cell office:value-type="float" office:value="145183" calcext:value-type="float">
            <text:p>145183</text:p>
          </table:table-cell>
          <table:table-cell table:number-columns-repeated="2"/>
          <table:table-cell office:value-type="float" office:value="182776" calcext:value-type="float">
            <text:p>182776</text:p>
          </table:table-cell>
          <table:table-cell table:number-columns-repeated="3"/>
          <table:table-cell office:value-type="float" office:value="222523" calcext:value-type="float">
            <text:p>222523</text:p>
          </table:table-cell>
          <table:table-cell table:number-columns-repeated="3"/>
          <table:table-cell office:value-type="float" office:value="189701" calcext:value-type="float">
            <text:p>189701</text:p>
          </table:table-cell>
          <table:table-cell table:number-columns-repeated="2"/>
          <table:table-cell office:value-type="float" office:value="252803" calcext:value-type="float">
            <text:p>252803</text:p>
          </table:table-cell>
          <table:table-cell table:number-columns-repeated="2"/>
          <table:table-cell office:value-type="float" office:value="201944" calcext:value-type="float">
            <text:p>201944</text:p>
          </table:table-cell>
          <table:table-cell/>
          <table:table-cell office:value-type="float" office:value="2702534" calcext:value-type="float">
            <text:p>2702534</text:p>
          </table:table-cell>
          <table:table-cell/>
          <table:table-cell office:value-type="float" office:value="2700204" calcext:value-type="float">
            <text:p>2700204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58743" calcext:value-type="float">
            <text:p>158743</text:p>
          </table:table-cell>
          <table:table-cell table:number-columns-repeated="2"/>
          <table:table-cell office:value-type="float" office:value="173287" calcext:value-type="float">
            <text:p>173287</text:p>
          </table:table-cell>
          <table:table-cell table:number-columns-repeated="2"/>
          <table:table-cell office:value-type="float" office:value="237083" calcext:value-type="float">
            <text:p>237083</text:p>
          </table:table-cell>
          <table:table-cell table:number-columns-repeated="2"/>
          <table:table-cell office:value-type="float" office:value="231984" calcext:value-type="float">
            <text:p>231984</text:p>
          </table:table-cell>
          <table:table-cell table:number-columns-repeated="2"/>
          <table:table-cell office:value-type="float" office:value="214190" calcext:value-type="float">
            <text:p>214190</text:p>
          </table:table-cell>
          <table:table-cell table:number-columns-repeated="2"/>
          <table:table-cell office:value-type="float" office:value="152732" calcext:value-type="float">
            <text:p>152732</text:p>
          </table:table-cell>
          <table:table-cell table:number-columns-repeated="2"/>
          <table:table-cell office:value-type="float" office:value="205982" calcext:value-type="float">
            <text:p>205982</text:p>
          </table:table-cell>
          <table:table-cell table:number-columns-repeated="3"/>
          <table:table-cell office:value-type="float" office:value="113466" calcext:value-type="float">
            <text:p>113466</text:p>
          </table:table-cell>
          <table:table-cell table:number-columns-repeated="3"/>
          <table:table-cell office:value-type="float" office:value="219470" calcext:value-type="float">
            <text:p>219470</text:p>
          </table:table-cell>
          <table:table-cell table:number-columns-repeated="3"/>
          <table:table-cell office:value-type="float" office:value="57082" calcext:value-type="float">
            <text:p>57082</text:p>
          </table:table-cell>
          <table:table-cell table:number-columns-repeated="2"/>
          <table:table-cell office:value-type="float" office:value="272843" calcext:value-type="float">
            <text:p>272843</text:p>
          </table:table-cell>
          <table:table-cell/>
          <table:table-cell office:value-type="float" office:value="2772086" calcext:value-type="float">
            <text:p>2772086</text:p>
          </table:table-cell>
          <table:table-cell/>
          <table:table-cell office:value-type="float" office:value="2744721" calcext:value-type="float">
            <text:p>274472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92226" calcext:value-type="float">
            <text:p>192226</text:p>
          </table:table-cell>
          <table:table-cell table:number-columns-repeated="2"/>
          <table:table-cell office:value-type="float" office:value="175701" calcext:value-type="float">
            <text:p>175701</text:p>
          </table:table-cell>
          <table:table-cell table:number-columns-repeated="2"/>
          <table:table-cell office:value-type="float" office:value="281232" calcext:value-type="float">
            <text:p>281232</text:p>
          </table:table-cell>
          <table:table-cell table:number-columns-repeated="2"/>
          <table:table-cell office:value-type="float" office:value="257236" calcext:value-type="float">
            <text:p>257236</text:p>
          </table:table-cell>
          <table:table-cell table:number-columns-repeated="2"/>
          <table:table-cell office:value-type="float" office:value="237535" calcext:value-type="float">
            <text:p>237535</text:p>
          </table:table-cell>
          <table:table-cell table:number-columns-repeated="2"/>
          <table:table-cell office:value-type="float" office:value="153456" calcext:value-type="float">
            <text:p>153456</text:p>
          </table:table-cell>
          <table:table-cell table:number-columns-repeated="2"/>
          <table:table-cell office:value-type="float" office:value="257197" calcext:value-type="float">
            <text:p>257197</text:p>
          </table:table-cell>
          <table:table-cell table:number-columns-repeated="4"/>
          <table:table-cell office:value-type="float" office:value="86105" calcext:value-type="float">
            <text:p>86105</text:p>
          </table:table-cell>
          <table:table-cell table:number-columns-repeated="3"/>
          <table:table-cell office:value-type="float" office:value="243320" calcext:value-type="float">
            <text:p>243320</text:p>
          </table:table-cell>
          <table:table-cell table:number-columns-repeated="3"/>
          <table:table-cell office:value-type="float" office:value="47329" calcext:value-type="float">
            <text:p>47329</text:p>
          </table:table-cell>
          <table:table-cell table:number-columns-repeated="2"/>
          <table:table-cell office:value-type="float" office:value="278055" calcext:value-type="float">
            <text:p>278055</text:p>
          </table:table-cell>
          <table:table-cell/>
          <table:table-cell office:value-type="float" office:value="2797959" calcext:value-type="float">
            <text:p>2797959</text:p>
          </table:table-cell>
          <table:table-cell/>
          <table:table-cell office:value-type="float" office:value="2772613" calcext:value-type="float">
            <text:p>277261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40567" calcext:value-type="float">
            <text:p>240567</text:p>
          </table:table-cell>
          <table:table-cell table:number-columns-repeated="2"/>
          <table:table-cell office:value-type="float" office:value="189945" calcext:value-type="float">
            <text:p>189945</text:p>
          </table:table-cell>
          <table:table-cell table:number-columns-repeated="2"/>
          <table:table-cell office:value-type="float" office:value="285607" calcext:value-type="float">
            <text:p>285607</text:p>
          </table:table-cell>
          <table:table-cell table:number-columns-repeated="2"/>
          <table:table-cell office:value-type="float" office:value="320588" calcext:value-type="float">
            <text:p>320588</text:p>
          </table:table-cell>
          <table:table-cell table:number-columns-repeated="2"/>
          <table:table-cell office:value-type="float" office:value="306725" calcext:value-type="float">
            <text:p>306725</text:p>
          </table:table-cell>
          <table:table-cell table:number-columns-repeated="2"/>
          <table:table-cell office:value-type="float" office:value="311110" calcext:value-type="float">
            <text:p>311110</text:p>
          </table:table-cell>
          <table:table-cell table:number-columns-repeated="2"/>
          <table:table-cell office:value-type="float" office:value="278369" calcext:value-type="float">
            <text:p>278369</text:p>
          </table:table-cell>
          <table:table-cell table:number-columns-repeated="3"/>
          <table:table-cell office:value-type="float" office:value="259075" calcext:value-type="float">
            <text:p>259075</text:p>
          </table:table-cell>
          <table:table-cell table:number-columns-repeated="3"/>
          <table:table-cell office:value-type="float" office:value="291038" calcext:value-type="float">
            <text:p>291038</text:p>
          </table:table-cell>
          <table:table-cell table:number-columns-repeated="2"/>
          <table:table-cell office:value-type="float" office:value="210485" calcext:value-type="float">
            <text:p>210485</text:p>
          </table:table-cell>
          <table:table-cell table:number-columns-repeated="2"/>
          <table:table-cell office:value-type="float" office:value="195146" calcext:value-type="float">
            <text:p>195146</text:p>
          </table:table-cell>
          <table:table-cell/>
          <table:table-cell office:value-type="float" office:value="2765083" calcext:value-type="float">
            <text:p>2765083</text:p>
          </table:table-cell>
          <table:table-cell/>
          <table:table-cell office:value-type="float" office:value="2753732" calcext:value-type="float">
            <text:p>2753732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27659" calcext:value-type="float">
            <text:p>227659</text:p>
          </table:table-cell>
          <table:table-cell table:number-columns-repeated="2"/>
          <table:table-cell office:value-type="float" office:value="306626" calcext:value-type="float">
            <text:p>306626</text:p>
          </table:table-cell>
          <table:table-cell table:number-columns-repeated="2"/>
          <table:table-cell office:value-type="float" office:value="331118" calcext:value-type="float">
            <text:p>331118</text:p>
          </table:table-cell>
          <table:table-cell table:number-columns-repeated="2"/>
          <table:table-cell office:value-type="float" office:value="329394" calcext:value-type="float">
            <text:p>329394</text:p>
          </table:table-cell>
          <table:table-cell table:number-columns-repeated="2"/>
          <table:table-cell office:value-type="float" office:value="322729" calcext:value-type="float">
            <text:p>322729</text:p>
          </table:table-cell>
          <table:table-cell table:number-columns-repeated="2"/>
          <table:table-cell office:value-type="float" office:value="292399" calcext:value-type="float">
            <text:p>292399</text:p>
          </table:table-cell>
          <table:table-cell table:number-columns-repeated="2"/>
          <table:table-cell office:value-type="float" office:value="301735" calcext:value-type="float">
            <text:p>301735</text:p>
          </table:table-cell>
          <table:table-cell table:number-columns-repeated="3"/>
          <table:table-cell office:value-type="float" office:value="322450" calcext:value-type="float">
            <text:p>322450</text:p>
          </table:table-cell>
          <table:table-cell table:number-columns-repeated="3"/>
          <table:table-cell office:value-type="float" office:value="309578" calcext:value-type="float">
            <text:p>309578</text:p>
          </table:table-cell>
          <table:table-cell table:number-columns-repeated="2"/>
          <table:table-cell office:value-type="float" office:value="250056" calcext:value-type="float">
            <text:p>250056</text:p>
          </table:table-cell>
          <table:table-cell table:number-columns-repeated="2"/>
          <table:table-cell office:value-type="float" office:value="288137" calcext:value-type="float">
            <text:p>288137</text:p>
          </table:table-cell>
          <table:table-cell/>
          <table:table-cell office:value-type="float" office:value="2448572" calcext:value-type="float">
            <text:p>2448572</text:p>
          </table:table-cell>
          <table:table-cell/>
          <table:table-cell office:value-type="float" office:value="2443108" calcext:value-type="float">
            <text:p>2443108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11201" calcext:value-type="float">
            <text:p>311201</text:p>
          </table:table-cell>
          <table:table-cell table:number-columns-repeated="2"/>
          <table:table-cell office:value-type="float" office:value="309171" calcext:value-type="float">
            <text:p>309171</text:p>
          </table:table-cell>
          <table:table-cell table:number-columns-repeated="2"/>
          <table:table-cell office:value-type="float" office:value="321991" calcext:value-type="float">
            <text:p>321991</text:p>
          </table:table-cell>
          <table:table-cell table:number-columns-repeated="2"/>
          <table:table-cell office:value-type="float" office:value="314132" calcext:value-type="float">
            <text:p>314132</text:p>
          </table:table-cell>
          <table:table-cell table:number-columns-repeated="2"/>
          <table:table-cell office:value-type="float" office:value="311254" calcext:value-type="float">
            <text:p>311254</text:p>
          </table:table-cell>
          <table:table-cell table:number-columns-repeated="2"/>
          <table:table-cell office:value-type="float" office:value="303924" calcext:value-type="float">
            <text:p>303924</text:p>
          </table:table-cell>
          <table:table-cell table:number-columns-repeated="2"/>
          <table:table-cell office:value-type="float" office:value="304817" calcext:value-type="float">
            <text:p>304817</text:p>
          </table:table-cell>
          <table:table-cell table:number-columns-repeated="3"/>
          <table:table-cell office:value-type="float" office:value="316126" calcext:value-type="float">
            <text:p>316126</text:p>
          </table:table-cell>
          <table:table-cell table:number-columns-repeated="3"/>
          <table:table-cell office:value-type="float" office:value="313697" calcext:value-type="float">
            <text:p>313697</text:p>
          </table:table-cell>
          <table:table-cell table:number-columns-repeated="2"/>
          <table:table-cell office:value-type="float" office:value="236770" calcext:value-type="float">
            <text:p>236770</text:p>
          </table:table-cell>
          <table:table-cell table:number-columns-repeated="2"/>
          <table:table-cell office:value-type="float" office:value="194012" calcext:value-type="float">
            <text:p>194012</text:p>
          </table:table-cell>
          <table:table-cell/>
          <table:table-cell office:value-type="float" office:value="2226501" calcext:value-type="float">
            <text:p>2226501</text:p>
          </table:table-cell>
          <table:table-cell/>
          <table:table-cell office:value-type="float" office:value="2263285" calcext:value-type="float">
            <text:p>2263285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39906" calcext:value-type="float">
            <text:p>239906</text:p>
          </table:table-cell>
          <table:table-cell table:number-columns-repeated="2"/>
          <table:table-cell office:value-type="float" office:value="324142" calcext:value-type="float">
            <text:p>324142</text:p>
          </table:table-cell>
          <table:table-cell table:number-columns-repeated="2"/>
          <table:table-cell office:value-type="float" office:value="347045" calcext:value-type="float">
            <text:p>347045</text:p>
          </table:table-cell>
          <table:table-cell table:number-columns-repeated="2"/>
          <table:table-cell office:value-type="float" office:value="328312" calcext:value-type="float">
            <text:p>328312</text:p>
          </table:table-cell>
          <table:table-cell table:number-columns-repeated="2"/>
          <table:table-cell office:value-type="float" office:value="353348" calcext:value-type="float">
            <text:p>353348</text:p>
          </table:table-cell>
          <table:table-cell table:number-columns-repeated="2"/>
          <table:table-cell office:value-type="float" office:value="359270" calcext:value-type="float">
            <text:p>359270</text:p>
          </table:table-cell>
          <table:table-cell table:number-columns-repeated="2"/>
          <table:table-cell office:value-type="float" office:value="334947" calcext:value-type="float">
            <text:p>334947</text:p>
          </table:table-cell>
          <table:table-cell table:number-columns-repeated="3"/>
          <table:table-cell office:value-type="float" office:value="279007" calcext:value-type="float">
            <text:p>279007</text:p>
          </table:table-cell>
          <table:table-cell table:number-columns-repeated="3"/>
          <table:table-cell office:value-type="float" office:value="354963" calcext:value-type="float">
            <text:p>354963</text:p>
          </table:table-cell>
          <table:table-cell table:number-columns-repeated="2"/>
          <table:table-cell office:value-type="float" office:value="294407" calcext:value-type="float">
            <text:p>294407</text:p>
          </table:table-cell>
          <table:table-cell table:number-columns-repeated="2"/>
          <table:table-cell office:value-type="float" office:value="282380" calcext:value-type="float">
            <text:p>282380</text:p>
          </table:table-cell>
          <table:table-cell/>
          <table:table-cell office:value-type="float" office:value="2143535" calcext:value-type="float">
            <text:p>2143535</text:p>
          </table:table-cell>
          <table:table-cell/>
          <table:table-cell office:value-type="float" office:value="2154678" calcext:value-type="float">
            <text:p>2154678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1505" calcext:value-type="float">
            <text:p>151505</text:p>
          </table:table-cell>
          <table:table-cell table:number-columns-repeated="2"/>
          <table:table-cell office:value-type="float" office:value="158637" calcext:value-type="float">
            <text:p>158637</text:p>
          </table:table-cell>
          <table:table-cell table:number-columns-repeated="2"/>
          <table:table-cell office:value-type="float" office:value="150482" calcext:value-type="float">
            <text:p>150482</text:p>
          </table:table-cell>
          <table:table-cell table:number-columns-repeated="2"/>
          <table:table-cell office:value-type="float" office:value="150345" calcext:value-type="float">
            <text:p>150345</text:p>
          </table:table-cell>
          <table:table-cell table:number-columns-repeated="2"/>
          <table:table-cell office:value-type="float" office:value="124892" calcext:value-type="float">
            <text:p>124892</text:p>
          </table:table-cell>
          <table:table-cell table:number-columns-repeated="2"/>
          <table:table-cell office:value-type="float" office:value="163420" calcext:value-type="float">
            <text:p>163420</text:p>
          </table:table-cell>
          <table:table-cell table:number-columns-repeated="2"/>
          <table:table-cell office:value-type="float" office:value="126297" calcext:value-type="float">
            <text:p>126297</text:p>
          </table:table-cell>
          <table:table-cell table:number-columns-repeated="3"/>
          <table:table-cell office:value-type="float" office:value="148732" calcext:value-type="float">
            <text:p>148732</text:p>
          </table:table-cell>
          <table:table-cell table:number-columns-repeated="3"/>
          <table:table-cell office:value-type="float" office:value="122208" calcext:value-type="float">
            <text:p>122208</text:p>
          </table:table-cell>
          <table:table-cell table:number-columns-repeated="2"/>
          <table:table-cell office:value-type="float" office:value="280495" calcext:value-type="float">
            <text:p>280495</text:p>
          </table:table-cell>
          <table:table-cell table:number-columns-repeated="2"/>
          <table:table-cell office:value-type="float" office:value="191571" calcext:value-type="float">
            <text:p>191571</text:p>
          </table:table-cell>
          <table:table-cell table:number-columns-repeated="2"/>
          <table:table-cell office:value-type="float" office:value="208608" calcext:value-type="float">
            <text:p>208608</text:p>
          </table:table-cell>
          <table:table-cell table:number-columns-repeated="2"/>
          <table:table-cell office:value-type="float" office:value="217498" calcext:value-type="float">
            <text:p>217498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37277" calcext:value-type="float">
            <text:p>137277</text:p>
          </table:table-cell>
          <table:table-cell table:number-columns-repeated="2"/>
          <table:table-cell office:value-type="float" office:value="110824" calcext:value-type="float">
            <text:p>110824</text:p>
          </table:table-cell>
          <table:table-cell table:number-columns-repeated="2"/>
          <table:table-cell office:value-type="float" office:value="179457" calcext:value-type="float">
            <text:p>179457</text:p>
          </table:table-cell>
          <table:table-cell table:number-columns-repeated="2"/>
          <table:table-cell office:value-type="float" office:value="180689" calcext:value-type="float">
            <text:p>180689</text:p>
          </table:table-cell>
          <table:table-cell table:number-columns-repeated="2"/>
          <table:table-cell office:value-type="float" office:value="158764" calcext:value-type="float">
            <text:p>158764</text:p>
          </table:table-cell>
          <table:table-cell table:number-columns-repeated="3"/>
          <table:table-cell office:value-type="float" office:value="49810" calcext:value-type="float">
            <text:p>49810</text:p>
          </table:table-cell>
          <table:table-cell table:number-columns-repeated="2"/>
          <table:table-cell office:value-type="float" office:value="160857" calcext:value-type="float">
            <text:p>160857</text:p>
          </table:table-cell>
          <table:table-cell table:number-columns-repeated="3"/>
          <table:table-cell office:value-type="float" office:value="189001" calcext:value-type="float">
            <text:p>189001</text:p>
          </table:table-cell>
          <table:table-cell table:number-columns-repeated="3"/>
          <table:table-cell office:value-type="float" office:value="161211" calcext:value-type="float">
            <text:p>161211</text:p>
          </table:table-cell>
          <table:table-cell table:number-columns-repeated="2"/>
          <table:table-cell office:value-type="float" office:value="278941" calcext:value-type="float">
            <text:p>278941</text:p>
          </table:table-cell>
          <table:table-cell table:number-columns-repeated="2"/>
          <table:table-cell office:value-type="float" office:value="198137" calcext:value-type="float">
            <text:p>198137</text:p>
          </table:table-cell>
          <table:table-cell table:number-columns-repeated="2"/>
          <table:table-cell office:value-type="float" office:value="239773" calcext:value-type="float">
            <text:p>239773</text:p>
          </table:table-cell>
          <table:table-cell table:number-columns-repeated="2"/>
          <table:table-cell office:value-type="float" office:value="244906" calcext:value-type="float">
            <text:p>244906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28308" calcext:value-type="float">
            <text:p>128308</text:p>
          </table:table-cell>
          <table:table-cell table:number-columns-repeated="2"/>
          <table:table-cell office:value-type="float" office:value="150845" calcext:value-type="float">
            <text:p>150845</text:p>
          </table:table-cell>
          <table:table-cell table:number-columns-repeated="2"/>
          <table:table-cell office:value-type="float" office:value="189407" calcext:value-type="float">
            <text:p>189407</text:p>
          </table:table-cell>
          <table:table-cell table:number-columns-repeated="2"/>
          <table:table-cell office:value-type="float" office:value="210595" calcext:value-type="float">
            <text:p>210595</text:p>
          </table:table-cell>
          <table:table-cell table:number-columns-repeated="2"/>
          <table:table-cell office:value-type="float" office:value="187239" calcext:value-type="float">
            <text:p>187239</text:p>
          </table:table-cell>
          <table:table-cell table:number-columns-repeated="2"/>
          <table:table-cell office:value-type="float" office:value="218249" calcext:value-type="float">
            <text:p>218249</text:p>
          </table:table-cell>
          <table:table-cell table:number-columns-repeated="2"/>
          <table:table-cell office:value-type="float" office:value="184637" calcext:value-type="float">
            <text:p>184637</text:p>
          </table:table-cell>
          <table:table-cell table:number-columns-repeated="3"/>
          <table:table-cell office:value-type="float" office:value="212752" calcext:value-type="float">
            <text:p>212752</text:p>
          </table:table-cell>
          <table:table-cell table:number-columns-repeated="3"/>
          <table:table-cell office:value-type="float" office:value="188069" calcext:value-type="float">
            <text:p>188069</text:p>
          </table:table-cell>
          <table:table-cell table:number-columns-repeated="2"/>
          <table:table-cell office:value-type="float" office:value="278248" calcext:value-type="float">
            <text:p>278248</text:p>
          </table:table-cell>
          <table:table-cell table:number-columns-repeated="2"/>
          <table:table-cell office:value-type="float" office:value="210341" calcext:value-type="float">
            <text:p>210341</text:p>
          </table:table-cell>
          <table:table-cell table:number-columns-repeated="2"/>
          <table:table-cell office:value-type="float" office:value="266348" calcext:value-type="float">
            <text:p>266348</text:p>
          </table:table-cell>
          <table:table-cell table:number-columns-repeated="2"/>
          <table:table-cell office:value-type="float" office:value="262697" calcext:value-type="float">
            <text:p>262697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74838" calcext:value-type="float">
            <text:p>174838</text:p>
          </table:table-cell>
          <table:table-cell table:number-columns-repeated="2"/>
          <table:table-cell office:value-type="float" office:value="127071" calcext:value-type="float">
            <text:p>127071</text:p>
          </table:table-cell>
          <table:table-cell table:number-columns-repeated="2"/>
          <table:table-cell office:value-type="float" office:value="245339" calcext:value-type="float">
            <text:p>245339</text:p>
          </table:table-cell>
          <table:table-cell table:number-columns-repeated="2"/>
          <table:table-cell office:value-type="float" office:value="240689" calcext:value-type="float">
            <text:p>240689</text:p>
          </table:table-cell>
          <table:table-cell table:number-columns-repeated="2"/>
          <table:table-cell office:value-type="float" office:value="216396" calcext:value-type="float">
            <text:p>216396</text:p>
          </table:table-cell>
          <table:table-cell table:number-columns-repeated="2"/>
          <table:table-cell office:value-type="float" office:value="233472" calcext:value-type="float">
            <text:p>233472</text:p>
          </table:table-cell>
          <table:table-cell table:number-columns-repeated="2"/>
          <table:table-cell office:value-type="float" office:value="215165" calcext:value-type="float">
            <text:p>215165</text:p>
          </table:table-cell>
          <table:table-cell table:number-columns-repeated="3"/>
          <table:table-cell office:value-type="float" office:value="226918" calcext:value-type="float">
            <text:p>226918</text:p>
          </table:table-cell>
          <table:table-cell table:number-columns-repeated="3"/>
          <table:table-cell office:value-type="float" office:value="214115" calcext:value-type="float">
            <text:p>214115</text:p>
          </table:table-cell>
          <table:table-cell table:number-columns-repeated="2"/>
          <table:table-cell office:value-type="float" office:value="269364" calcext:value-type="float">
            <text:p>269364</text:p>
          </table:table-cell>
          <table:table-cell table:number-columns-repeated="2"/>
          <table:table-cell office:value-type="float" office:value="276304" calcext:value-type="float">
            <text:p>276304</text:p>
          </table:table-cell>
          <table:table-cell table:number-columns-repeated="2"/>
          <table:table-cell office:value-type="float" office:value="267476" calcext:value-type="float">
            <text:p>267476</text:p>
          </table:table-cell>
          <table:table-cell table:number-columns-repeated="2"/>
          <table:table-cell office:value-type="float" office:value="266431" calcext:value-type="float">
            <text:p>266431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43864" calcext:value-type="float">
            <text:p>243864</text:p>
          </table:table-cell>
          <table:table-cell table:number-columns-repeated="2"/>
          <table:table-cell office:value-type="float" office:value="262059" calcext:value-type="float">
            <text:p>262059</text:p>
          </table:table-cell>
          <table:table-cell table:number-columns-repeated="2"/>
          <table:table-cell office:value-type="float" office:value="258585" calcext:value-type="float">
            <text:p>258585</text:p>
          </table:table-cell>
          <table:table-cell table:number-columns-repeated="2"/>
          <table:table-cell office:value-type="float" office:value="259879" calcext:value-type="float">
            <text:p>259879</text:p>
          </table:table-cell>
          <table:table-cell table:number-columns-repeated="2"/>
          <table:table-cell office:value-type="float" office:value="245061" calcext:value-type="float">
            <text:p>245061</text:p>
          </table:table-cell>
          <table:table-cell table:number-columns-repeated="2"/>
          <table:table-cell office:value-type="float" office:value="234094" calcext:value-type="float">
            <text:p>234094</text:p>
          </table:table-cell>
          <table:table-cell table:number-columns-repeated="2"/>
          <table:table-cell office:value-type="float" office:value="245081" calcext:value-type="float">
            <text:p>245081</text:p>
          </table:table-cell>
          <table:table-cell table:number-columns-repeated="3"/>
          <table:table-cell office:value-type="float" office:value="222415" calcext:value-type="float">
            <text:p>222415</text:p>
          </table:table-cell>
          <table:table-cell table:number-columns-repeated="3"/>
          <table:table-cell office:value-type="float" office:value="246433" calcext:value-type="float">
            <text:p>246433</text:p>
          </table:table-cell>
          <table:table-cell table:number-columns-repeated="2"/>
          <table:table-cell office:value-type="float" office:value="191854" calcext:value-type="float">
            <text:p>191854</text:p>
          </table:table-cell>
          <table:table-cell table:number-columns-repeated="2"/>
          <table:table-cell office:value-type="float" office:value="142787" calcext:value-type="float">
            <text:p>142787</text:p>
          </table:table-cell>
          <table:table-cell table:number-columns-repeated="2"/>
          <table:table-cell office:value-type="float" office:value="285951" calcext:value-type="float">
            <text:p>285951</text:p>
          </table:table-cell>
          <table:table-cell table:number-columns-repeated="2"/>
          <table:table-cell office:value-type="float" office:value="291992" calcext:value-type="float">
            <text:p>291992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98090" calcext:value-type="float">
            <text:p>298090</text:p>
          </table:table-cell>
          <table:table-cell table:number-columns-repeated="2"/>
          <table:table-cell office:value-type="float" office:value="246575" calcext:value-type="float">
            <text:p>246575</text:p>
          </table:table-cell>
          <table:table-cell table:number-columns-repeated="2"/>
          <table:table-cell office:value-type="float" office:value="303728" calcext:value-type="float">
            <text:p>303728</text:p>
          </table:table-cell>
          <table:table-cell table:number-columns-repeated="2"/>
          <table:table-cell office:value-type="float" office:value="309687" calcext:value-type="float">
            <text:p>309687</text:p>
          </table:table-cell>
          <table:table-cell table:number-columns-repeated="2"/>
          <table:table-cell office:value-type="float" office:value="308792" calcext:value-type="float">
            <text:p>308792</text:p>
          </table:table-cell>
          <table:table-cell table:number-columns-repeated="2"/>
          <table:table-cell office:value-type="float" office:value="236500" calcext:value-type="float">
            <text:p>236500</text:p>
          </table:table-cell>
          <table:table-cell table:number-columns-repeated="2"/>
          <table:table-cell office:value-type="float" office:value="303032" calcext:value-type="float">
            <text:p>303032</text:p>
          </table:table-cell>
          <table:table-cell table:number-columns-repeated="3"/>
          <table:table-cell office:value-type="float" office:value="208116" calcext:value-type="float">
            <text:p>208116</text:p>
          </table:table-cell>
          <table:table-cell table:number-columns-repeated="3"/>
          <table:table-cell office:value-type="float" office:value="299339" calcext:value-type="float">
            <text:p>299339</text:p>
          </table:table-cell>
          <table:table-cell table:number-columns-repeated="2"/>
          <table:table-cell office:value-type="float" office:value="198899" calcext:value-type="float">
            <text:p>198899</text:p>
          </table:table-cell>
          <table:table-cell table:number-columns-repeated="2"/>
          <table:table-cell office:value-type="float" office:value="135088" calcext:value-type="float">
            <text:p>135088</text:p>
          </table:table-cell>
          <table:table-cell table:number-columns-repeated="2"/>
          <table:table-cell office:value-type="float" office:value="287800" calcext:value-type="float">
            <text:p>287800</text:p>
          </table:table-cell>
          <table:table-cell table:number-columns-repeated="2"/>
          <table:table-cell office:value-type="float" office:value="301463" calcext:value-type="float">
            <text:p>30146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72291" calcext:value-type="float">
            <text:p>172291</text:p>
          </table:table-cell>
          <table:table-cell table:number-columns-repeated="2"/>
          <table:table-cell office:value-type="float" office:value="302074" calcext:value-type="float">
            <text:p>302074</text:p>
          </table:table-cell>
          <table:table-cell table:number-columns-repeated="2"/>
          <table:table-cell office:value-type="float" office:value="326524" calcext:value-type="float">
            <text:p>326524</text:p>
          </table:table-cell>
          <table:table-cell table:number-columns-repeated="2"/>
          <table:table-cell office:value-type="float" office:value="317691" calcext:value-type="float">
            <text:p>317691</text:p>
          </table:table-cell>
          <table:table-cell table:number-columns-repeated="2"/>
          <table:table-cell office:value-type="float" office:value="301045" calcext:value-type="float">
            <text:p>301045</text:p>
          </table:table-cell>
          <table:table-cell table:number-columns-repeated="2"/>
          <table:table-cell office:value-type="float" office:value="280803" calcext:value-type="float">
            <text:p>280803</text:p>
          </table:table-cell>
          <table:table-cell table:number-columns-repeated="2"/>
          <table:table-cell office:value-type="float" office:value="299159" calcext:value-type="float">
            <text:p>299159</text:p>
          </table:table-cell>
          <table:table-cell table:number-columns-repeated="3"/>
          <table:table-cell office:value-type="float" office:value="309636" calcext:value-type="float">
            <text:p>309636</text:p>
          </table:table-cell>
          <table:table-cell table:number-columns-repeated="3"/>
          <table:table-cell office:value-type="float" office:value="296436" calcext:value-type="float">
            <text:p>296436</text:p>
          </table:table-cell>
          <table:table-cell table:number-columns-repeated="2"/>
          <table:table-cell office:value-type="float" office:value="267263" calcext:value-type="float">
            <text:p>267263</text:p>
          </table:table-cell>
          <table:table-cell table:number-columns-repeated="2"/>
          <table:table-cell office:value-type="float" office:value="280720" calcext:value-type="float">
            <text:p>280720</text:p>
          </table:table-cell>
          <table:table-cell table:number-columns-repeated="2"/>
          <table:table-cell office:value-type="float" office:value="301406" calcext:value-type="float">
            <text:p>301406</text:p>
          </table:table-cell>
          <table:table-cell table:number-columns-repeated="2"/>
          <table:table-cell office:value-type="float" office:value="290658" calcext:value-type="float">
            <text:p>29065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77001" calcext:value-type="float">
            <text:p>277001</text:p>
          </table:table-cell>
          <table:table-cell table:number-columns-repeated="2"/>
          <table:table-cell office:value-type="float" office:value="300445" calcext:value-type="float">
            <text:p>300445</text:p>
          </table:table-cell>
          <table:table-cell table:number-columns-repeated="2"/>
          <table:table-cell office:value-type="float" office:value="319684" calcext:value-type="float">
            <text:p>319684</text:p>
          </table:table-cell>
          <table:table-cell table:number-columns-repeated="2"/>
          <table:table-cell office:value-type="float" office:value="324953" calcext:value-type="float">
            <text:p>324953</text:p>
          </table:table-cell>
          <table:table-cell table:number-columns-repeated="2"/>
          <table:table-cell office:value-type="float" office:value="321048" calcext:value-type="float">
            <text:p>321048</text:p>
          </table:table-cell>
          <table:table-cell table:number-columns-repeated="2"/>
          <table:table-cell office:value-type="float" office:value="274349" calcext:value-type="float">
            <text:p>274349</text:p>
          </table:table-cell>
          <table:table-cell table:number-columns-repeated="2"/>
          <table:table-cell office:value-type="float" office:value="320403" calcext:value-type="float">
            <text:p>320403</text:p>
          </table:table-cell>
          <table:table-cell table:number-columns-repeated="3"/>
          <table:table-cell office:value-type="float" office:value="324120" calcext:value-type="float">
            <text:p>324120</text:p>
          </table:table-cell>
          <table:table-cell table:number-columns-repeated="3"/>
          <table:table-cell office:value-type="float" office:value="316518" calcext:value-type="float">
            <text:p>316518</text:p>
          </table:table-cell>
          <table:table-cell table:number-columns-repeated="2"/>
          <table:table-cell office:value-type="float" office:value="256791" calcext:value-type="float">
            <text:p>256791</text:p>
          </table:table-cell>
          <table:table-cell table:number-columns-repeated="2"/>
          <table:table-cell office:value-type="float" office:value="271203" calcext:value-type="float">
            <text:p>271203</text:p>
          </table:table-cell>
          <table:table-cell table:number-columns-repeated="2"/>
          <table:table-cell office:value-type="float" office:value="321611" calcext:value-type="float">
            <text:p>321611</text:p>
          </table:table-cell>
          <table:table-cell table:number-columns-repeated="2"/>
          <table:table-cell office:value-type="float" office:value="321200" calcext:value-type="float">
            <text:p>32120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06975" calcext:value-type="float">
            <text:p>306975</text:p>
          </table:table-cell>
          <table:table-cell table:number-columns-repeated="2"/>
          <table:table-cell office:value-type="float" office:value="321485" calcext:value-type="float">
            <text:p>321485</text:p>
          </table:table-cell>
          <table:table-cell table:number-columns-repeated="2"/>
          <table:table-cell office:value-type="float" office:value="323455" calcext:value-type="float">
            <text:p>323455</text:p>
          </table:table-cell>
          <table:table-cell table:number-columns-repeated="2"/>
          <table:table-cell office:value-type="float" office:value="315829" calcext:value-type="float">
            <text:p>315829</text:p>
          </table:table-cell>
          <table:table-cell table:number-columns-repeated="2"/>
          <table:table-cell office:value-type="float" office:value="328435" calcext:value-type="float">
            <text:p>328435</text:p>
          </table:table-cell>
          <table:table-cell table:number-columns-repeated="2"/>
          <table:table-cell office:value-type="float" office:value="334079" calcext:value-type="float">
            <text:p>334079</text:p>
          </table:table-cell>
          <table:table-cell table:number-columns-repeated="2"/>
          <table:table-cell office:value-type="float" office:value="324980" calcext:value-type="float">
            <text:p>324980</text:p>
          </table:table-cell>
          <table:table-cell table:number-columns-repeated="3"/>
          <table:table-cell office:value-type="float" office:value="297582" calcext:value-type="float">
            <text:p>297582</text:p>
          </table:table-cell>
          <table:table-cell table:number-columns-repeated="3"/>
          <table:table-cell office:value-type="float" office:value="325040" calcext:value-type="float">
            <text:p>325040</text:p>
          </table:table-cell>
          <table:table-cell table:number-columns-repeated="2"/>
          <table:table-cell office:value-type="float" office:value="250733" calcext:value-type="float">
            <text:p>250733</text:p>
          </table:table-cell>
          <table:table-cell table:number-columns-repeated="2"/>
          <table:table-cell office:value-type="float" office:value="289847" calcext:value-type="float">
            <text:p>289847</text:p>
          </table:table-cell>
          <table:table-cell table:number-columns-repeated="2"/>
          <table:table-cell office:value-type="float" office:value="291399" calcext:value-type="float">
            <text:p>291399</text:p>
          </table:table-cell>
          <table:table-cell table:number-columns-repeated="2"/>
          <table:table-cell office:value-type="float" office:value="285264" calcext:value-type="float">
            <text:p>285264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8751" calcext:value-type="float">
            <text:p>148751</text:p>
          </table:table-cell>
          <table:table-cell table:number-columns-repeated="2"/>
          <table:table-cell office:value-type="float" office:value="153824" calcext:value-type="float">
            <text:p>153824</text:p>
          </table:table-cell>
          <table:table-cell table:number-columns-repeated="2"/>
          <table:table-cell office:value-type="float" office:value="144027" calcext:value-type="float">
            <text:p>144027</text:p>
          </table:table-cell>
          <table:table-cell table:number-columns-repeated="2"/>
          <table:table-cell office:value-type="float" office:value="145441" calcext:value-type="float">
            <text:p>145441</text:p>
          </table:table-cell>
          <table:table-cell table:number-columns-repeated="2"/>
          <table:table-cell office:value-type="float" office:value="123683" calcext:value-type="float">
            <text:p>123683</text:p>
          </table:table-cell>
          <table:table-cell table:number-columns-repeated="2"/>
          <table:table-cell office:value-type="float" office:value="108751" calcext:value-type="float">
            <text:p>108751</text:p>
          </table:table-cell>
          <table:table-cell table:number-columns-repeated="2"/>
          <table:table-cell office:value-type="float" office:value="119524" calcext:value-type="float">
            <text:p>119524</text:p>
          </table:table-cell>
          <table:table-cell table:number-columns-repeated="3"/>
          <table:table-cell office:value-type="float" office:value="122991" calcext:value-type="float">
            <text:p>122991</text:p>
          </table:table-cell>
          <table:table-cell table:number-columns-repeated="3"/>
          <table:table-cell office:value-type="float" office:value="121508" calcext:value-type="float">
            <text:p>121508</text:p>
          </table:table-cell>
          <table:table-cell table:number-columns-repeated="2"/>
          <table:table-cell office:value-type="float" office:value="252088" calcext:value-type="float">
            <text:p>252088</text:p>
          </table:table-cell>
          <table:table-cell table:number-columns-repeated="2"/>
          <table:table-cell office:value-type="float" office:value="194822" calcext:value-type="float">
            <text:p>194822</text:p>
          </table:table-cell>
          <table:table-cell table:number-columns-repeated="2"/>
          <table:table-cell office:value-type="float" office:value="208883" calcext:value-type="float">
            <text:p>208883</text:p>
          </table:table-cell>
          <table:table-cell table:number-columns-repeated="2"/>
          <table:table-cell office:value-type="float" office:value="206873" calcext:value-type="float">
            <text:p>206873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62554" calcext:value-type="float">
            <text:p>162554</text:p>
          </table:table-cell>
          <table:table-cell table:number-columns-repeated="2"/>
          <table:table-cell office:value-type="float" office:value="123067" calcext:value-type="float">
            <text:p>123067</text:p>
          </table:table-cell>
          <table:table-cell table:number-columns-repeated="2"/>
          <table:table-cell office:value-type="float" office:value="183911" calcext:value-type="float">
            <text:p>183911</text:p>
          </table:table-cell>
          <table:table-cell table:number-columns-repeated="2"/>
          <table:table-cell office:value-type="float" office:value="180228" calcext:value-type="float">
            <text:p>180228</text:p>
          </table:table-cell>
          <table:table-cell table:number-columns-repeated="2"/>
          <table:table-cell office:value-type="float" office:value="154148" calcext:value-type="float">
            <text:p>154148</text:p>
          </table:table-cell>
          <table:table-cell table:number-columns-repeated="2"/>
          <table:table-cell office:value-type="float" office:value="122412" calcext:value-type="float">
            <text:p>122412</text:p>
          </table:table-cell>
          <table:table-cell table:number-columns-repeated="2"/>
          <table:table-cell office:value-type="float" office:value="150552" calcext:value-type="float">
            <text:p>150552</text:p>
          </table:table-cell>
          <table:table-cell table:number-columns-repeated="3"/>
          <table:table-cell office:value-type="float" office:value="139785" calcext:value-type="float">
            <text:p>139785</text:p>
          </table:table-cell>
          <table:table-cell table:number-columns-repeated="3"/>
          <table:table-cell office:value-type="float" office:value="152573" calcext:value-type="float">
            <text:p>152573</text:p>
          </table:table-cell>
          <table:table-cell table:number-columns-repeated="2"/>
          <table:table-cell office:value-type="float" office:value="184638" calcext:value-type="float">
            <text:p>184638</text:p>
          </table:table-cell>
          <table:table-cell table:number-columns-repeated="2"/>
          <table:table-cell office:value-type="float" office:value="187828" calcext:value-type="float">
            <text:p>187828</text:p>
          </table:table-cell>
          <table:table-cell table:number-columns-repeated="2"/>
          <table:table-cell office:value-type="float" office:value="231258" calcext:value-type="float">
            <text:p>231258</text:p>
          </table:table-cell>
          <table:table-cell table:number-columns-repeated="2"/>
          <table:table-cell office:value-type="float" office:value="230311" calcext:value-type="float">
            <text:p>230311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93784" calcext:value-type="float">
            <text:p>193784</text:p>
          </table:table-cell>
          <table:table-cell table:number-columns-repeated="2"/>
          <table:table-cell office:value-type="float" office:value="171037" calcext:value-type="float">
            <text:p>171037</text:p>
          </table:table-cell>
          <table:table-cell table:number-columns-repeated="2"/>
          <table:table-cell office:value-type="float" office:value="225751" calcext:value-type="float">
            <text:p>225751</text:p>
          </table:table-cell>
          <table:table-cell table:number-columns-repeated="2"/>
          <table:table-cell office:value-type="float" office:value="214493" calcext:value-type="float">
            <text:p>214493</text:p>
          </table:table-cell>
          <table:table-cell table:number-columns-repeated="2"/>
          <table:table-cell office:value-type="float" office:value="186259" calcext:value-type="float">
            <text:p>186259</text:p>
          </table:table-cell>
          <table:table-cell table:number-columns-repeated="2"/>
          <table:table-cell office:value-type="float" office:value="193912" calcext:value-type="float">
            <text:p>193912</text:p>
          </table:table-cell>
          <table:table-cell table:number-columns-repeated="2"/>
          <table:table-cell office:value-type="float" office:value="188088" calcext:value-type="float">
            <text:p>188088</text:p>
          </table:table-cell>
          <table:table-cell table:number-columns-repeated="3"/>
          <table:table-cell office:value-type="float" office:value="211966" calcext:value-type="float">
            <text:p>211966</text:p>
          </table:table-cell>
          <table:table-cell table:number-columns-repeated="3"/>
          <table:table-cell office:value-type="float" office:value="196764" calcext:value-type="float">
            <text:p>196764</text:p>
          </table:table-cell>
          <table:table-cell table:number-columns-repeated="2"/>
          <table:table-cell office:value-type="float" office:value="240373" calcext:value-type="float">
            <text:p>240373</text:p>
          </table:table-cell>
          <table:table-cell table:number-columns-repeated="2"/>
          <table:table-cell office:value-type="float" office:value="172778" calcext:value-type="float">
            <text:p>172778</text:p>
          </table:table-cell>
          <table:table-cell table:number-columns-repeated="2"/>
          <table:table-cell office:value-type="float" office:value="253223" calcext:value-type="float">
            <text:p>253223</text:p>
          </table:table-cell>
          <table:table-cell table:number-columns-repeated="2"/>
          <table:table-cell office:value-type="float" office:value="252791" calcext:value-type="float">
            <text:p>252791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18480" calcext:value-type="float">
            <text:p>218480</text:p>
          </table:table-cell>
          <table:table-cell table:number-columns-repeated="2"/>
          <table:table-cell office:value-type="float" office:value="159923" calcext:value-type="float">
            <text:p>159923</text:p>
          </table:table-cell>
          <table:table-cell table:number-columns-repeated="2"/>
          <table:table-cell office:value-type="float" office:value="238974" calcext:value-type="float">
            <text:p>238974</text:p>
          </table:table-cell>
          <table:table-cell table:number-columns-repeated="2"/>
          <table:table-cell office:value-type="float" office:value="238650" calcext:value-type="float">
            <text:p>238650</text:p>
          </table:table-cell>
          <table:table-cell table:number-columns-repeated="2"/>
          <table:table-cell office:value-type="float" office:value="216327" calcext:value-type="float">
            <text:p>216327</text:p>
          </table:table-cell>
          <table:table-cell table:number-columns-repeated="2"/>
          <table:table-cell office:value-type="float" office:value="215239" calcext:value-type="float">
            <text:p>215239</text:p>
          </table:table-cell>
          <table:table-cell table:number-columns-repeated="2"/>
          <table:table-cell office:value-type="float" office:value="216065" calcext:value-type="float">
            <text:p>216065</text:p>
          </table:table-cell>
          <table:table-cell table:number-columns-repeated="3"/>
          <table:table-cell office:value-type="float" office:value="219253" calcext:value-type="float">
            <text:p>219253</text:p>
          </table:table-cell>
          <table:table-cell table:number-columns-repeated="3"/>
          <table:table-cell office:value-type="float" office:value="215973" calcext:value-type="float">
            <text:p>215973</text:p>
          </table:table-cell>
          <table:table-cell table:number-columns-repeated="2"/>
          <table:table-cell office:value-type="float" office:value="248478" calcext:value-type="float">
            <text:p>248478</text:p>
          </table:table-cell>
          <table:table-cell table:number-columns-repeated="2"/>
          <table:table-cell office:value-type="float" office:value="270377" calcext:value-type="float">
            <text:p>270377</text:p>
          </table:table-cell>
          <table:table-cell table:number-columns-repeated="2"/>
          <table:table-cell office:value-type="float" office:value="276752" calcext:value-type="float">
            <text:p>276752</text:p>
          </table:table-cell>
          <table:table-cell table:number-columns-repeated="2"/>
          <table:table-cell office:value-type="float" office:value="268579" calcext:value-type="float">
            <text:p>268579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67779" calcext:value-type="float">
            <text:p>267779</text:p>
          </table:table-cell>
          <table:table-cell table:number-columns-repeated="2"/>
          <table:table-cell office:value-type="float" office:value="219228" calcext:value-type="float">
            <text:p>219228</text:p>
          </table:table-cell>
          <table:table-cell table:number-columns-repeated="2"/>
          <table:table-cell office:value-type="float" office:value="264194" calcext:value-type="float">
            <text:p>264194</text:p>
          </table:table-cell>
          <table:table-cell table:number-columns-repeated="2"/>
          <table:table-cell office:value-type="float" office:value="276494" calcext:value-type="float">
            <text:p>276494</text:p>
          </table:table-cell>
          <table:table-cell table:number-columns-repeated="2"/>
          <table:table-cell office:value-type="float" office:value="257384" calcext:value-type="float">
            <text:p>257384</text:p>
          </table:table-cell>
          <table:table-cell table:number-columns-repeated="2"/>
          <table:table-cell office:value-type="float" office:value="251051" calcext:value-type="float">
            <text:p>251051</text:p>
          </table:table-cell>
          <table:table-cell table:number-columns-repeated="2"/>
          <table:table-cell office:value-type="float" office:value="264152" calcext:value-type="float">
            <text:p>264152</text:p>
          </table:table-cell>
          <table:table-cell table:number-columns-repeated="3"/>
          <table:table-cell office:value-type="float" office:value="252198" calcext:value-type="float">
            <text:p>252198</text:p>
          </table:table-cell>
          <table:table-cell table:number-columns-repeated="3"/>
          <table:table-cell office:value-type="float" office:value="253073" calcext:value-type="float">
            <text:p>253073</text:p>
          </table:table-cell>
          <table:table-cell table:number-columns-repeated="2"/>
          <table:table-cell office:value-type="float" office:value="221327" calcext:value-type="float">
            <text:p>221327</text:p>
          </table:table-cell>
          <table:table-cell table:number-columns-repeated="2"/>
          <table:table-cell office:value-type="float" office:value="230975" calcext:value-type="float">
            <text:p>230975</text:p>
          </table:table-cell>
          <table:table-cell table:number-columns-repeated="2"/>
          <table:table-cell office:value-type="float" office:value="293595" calcext:value-type="float">
            <text:p>293595</text:p>
          </table:table-cell>
          <table:table-cell table:number-columns-repeated="2"/>
          <table:table-cell office:value-type="float" office:value="307267" calcext:value-type="float">
            <text:p>30726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81504" calcext:value-type="float">
            <text:p>281504</text:p>
          </table:table-cell>
          <table:table-cell table:number-columns-repeated="2"/>
          <table:table-cell office:value-type="float" office:value="296952" calcext:value-type="float">
            <text:p>296952</text:p>
          </table:table-cell>
          <table:table-cell table:number-columns-repeated="2"/>
          <table:table-cell office:value-type="float" office:value="313890" calcext:value-type="float">
            <text:p>313890</text:p>
          </table:table-cell>
          <table:table-cell table:number-columns-repeated="2"/>
          <table:table-cell office:value-type="float" office:value="302441" calcext:value-type="float">
            <text:p>302441</text:p>
          </table:table-cell>
          <table:table-cell table:number-columns-repeated="2"/>
          <table:table-cell office:value-type="float" office:value="277072" calcext:value-type="float">
            <text:p>277072</text:p>
          </table:table-cell>
          <table:table-cell table:number-columns-repeated="2"/>
          <table:table-cell office:value-type="float" office:value="249108" calcext:value-type="float">
            <text:p>249108</text:p>
          </table:table-cell>
          <table:table-cell table:number-columns-repeated="2"/>
          <table:table-cell office:value-type="float" office:value="283508" calcext:value-type="float">
            <text:p>283508</text:p>
          </table:table-cell>
          <table:table-cell table:number-columns-repeated="3"/>
          <table:table-cell office:value-type="float" office:value="315903" calcext:value-type="float">
            <text:p>315903</text:p>
          </table:table-cell>
          <table:table-cell table:number-columns-repeated="3"/>
          <table:table-cell office:value-type="float" office:value="297199" calcext:value-type="float">
            <text:p>297199</text:p>
          </table:table-cell>
          <table:table-cell table:number-columns-repeated="2"/>
          <table:table-cell office:value-type="float" office:value="252255" calcext:value-type="float">
            <text:p>252255</text:p>
          </table:table-cell>
          <table:table-cell table:number-columns-repeated="2"/>
          <table:table-cell office:value-type="float" office:value="267233" calcext:value-type="float">
            <text:p>267233</text:p>
          </table:table-cell>
          <table:table-cell table:number-columns-repeated="2"/>
          <table:table-cell office:value-type="float" office:value="311516" calcext:value-type="float">
            <text:p>311516</text:p>
          </table:table-cell>
          <table:table-cell table:number-columns-repeated="2"/>
          <table:table-cell office:value-type="float" office:value="301695" calcext:value-type="float">
            <text:p>301695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49531" calcext:value-type="float">
            <text:p>249531</text:p>
          </table:table-cell>
          <table:table-cell table:number-columns-repeated="2"/>
          <table:table-cell office:value-type="float" office:value="276086" calcext:value-type="float">
            <text:p>276086</text:p>
          </table:table-cell>
          <table:table-cell table:number-columns-repeated="2"/>
          <table:table-cell office:value-type="float" office:value="305039" calcext:value-type="float">
            <text:p>305039</text:p>
          </table:table-cell>
          <table:table-cell table:number-columns-repeated="2"/>
          <table:table-cell office:value-type="float" office:value="297880" calcext:value-type="float">
            <text:p>297880</text:p>
          </table:table-cell>
          <table:table-cell table:number-columns-repeated="2"/>
          <table:table-cell office:value-type="float" office:value="287613" calcext:value-type="float">
            <text:p>287613</text:p>
          </table:table-cell>
          <table:table-cell table:number-columns-repeated="2"/>
          <table:table-cell office:value-type="float" office:value="248066" calcext:value-type="float">
            <text:p>248066</text:p>
          </table:table-cell>
          <table:table-cell table:number-columns-repeated="2"/>
          <table:table-cell office:value-type="float" office:value="304401" calcext:value-type="float">
            <text:p>304401</text:p>
          </table:table-cell>
          <table:table-cell table:number-columns-repeated="3"/>
          <table:table-cell office:value-type="float" office:value="286546" calcext:value-type="float">
            <text:p>286546</text:p>
          </table:table-cell>
          <table:table-cell table:number-columns-repeated="3"/>
          <table:table-cell office:value-type="float" office:value="294701" calcext:value-type="float">
            <text:p>294701</text:p>
          </table:table-cell>
          <table:table-cell table:number-columns-repeated="2"/>
          <table:table-cell office:value-type="float" office:value="153937" calcext:value-type="float">
            <text:p>153937</text:p>
          </table:table-cell>
          <table:table-cell table:number-columns-repeated="2"/>
          <table:table-cell office:value-type="float" office:value="165129" calcext:value-type="float">
            <text:p>165129</text:p>
          </table:table-cell>
          <table:table-cell table:number-columns-repeated="2"/>
          <table:table-cell office:value-type="float" office:value="300051" calcext:value-type="float">
            <text:p>300051</text:p>
          </table:table-cell>
          <table:table-cell table:number-columns-repeated="2"/>
          <table:table-cell office:value-type="float" office:value="281233" calcext:value-type="float">
            <text:p>28123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59853" calcext:value-type="float">
            <text:p>259853</text:p>
          </table:table-cell>
          <table:table-cell table:number-columns-repeated="2"/>
          <table:table-cell office:value-type="float" office:value="305858" calcext:value-type="float">
            <text:p>305858</text:p>
          </table:table-cell>
          <table:table-cell table:number-columns-repeated="2"/>
          <table:table-cell office:value-type="float" office:value="322975" calcext:value-type="float">
            <text:p>322975</text:p>
          </table:table-cell>
          <table:table-cell table:number-columns-repeated="2"/>
          <table:table-cell office:value-type="float" office:value="315806" calcext:value-type="float">
            <text:p>315806</text:p>
          </table:table-cell>
          <table:table-cell table:number-columns-repeated="2"/>
          <table:table-cell office:value-type="float" office:value="313072" calcext:value-type="float">
            <text:p>313072</text:p>
          </table:table-cell>
          <table:table-cell table:number-columns-repeated="2"/>
          <table:table-cell office:value-type="float" office:value="312730" calcext:value-type="float">
            <text:p>312730</text:p>
          </table:table-cell>
          <table:table-cell table:number-columns-repeated="2"/>
          <table:table-cell office:value-type="float" office:value="312096" calcext:value-type="float">
            <text:p>312096</text:p>
          </table:table-cell>
          <table:table-cell table:number-columns-repeated="3"/>
          <table:table-cell office:value-type="float" office:value="352244" calcext:value-type="float">
            <text:p>352244</text:p>
          </table:table-cell>
          <table:table-cell table:number-columns-repeated="3"/>
          <table:table-cell office:value-type="float" office:value="328157" calcext:value-type="float">
            <text:p>328157</text:p>
          </table:table-cell>
          <table:table-cell table:number-columns-repeated="2"/>
          <table:table-cell office:value-type="float" office:value="167035" calcext:value-type="float">
            <text:p>167035</text:p>
          </table:table-cell>
          <table:table-cell table:number-columns-repeated="2"/>
          <table:table-cell office:value-type="float" office:value="253238" calcext:value-type="float">
            <text:p>253238</text:p>
          </table:table-cell>
          <table:table-cell table:number-columns-repeated="2"/>
          <table:table-cell office:value-type="float" office:value="297344" calcext:value-type="float">
            <text:p>297344</text:p>
          </table:table-cell>
          <table:table-cell table:number-columns-repeated="2"/>
          <table:table-cell office:value-type="float" office:value="297670" calcext:value-type="float">
            <text:p>29767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19250" calcext:value-type="float">
            <text:p>319250</text:p>
          </table:table-cell>
          <table:table-cell table:number-columns-repeated="2"/>
          <table:table-cell office:value-type="float" office:value="310487" calcext:value-type="float">
            <text:p>310487</text:p>
          </table:table-cell>
          <table:table-cell table:number-columns-repeated="2"/>
          <table:table-cell office:value-type="float" office:value="323353" calcext:value-type="float">
            <text:p>323353</text:p>
          </table:table-cell>
          <table:table-cell table:number-columns-repeated="2"/>
          <table:table-cell office:value-type="float" office:value="321494" calcext:value-type="float">
            <text:p>321494</text:p>
          </table:table-cell>
          <table:table-cell table:number-columns-repeated="2"/>
          <table:table-cell office:value-type="float" office:value="315574" calcext:value-type="float">
            <text:p>315574</text:p>
          </table:table-cell>
          <table:table-cell table:number-columns-repeated="2"/>
          <table:table-cell office:value-type="float" office:value="289112" calcext:value-type="float">
            <text:p>289112</text:p>
          </table:table-cell>
          <table:table-cell table:number-columns-repeated="2"/>
          <table:table-cell office:value-type="float" office:value="316107" calcext:value-type="float">
            <text:p>316107</text:p>
          </table:table-cell>
          <table:table-cell table:number-columns-repeated="3"/>
          <table:table-cell office:value-type="float" office:value="322995" calcext:value-type="float">
            <text:p>322995</text:p>
          </table:table-cell>
          <table:table-cell table:number-columns-repeated="3"/>
          <table:table-cell office:value-type="float" office:value="319807" calcext:value-type="float">
            <text:p>319807</text:p>
          </table:table-cell>
          <table:table-cell table:number-columns-repeated="2"/>
          <table:table-cell office:value-type="float" office:value="224300" calcext:value-type="float">
            <text:p>224300</text:p>
          </table:table-cell>
          <table:table-cell table:number-columns-repeated="2"/>
          <table:table-cell office:value-type="float" office:value="156414" calcext:value-type="float">
            <text:p>156414</text:p>
          </table:table-cell>
          <table:table-cell table:number-columns-repeated="2"/>
          <table:table-cell office:value-type="float" office:value="284262" calcext:value-type="float">
            <text:p>284262</text:p>
          </table:table-cell>
          <table:table-cell table:number-columns-repeated="2"/>
          <table:table-cell office:value-type="float" office:value="286774" calcext:value-type="float">
            <text:p>286774</text:p>
          </table:table-cell>
          <table:table-cell table:number-columns-repeated="2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23492" calcext:value-type="float">
            <text:p>23492</text:p>
          </table:table-cell>
          <table:table-cell office:value-type="float" office:value="40424" calcext:value-type="float">
            <text:p>40424</text:p>
          </table:table-cell>
          <table:table-cell office:value-type="float" office:value="58737" calcext:value-type="float">
            <text:p>58737</text:p>
          </table:table-cell>
          <table:table-cell office:value-type="float" office:value="86638" calcext:value-type="float">
            <text:p>86638</text:p>
          </table:table-cell>
          <table:table-cell office:value-type="float" office:value="85767" calcext:value-type="float">
            <text:p>85767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21971" calcext:value-type="float">
            <text:p>21971</text:p>
          </table:table-cell>
          <table:table-cell office:value-type="float" office:value="42351" calcext:value-type="float">
            <text:p>42351</text:p>
          </table:table-cell>
          <table:table-cell office:value-type="float" office:value="61943" calcext:value-type="float">
            <text:p>61943</text:p>
          </table:table-cell>
          <table:table-cell office:value-type="float" office:value="86363" calcext:value-type="float">
            <text:p>86363</text:p>
          </table:table-cell>
          <table:table-cell office:value-type="float" office:value="117280" calcext:value-type="float">
            <text:p>117280</text:p>
          </table:table-cell>
          <table:table-cell office:value-type="float" office:value="145108" calcext:value-type="float">
            <text:p>145108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24005" calcext:value-type="float">
            <text:p>24005</text:p>
          </table:table-cell>
          <table:table-cell office:value-type="float" office:value="38112" calcext:value-type="float">
            <text:p>38112</text:p>
          </table:table-cell>
          <table:table-cell office:value-type="float" office:value="71869" calcext:value-type="float">
            <text:p>71869</text:p>
          </table:table-cell>
          <table:table-cell office:value-type="float" office:value="108149" calcext:value-type="float">
            <text:p>108149</text:p>
          </table:table-cell>
          <table:table-cell office:value-type="float" office:value="126189" calcext:value-type="float">
            <text:p>126189</text:p>
          </table:table-cell>
          <table:table-cell office:value-type="float" office:value="158464" calcext:value-type="float">
            <text:p>158464</text:p>
          </table:table-cell>
          <table:table-cell office:value-type="float" office:value="189826" calcext:value-type="float">
            <text:p>189826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23329" calcext:value-type="float">
            <text:p>23329</text:p>
          </table:table-cell>
          <table:table-cell office:value-type="float" office:value="37469" calcext:value-type="float">
            <text:p>37469</text:p>
          </table:table-cell>
          <table:table-cell office:value-type="float" office:value="78247" calcext:value-type="float">
            <text:p>78247</text:p>
          </table:table-cell>
          <table:table-cell office:value-type="float" office:value="120763" calcext:value-type="float">
            <text:p>120763</text:p>
          </table:table-cell>
          <table:table-cell office:value-type="float" office:value="148461" calcext:value-type="float">
            <text:p>148461</text:p>
          </table:table-cell>
          <table:table-cell office:value-type="float" office:value="144514" calcext:value-type="float">
            <text:p>144514</text:p>
          </table:table-cell>
          <table:table-cell office:value-type="float" office:value="194973" calcext:value-type="float">
            <text:p>194973</text:p>
          </table:table-cell>
          <table:table-cell office:value-type="float" office:value="213734" calcext:value-type="float">
            <text:p>213734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22238" calcext:value-type="float">
            <text:p>22238</text:p>
          </table:table-cell>
          <table:table-cell office:value-type="float" office:value="49648" calcext:value-type="float">
            <text:p>49648</text:p>
          </table:table-cell>
          <table:table-cell office:value-type="float" office:value="78065" calcext:value-type="float">
            <text:p>78065</text:p>
          </table:table-cell>
          <table:table-cell office:value-type="float" office:value="123345" calcext:value-type="float">
            <text:p>123345</text:p>
          </table:table-cell>
          <table:table-cell office:value-type="float" office:value="157019" calcext:value-type="float">
            <text:p>157019</text:p>
          </table:table-cell>
          <table:table-cell office:value-type="float" office:value="189293" calcext:value-type="float">
            <text:p>189293</text:p>
          </table:table-cell>
          <table:table-cell office:value-type="float" office:value="201273" calcext:value-type="float">
            <text:p>201273</text:p>
          </table:table-cell>
          <table:table-cell office:value-type="float" office:value="225084" calcext:value-type="float">
            <text:p>225084</text:p>
          </table:table-cell>
          <table:table-cell office:value-type="float" office:value="242091" calcext:value-type="float">
            <text:p>242091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26020" calcext:value-type="float">
            <text:p>26020</text:p>
          </table:table-cell>
          <table:table-cell office:value-type="float" office:value="49725" calcext:value-type="float">
            <text:p>49725</text:p>
          </table:table-cell>
          <table:table-cell office:value-type="float" office:value="85779" calcext:value-type="float">
            <text:p>85779</text:p>
          </table:table-cell>
          <table:table-cell office:value-type="float" office:value="116770" calcext:value-type="float">
            <text:p>116770</text:p>
          </table:table-cell>
          <table:table-cell office:value-type="float" office:value="157481" calcext:value-type="float">
            <text:p>157481</text:p>
          </table:table-cell>
          <table:table-cell office:value-type="float" office:value="187429" calcext:value-type="float">
            <text:p>187429</text:p>
          </table:table-cell>
          <table:table-cell office:value-type="float" office:value="232052" calcext:value-type="float">
            <text:p>232052</text:p>
          </table:table-cell>
          <table:table-cell office:value-type="float" office:value="229039" calcext:value-type="float">
            <text:p>229039</text:p>
          </table:table-cell>
          <table:table-cell office:value-type="float" office:value="252845" calcext:value-type="float">
            <text:p>252845</text:p>
          </table:table-cell>
          <table:table-cell office:value-type="float" office:value="274405" calcext:value-type="float">
            <text:p>274405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24697" calcext:value-type="float">
            <text:p>24697</text:p>
          </table:table-cell>
          <table:table-cell office:value-type="float" office:value="44310" calcext:value-type="float">
            <text:p>44310</text:p>
          </table:table-cell>
          <table:table-cell office:value-type="float" office:value="86725" calcext:value-type="float">
            <text:p>86725</text:p>
          </table:table-cell>
          <table:table-cell office:value-type="float" office:value="106045" calcext:value-type="float">
            <text:p>106045</text:p>
          </table:table-cell>
          <table:table-cell office:value-type="float" office:value="132522" calcext:value-type="float">
            <text:p>132522</text:p>
          </table:table-cell>
          <table:table-cell office:value-type="float" office:value="153566" calcext:value-type="float">
            <text:p>153566</text:p>
          </table:table-cell>
          <table:table-cell office:value-type="float" office:value="168909" calcext:value-type="float">
            <text:p>168909</text:p>
          </table:table-cell>
          <table:table-cell office:value-type="float" office:value="186834" calcext:value-type="float">
            <text:p>186834</text:p>
          </table:table-cell>
          <table:table-cell office:value-type="float" office:value="199633" calcext:value-type="float">
            <text:p>199633</text:p>
          </table:table-cell>
          <table:table-cell office:value-type="float" office:value="223347" calcext:value-type="float">
            <text:p>223347</text:p>
          </table:table-cell>
          <table:table-cell office:value-type="float" office:value="289220" calcext:value-type="float">
            <text:p>289220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22645" calcext:value-type="float">
            <text:p>22645</text:p>
          </table:table-cell>
          <table:table-cell office:value-type="float" office:value="45778" calcext:value-type="float">
            <text:p>45778</text:p>
          </table:table-cell>
          <table:table-cell office:value-type="float" office:value="69949" calcext:value-type="float">
            <text:p>69949</text:p>
          </table:table-cell>
          <table:table-cell office:value-type="float" office:value="98807" calcext:value-type="float">
            <text:p>98807</text:p>
          </table:table-cell>
          <table:table-cell office:value-type="float" office:value="126285" calcext:value-type="float">
            <text:p>126285</text:p>
          </table:table-cell>
          <table:table-cell office:value-type="float" office:value="141427" calcext:value-type="float">
            <text:p>141427</text:p>
          </table:table-cell>
          <table:table-cell office:value-type="float" office:value="163387" calcext:value-type="float">
            <text:p>163387</text:p>
          </table:table-cell>
          <table:table-cell office:value-type="float" office:value="160684" calcext:value-type="float">
            <text:p>160684</text:p>
          </table:table-cell>
          <table:table-cell office:value-type="float" office:value="188963" calcext:value-type="float">
            <text:p>188963</text:p>
          </table:table-cell>
          <table:table-cell office:value-type="float" office:value="234871" calcext:value-type="float">
            <text:p>234871</text:p>
          </table:table-cell>
          <table:table-cell office:value-type="float" office:value="259610" calcext:value-type="float">
            <text:p>259610</text:p>
          </table:table-cell>
          <table:table-cell office:value-type="float" office:value="308509" calcext:value-type="float">
            <text:p>308509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23057" calcext:value-type="float">
            <text:p>23057</text:p>
          </table:table-cell>
          <table:table-cell office:value-type="float" office:value="44854" calcext:value-type="float">
            <text:p>44854</text:p>
          </table:table-cell>
          <table:table-cell office:value-type="float" office:value="68748" calcext:value-type="float">
            <text:p>68748</text:p>
          </table:table-cell>
          <table:table-cell office:value-type="float" office:value="105861" calcext:value-type="float">
            <text:p>105861</text:p>
          </table:table-cell>
          <table:table-cell office:value-type="float" office:value="118932" calcext:value-type="float">
            <text:p>118932</text:p>
          </table:table-cell>
          <table:table-cell office:value-type="float" office:value="133813" calcext:value-type="float">
            <text:p>133813</text:p>
          </table:table-cell>
          <table:table-cell office:value-type="float" office:value="142914" calcext:value-type="float">
            <text:p>142914</text:p>
          </table:table-cell>
          <table:table-cell office:value-type="float" office:value="154477" calcext:value-type="float">
            <text:p>154477</text:p>
          </table:table-cell>
          <table:table-cell office:value-type="float" office:value="168075" calcext:value-type="float">
            <text:p>168075</text:p>
          </table:table-cell>
          <table:table-cell office:value-type="float" office:value="212334" calcext:value-type="float">
            <text:p>212334</text:p>
          </table:table-cell>
          <table:table-cell office:value-type="float" office:value="234657" calcext:value-type="float">
            <text:p>234657</text:p>
          </table:table-cell>
          <table:table-cell office:value-type="float" office:value="261630" calcext:value-type="float">
            <text:p>261630</text:p>
          </table:table-cell>
          <table:table-cell office:value-type="float" office:value="261091" calcext:value-type="float">
            <text:p>26109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635" calcext:value-type="float">
            <text:p>106635</text:p>
          </table:table-cell>
          <table:table-cell office:value-type="float" office:value="108552" calcext:value-type="float">
            <text:p>108552</text:p>
          </table:table-cell>
          <table:table-cell office:value-type="float" office:value="110711" calcext:value-type="float">
            <text:p>110711</text:p>
          </table:table-cell>
          <table:table-cell office:value-type="float" office:value="113151" calcext:value-type="float">
            <text:p>113151</text:p>
          </table:table-cell>
          <table:table-cell office:value-type="float" office:value="105008" calcext:value-type="float">
            <text:p>105008</text:p>
          </table:table-cell>
          <table:table-cell office:value-type="float" office:value="108736" calcext:value-type="float">
            <text:p>108736</text:p>
          </table:table-cell>
          <table:table-cell office:value-type="float" office:value="94861" calcext:value-type="float">
            <text:p>94861</text:p>
          </table:table-cell>
          <table:table-cell office:value-type="float" office:value="74620" calcext:value-type="float">
            <text:p>74620</text:p>
          </table:table-cell>
          <table:table-cell office:value-type="float" office:value="50182" calcext:value-type="float">
            <text:p>5018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09" calcext:value-type="float">
            <text:p>20109</text:p>
          </table:table-cell>
          <table:table-cell office:value-type="float" office:value="196693" calcext:value-type="float">
            <text:p>196693</text:p>
          </table:table-cell>
          <table:table-cell office:value-type="float" office:value="213420" calcext:value-type="float">
            <text:p>213420</text:p>
          </table:table-cell>
          <table:table-cell office:value-type="float" office:value="208074" calcext:value-type="float">
            <text:p>208074</text:p>
          </table:table-cell>
          <table:table-cell office:value-type="float" office:value="263265" calcext:value-type="float">
            <text:p>263265</text:p>
          </table:table-cell>
          <table:table-cell office:value-type="float" office:value="304957" calcext:value-type="float">
            <text:p>304957</text:p>
          </table:table-cell>
          <table:table-cell office:value-type="float" office:value="235230" calcext:value-type="float">
            <text:p>235230</text:p>
          </table:table-cell>
          <table:table-cell office:value-type="float" office:value="325747" calcext:value-type="float">
            <text:p>325747</text:p>
          </table:table-cell>
          <table:table-cell office:value-type="float" office:value="330135" calcext:value-type="float">
            <text:p>33013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159" calcext:value-type="float">
            <text:p>137159</text:p>
          </table:table-cell>
          <table:table-cell office:value-type="float" office:value="191275" calcext:value-type="float">
            <text:p>191275</text:p>
          </table:table-cell>
          <table:table-cell office:value-type="float" office:value="153077" calcext:value-type="float">
            <text:p>153077</text:p>
          </table:table-cell>
          <table:table-cell office:value-type="float" office:value="153928" calcext:value-type="float">
            <text:p>153928</text:p>
          </table:table-cell>
          <table:table-cell office:value-type="float" office:value="143105" calcext:value-type="float">
            <text:p>143105</text:p>
          </table:table-cell>
          <table:table-cell office:value-type="float" office:value="122599" calcext:value-type="float">
            <text:p>122599</text:p>
          </table:table-cell>
          <table:table-cell office:value-type="float" office:value="313571" calcext:value-type="float">
            <text:p>313571</text:p>
          </table:table-cell>
          <table:table-cell office:value-type="float" office:value="356949" calcext:value-type="float">
            <text:p>356949</text:p>
          </table:table-cell>
          <table:table-cell office:value-type="float" office:value="247121" calcext:value-type="float">
            <text:p>24712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745" calcext:value-type="float">
            <text:p>119745</text:p>
          </table:table-cell>
          <table:table-cell office:value-type="float" office:value="119238" calcext:value-type="float">
            <text:p>119238</text:p>
          </table:table-cell>
          <table:table-cell office:value-type="float" office:value="122975" calcext:value-type="float">
            <text:p>122975</text:p>
          </table:table-cell>
          <table:table-cell office:value-type="float" office:value="142092" calcext:value-type="float">
            <text:p>142092</text:p>
          </table:table-cell>
          <table:table-cell office:value-type="float" office:value="66483" calcext:value-type="float">
            <text:p>66483</text:p>
          </table:table-cell>
          <table:table-cell office:value-type="float" office:value="205445" calcext:value-type="float">
            <text:p>205445</text:p>
          </table:table-cell>
          <table:table-cell office:value-type="float" office:value="96002" calcext:value-type="float">
            <text:p>96002</text:p>
          </table:table-cell>
          <table:table-cell office:value-type="float" office:value="307544" calcext:value-type="float">
            <text:p>307544</text:p>
          </table:table-cell>
          <table:table-cell office:value-type="float" office:value="230322" calcext:value-type="float">
            <text:p>23032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387" calcext:value-type="float">
            <text:p>65387</text:p>
          </table:table-cell>
          <table:table-cell office:value-type="float" office:value="105947" calcext:value-type="float">
            <text:p>105947</text:p>
          </table:table-cell>
          <table:table-cell office:value-type="float" office:value="206209" calcext:value-type="float">
            <text:p>206209</text:p>
          </table:table-cell>
          <table:table-cell office:value-type="float" office:value="175371" calcext:value-type="float">
            <text:p>175371</text:p>
          </table:table-cell>
          <table:table-cell office:value-type="float" office:value="197659" calcext:value-type="float">
            <text:p>197659</text:p>
          </table:table-cell>
          <table:table-cell office:value-type="float" office:value="178688" calcext:value-type="float">
            <text:p>178688</text:p>
          </table:table-cell>
          <table:table-cell office:value-type="float" office:value="208721" calcext:value-type="float">
            <text:p>208721</text:p>
          </table:table-cell>
          <table:table-cell office:value-type="float" office:value="282818" calcext:value-type="float">
            <text:p>282818</text:p>
          </table:table-cell>
          <table:table-cell office:value-type="float" office:value="346439" calcext:value-type="float">
            <text:p>34643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485" calcext:value-type="float">
            <text:p>122485</text:p>
          </table:table-cell>
          <table:table-cell office:value-type="float" office:value="133408" calcext:value-type="float">
            <text:p>133408</text:p>
          </table:table-cell>
          <table:table-cell office:value-type="float" office:value="217118" calcext:value-type="float">
            <text:p>217118</text:p>
          </table:table-cell>
          <table:table-cell office:value-type="float" office:value="158743" calcext:value-type="float">
            <text:p>158743</text:p>
          </table:table-cell>
          <table:table-cell office:value-type="float" office:value="192226" calcext:value-type="float">
            <text:p>192226</text:p>
          </table:table-cell>
          <table:table-cell office:value-type="float" office:value="240567" calcext:value-type="float">
            <text:p>240567</text:p>
          </table:table-cell>
          <table:table-cell office:value-type="float" office:value="227659" calcext:value-type="float">
            <text:p>227659</text:p>
          </table:table-cell>
          <table:table-cell office:value-type="float" office:value="311201" calcext:value-type="float">
            <text:p>311201</text:p>
          </table:table-cell>
          <table:table-cell office:value-type="float" office:value="239906" calcext:value-type="float">
            <text:p>23990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505" calcext:value-type="float">
            <text:p>151505</text:p>
          </table:table-cell>
          <table:table-cell office:value-type="float" office:value="137277" calcext:value-type="float">
            <text:p>137277</text:p>
          </table:table-cell>
          <table:table-cell office:value-type="float" office:value="128308" calcext:value-type="float">
            <text:p>128308</text:p>
          </table:table-cell>
          <table:table-cell office:value-type="float" office:value="174838" calcext:value-type="float">
            <text:p>174838</text:p>
          </table:table-cell>
          <table:table-cell office:value-type="float" office:value="243864" calcext:value-type="float">
            <text:p>243864</text:p>
          </table:table-cell>
          <table:table-cell office:value-type="float" office:value="298090" calcext:value-type="float">
            <text:p>298090</text:p>
          </table:table-cell>
          <table:table-cell office:value-type="float" office:value="172291" calcext:value-type="float">
            <text:p>172291</text:p>
          </table:table-cell>
          <table:table-cell office:value-type="float" office:value="277001" calcext:value-type="float">
            <text:p>277001</text:p>
          </table:table-cell>
          <table:table-cell office:value-type="float" office:value="306975" calcext:value-type="float">
            <text:p>30697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751" calcext:value-type="float">
            <text:p>148751</text:p>
          </table:table-cell>
          <table:table-cell office:value-type="float" office:value="162554" calcext:value-type="float">
            <text:p>162554</text:p>
          </table:table-cell>
          <table:table-cell office:value-type="float" office:value="193784" calcext:value-type="float">
            <text:p>193784</text:p>
          </table:table-cell>
          <table:table-cell office:value-type="float" office:value="218480" calcext:value-type="float">
            <text:p>218480</text:p>
          </table:table-cell>
          <table:table-cell office:value-type="float" office:value="267779" calcext:value-type="float">
            <text:p>267779</text:p>
          </table:table-cell>
          <table:table-cell office:value-type="float" office:value="281504" calcext:value-type="float">
            <text:p>281504</text:p>
          </table:table-cell>
          <table:table-cell office:value-type="float" office:value="249531" calcext:value-type="float">
            <text:p>249531</text:p>
          </table:table-cell>
          <table:table-cell office:value-type="float" office:value="259853" calcext:value-type="float">
            <text:p>259853</text:p>
          </table:table-cell>
          <table:table-cell office:value-type="float" office:value="319250" calcext:value-type="float">
            <text:p>319250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7352" calcext:value-type="float">
            <text:p>27352</text:p>
          </table:table-cell>
          <table:table-cell/>
          <table:table-cell office:value-type="float" office:value="46122" calcext:value-type="float">
            <text:p>46122</text:p>
          </table:table-cell>
          <table:table-cell/>
          <table:table-cell office:value-type="float" office:value="70469" calcext:value-type="float">
            <text:p>70469</text:p>
          </table:table-cell>
          <table:table-cell/>
          <table:table-cell office:value-type="float" office:value="96735" calcext:value-type="float">
            <text:p>96735</text:p>
          </table:table-cell>
          <table:table-cell/>
          <table:table-cell office:value-type="float" office:value="102154" calcext:value-type="float">
            <text:p>10215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5707" calcext:value-type="float">
            <text:p>25707</text:p>
          </table:table-cell>
          <table:table-cell/>
          <table:table-cell office:value-type="float" office:value="47091" calcext:value-type="float">
            <text:p>47091</text:p>
          </table:table-cell>
          <table:table-cell/>
          <table:table-cell office:value-type="float" office:value="72108" calcext:value-type="float">
            <text:p>72108</text:p>
          </table:table-cell>
          <table:table-cell/>
          <table:table-cell office:value-type="float" office:value="91135" calcext:value-type="float">
            <text:p>91135</text:p>
          </table:table-cell>
          <table:table-cell/>
          <table:table-cell office:value-type="float" office:value="128320" calcext:value-type="float">
            <text:p>128320</text:p>
          </table:table-cell>
          <table:table-cell/>
          <table:table-cell office:value-type="float" office:value="154682" calcext:value-type="float">
            <text:p>15468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6135" calcext:value-type="float">
            <text:p>26135</text:p>
          </table:table-cell>
          <table:table-cell/>
          <table:table-cell office:value-type="float" office:value="39706" calcext:value-type="float">
            <text:p>39706</text:p>
          </table:table-cell>
          <table:table-cell/>
          <table:table-cell office:value-type="float" office:value="81676" calcext:value-type="float">
            <text:p>81676</text:p>
          </table:table-cell>
          <table:table-cell/>
          <table:table-cell office:value-type="float" office:value="119252" calcext:value-type="float">
            <text:p>119252</text:p>
          </table:table-cell>
          <table:table-cell/>
          <table:table-cell office:value-type="float" office:value="141914" calcext:value-type="float">
            <text:p>141914</text:p>
          </table:table-cell>
          <table:table-cell/>
          <table:table-cell office:value-type="float" office:value="175619" calcext:value-type="float">
            <text:p>175619</text:p>
          </table:table-cell>
          <table:table-cell/>
          <table:table-cell office:value-type="float" office:value="204865" calcext:value-type="float">
            <text:p>20486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1389" calcext:value-type="float">
            <text:p>21389</text:p>
          </table:table-cell>
          <table:table-cell/>
          <table:table-cell office:value-type="float" office:value="51361" calcext:value-type="float">
            <text:p>51361</text:p>
          </table:table-cell>
          <table:table-cell/>
          <table:table-cell office:value-type="float" office:value="82978" calcext:value-type="float">
            <text:p>82978</text:p>
          </table:table-cell>
          <table:table-cell/>
          <table:table-cell office:value-type="float" office:value="132200" calcext:value-type="float">
            <text:p>132200</text:p>
          </table:table-cell>
          <table:table-cell/>
          <table:table-cell office:value-type="float" office:value="160080" calcext:value-type="float">
            <text:p>160080</text:p>
          </table:table-cell>
          <table:table-cell/>
          <table:table-cell office:value-type="float" office:value="186398" calcext:value-type="float">
            <text:p>186398</text:p>
          </table:table-cell>
          <table:table-cell/>
          <table:table-cell office:value-type="float" office:value="203821" calcext:value-type="float">
            <text:p>203821</text:p>
          </table:table-cell>
          <table:table-cell/>
          <table:table-cell office:value-type="float" office:value="215144" calcext:value-type="float">
            <text:p>21514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6888" calcext:value-type="float">
            <text:p>26888</text:p>
          </table:table-cell>
          <table:table-cell/>
          <table:table-cell office:value-type="float" office:value="52921" calcext:value-type="float">
            <text:p>52921</text:p>
          </table:table-cell>
          <table:table-cell/>
          <table:table-cell office:value-type="float" office:value="83686" calcext:value-type="float">
            <text:p>83686</text:p>
          </table:table-cell>
          <table:table-cell/>
          <table:table-cell office:value-type="float" office:value="139405" calcext:value-type="float">
            <text:p>139405</text:p>
          </table:table-cell>
          <table:table-cell/>
          <table:table-cell office:value-type="float" office:value="167292" calcext:value-type="float">
            <text:p>167292</text:p>
          </table:table-cell>
          <table:table-cell/>
          <table:table-cell office:value-type="float" office:value="193884" calcext:value-type="float">
            <text:p>193884</text:p>
          </table:table-cell>
          <table:table-cell/>
          <table:table-cell office:value-type="float" office:value="226940" calcext:value-type="float">
            <text:p>226940</text:p>
          </table:table-cell>
          <table:table-cell/>
          <table:table-cell office:value-type="float" office:value="239280" calcext:value-type="float">
            <text:p>239280</text:p>
          </table:table-cell>
          <table:table-cell/>
          <table:table-cell office:value-type="float" office:value="248013" calcext:value-type="float">
            <text:p>24801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0029" calcext:value-type="float">
            <text:p>30029</text:p>
          </table:table-cell>
          <table:table-cell/>
          <table:table-cell office:value-type="float" office:value="54380" calcext:value-type="float">
            <text:p>54380</text:p>
          </table:table-cell>
          <table:table-cell/>
          <table:table-cell office:value-type="float" office:value="87503" calcext:value-type="float">
            <text:p>87503</text:p>
          </table:table-cell>
          <table:table-cell/>
          <table:table-cell office:value-type="float" office:value="121581" calcext:value-type="float">
            <text:p>121581</text:p>
          </table:table-cell>
          <table:table-cell/>
          <table:table-cell office:value-type="float" office:value="168897" calcext:value-type="float">
            <text:p>168897</text:p>
          </table:table-cell>
          <table:table-cell/>
          <table:table-cell office:value-type="float" office:value="202199" calcext:value-type="float">
            <text:p>202199</text:p>
          </table:table-cell>
          <table:table-cell/>
          <table:table-cell office:value-type="float" office:value="232217" calcext:value-type="float">
            <text:p>232217</text:p>
          </table:table-cell>
          <table:table-cell/>
          <table:table-cell office:value-type="float" office:value="236946" calcext:value-type="float">
            <text:p>236946</text:p>
          </table:table-cell>
          <table:table-cell/>
          <table:table-cell office:value-type="float" office:value="233419" calcext:value-type="float">
            <text:p>233419</text:p>
          </table:table-cell>
          <table:table-cell/>
          <table:table-cell office:value-type="float" office:value="270827" calcext:value-type="float">
            <text:p>27082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6492" calcext:value-type="float">
            <text:p>26492</text:p>
          </table:table-cell>
          <table:table-cell/>
          <table:table-cell office:value-type="float" office:value="49559" calcext:value-type="float">
            <text:p>49559</text:p>
          </table:table-cell>
          <table:table-cell/>
          <table:table-cell office:value-type="float" office:value="92108" calcext:value-type="float">
            <text:p>92108</text:p>
          </table:table-cell>
          <table:table-cell/>
          <table:table-cell office:value-type="float" office:value="135658" calcext:value-type="float">
            <text:p>135658</text:p>
          </table:table-cell>
          <table:table-cell/>
          <table:table-cell office:value-type="float" office:value="136714" calcext:value-type="float">
            <text:p>136714</text:p>
          </table:table-cell>
          <table:table-cell/>
          <table:table-cell office:value-type="float" office:value="156113" calcext:value-type="float">
            <text:p>156113</text:p>
          </table:table-cell>
          <table:table-cell/>
          <table:table-cell office:value-type="float" office:value="181257" calcext:value-type="float">
            <text:p>181257</text:p>
          </table:table-cell>
          <table:table-cell/>
          <table:table-cell office:value-type="float" office:value="197985" calcext:value-type="float">
            <text:p>197985</text:p>
          </table:table-cell>
          <table:table-cell/>
          <table:table-cell office:value-type="float" office:value="198701" calcext:value-type="float">
            <text:p>198701</text:p>
          </table:table-cell>
          <table:table-cell/>
          <table:table-cell office:value-type="float" office:value="227825" calcext:value-type="float">
            <text:p>227825</text:p>
          </table:table-cell>
          <table:table-cell/>
          <table:table-cell office:value-type="float" office:value="314723" calcext:value-type="float">
            <text:p>31472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7209" calcext:value-type="float">
            <text:p>27209</text:p>
          </table:table-cell>
          <table:table-cell/>
          <table:table-cell office:value-type="float" office:value="50899" calcext:value-type="float">
            <text:p>50899</text:p>
          </table:table-cell>
          <table:table-cell/>
          <table:table-cell office:value-type="float" office:value="81148" calcext:value-type="float">
            <text:p>81148</text:p>
          </table:table-cell>
          <table:table-cell/>
          <table:table-cell office:value-type="float" office:value="108759" calcext:value-type="float">
            <text:p>108759</text:p>
          </table:table-cell>
          <table:table-cell/>
          <table:table-cell office:value-type="float" office:value="122762" calcext:value-type="float">
            <text:p>122762</text:p>
          </table:table-cell>
          <table:table-cell/>
          <table:table-cell office:value-type="float" office:value="147874" calcext:value-type="float">
            <text:p>147874</text:p>
          </table:table-cell>
          <table:table-cell/>
          <table:table-cell office:value-type="float" office:value="166911" calcext:value-type="float">
            <text:p>166911</text:p>
          </table:table-cell>
          <table:table-cell/>
          <table:table-cell office:value-type="float" office:value="171826" calcext:value-type="float">
            <text:p>171826</text:p>
          </table:table-cell>
          <table:table-cell/>
          <table:table-cell office:value-type="float" office:value="196122" calcext:value-type="float">
            <text:p>196122</text:p>
          </table:table-cell>
          <table:table-cell/>
          <table:table-cell office:value-type="float" office:value="245268" calcext:value-type="float">
            <text:p>245268</text:p>
          </table:table-cell>
          <table:table-cell/>
          <table:table-cell office:value-type="float" office:value="260436" calcext:value-type="float">
            <text:p>260436</text:p>
          </table:table-cell>
          <table:table-cell/>
          <table:table-cell office:value-type="float" office:value="333871" calcext:value-type="float">
            <text:p>33387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7890" calcext:value-type="float">
            <text:p>27890</text:p>
          </table:table-cell>
          <table:table-cell/>
          <table:table-cell office:value-type="float" office:value="51218" calcext:value-type="float">
            <text:p>51218</text:p>
          </table:table-cell>
          <table:table-cell/>
          <table:table-cell office:value-type="float" office:value="78255" calcext:value-type="float">
            <text:p>78255</text:p>
          </table:table-cell>
          <table:table-cell/>
          <table:table-cell office:value-type="float" office:value="104646" calcext:value-type="float">
            <text:p>104646</text:p>
          </table:table-cell>
          <table:table-cell/>
          <table:table-cell office:value-type="float" office:value="117267" calcext:value-type="float">
            <text:p>117267</text:p>
          </table:table-cell>
          <table:table-cell/>
          <table:table-cell office:value-type="float" office:value="130312" calcext:value-type="float">
            <text:p>130312</text:p>
          </table:table-cell>
          <table:table-cell/>
          <table:table-cell office:value-type="float" office:value="143818" calcext:value-type="float">
            <text:p>143818</text:p>
          </table:table-cell>
          <table:table-cell/>
          <table:table-cell office:value-type="float" office:value="154575" calcext:value-type="float">
            <text:p>154575</text:p>
          </table:table-cell>
          <table:table-cell/>
          <table:table-cell office:value-type="float" office:value="170793" calcext:value-type="float">
            <text:p>170793</text:p>
          </table:table-cell>
          <table:table-cell/>
          <table:table-cell office:value-type="float" office:value="193040" calcext:value-type="float">
            <text:p>193040</text:p>
          </table:table-cell>
          <table:table-cell/>
          <table:table-cell office:value-type="float" office:value="232303" calcext:value-type="float">
            <text:p>232303</text:p>
          </table:table-cell>
          <table:table-cell/>
          <table:table-cell office:value-type="float" office:value="257595" calcext:value-type="float">
            <text:p>257595</text:p>
          </table:table-cell>
          <table:table-cell/>
          <table:table-cell office:value-type="float" office:value="259669" calcext:value-type="float">
            <text:p>2596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5072" calcext:value-type="float">
            <text:p>105072</text:p>
          </table:table-cell>
          <table:table-cell/>
          <table:table-cell office:value-type="float" office:value="109681" calcext:value-type="float">
            <text:p>109681</text:p>
          </table:table-cell>
          <table:table-cell/>
          <table:table-cell office:value-type="float" office:value="108134" calcext:value-type="float">
            <text:p>108134</text:p>
          </table:table-cell>
          <table:table-cell/>
          <table:table-cell office:value-type="float" office:value="110585" calcext:value-type="float">
            <text:p>110585</text:p>
          </table:table-cell>
          <table:table-cell/>
          <table:table-cell office:value-type="float" office:value="103609" calcext:value-type="float">
            <text:p>103609</text:p>
          </table:table-cell>
          <table:table-cell/>
          <table:table-cell office:value-type="float" office:value="106156" calcext:value-type="float">
            <text:p>106156</text:p>
          </table:table-cell>
          <table:table-cell/>
          <table:table-cell office:value-type="float" office:value="93053" calcext:value-type="float">
            <text:p>93053</text:p>
          </table:table-cell>
          <table:table-cell/>
          <table:table-cell office:value-type="float" office:value="70721" calcext:value-type="float">
            <text:p>70721</text:p>
          </table:table-cell>
          <table:table-cell/>
          <table:table-cell office:value-type="float" office:value="45951" calcext:value-type="float">
            <text:p>459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325" calcext:value-type="float">
            <text:p>20325</text:p>
          </table:table-cell>
          <table:table-cell/>
          <table:table-cell office:value-type="float" office:value="194143" calcext:value-type="float">
            <text:p>194143</text:p>
          </table:table-cell>
          <table:table-cell/>
          <table:table-cell office:value-type="float" office:value="182946" calcext:value-type="float">
            <text:p>182946</text:p>
          </table:table-cell>
          <table:table-cell/>
          <table:table-cell office:value-type="float" office:value="217259" calcext:value-type="float">
            <text:p>217259</text:p>
          </table:table-cell>
          <table:table-cell/>
          <table:table-cell office:value-type="float" office:value="273347" calcext:value-type="float">
            <text:p>273347</text:p>
          </table:table-cell>
          <table:table-cell/>
          <table:table-cell office:value-type="float" office:value="309406" calcext:value-type="float">
            <text:p>309406</text:p>
          </table:table-cell>
          <table:table-cell/>
          <table:table-cell office:value-type="float" office:value="252135" calcext:value-type="float">
            <text:p>252135</text:p>
          </table:table-cell>
          <table:table-cell/>
          <table:table-cell office:value-type="float" office:value="327948" calcext:value-type="float">
            <text:p>327948</text:p>
          </table:table-cell>
          <table:table-cell/>
          <table:table-cell office:value-type="float" office:value="333580" calcext:value-type="float">
            <text:p>3335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9491" calcext:value-type="float">
            <text:p>129491</text:p>
          </table:table-cell>
          <table:table-cell/>
          <table:table-cell office:value-type="float" office:value="195277" calcext:value-type="float">
            <text:p>195277</text:p>
          </table:table-cell>
          <table:table-cell/>
          <table:table-cell office:value-type="float" office:value="155581" calcext:value-type="float">
            <text:p>155581</text:p>
          </table:table-cell>
          <table:table-cell/>
          <table:table-cell office:value-type="float" office:value="154584" calcext:value-type="float">
            <text:p>154584</text:p>
          </table:table-cell>
          <table:table-cell/>
          <table:table-cell office:value-type="float" office:value="140534" calcext:value-type="float">
            <text:p>140534</text:p>
          </table:table-cell>
          <table:table-cell/>
          <table:table-cell office:value-type="float" office:value="110662" calcext:value-type="float">
            <text:p>110662</text:p>
          </table:table-cell>
          <table:table-cell/>
          <table:table-cell office:value-type="float" office:value="298896" calcext:value-type="float">
            <text:p>298896</text:p>
          </table:table-cell>
          <table:table-cell/>
          <table:table-cell office:value-type="float" office:value="333232" calcext:value-type="float">
            <text:p>333232</text:p>
          </table:table-cell>
          <table:table-cell/>
          <table:table-cell office:value-type="float" office:value="225226" calcext:value-type="float">
            <text:p>2252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733" calcext:value-type="float">
            <text:p>130733</text:p>
          </table:table-cell>
          <table:table-cell/>
          <table:table-cell office:value-type="float" office:value="114847" calcext:value-type="float">
            <text:p>114847</text:p>
          </table:table-cell>
          <table:table-cell/>
          <table:table-cell office:value-type="float" office:value="158652" calcext:value-type="float">
            <text:p>158652</text:p>
          </table:table-cell>
          <table:table-cell/>
          <table:table-cell office:value-type="float" office:value="134798" calcext:value-type="float">
            <text:p>134798</text:p>
          </table:table-cell>
          <table:table-cell/>
          <table:table-cell office:value-type="float" office:value="40662" calcext:value-type="float">
            <text:p>40662</text:p>
          </table:table-cell>
          <table:table-cell/>
          <table:table-cell office:value-type="float" office:value="188902" calcext:value-type="float">
            <text:p>188902</text:p>
          </table:table-cell>
          <table:table-cell/>
          <table:table-cell office:value-type="float" office:value="91934" calcext:value-type="float">
            <text:p>91934</text:p>
          </table:table-cell>
          <table:table-cell/>
          <table:table-cell office:value-type="float" office:value="297971" calcext:value-type="float">
            <text:p>297971</text:p>
          </table:table-cell>
          <table:table-cell/>
          <table:table-cell office:value-type="float" office:value="202513" calcext:value-type="float">
            <text:p>2025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5559" calcext:value-type="float">
            <text:p>115559</text:p>
          </table:table-cell>
          <table:table-cell/>
          <table:table-cell office:value-type="float" office:value="195402" calcext:value-type="float">
            <text:p>195402</text:p>
          </table:table-cell>
          <table:table-cell/>
          <table:table-cell office:value-type="float" office:value="196291" calcext:value-type="float">
            <text:p>196291</text:p>
          </table:table-cell>
          <table:table-cell/>
          <table:table-cell office:value-type="float" office:value="172443" calcext:value-type="float">
            <text:p>172443</text:p>
          </table:table-cell>
          <table:table-cell/>
          <table:table-cell office:value-type="float" office:value="209511" calcext:value-type="float">
            <text:p>209511</text:p>
          </table:table-cell>
          <table:table-cell/>
          <table:table-cell office:value-type="float" office:value="149923" calcext:value-type="float">
            <text:p>149923</text:p>
          </table:table-cell>
          <table:table-cell/>
          <table:table-cell office:value-type="float" office:value="214562" calcext:value-type="float">
            <text:p>214562</text:p>
          </table:table-cell>
          <table:table-cell/>
          <table:table-cell office:value-type="float" office:value="265748" calcext:value-type="float">
            <text:p>265748</text:p>
          </table:table-cell>
          <table:table-cell/>
          <table:table-cell office:value-type="float" office:value="296510" calcext:value-type="float">
            <text:p>2965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464" calcext:value-type="float">
            <text:p>122464</text:p>
          </table:table-cell>
          <table:table-cell/>
          <table:table-cell office:value-type="float" office:value="128365" calcext:value-type="float">
            <text:p>128365</text:p>
          </table:table-cell>
          <table:table-cell/>
          <table:table-cell office:value-type="float" office:value="174114" calcext:value-type="float">
            <text:p>174114</text:p>
          </table:table-cell>
          <table:table-cell/>
          <table:table-cell office:value-type="float" office:value="173287" calcext:value-type="float">
            <text:p>173287</text:p>
          </table:table-cell>
          <table:table-cell/>
          <table:table-cell office:value-type="float" office:value="175701" calcext:value-type="float">
            <text:p>175701</text:p>
          </table:table-cell>
          <table:table-cell/>
          <table:table-cell office:value-type="float" office:value="189945" calcext:value-type="float">
            <text:p>189945</text:p>
          </table:table-cell>
          <table:table-cell/>
          <table:table-cell office:value-type="float" office:value="306626" calcext:value-type="float">
            <text:p>306626</text:p>
          </table:table-cell>
          <table:table-cell/>
          <table:table-cell office:value-type="float" office:value="309171" calcext:value-type="float">
            <text:p>309171</text:p>
          </table:table-cell>
          <table:table-cell/>
          <table:table-cell office:value-type="float" office:value="324142" calcext:value-type="float">
            <text:p>3241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8637" calcext:value-type="float">
            <text:p>158637</text:p>
          </table:table-cell>
          <table:table-cell/>
          <table:table-cell office:value-type="float" office:value="110824" calcext:value-type="float">
            <text:p>110824</text:p>
          </table:table-cell>
          <table:table-cell/>
          <table:table-cell office:value-type="float" office:value="150845" calcext:value-type="float">
            <text:p>150845</text:p>
          </table:table-cell>
          <table:table-cell/>
          <table:table-cell office:value-type="float" office:value="127071" calcext:value-type="float">
            <text:p>127071</text:p>
          </table:table-cell>
          <table:table-cell/>
          <table:table-cell office:value-type="float" office:value="262059" calcext:value-type="float">
            <text:p>262059</text:p>
          </table:table-cell>
          <table:table-cell/>
          <table:table-cell office:value-type="float" office:value="246575" calcext:value-type="float">
            <text:p>246575</text:p>
          </table:table-cell>
          <table:table-cell/>
          <table:table-cell office:value-type="float" office:value="302074" calcext:value-type="float">
            <text:p>302074</text:p>
          </table:table-cell>
          <table:table-cell/>
          <table:table-cell office:value-type="float" office:value="300445" calcext:value-type="float">
            <text:p>300445</text:p>
          </table:table-cell>
          <table:table-cell/>
          <table:table-cell office:value-type="float" office:value="321485" calcext:value-type="float">
            <text:p>3214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3824" calcext:value-type="float">
            <text:p>153824</text:p>
          </table:table-cell>
          <table:table-cell/>
          <table:table-cell office:value-type="float" office:value="123067" calcext:value-type="float">
            <text:p>123067</text:p>
          </table:table-cell>
          <table:table-cell/>
          <table:table-cell office:value-type="float" office:value="171037" calcext:value-type="float">
            <text:p>171037</text:p>
          </table:table-cell>
          <table:table-cell/>
          <table:table-cell office:value-type="float" office:value="159923" calcext:value-type="float">
            <text:p>159923</text:p>
          </table:table-cell>
          <table:table-cell/>
          <table:table-cell office:value-type="float" office:value="219228" calcext:value-type="float">
            <text:p>219228</text:p>
          </table:table-cell>
          <table:table-cell/>
          <table:table-cell office:value-type="float" office:value="296952" calcext:value-type="float">
            <text:p>296952</text:p>
          </table:table-cell>
          <table:table-cell/>
          <table:table-cell office:value-type="float" office:value="276086" calcext:value-type="float">
            <text:p>276086</text:p>
          </table:table-cell>
          <table:table-cell/>
          <table:table-cell office:value-type="float" office:value="305858" calcext:value-type="float">
            <text:p>305858</text:p>
          </table:table-cell>
          <table:table-cell/>
          <table:table-cell office:value-type="float" office:value="310487" calcext:value-type="float">
            <text:p>31048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19700" calcext:value-type="float">
            <text:p>19700</text:p>
          </table:table-cell>
          <table:table-cell office:value-type="float" office:value="37129" calcext:value-type="float">
            <text:p>37129</text:p>
          </table:table-cell>
          <table:table-cell office:value-type="float" office:value="69504" calcext:value-type="float">
            <text:p>69504</text:p>
          </table:table-cell>
          <table:table-cell office:value-type="float" office:value="79641" calcext:value-type="float">
            <text:p>79641</text:p>
          </table:table-cell>
          <table:table-cell office:value-type="float" office:value="106809" calcext:value-type="float">
            <text:p>106809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22713" calcext:value-type="float">
            <text:p>22713</text:p>
          </table:table-cell>
          <table:table-cell office:value-type="float" office:value="36765" calcext:value-type="float">
            <text:p>36765</text:p>
          </table:table-cell>
          <table:table-cell office:value-type="float" office:value="54698" calcext:value-type="float">
            <text:p>54698</text:p>
          </table:table-cell>
          <table:table-cell office:value-type="float" office:value="78325" calcext:value-type="float">
            <text:p>78325</text:p>
          </table:table-cell>
          <table:table-cell office:value-type="float" office:value="94618" calcext:value-type="float">
            <text:p>94618</text:p>
          </table:table-cell>
          <table:table-cell office:value-type="float" office:value="133097" calcext:value-type="float">
            <text:p>133097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15336" calcext:value-type="float">
            <text:p>15336</text:p>
          </table:table-cell>
          <table:table-cell office:value-type="float" office:value="30487" calcext:value-type="float">
            <text:p>30487</text:p>
          </table:table-cell>
          <table:table-cell office:value-type="float" office:value="61729" calcext:value-type="float">
            <text:p>61729</text:p>
          </table:table-cell>
          <table:table-cell office:value-type="float" office:value="79716" calcext:value-type="float">
            <text:p>79716</text:p>
          </table:table-cell>
          <table:table-cell office:value-type="float" office:value="117242" calcext:value-type="float">
            <text:p>117242</text:p>
          </table:table-cell>
          <table:table-cell office:value-type="float" office:value="138903" calcext:value-type="float">
            <text:p>138903</text:p>
          </table:table-cell>
          <table:table-cell office:value-type="float" office:value="214011" calcext:value-type="float">
            <text:p>214011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17416" calcext:value-type="float">
            <text:p>17416</text:p>
          </table:table-cell>
          <table:table-cell office:value-type="float" office:value="25559" calcext:value-type="float">
            <text:p>25559</text:p>
          </table:table-cell>
          <table:table-cell office:value-type="float" office:value="59426" calcext:value-type="float">
            <text:p>59426</text:p>
          </table:table-cell>
          <table:table-cell office:value-type="float" office:value="80823" calcext:value-type="float">
            <text:p>80823</text:p>
          </table:table-cell>
          <table:table-cell office:value-type="float" office:value="107511" calcext:value-type="float">
            <text:p>107511</text:p>
          </table:table-cell>
          <table:table-cell office:value-type="float" office:value="143678" calcext:value-type="float">
            <text:p>143678</text:p>
          </table:table-cell>
          <table:table-cell office:value-type="float" office:value="132738" calcext:value-type="float">
            <text:p>132738</text:p>
          </table:table-cell>
          <table:table-cell office:value-type="float" office:value="162663" calcext:value-type="float">
            <text:p>162663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16871" calcext:value-type="float">
            <text:p>16871</text:p>
          </table:table-cell>
          <table:table-cell office:value-type="float" office:value="27735" calcext:value-type="float">
            <text:p>27735</text:p>
          </table:table-cell>
          <table:table-cell office:value-type="float" office:value="50068" calcext:value-type="float">
            <text:p>50068</text:p>
          </table:table-cell>
          <table:table-cell office:value-type="float" office:value="81094" calcext:value-type="float">
            <text:p>81094</text:p>
          </table:table-cell>
          <table:table-cell office:value-type="float" office:value="128460" calcext:value-type="float">
            <text:p>128460</text:p>
          </table:table-cell>
          <table:table-cell office:value-type="float" office:value="128250" calcext:value-type="float">
            <text:p>128250</text:p>
          </table:table-cell>
          <table:table-cell office:value-type="float" office:value="150537" calcext:value-type="float">
            <text:p>150537</text:p>
          </table:table-cell>
          <table:table-cell office:value-type="float" office:value="153624" calcext:value-type="float">
            <text:p>153624</text:p>
          </table:table-cell>
          <table:table-cell office:value-type="float" office:value="139800" calcext:value-type="float">
            <text:p>139800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16858" calcext:value-type="float">
            <text:p>16858</text:p>
          </table:table-cell>
          <table:table-cell office:value-type="float" office:value="27476" calcext:value-type="float">
            <text:p>27476</text:p>
          </table:table-cell>
          <table:table-cell office:value-type="float" office:value="53417" calcext:value-type="float">
            <text:p>53417</text:p>
          </table:table-cell>
          <table:table-cell office:value-type="float" office:value="79260" calcext:value-type="float">
            <text:p>79260</text:p>
          </table:table-cell>
          <table:table-cell office:value-type="float" office:value="133445" calcext:value-type="float">
            <text:p>133445</text:p>
          </table:table-cell>
          <table:table-cell office:value-type="float" office:value="145668" calcext:value-type="float">
            <text:p>145668</text:p>
          </table:table-cell>
          <table:table-cell office:value-type="float" office:value="147621" calcext:value-type="float">
            <text:p>147621</text:p>
          </table:table-cell>
          <table:table-cell office:value-type="float" office:value="151672" calcext:value-type="float">
            <text:p>151672</text:p>
          </table:table-cell>
          <table:table-cell office:value-type="float" office:value="224018" calcext:value-type="float">
            <text:p>224018</text:p>
          </table:table-cell>
          <table:table-cell office:value-type="float" office:value="302963" calcext:value-type="float">
            <text:p>302963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18826" calcext:value-type="float">
            <text:p>18826</text:p>
          </table:table-cell>
          <table:table-cell office:value-type="float" office:value="25848" calcext:value-type="float">
            <text:p>25848</text:p>
          </table:table-cell>
          <table:table-cell office:value-type="float" office:value="46324" calcext:value-type="float">
            <text:p>46324</text:p>
          </table:table-cell>
          <table:table-cell office:value-type="float" office:value="89261" calcext:value-type="float">
            <text:p>89261</text:p>
          </table:table-cell>
          <table:table-cell office:value-type="float" office:value="133905" calcext:value-type="float">
            <text:p>133905</text:p>
          </table:table-cell>
          <table:table-cell office:value-type="float" office:value="179700" calcext:value-type="float">
            <text:p>179700</text:p>
          </table:table-cell>
          <table:table-cell office:value-type="float" office:value="193679" calcext:value-type="float">
            <text:p>193679</text:p>
          </table:table-cell>
          <table:table-cell office:value-type="float" office:value="239001" calcext:value-type="float">
            <text:p>239001</text:p>
          </table:table-cell>
          <table:table-cell office:value-type="float" office:value="235414" calcext:value-type="float">
            <text:p>235414</text:p>
          </table:table-cell>
          <table:table-cell office:value-type="float" office:value="275646" calcext:value-type="float">
            <text:p>275646</text:p>
          </table:table-cell>
          <table:table-cell office:value-type="float" office:value="344427" calcext:value-type="float">
            <text:p>344427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19987" calcext:value-type="float">
            <text:p>19987</text:p>
          </table:table-cell>
          <table:table-cell office:value-type="float" office:value="25043" calcext:value-type="float">
            <text:p>25043</text:p>
          </table:table-cell>
          <table:table-cell office:value-type="float" office:value="44762" calcext:value-type="float">
            <text:p>44762</text:p>
          </table:table-cell>
          <table:table-cell office:value-type="float" office:value="77629" calcext:value-type="float">
            <text:p>77629</text:p>
          </table:table-cell>
          <table:table-cell office:value-type="float" office:value="114659" calcext:value-type="float">
            <text:p>114659</text:p>
          </table:table-cell>
          <table:table-cell office:value-type="float" office:value="169356" calcext:value-type="float">
            <text:p>169356</text:p>
          </table:table-cell>
          <table:table-cell office:value-type="float" office:value="219745" calcext:value-type="float">
            <text:p>219745</text:p>
          </table:table-cell>
          <table:table-cell office:value-type="float" office:value="200791" calcext:value-type="float">
            <text:p>200791</text:p>
          </table:table-cell>
          <table:table-cell office:value-type="float" office:value="229734" calcext:value-type="float">
            <text:p>229734</text:p>
          </table:table-cell>
          <table:table-cell office:value-type="float" office:value="311710" calcext:value-type="float">
            <text:p>311710</text:p>
          </table:table-cell>
          <table:table-cell office:value-type="float" office:value="303460" calcext:value-type="float">
            <text:p>303460</text:p>
          </table:table-cell>
          <table:table-cell office:value-type="float" office:value="341348" calcext:value-type="float">
            <text:p>341348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18201" calcext:value-type="float">
            <text:p>18201</text:p>
          </table:table-cell>
          <table:table-cell office:value-type="float" office:value="25892" calcext:value-type="float">
            <text:p>25892</text:p>
          </table:table-cell>
          <table:table-cell office:value-type="float" office:value="45166" calcext:value-type="float">
            <text:p>45166</text:p>
          </table:table-cell>
          <table:table-cell office:value-type="float" office:value="74196" calcext:value-type="float">
            <text:p>74196</text:p>
          </table:table-cell>
          <table:table-cell office:value-type="float" office:value="143795" calcext:value-type="float">
            <text:p>143795</text:p>
          </table:table-cell>
          <table:table-cell office:value-type="float" office:value="176751" calcext:value-type="float">
            <text:p>176751</text:p>
          </table:table-cell>
          <table:table-cell office:value-type="float" office:value="202378" calcext:value-type="float">
            <text:p>202378</text:p>
          </table:table-cell>
          <table:table-cell office:value-type="float" office:value="216735" calcext:value-type="float">
            <text:p>216735</text:p>
          </table:table-cell>
          <table:table-cell office:value-type="float" office:value="260455" calcext:value-type="float">
            <text:p>260455</text:p>
          </table:table-cell>
          <table:table-cell office:value-type="float" office:value="312616" calcext:value-type="float">
            <text:p>312616</text:p>
          </table:table-cell>
          <table:table-cell office:value-type="float" office:value="324105" calcext:value-type="float">
            <text:p>324105</text:p>
          </table:table-cell>
          <table:table-cell office:value-type="float" office:value="307839" calcext:value-type="float">
            <text:p>307839</text:p>
          </table:table-cell>
          <table:table-cell office:value-type="float" office:value="314563" calcext:value-type="float">
            <text:p>31456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358" calcext:value-type="float">
            <text:p>141358</text:p>
          </table:table-cell>
          <table:table-cell office:value-type="float" office:value="175721" calcext:value-type="float">
            <text:p>175721</text:p>
          </table:table-cell>
          <table:table-cell office:value-type="float" office:value="210974" calcext:value-type="float">
            <text:p>210974</text:p>
          </table:table-cell>
          <table:table-cell office:value-type="float" office:value="234585" calcext:value-type="float">
            <text:p>234585</text:p>
          </table:table-cell>
          <table:table-cell office:value-type="float" office:value="264232" calcext:value-type="float">
            <text:p>264232</text:p>
          </table:table-cell>
          <table:table-cell office:value-type="float" office:value="288882" calcext:value-type="float">
            <text:p>288882</text:p>
          </table:table-cell>
          <table:table-cell office:value-type="float" office:value="301621" calcext:value-type="float">
            <text:p>301621</text:p>
          </table:table-cell>
          <table:table-cell office:value-type="float" office:value="329989" calcext:value-type="float">
            <text:p>329989</text:p>
          </table:table-cell>
          <table:table-cell office:value-type="float" office:value="320197" calcext:value-type="float">
            <text:p>32019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892" calcext:value-type="float">
            <text:p>69892</text:p>
          </table:table-cell>
          <table:table-cell office:value-type="float" office:value="171099" calcext:value-type="float">
            <text:p>171099</text:p>
          </table:table-cell>
          <table:table-cell office:value-type="float" office:value="221259" calcext:value-type="float">
            <text:p>221259</text:p>
          </table:table-cell>
          <table:table-cell office:value-type="float" office:value="161515" calcext:value-type="float">
            <text:p>161515</text:p>
          </table:table-cell>
          <table:table-cell office:value-type="float" office:value="265428" calcext:value-type="float">
            <text:p>265428</text:p>
          </table:table-cell>
          <table:table-cell office:value-type="float" office:value="294657" calcext:value-type="float">
            <text:p>294657</text:p>
          </table:table-cell>
          <table:table-cell office:value-type="float" office:value="245055" calcext:value-type="float">
            <text:p>245055</text:p>
          </table:table-cell>
          <table:table-cell office:value-type="float" office:value="315425" calcext:value-type="float">
            <text:p>315425</text:p>
          </table:table-cell>
          <table:table-cell office:value-type="float" office:value="318678" calcext:value-type="float">
            <text:p>31867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628" calcext:value-type="float">
            <text:p>141628</text:p>
          </table:table-cell>
          <table:table-cell office:value-type="float" office:value="188300" calcext:value-type="float">
            <text:p>188300</text:p>
          </table:table-cell>
          <table:table-cell office:value-type="float" office:value="212137" calcext:value-type="float">
            <text:p>212137</text:p>
          </table:table-cell>
          <table:table-cell office:value-type="float" office:value="239595" calcext:value-type="float">
            <text:p>239595</text:p>
          </table:table-cell>
          <table:table-cell office:value-type="float" office:value="255828" calcext:value-type="float">
            <text:p>255828</text:p>
          </table:table-cell>
          <table:table-cell office:value-type="float" office:value="317966" calcext:value-type="float">
            <text:p>317966</text:p>
          </table:table-cell>
          <table:table-cell office:value-type="float" office:value="306366" calcext:value-type="float">
            <text:p>306366</text:p>
          </table:table-cell>
          <table:table-cell office:value-type="float" office:value="324485" calcext:value-type="float">
            <text:p>324485</text:p>
          </table:table-cell>
          <table:table-cell office:value-type="float" office:value="354964" calcext:value-type="float">
            <text:p>35496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661" calcext:value-type="float">
            <text:p>151661</text:p>
          </table:table-cell>
          <table:table-cell office:value-type="float" office:value="181919" calcext:value-type="float">
            <text:p>181919</text:p>
          </table:table-cell>
          <table:table-cell office:value-type="float" office:value="216544" calcext:value-type="float">
            <text:p>216544</text:p>
          </table:table-cell>
          <table:table-cell office:value-type="float" office:value="241913" calcext:value-type="float">
            <text:p>241913</text:p>
          </table:table-cell>
          <table:table-cell office:value-type="float" office:value="287713" calcext:value-type="float">
            <text:p>287713</text:p>
          </table:table-cell>
          <table:table-cell office:value-type="float" office:value="302477" calcext:value-type="float">
            <text:p>302477</text:p>
          </table:table-cell>
          <table:table-cell office:value-type="float" office:value="268030" calcext:value-type="float">
            <text:p>268030</text:p>
          </table:table-cell>
          <table:table-cell office:value-type="float" office:value="341022" calcext:value-type="float">
            <text:p>341022</text:p>
          </table:table-cell>
          <table:table-cell office:value-type="float" office:value="354185" calcext:value-type="float">
            <text:p>35418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534" calcext:value-type="float">
            <text:p>149534</text:p>
          </table:table-cell>
          <table:table-cell office:value-type="float" office:value="184622" calcext:value-type="float">
            <text:p>184622</text:p>
          </table:table-cell>
          <table:table-cell office:value-type="float" office:value="216327" calcext:value-type="float">
            <text:p>216327</text:p>
          </table:table-cell>
          <table:table-cell office:value-type="float" office:value="255195" calcext:value-type="float">
            <text:p>255195</text:p>
          </table:table-cell>
          <table:table-cell office:value-type="float" office:value="276351" calcext:value-type="float">
            <text:p>276351</text:p>
          </table:table-cell>
          <table:table-cell office:value-type="float" office:value="314596" calcext:value-type="float">
            <text:p>314596</text:p>
          </table:table-cell>
          <table:table-cell office:value-type="float" office:value="311405" calcext:value-type="float">
            <text:p>311405</text:p>
          </table:table-cell>
          <table:table-cell office:value-type="float" office:value="284384" calcext:value-type="float">
            <text:p>284384</text:p>
          </table:table-cell>
          <table:table-cell office:value-type="float" office:value="291508" calcext:value-type="float">
            <text:p>29150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909" calcext:value-type="float">
            <text:p>152909</text:p>
          </table:table-cell>
          <table:table-cell office:value-type="float" office:value="185292" calcext:value-type="float">
            <text:p>185292</text:p>
          </table:table-cell>
          <table:table-cell office:value-type="float" office:value="234688" calcext:value-type="float">
            <text:p>234688</text:p>
          </table:table-cell>
          <table:table-cell office:value-type="float" office:value="237083" calcext:value-type="float">
            <text:p>237083</text:p>
          </table:table-cell>
          <table:table-cell office:value-type="float" office:value="281232" calcext:value-type="float">
            <text:p>281232</text:p>
          </table:table-cell>
          <table:table-cell office:value-type="float" office:value="285607" calcext:value-type="float">
            <text:p>285607</text:p>
          </table:table-cell>
          <table:table-cell office:value-type="float" office:value="331118" calcext:value-type="float">
            <text:p>331118</text:p>
          </table:table-cell>
          <table:table-cell office:value-type="float" office:value="321991" calcext:value-type="float">
            <text:p>321991</text:p>
          </table:table-cell>
          <table:table-cell office:value-type="float" office:value="347045" calcext:value-type="float">
            <text:p>34704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482" calcext:value-type="float">
            <text:p>150482</text:p>
          </table:table-cell>
          <table:table-cell office:value-type="float" office:value="179457" calcext:value-type="float">
            <text:p>179457</text:p>
          </table:table-cell>
          <table:table-cell office:value-type="float" office:value="189407" calcext:value-type="float">
            <text:p>189407</text:p>
          </table:table-cell>
          <table:table-cell office:value-type="float" office:value="245339" calcext:value-type="float">
            <text:p>245339</text:p>
          </table:table-cell>
          <table:table-cell office:value-type="float" office:value="258585" calcext:value-type="float">
            <text:p>258585</text:p>
          </table:table-cell>
          <table:table-cell office:value-type="float" office:value="303728" calcext:value-type="float">
            <text:p>303728</text:p>
          </table:table-cell>
          <table:table-cell office:value-type="float" office:value="326524" calcext:value-type="float">
            <text:p>326524</text:p>
          </table:table-cell>
          <table:table-cell office:value-type="float" office:value="319684" calcext:value-type="float">
            <text:p>319684</text:p>
          </table:table-cell>
          <table:table-cell office:value-type="float" office:value="323455" calcext:value-type="float">
            <text:p>32345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027" calcext:value-type="float">
            <text:p>144027</text:p>
          </table:table-cell>
          <table:table-cell office:value-type="float" office:value="183911" calcext:value-type="float">
            <text:p>183911</text:p>
          </table:table-cell>
          <table:table-cell office:value-type="float" office:value="225751" calcext:value-type="float">
            <text:p>225751</text:p>
          </table:table-cell>
          <table:table-cell office:value-type="float" office:value="238974" calcext:value-type="float">
            <text:p>238974</text:p>
          </table:table-cell>
          <table:table-cell office:value-type="float" office:value="264194" calcext:value-type="float">
            <text:p>264194</text:p>
          </table:table-cell>
          <table:table-cell office:value-type="float" office:value="313890" calcext:value-type="float">
            <text:p>313890</text:p>
          </table:table-cell>
          <table:table-cell office:value-type="float" office:value="305039" calcext:value-type="float">
            <text:p>305039</text:p>
          </table:table-cell>
          <table:table-cell office:value-type="float" office:value="322975" calcext:value-type="float">
            <text:p>322975</text:p>
          </table:table-cell>
          <table:table-cell office:value-type="float" office:value="323353" calcext:value-type="float">
            <text:p>323353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1438" calcext:value-type="float">
            <text:p>21438</text:p>
          </table:table-cell>
          <table:table-cell/>
          <table:table-cell office:value-type="float" office:value="38122" calcext:value-type="float">
            <text:p>38122</text:p>
          </table:table-cell>
          <table:table-cell/>
          <table:table-cell office:value-type="float" office:value="67375" calcext:value-type="float">
            <text:p>67375</text:p>
          </table:table-cell>
          <table:table-cell/>
          <table:table-cell office:value-type="float" office:value="77463" calcext:value-type="float">
            <text:p>77463</text:p>
          </table:table-cell>
          <table:table-cell/>
          <table:table-cell office:value-type="float" office:value="110440" calcext:value-type="float">
            <text:p>11044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3493" calcext:value-type="float">
            <text:p>23493</text:p>
          </table:table-cell>
          <table:table-cell/>
          <table:table-cell office:value-type="float" office:value="34593" calcext:value-type="float">
            <text:p>34593</text:p>
          </table:table-cell>
          <table:table-cell/>
          <table:table-cell office:value-type="float" office:value="54528" calcext:value-type="float">
            <text:p>54528</text:p>
          </table:table-cell>
          <table:table-cell/>
          <table:table-cell office:value-type="float" office:value="74535" calcext:value-type="float">
            <text:p>74535</text:p>
          </table:table-cell>
          <table:table-cell/>
          <table:table-cell office:value-type="float" office:value="95436" calcext:value-type="float">
            <text:p>95436</text:p>
          </table:table-cell>
          <table:table-cell/>
          <table:table-cell office:value-type="float" office:value="130532" calcext:value-type="float">
            <text:p>13053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5227" calcext:value-type="float">
            <text:p>15227</text:p>
          </table:table-cell>
          <table:table-cell/>
          <table:table-cell office:value-type="float" office:value="32433" calcext:value-type="float">
            <text:p>32433</text:p>
          </table:table-cell>
          <table:table-cell/>
          <table:table-cell office:value-type="float" office:value="61156" calcext:value-type="float">
            <text:p>61156</text:p>
          </table:table-cell>
          <table:table-cell/>
          <table:table-cell office:value-type="float" office:value="75919" calcext:value-type="float">
            <text:p>75919</text:p>
          </table:table-cell>
          <table:table-cell/>
          <table:table-cell office:value-type="float" office:value="118573" calcext:value-type="float">
            <text:p>118573</text:p>
          </table:table-cell>
          <table:table-cell/>
          <table:table-cell office:value-type="float" office:value="137280" calcext:value-type="float">
            <text:p>137280</text:p>
          </table:table-cell>
          <table:table-cell/>
          <table:table-cell office:value-type="float" office:value="153284" calcext:value-type="float">
            <text:p>15328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7618" calcext:value-type="float">
            <text:p>17618</text:p>
          </table:table-cell>
          <table:table-cell/>
          <table:table-cell office:value-type="float" office:value="25349" calcext:value-type="float">
            <text:p>25349</text:p>
          </table:table-cell>
          <table:table-cell/>
          <table:table-cell office:value-type="float" office:value="58548" calcext:value-type="float">
            <text:p>58548</text:p>
          </table:table-cell>
          <table:table-cell/>
          <table:table-cell office:value-type="float" office:value="80617" calcext:value-type="float">
            <text:p>80617</text:p>
          </table:table-cell>
          <table:table-cell/>
          <table:table-cell office:value-type="float" office:value="97663" calcext:value-type="float">
            <text:p>97663</text:p>
          </table:table-cell>
          <table:table-cell/>
          <table:table-cell office:value-type="float" office:value="138588" calcext:value-type="float">
            <text:p>138588</text:p>
          </table:table-cell>
          <table:table-cell/>
          <table:table-cell office:value-type="float" office:value="132440" calcext:value-type="float">
            <text:p>132440</text:p>
          </table:table-cell>
          <table:table-cell/>
          <table:table-cell office:value-type="float" office:value="169194" calcext:value-type="float">
            <text:p>16919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7249" calcext:value-type="float">
            <text:p>17249</text:p>
          </table:table-cell>
          <table:table-cell/>
          <table:table-cell office:value-type="float" office:value="27794" calcext:value-type="float">
            <text:p>27794</text:p>
          </table:table-cell>
          <table:table-cell/>
          <table:table-cell office:value-type="float" office:value="46494" calcext:value-type="float">
            <text:p>46494</text:p>
          </table:table-cell>
          <table:table-cell/>
          <table:table-cell office:value-type="float" office:value="82447" calcext:value-type="float">
            <text:p>82447</text:p>
          </table:table-cell>
          <table:table-cell/>
          <table:table-cell office:value-type="float" office:value="131040" calcext:value-type="float">
            <text:p>131040</text:p>
          </table:table-cell>
          <table:table-cell/>
          <table:table-cell office:value-type="float" office:value="132347" calcext:value-type="float">
            <text:p>132347</text:p>
          </table:table-cell>
          <table:table-cell/>
          <table:table-cell office:value-type="float" office:value="146633" calcext:value-type="float">
            <text:p>146633</text:p>
          </table:table-cell>
          <table:table-cell/>
          <table:table-cell office:value-type="float" office:value="150243" calcext:value-type="float">
            <text:p>150243</text:p>
          </table:table-cell>
          <table:table-cell/>
          <table:table-cell office:value-type="float" office:value="138956" calcext:value-type="float">
            <text:p>13895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6698" calcext:value-type="float">
            <text:p>16698</text:p>
          </table:table-cell>
          <table:table-cell/>
          <table:table-cell office:value-type="float" office:value="27963" calcext:value-type="float">
            <text:p>27963</text:p>
          </table:table-cell>
          <table:table-cell/>
          <table:table-cell office:value-type="float" office:value="45579" calcext:value-type="float">
            <text:p>45579</text:p>
          </table:table-cell>
          <table:table-cell/>
          <table:table-cell office:value-type="float" office:value="79170" calcext:value-type="float">
            <text:p>79170</text:p>
          </table:table-cell>
          <table:table-cell/>
          <table:table-cell office:value-type="float" office:value="130978" calcext:value-type="float">
            <text:p>130978</text:p>
          </table:table-cell>
          <table:table-cell/>
          <table:table-cell office:value-type="float" office:value="150255" calcext:value-type="float">
            <text:p>150255</text:p>
          </table:table-cell>
          <table:table-cell/>
          <table:table-cell office:value-type="float" office:value="142942" calcext:value-type="float">
            <text:p>142942</text:p>
          </table:table-cell>
          <table:table-cell/>
          <table:table-cell office:value-type="float" office:value="147102" calcext:value-type="float">
            <text:p>147102</text:p>
          </table:table-cell>
          <table:table-cell/>
          <table:table-cell office:value-type="float" office:value="239121" calcext:value-type="float">
            <text:p>239121</text:p>
          </table:table-cell>
          <table:table-cell/>
          <table:table-cell office:value-type="float" office:value="291513" calcext:value-type="float">
            <text:p>29151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0214" calcext:value-type="float">
            <text:p>20214</text:p>
          </table:table-cell>
          <table:table-cell/>
          <table:table-cell office:value-type="float" office:value="26458" calcext:value-type="float">
            <text:p>26458</text:p>
          </table:table-cell>
          <table:table-cell/>
          <table:table-cell office:value-type="float" office:value="43804" calcext:value-type="float">
            <text:p>43804</text:p>
          </table:table-cell>
          <table:table-cell/>
          <table:table-cell office:value-type="float" office:value="86784" calcext:value-type="float">
            <text:p>86784</text:p>
          </table:table-cell>
          <table:table-cell/>
          <table:table-cell office:value-type="float" office:value="135644" calcext:value-type="float">
            <text:p>135644</text:p>
          </table:table-cell>
          <table:table-cell/>
          <table:table-cell office:value-type="float" office:value="179166" calcext:value-type="float">
            <text:p>179166</text:p>
          </table:table-cell>
          <table:table-cell/>
          <table:table-cell office:value-type="float" office:value="196681" calcext:value-type="float">
            <text:p>196681</text:p>
          </table:table-cell>
          <table:table-cell/>
          <table:table-cell office:value-type="float" office:value="250317" calcext:value-type="float">
            <text:p>250317</text:p>
          </table:table-cell>
          <table:table-cell/>
          <table:table-cell office:value-type="float" office:value="210360" calcext:value-type="float">
            <text:p>210360</text:p>
          </table:table-cell>
          <table:table-cell/>
          <table:table-cell office:value-type="float" office:value="266710" calcext:value-type="float">
            <text:p>266710</text:p>
          </table:table-cell>
          <table:table-cell/>
          <table:table-cell office:value-type="float" office:value="330210" calcext:value-type="float">
            <text:p>33021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0303" calcext:value-type="float">
            <text:p>20303</text:p>
          </table:table-cell>
          <table:table-cell/>
          <table:table-cell office:value-type="float" office:value="25226" calcext:value-type="float">
            <text:p>25226</text:p>
          </table:table-cell>
          <table:table-cell/>
          <table:table-cell office:value-type="float" office:value="43526" calcext:value-type="float">
            <text:p>43526</text:p>
          </table:table-cell>
          <table:table-cell/>
          <table:table-cell office:value-type="float" office:value="77281" calcext:value-type="float">
            <text:p>77281</text:p>
          </table:table-cell>
          <table:table-cell/>
          <table:table-cell office:value-type="float" office:value="123815" calcext:value-type="float">
            <text:p>123815</text:p>
          </table:table-cell>
          <table:table-cell/>
          <table:table-cell office:value-type="float" office:value="166394" calcext:value-type="float">
            <text:p>166394</text:p>
          </table:table-cell>
          <table:table-cell/>
          <table:table-cell office:value-type="float" office:value="227044" calcext:value-type="float">
            <text:p>227044</text:p>
          </table:table-cell>
          <table:table-cell/>
          <table:table-cell office:value-type="float" office:value="195391" calcext:value-type="float">
            <text:p>195391</text:p>
          </table:table-cell>
          <table:table-cell/>
          <table:table-cell office:value-type="float" office:value="245407" calcext:value-type="float">
            <text:p>245407</text:p>
          </table:table-cell>
          <table:table-cell/>
          <table:table-cell office:value-type="float" office:value="303364" calcext:value-type="float">
            <text:p>303364</text:p>
          </table:table-cell>
          <table:table-cell/>
          <table:table-cell office:value-type="float" office:value="302969" calcext:value-type="float">
            <text:p>302969</text:p>
          </table:table-cell>
          <table:table-cell/>
          <table:table-cell office:value-type="float" office:value="336619" calcext:value-type="float">
            <text:p>33661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8342" calcext:value-type="float">
            <text:p>18342</text:p>
          </table:table-cell>
          <table:table-cell/>
          <table:table-cell office:value-type="float" office:value="25304" calcext:value-type="float">
            <text:p>25304</text:p>
          </table:table-cell>
          <table:table-cell/>
          <table:table-cell office:value-type="float" office:value="44234" calcext:value-type="float">
            <text:p>44234</text:p>
          </table:table-cell>
          <table:table-cell/>
          <table:table-cell office:value-type="float" office:value="76483" calcext:value-type="float">
            <text:p>76483</text:p>
          </table:table-cell>
          <table:table-cell/>
          <table:table-cell office:value-type="float" office:value="145155" calcext:value-type="float">
            <text:p>145155</text:p>
          </table:table-cell>
          <table:table-cell/>
          <table:table-cell office:value-type="float" office:value="178687" calcext:value-type="float">
            <text:p>178687</text:p>
          </table:table-cell>
          <table:table-cell/>
          <table:table-cell office:value-type="float" office:value="194099" calcext:value-type="float">
            <text:p>194099</text:p>
          </table:table-cell>
          <table:table-cell/>
          <table:table-cell office:value-type="float" office:value="232892" calcext:value-type="float">
            <text:p>232892</text:p>
          </table:table-cell>
          <table:table-cell/>
          <table:table-cell office:value-type="float" office:value="257643" calcext:value-type="float">
            <text:p>257643</text:p>
          </table:table-cell>
          <table:table-cell/>
          <table:table-cell office:value-type="float" office:value="316980" calcext:value-type="float">
            <text:p>316980</text:p>
          </table:table-cell>
          <table:table-cell/>
          <table:table-cell office:value-type="float" office:value="325377" calcext:value-type="float">
            <text:p>325377</text:p>
          </table:table-cell>
          <table:table-cell/>
          <table:table-cell office:value-type="float" office:value="309659" calcext:value-type="float">
            <text:p>309659</text:p>
          </table:table-cell>
          <table:table-cell/>
          <table:table-cell office:value-type="float" office:value="322731" calcext:value-type="float">
            <text:p>32273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9194" calcext:value-type="float">
            <text:p>139194</text:p>
          </table:table-cell>
          <table:table-cell/>
          <table:table-cell office:value-type="float" office:value="179387" calcext:value-type="float">
            <text:p>179387</text:p>
          </table:table-cell>
          <table:table-cell/>
          <table:table-cell office:value-type="float" office:value="208332" calcext:value-type="float">
            <text:p>208332</text:p>
          </table:table-cell>
          <table:table-cell/>
          <table:table-cell office:value-type="float" office:value="236157" calcext:value-type="float">
            <text:p>236157</text:p>
          </table:table-cell>
          <table:table-cell/>
          <table:table-cell office:value-type="float" office:value="264274" calcext:value-type="float">
            <text:p>264274</text:p>
          </table:table-cell>
          <table:table-cell/>
          <table:table-cell office:value-type="float" office:value="285233" calcext:value-type="float">
            <text:p>285233</text:p>
          </table:table-cell>
          <table:table-cell/>
          <table:table-cell office:value-type="float" office:value="334115" calcext:value-type="float">
            <text:p>334115</text:p>
          </table:table-cell>
          <table:table-cell/>
          <table:table-cell office:value-type="float" office:value="326788" calcext:value-type="float">
            <text:p>326788</text:p>
          </table:table-cell>
          <table:table-cell/>
          <table:table-cell office:value-type="float" office:value="324543" calcext:value-type="float">
            <text:p>3245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0122" calcext:value-type="float">
            <text:p>150122</text:p>
          </table:table-cell>
          <table:table-cell/>
          <table:table-cell office:value-type="float" office:value="179831" calcext:value-type="float">
            <text:p>179831</text:p>
          </table:table-cell>
          <table:table-cell/>
          <table:table-cell office:value-type="float" office:value="221425" calcext:value-type="float">
            <text:p>221425</text:p>
          </table:table-cell>
          <table:table-cell/>
          <table:table-cell office:value-type="float" office:value="219726" calcext:value-type="float">
            <text:p>219726</text:p>
          </table:table-cell>
          <table:table-cell/>
          <table:table-cell office:value-type="float" office:value="247845" calcext:value-type="float">
            <text:p>247845</text:p>
          </table:table-cell>
          <table:table-cell/>
          <table:table-cell office:value-type="float" office:value="305936" calcext:value-type="float">
            <text:p>305936</text:p>
          </table:table-cell>
          <table:table-cell/>
          <table:table-cell office:value-type="float" office:value="181384" calcext:value-type="float">
            <text:p>181384</text:p>
          </table:table-cell>
          <table:table-cell/>
          <table:table-cell office:value-type="float" office:value="316266" calcext:value-type="float">
            <text:p>316266</text:p>
          </table:table-cell>
          <table:table-cell/>
          <table:table-cell office:value-type="float" office:value="322180" calcext:value-type="float">
            <text:p>3221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5373" calcext:value-type="float">
            <text:p>155373</text:p>
          </table:table-cell>
          <table:table-cell/>
          <table:table-cell office:value-type="float" office:value="184408" calcext:value-type="float">
            <text:p>184408</text:p>
          </table:table-cell>
          <table:table-cell/>
          <table:table-cell office:value-type="float" office:value="210192" calcext:value-type="float">
            <text:p>210192</text:p>
          </table:table-cell>
          <table:table-cell/>
          <table:table-cell office:value-type="float" office:value="244056" calcext:value-type="float">
            <text:p>244056</text:p>
          </table:table-cell>
          <table:table-cell/>
          <table:table-cell office:value-type="float" office:value="253730" calcext:value-type="float">
            <text:p>253730</text:p>
          </table:table-cell>
          <table:table-cell/>
          <table:table-cell office:value-type="float" office:value="309546" calcext:value-type="float">
            <text:p>309546</text:p>
          </table:table-cell>
          <table:table-cell/>
          <table:table-cell office:value-type="float" office:value="302383" calcext:value-type="float">
            <text:p>302383</text:p>
          </table:table-cell>
          <table:table-cell/>
          <table:table-cell office:value-type="float" office:value="322854" calcext:value-type="float">
            <text:p>322854</text:p>
          </table:table-cell>
          <table:table-cell/>
          <table:table-cell office:value-type="float" office:value="353996" calcext:value-type="float">
            <text:p>3539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8933" calcext:value-type="float">
            <text:p>148933</text:p>
          </table:table-cell>
          <table:table-cell/>
          <table:table-cell office:value-type="float" office:value="181654" calcext:value-type="float">
            <text:p>181654</text:p>
          </table:table-cell>
          <table:table-cell/>
          <table:table-cell office:value-type="float" office:value="216777" calcext:value-type="float">
            <text:p>216777</text:p>
          </table:table-cell>
          <table:table-cell/>
          <table:table-cell office:value-type="float" office:value="241660" calcext:value-type="float">
            <text:p>241660</text:p>
          </table:table-cell>
          <table:table-cell/>
          <table:table-cell office:value-type="float" office:value="272597" calcext:value-type="float">
            <text:p>272597</text:p>
          </table:table-cell>
          <table:table-cell/>
          <table:table-cell office:value-type="float" office:value="298881" calcext:value-type="float">
            <text:p>298881</text:p>
          </table:table-cell>
          <table:table-cell/>
          <table:table-cell office:value-type="float" office:value="337173" calcext:value-type="float">
            <text:p>337173</text:p>
          </table:table-cell>
          <table:table-cell/>
          <table:table-cell office:value-type="float" office:value="341543" calcext:value-type="float">
            <text:p>341543</text:p>
          </table:table-cell>
          <table:table-cell/>
          <table:table-cell office:value-type="float" office:value="354479" calcext:value-type="float">
            <text:p>35447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5818" calcext:value-type="float">
            <text:p>145818</text:p>
          </table:table-cell>
          <table:table-cell/>
          <table:table-cell office:value-type="float" office:value="186304" calcext:value-type="float">
            <text:p>186304</text:p>
          </table:table-cell>
          <table:table-cell/>
          <table:table-cell office:value-type="float" office:value="215821" calcext:value-type="float">
            <text:p>215821</text:p>
          </table:table-cell>
          <table:table-cell/>
          <table:table-cell office:value-type="float" office:value="246629" calcext:value-type="float">
            <text:p>246629</text:p>
          </table:table-cell>
          <table:table-cell/>
          <table:table-cell office:value-type="float" office:value="265301" calcext:value-type="float">
            <text:p>265301</text:p>
          </table:table-cell>
          <table:table-cell/>
          <table:table-cell office:value-type="float" office:value="316754" calcext:value-type="float">
            <text:p>316754</text:p>
          </table:table-cell>
          <table:table-cell/>
          <table:table-cell office:value-type="float" office:value="302186" calcext:value-type="float">
            <text:p>302186</text:p>
          </table:table-cell>
          <table:table-cell/>
          <table:table-cell office:value-type="float" office:value="331128" calcext:value-type="float">
            <text:p>331128</text:p>
          </table:table-cell>
          <table:table-cell/>
          <table:table-cell office:value-type="float" office:value="336308" calcext:value-type="float">
            <text:p>3363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4269" calcext:value-type="float">
            <text:p>154269</text:p>
          </table:table-cell>
          <table:table-cell/>
          <table:table-cell office:value-type="float" office:value="184138" calcext:value-type="float">
            <text:p>184138</text:p>
          </table:table-cell>
          <table:table-cell/>
          <table:table-cell office:value-type="float" office:value="230821" calcext:value-type="float">
            <text:p>230821</text:p>
          </table:table-cell>
          <table:table-cell/>
          <table:table-cell office:value-type="float" office:value="231984" calcext:value-type="float">
            <text:p>231984</text:p>
          </table:table-cell>
          <table:table-cell/>
          <table:table-cell office:value-type="float" office:value="257236" calcext:value-type="float">
            <text:p>257236</text:p>
          </table:table-cell>
          <table:table-cell/>
          <table:table-cell office:value-type="float" office:value="320588" calcext:value-type="float">
            <text:p>320588</text:p>
          </table:table-cell>
          <table:table-cell/>
          <table:table-cell office:value-type="float" office:value="329394" calcext:value-type="float">
            <text:p>329394</text:p>
          </table:table-cell>
          <table:table-cell/>
          <table:table-cell office:value-type="float" office:value="314132" calcext:value-type="float">
            <text:p>314132</text:p>
          </table:table-cell>
          <table:table-cell/>
          <table:table-cell office:value-type="float" office:value="328312" calcext:value-type="float">
            <text:p>3283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0345" calcext:value-type="float">
            <text:p>150345</text:p>
          </table:table-cell>
          <table:table-cell/>
          <table:table-cell office:value-type="float" office:value="180689" calcext:value-type="float">
            <text:p>180689</text:p>
          </table:table-cell>
          <table:table-cell/>
          <table:table-cell office:value-type="float" office:value="210595" calcext:value-type="float">
            <text:p>210595</text:p>
          </table:table-cell>
          <table:table-cell/>
          <table:table-cell office:value-type="float" office:value="240689" calcext:value-type="float">
            <text:p>240689</text:p>
          </table:table-cell>
          <table:table-cell/>
          <table:table-cell office:value-type="float" office:value="259879" calcext:value-type="float">
            <text:p>259879</text:p>
          </table:table-cell>
          <table:table-cell/>
          <table:table-cell office:value-type="float" office:value="309687" calcext:value-type="float">
            <text:p>309687</text:p>
          </table:table-cell>
          <table:table-cell/>
          <table:table-cell office:value-type="float" office:value="317691" calcext:value-type="float">
            <text:p>317691</text:p>
          </table:table-cell>
          <table:table-cell/>
          <table:table-cell office:value-type="float" office:value="324953" calcext:value-type="float">
            <text:p>324953</text:p>
          </table:table-cell>
          <table:table-cell/>
          <table:table-cell office:value-type="float" office:value="315829" calcext:value-type="float">
            <text:p>3158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5441" calcext:value-type="float">
            <text:p>145441</text:p>
          </table:table-cell>
          <table:table-cell/>
          <table:table-cell office:value-type="float" office:value="180228" calcext:value-type="float">
            <text:p>180228</text:p>
          </table:table-cell>
          <table:table-cell/>
          <table:table-cell office:value-type="float" office:value="214493" calcext:value-type="float">
            <text:p>214493</text:p>
          </table:table-cell>
          <table:table-cell/>
          <table:table-cell office:value-type="float" office:value="238650" calcext:value-type="float">
            <text:p>238650</text:p>
          </table:table-cell>
          <table:table-cell/>
          <table:table-cell office:value-type="float" office:value="276494" calcext:value-type="float">
            <text:p>276494</text:p>
          </table:table-cell>
          <table:table-cell/>
          <table:table-cell office:value-type="float" office:value="302441" calcext:value-type="float">
            <text:p>302441</text:p>
          </table:table-cell>
          <table:table-cell/>
          <table:table-cell office:value-type="float" office:value="297880" calcext:value-type="float">
            <text:p>297880</text:p>
          </table:table-cell>
          <table:table-cell/>
          <table:table-cell office:value-type="float" office:value="315806" calcext:value-type="float">
            <text:p>315806</text:p>
          </table:table-cell>
          <table:table-cell/>
          <table:table-cell office:value-type="float" office:value="321494" calcext:value-type="float">
            <text:p>32149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0139" calcext:value-type="float">
            <text:p>20139</text:p>
          </table:table-cell>
          <table:table-cell/>
          <table:table-cell office:value-type="float" office:value="33300" calcext:value-type="float">
            <text:p>33300</text:p>
          </table:table-cell>
          <table:table-cell/>
          <table:table-cell office:value-type="float" office:value="64224" calcext:value-type="float">
            <text:p>64224</text:p>
          </table:table-cell>
          <table:table-cell/>
          <table:table-cell office:value-type="float" office:value="74592" calcext:value-type="float">
            <text:p>74592</text:p>
          </table:table-cell>
          <table:table-cell/>
          <table:table-cell office:value-type="float" office:value="107454" calcext:value-type="float">
            <text:p>10745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0635" calcext:value-type="float">
            <text:p>20635</text:p>
          </table:table-cell>
          <table:table-cell/>
          <table:table-cell office:value-type="float" office:value="33885" calcext:value-type="float">
            <text:p>33885</text:p>
          </table:table-cell>
          <table:table-cell/>
          <table:table-cell office:value-type="float" office:value="51836" calcext:value-type="float">
            <text:p>51836</text:p>
          </table:table-cell>
          <table:table-cell/>
          <table:table-cell office:value-type="float" office:value="62551" calcext:value-type="float">
            <text:p>62551</text:p>
          </table:table-cell>
          <table:table-cell/>
          <table:table-cell office:value-type="float" office:value="94709" calcext:value-type="float">
            <text:p>94709</text:p>
          </table:table-cell>
          <table:table-cell/>
          <table:table-cell office:value-type="float" office:value="143417" calcext:value-type="float">
            <text:p>14341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4781" calcext:value-type="float">
            <text:p>14781</text:p>
          </table:table-cell>
          <table:table-cell/>
          <table:table-cell office:value-type="float" office:value="30286" calcext:value-type="float">
            <text:p>30286</text:p>
          </table:table-cell>
          <table:table-cell/>
          <table:table-cell office:value-type="float" office:value="59843" calcext:value-type="float">
            <text:p>59843</text:p>
          </table:table-cell>
          <table:table-cell/>
          <table:table-cell office:value-type="float" office:value="76488" calcext:value-type="float">
            <text:p>76488</text:p>
          </table:table-cell>
          <table:table-cell/>
          <table:table-cell office:value-type="float" office:value="112800" calcext:value-type="float">
            <text:p>112800</text:p>
          </table:table-cell>
          <table:table-cell/>
          <table:table-cell office:value-type="float" office:value="146856" calcext:value-type="float">
            <text:p>146856</text:p>
          </table:table-cell>
          <table:table-cell/>
          <table:table-cell office:value-type="float" office:value="157016" calcext:value-type="float">
            <text:p>15701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6807" calcext:value-type="float">
            <text:p>16807</text:p>
          </table:table-cell>
          <table:table-cell/>
          <table:table-cell office:value-type="float" office:value="26276" calcext:value-type="float">
            <text:p>26276</text:p>
          </table:table-cell>
          <table:table-cell/>
          <table:table-cell office:value-type="float" office:value="51813" calcext:value-type="float">
            <text:p>51813</text:p>
          </table:table-cell>
          <table:table-cell/>
          <table:table-cell office:value-type="float" office:value="78831" calcext:value-type="float">
            <text:p>78831</text:p>
          </table:table-cell>
          <table:table-cell/>
          <table:table-cell office:value-type="float" office:value="96452" calcext:value-type="float">
            <text:p>96452</text:p>
          </table:table-cell>
          <table:table-cell/>
          <table:table-cell office:value-type="float" office:value="132549" calcext:value-type="float">
            <text:p>132549</text:p>
          </table:table-cell>
          <table:table-cell/>
          <table:table-cell office:value-type="float" office:value="130283" calcext:value-type="float">
            <text:p>130283</text:p>
          </table:table-cell>
          <table:table-cell/>
          <table:table-cell office:value-type="float" office:value="165476" calcext:value-type="float">
            <text:p>16547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4040" calcext:value-type="float">
            <text:p>14040</text:p>
          </table:table-cell>
          <table:table-cell/>
          <table:table-cell office:value-type="float" office:value="26192" calcext:value-type="float">
            <text:p>26192</text:p>
          </table:table-cell>
          <table:table-cell/>
          <table:table-cell office:value-type="float" office:value="49574" calcext:value-type="float">
            <text:p>49574</text:p>
          </table:table-cell>
          <table:table-cell/>
          <table:table-cell office:value-type="float" office:value="73952" calcext:value-type="float">
            <text:p>73952</text:p>
          </table:table-cell>
          <table:table-cell/>
          <table:table-cell office:value-type="float" office:value="127645" calcext:value-type="float">
            <text:p>127645</text:p>
          </table:table-cell>
          <table:table-cell/>
          <table:table-cell office:value-type="float" office:value="125536" calcext:value-type="float">
            <text:p>125536</text:p>
          </table:table-cell>
          <table:table-cell/>
          <table:table-cell office:value-type="float" office:value="157356" calcext:value-type="float">
            <text:p>157356</text:p>
          </table:table-cell>
          <table:table-cell/>
          <table:table-cell office:value-type="float" office:value="147507" calcext:value-type="float">
            <text:p>147507</text:p>
          </table:table-cell>
          <table:table-cell/>
          <table:table-cell office:value-type="float" office:value="146335" calcext:value-type="float">
            <text:p>14633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6726" calcext:value-type="float">
            <text:p>16726</text:p>
          </table:table-cell>
          <table:table-cell/>
          <table:table-cell office:value-type="float" office:value="30724" calcext:value-type="float">
            <text:p>30724</text:p>
          </table:table-cell>
          <table:table-cell/>
          <table:table-cell office:value-type="float" office:value="46393" calcext:value-type="float">
            <text:p>46393</text:p>
          </table:table-cell>
          <table:table-cell/>
          <table:table-cell office:value-type="float" office:value="77369" calcext:value-type="float">
            <text:p>77369</text:p>
          </table:table-cell>
          <table:table-cell/>
          <table:table-cell office:value-type="float" office:value="110903" calcext:value-type="float">
            <text:p>110903</text:p>
          </table:table-cell>
          <table:table-cell/>
          <table:table-cell office:value-type="float" office:value="142084" calcext:value-type="float">
            <text:p>142084</text:p>
          </table:table-cell>
          <table:table-cell/>
          <table:table-cell office:value-type="float" office:value="151230" calcext:value-type="float">
            <text:p>151230</text:p>
          </table:table-cell>
          <table:table-cell/>
          <table:table-cell office:value-type="float" office:value="140001" calcext:value-type="float">
            <text:p>140001</text:p>
          </table:table-cell>
          <table:table-cell/>
          <table:table-cell office:value-type="float" office:value="204961" calcext:value-type="float">
            <text:p>204961</text:p>
          </table:table-cell>
          <table:table-cell/>
          <table:table-cell office:value-type="float" office:value="283460" calcext:value-type="float">
            <text:p>28346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6278" calcext:value-type="float">
            <text:p>16278</text:p>
          </table:table-cell>
          <table:table-cell/>
          <table:table-cell office:value-type="float" office:value="29040" calcext:value-type="float">
            <text:p>29040</text:p>
          </table:table-cell>
          <table:table-cell/>
          <table:table-cell office:value-type="float" office:value="52398" calcext:value-type="float">
            <text:p>52398</text:p>
          </table:table-cell>
          <table:table-cell/>
          <table:table-cell office:value-type="float" office:value="96942" calcext:value-type="float">
            <text:p>96942</text:p>
          </table:table-cell>
          <table:table-cell/>
          <table:table-cell office:value-type="float" office:value="131329" calcext:value-type="float">
            <text:p>131329</text:p>
          </table:table-cell>
          <table:table-cell/>
          <table:table-cell office:value-type="float" office:value="171122" calcext:value-type="float">
            <text:p>171122</text:p>
          </table:table-cell>
          <table:table-cell/>
          <table:table-cell office:value-type="float" office:value="173270" calcext:value-type="float">
            <text:p>173270</text:p>
          </table:table-cell>
          <table:table-cell/>
          <table:table-cell office:value-type="float" office:value="218523" calcext:value-type="float">
            <text:p>218523</text:p>
          </table:table-cell>
          <table:table-cell/>
          <table:table-cell office:value-type="float" office:value="227594" calcext:value-type="float">
            <text:p>227594</text:p>
          </table:table-cell>
          <table:table-cell/>
          <table:table-cell office:value-type="float" office:value="263288" calcext:value-type="float">
            <text:p>263288</text:p>
          </table:table-cell>
          <table:table-cell/>
          <table:table-cell office:value-type="float" office:value="312655" calcext:value-type="float">
            <text:p>31265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9916" calcext:value-type="float">
            <text:p>19916</text:p>
          </table:table-cell>
          <table:table-cell/>
          <table:table-cell office:value-type="float" office:value="29061" calcext:value-type="float">
            <text:p>29061</text:p>
          </table:table-cell>
          <table:table-cell/>
          <table:table-cell office:value-type="float" office:value="51405" calcext:value-type="float">
            <text:p>51405</text:p>
          </table:table-cell>
          <table:table-cell/>
          <table:table-cell office:value-type="float" office:value="85031" calcext:value-type="float">
            <text:p>85031</text:p>
          </table:table-cell>
          <table:table-cell/>
          <table:table-cell office:value-type="float" office:value="115306" calcext:value-type="float">
            <text:p>115306</text:p>
          </table:table-cell>
          <table:table-cell/>
          <table:table-cell office:value-type="float" office:value="152444" calcext:value-type="float">
            <text:p>152444</text:p>
          </table:table-cell>
          <table:table-cell/>
          <table:table-cell office:value-type="float" office:value="195171" calcext:value-type="float">
            <text:p>195171</text:p>
          </table:table-cell>
          <table:table-cell/>
          <table:table-cell office:value-type="float" office:value="192025" calcext:value-type="float">
            <text:p>192025</text:p>
          </table:table-cell>
          <table:table-cell/>
          <table:table-cell office:value-type="float" office:value="248978" calcext:value-type="float">
            <text:p>248978</text:p>
          </table:table-cell>
          <table:table-cell/>
          <table:table-cell office:value-type="float" office:value="293908" calcext:value-type="float">
            <text:p>293908</text:p>
          </table:table-cell>
          <table:table-cell/>
          <table:table-cell office:value-type="float" office:value="302772" calcext:value-type="float">
            <text:p>302772</text:p>
          </table:table-cell>
          <table:table-cell/>
          <table:table-cell office:value-type="float" office:value="336436" calcext:value-type="float">
            <text:p>33643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6795" calcext:value-type="float">
            <text:p>16795</text:p>
          </table:table-cell>
          <table:table-cell/>
          <table:table-cell office:value-type="float" office:value="31030" calcext:value-type="float">
            <text:p>31030</text:p>
          </table:table-cell>
          <table:table-cell/>
          <table:table-cell office:value-type="float" office:value="51752" calcext:value-type="float">
            <text:p>51752</text:p>
          </table:table-cell>
          <table:table-cell/>
          <table:table-cell office:value-type="float" office:value="89381" calcext:value-type="float">
            <text:p>89381</text:p>
          </table:table-cell>
          <table:table-cell/>
          <table:table-cell office:value-type="float" office:value="126351" calcext:value-type="float">
            <text:p>126351</text:p>
          </table:table-cell>
          <table:table-cell/>
          <table:table-cell office:value-type="float" office:value="157388" calcext:value-type="float">
            <text:p>157388</text:p>
          </table:table-cell>
          <table:table-cell/>
          <table:table-cell office:value-type="float" office:value="178485" calcext:value-type="float">
            <text:p>178485</text:p>
          </table:table-cell>
          <table:table-cell/>
          <table:table-cell office:value-type="float" office:value="217312" calcext:value-type="float">
            <text:p>217312</text:p>
          </table:table-cell>
          <table:table-cell/>
          <table:table-cell office:value-type="float" office:value="239809" calcext:value-type="float">
            <text:p>239809</text:p>
          </table:table-cell>
          <table:table-cell/>
          <table:table-cell office:value-type="float" office:value="300580" calcext:value-type="float">
            <text:p>300580</text:p>
          </table:table-cell>
          <table:table-cell/>
          <table:table-cell office:value-type="float" office:value="319503" calcext:value-type="float">
            <text:p>319503</text:p>
          </table:table-cell>
          <table:table-cell/>
          <table:table-cell office:value-type="float" office:value="306410" calcext:value-type="float">
            <text:p>306410</text:p>
          </table:table-cell>
          <table:table-cell/>
          <table:table-cell office:value-type="float" office:value="310594" calcext:value-type="float">
            <text:p>3105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5163" calcext:value-type="float">
            <text:p>125163</text:p>
          </table:table-cell>
          <table:table-cell/>
          <table:table-cell office:value-type="float" office:value="159534" calcext:value-type="float">
            <text:p>159534</text:p>
          </table:table-cell>
          <table:table-cell/>
          <table:table-cell office:value-type="float" office:value="180271" calcext:value-type="float">
            <text:p>180271</text:p>
          </table:table-cell>
          <table:table-cell/>
          <table:table-cell office:value-type="float" office:value="210670" calcext:value-type="float">
            <text:p>210670</text:p>
          </table:table-cell>
          <table:table-cell/>
          <table:table-cell office:value-type="float" office:value="230782" calcext:value-type="float">
            <text:p>230782</text:p>
          </table:table-cell>
          <table:table-cell/>
          <table:table-cell office:value-type="float" office:value="275228" calcext:value-type="float">
            <text:p>275228</text:p>
          </table:table-cell>
          <table:table-cell/>
          <table:table-cell office:value-type="float" office:value="333041" calcext:value-type="float">
            <text:p>333041</text:p>
          </table:table-cell>
          <table:table-cell/>
          <table:table-cell office:value-type="float" office:value="330969" calcext:value-type="float">
            <text:p>330969</text:p>
          </table:table-cell>
          <table:table-cell/>
          <table:table-cell office:value-type="float" office:value="325174" calcext:value-type="float">
            <text:p>3251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447" calcext:value-type="float">
            <text:p>122447</text:p>
          </table:table-cell>
          <table:table-cell/>
          <table:table-cell office:value-type="float" office:value="155516" calcext:value-type="float">
            <text:p>155516</text:p>
          </table:table-cell>
          <table:table-cell/>
          <table:table-cell office:value-type="float" office:value="200091" calcext:value-type="float">
            <text:p>200091</text:p>
          </table:table-cell>
          <table:table-cell/>
          <table:table-cell office:value-type="float" office:value="212129" calcext:value-type="float">
            <text:p>212129</text:p>
          </table:table-cell>
          <table:table-cell/>
          <table:table-cell office:value-type="float" office:value="245557" calcext:value-type="float">
            <text:p>245557</text:p>
          </table:table-cell>
          <table:table-cell/>
          <table:table-cell office:value-type="float" office:value="286808" calcext:value-type="float">
            <text:p>286808</text:p>
          </table:table-cell>
          <table:table-cell/>
          <table:table-cell office:value-type="float" office:value="246756" calcext:value-type="float">
            <text:p>246756</text:p>
          </table:table-cell>
          <table:table-cell/>
          <table:table-cell office:value-type="float" office:value="317676" calcext:value-type="float">
            <text:p>317676</text:p>
          </table:table-cell>
          <table:table-cell/>
          <table:table-cell office:value-type="float" office:value="324052" calcext:value-type="float">
            <text:p>32405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116" calcext:value-type="float">
            <text:p>138116</text:p>
          </table:table-cell>
          <table:table-cell/>
          <table:table-cell office:value-type="float" office:value="154111" calcext:value-type="float">
            <text:p>154111</text:p>
          </table:table-cell>
          <table:table-cell/>
          <table:table-cell office:value-type="float" office:value="177192" calcext:value-type="float">
            <text:p>177192</text:p>
          </table:table-cell>
          <table:table-cell/>
          <table:table-cell office:value-type="float" office:value="219304" calcext:value-type="float">
            <text:p>219304</text:p>
          </table:table-cell>
          <table:table-cell/>
          <table:table-cell office:value-type="float" office:value="238562" calcext:value-type="float">
            <text:p>238562</text:p>
          </table:table-cell>
          <table:table-cell/>
          <table:table-cell office:value-type="float" office:value="300058" calcext:value-type="float">
            <text:p>300058</text:p>
          </table:table-cell>
          <table:table-cell/>
          <table:table-cell office:value-type="float" office:value="295143" calcext:value-type="float">
            <text:p>295143</text:p>
          </table:table-cell>
          <table:table-cell/>
          <table:table-cell office:value-type="float" office:value="311228" calcext:value-type="float">
            <text:p>311228</text:p>
          </table:table-cell>
          <table:table-cell/>
          <table:table-cell office:value-type="float" office:value="351897" calcext:value-type="float">
            <text:p>3518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5197" calcext:value-type="float">
            <text:p>125197</text:p>
          </table:table-cell>
          <table:table-cell/>
          <table:table-cell office:value-type="float" office:value="156079" calcext:value-type="float">
            <text:p>156079</text:p>
          </table:table-cell>
          <table:table-cell/>
          <table:table-cell office:value-type="float" office:value="182173" calcext:value-type="float">
            <text:p>182173</text:p>
          </table:table-cell>
          <table:table-cell/>
          <table:table-cell office:value-type="float" office:value="216087" calcext:value-type="float">
            <text:p>216087</text:p>
          </table:table-cell>
          <table:table-cell/>
          <table:table-cell office:value-type="float" office:value="249361" calcext:value-type="float">
            <text:p>249361</text:p>
          </table:table-cell>
          <table:table-cell/>
          <table:table-cell office:value-type="float" office:value="290048" calcext:value-type="float">
            <text:p>290048</text:p>
          </table:table-cell>
          <table:table-cell/>
          <table:table-cell office:value-type="float" office:value="325034" calcext:value-type="float">
            <text:p>325034</text:p>
          </table:table-cell>
          <table:table-cell/>
          <table:table-cell office:value-type="float" office:value="336562" calcext:value-type="float">
            <text:p>336562</text:p>
          </table:table-cell>
          <table:table-cell/>
          <table:table-cell office:value-type="float" office:value="351574" calcext:value-type="float">
            <text:p>3515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3354" calcext:value-type="float">
            <text:p>123354</text:p>
          </table:table-cell>
          <table:table-cell/>
          <table:table-cell office:value-type="float" office:value="173461" calcext:value-type="float">
            <text:p>173461</text:p>
          </table:table-cell>
          <table:table-cell/>
          <table:table-cell office:value-type="float" office:value="187563" calcext:value-type="float">
            <text:p>187563</text:p>
          </table:table-cell>
          <table:table-cell/>
          <table:table-cell office:value-type="float" office:value="218739" calcext:value-type="float">
            <text:p>218739</text:p>
          </table:table-cell>
          <table:table-cell/>
          <table:table-cell office:value-type="float" office:value="245460" calcext:value-type="float">
            <text:p>245460</text:p>
          </table:table-cell>
          <table:table-cell/>
          <table:table-cell office:value-type="float" office:value="301551" calcext:value-type="float">
            <text:p>301551</text:p>
          </table:table-cell>
          <table:table-cell/>
          <table:table-cell office:value-type="float" office:value="295044" calcext:value-type="float">
            <text:p>295044</text:p>
          </table:table-cell>
          <table:table-cell/>
          <table:table-cell office:value-type="float" office:value="319586" calcext:value-type="float">
            <text:p>319586</text:p>
          </table:table-cell>
          <table:table-cell/>
          <table:table-cell office:value-type="float" office:value="334580" calcext:value-type="float">
            <text:p>3345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8147" calcext:value-type="float">
            <text:p>128147</text:p>
          </table:table-cell>
          <table:table-cell/>
          <table:table-cell office:value-type="float" office:value="161206" calcext:value-type="float">
            <text:p>161206</text:p>
          </table:table-cell>
          <table:table-cell/>
          <table:table-cell office:value-type="float" office:value="194112" calcext:value-type="float">
            <text:p>194112</text:p>
          </table:table-cell>
          <table:table-cell/>
          <table:table-cell office:value-type="float" office:value="214190" calcext:value-type="float">
            <text:p>214190</text:p>
          </table:table-cell>
          <table:table-cell/>
          <table:table-cell office:value-type="float" office:value="237535" calcext:value-type="float">
            <text:p>237535</text:p>
          </table:table-cell>
          <table:table-cell/>
          <table:table-cell office:value-type="float" office:value="306725" calcext:value-type="float">
            <text:p>306725</text:p>
          </table:table-cell>
          <table:table-cell/>
          <table:table-cell office:value-type="float" office:value="322729" calcext:value-type="float">
            <text:p>322729</text:p>
          </table:table-cell>
          <table:table-cell/>
          <table:table-cell office:value-type="float" office:value="311254" calcext:value-type="float">
            <text:p>311254</text:p>
          </table:table-cell>
          <table:table-cell/>
          <table:table-cell office:value-type="float" office:value="353348" calcext:value-type="float">
            <text:p>3533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4892" calcext:value-type="float">
            <text:p>124892</text:p>
          </table:table-cell>
          <table:table-cell/>
          <table:table-cell office:value-type="float" office:value="158764" calcext:value-type="float">
            <text:p>158764</text:p>
          </table:table-cell>
          <table:table-cell/>
          <table:table-cell office:value-type="float" office:value="187239" calcext:value-type="float">
            <text:p>187239</text:p>
          </table:table-cell>
          <table:table-cell/>
          <table:table-cell office:value-type="float" office:value="216396" calcext:value-type="float">
            <text:p>216396</text:p>
          </table:table-cell>
          <table:table-cell/>
          <table:table-cell office:value-type="float" office:value="245061" calcext:value-type="float">
            <text:p>245061</text:p>
          </table:table-cell>
          <table:table-cell/>
          <table:table-cell office:value-type="float" office:value="308792" calcext:value-type="float">
            <text:p>308792</text:p>
          </table:table-cell>
          <table:table-cell/>
          <table:table-cell office:value-type="float" office:value="301045" calcext:value-type="float">
            <text:p>301045</text:p>
          </table:table-cell>
          <table:table-cell/>
          <table:table-cell office:value-type="float" office:value="321048" calcext:value-type="float">
            <text:p>321048</text:p>
          </table:table-cell>
          <table:table-cell/>
          <table:table-cell office:value-type="float" office:value="328435" calcext:value-type="float">
            <text:p>3284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3683" calcext:value-type="float">
            <text:p>123683</text:p>
          </table:table-cell>
          <table:table-cell/>
          <table:table-cell office:value-type="float" office:value="154148" calcext:value-type="float">
            <text:p>154148</text:p>
          </table:table-cell>
          <table:table-cell/>
          <table:table-cell office:value-type="float" office:value="186259" calcext:value-type="float">
            <text:p>186259</text:p>
          </table:table-cell>
          <table:table-cell/>
          <table:table-cell office:value-type="float" office:value="216327" calcext:value-type="float">
            <text:p>216327</text:p>
          </table:table-cell>
          <table:table-cell/>
          <table:table-cell office:value-type="float" office:value="257384" calcext:value-type="float">
            <text:p>257384</text:p>
          </table:table-cell>
          <table:table-cell/>
          <table:table-cell office:value-type="float" office:value="277072" calcext:value-type="float">
            <text:p>277072</text:p>
          </table:table-cell>
          <table:table-cell/>
          <table:table-cell office:value-type="float" office:value="287613" calcext:value-type="float">
            <text:p>287613</text:p>
          </table:table-cell>
          <table:table-cell/>
          <table:table-cell office:value-type="float" office:value="313072" calcext:value-type="float">
            <text:p>313072</text:p>
          </table:table-cell>
          <table:table-cell/>
          <table:table-cell office:value-type="float" office:value="315574" calcext:value-type="float">
            <text:p>31557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2778" calcext:value-type="float">
            <text:p>22778</text:p>
          </table:table-cell>
          <table:table-cell/>
          <table:table-cell office:value-type="float" office:value="40045" calcext:value-type="float">
            <text:p>40045</text:p>
          </table:table-cell>
          <table:table-cell/>
          <table:table-cell office:value-type="float" office:value="66445" calcext:value-type="float">
            <text:p>66445</text:p>
          </table:table-cell>
          <table:table-cell/>
          <table:table-cell office:value-type="float" office:value="67410" calcext:value-type="float">
            <text:p>67410</text:p>
          </table:table-cell>
          <table:table-cell/>
          <table:table-cell office:value-type="float" office:value="92445" calcext:value-type="float">
            <text:p>9244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3800" calcext:value-type="float">
            <text:p>23800</text:p>
          </table:table-cell>
          <table:table-cell/>
          <table:table-cell office:value-type="float" office:value="44208" calcext:value-type="float">
            <text:p>44208</text:p>
          </table:table-cell>
          <table:table-cell/>
          <table:table-cell office:value-type="float" office:value="66524" calcext:value-type="float">
            <text:p>66524</text:p>
          </table:table-cell>
          <table:table-cell/>
          <table:table-cell office:value-type="float" office:value="87003" calcext:value-type="float">
            <text:p>87003</text:p>
          </table:table-cell>
          <table:table-cell/>
          <table:table-cell office:value-type="float" office:value="116427" calcext:value-type="float">
            <text:p>116427</text:p>
          </table:table-cell>
          <table:table-cell/>
          <table:table-cell office:value-type="float" office:value="127009" calcext:value-type="float">
            <text:p>12700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4531" calcext:value-type="float">
            <text:p>24531</text:p>
          </table:table-cell>
          <table:table-cell/>
          <table:table-cell office:value-type="float" office:value="43774" calcext:value-type="float">
            <text:p>43774</text:p>
          </table:table-cell>
          <table:table-cell/>
          <table:table-cell office:value-type="float" office:value="74576" calcext:value-type="float">
            <text:p>74576</text:p>
          </table:table-cell>
          <table:table-cell/>
          <table:table-cell office:value-type="float" office:value="108538" calcext:value-type="float">
            <text:p>108538</text:p>
          </table:table-cell>
          <table:table-cell/>
          <table:table-cell office:value-type="float" office:value="135686" calcext:value-type="float">
            <text:p>135686</text:p>
          </table:table-cell>
          <table:table-cell/>
          <table:table-cell office:value-type="float" office:value="171535" calcext:value-type="float">
            <text:p>171535</text:p>
          </table:table-cell>
          <table:table-cell/>
          <table:table-cell office:value-type="float" office:value="195404" calcext:value-type="float">
            <text:p>19540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4303" calcext:value-type="float">
            <text:p>24303</text:p>
          </table:table-cell>
          <table:table-cell/>
          <table:table-cell office:value-type="float" office:value="37897" calcext:value-type="float">
            <text:p>37897</text:p>
          </table:table-cell>
          <table:table-cell/>
          <table:table-cell office:value-type="float" office:value="83414" calcext:value-type="float">
            <text:p>83414</text:p>
          </table:table-cell>
          <table:table-cell/>
          <table:table-cell office:value-type="float" office:value="123543" calcext:value-type="float">
            <text:p>123543</text:p>
          </table:table-cell>
          <table:table-cell/>
          <table:table-cell office:value-type="float" office:value="151068" calcext:value-type="float">
            <text:p>151068</text:p>
          </table:table-cell>
          <table:table-cell/>
          <table:table-cell office:value-type="float" office:value="183795" calcext:value-type="float">
            <text:p>183795</text:p>
          </table:table-cell>
          <table:table-cell/>
          <table:table-cell office:value-type="float" office:value="194145" calcext:value-type="float">
            <text:p>194145</text:p>
          </table:table-cell>
          <table:table-cell/>
          <table:table-cell office:value-type="float" office:value="215216" calcext:value-type="float">
            <text:p>21521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1301" calcext:value-type="float">
            <text:p>21301</text:p>
          </table:table-cell>
          <table:table-cell/>
          <table:table-cell office:value-type="float" office:value="50933" calcext:value-type="float">
            <text:p>50933</text:p>
          </table:table-cell>
          <table:table-cell/>
          <table:table-cell office:value-type="float" office:value="86584" calcext:value-type="float">
            <text:p>86584</text:p>
          </table:table-cell>
          <table:table-cell/>
          <table:table-cell office:value-type="float" office:value="133435" calcext:value-type="float">
            <text:p>133435</text:p>
          </table:table-cell>
          <table:table-cell/>
          <table:table-cell office:value-type="float" office:value="155864" calcext:value-type="float">
            <text:p>155864</text:p>
          </table:table-cell>
          <table:table-cell/>
          <table:table-cell office:value-type="float" office:value="189317" calcext:value-type="float">
            <text:p>189317</text:p>
          </table:table-cell>
          <table:table-cell/>
          <table:table-cell office:value-type="float" office:value="213908" calcext:value-type="float">
            <text:p>213908</text:p>
          </table:table-cell>
          <table:table-cell/>
          <table:table-cell office:value-type="float" office:value="220765" calcext:value-type="float">
            <text:p>220765</text:p>
          </table:table-cell>
          <table:table-cell/>
          <table:table-cell office:value-type="float" office:value="240822" calcext:value-type="float">
            <text:p>24082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8292" calcext:value-type="float">
            <text:p>28292</text:p>
          </table:table-cell>
          <table:table-cell/>
          <table:table-cell office:value-type="float" office:value="50517" calcext:value-type="float">
            <text:p>50517</text:p>
          </table:table-cell>
          <table:table-cell/>
          <table:table-cell office:value-type="float" office:value="75754" calcext:value-type="float">
            <text:p>75754</text:p>
          </table:table-cell>
          <table:table-cell/>
          <table:table-cell office:value-type="float" office:value="132765" calcext:value-type="float">
            <text:p>132765</text:p>
          </table:table-cell>
          <table:table-cell/>
          <table:table-cell office:value-type="float" office:value="160412" calcext:value-type="float">
            <text:p>160412</text:p>
          </table:table-cell>
          <table:table-cell/>
          <table:table-cell office:value-type="float" office:value="198607" calcext:value-type="float">
            <text:p>198607</text:p>
          </table:table-cell>
          <table:table-cell/>
          <table:table-cell office:value-type="float" office:value="213328" calcext:value-type="float">
            <text:p>213328</text:p>
          </table:table-cell>
          <table:table-cell/>
          <table:table-cell office:value-type="float" office:value="232125" calcext:value-type="float">
            <text:p>232125</text:p>
          </table:table-cell>
          <table:table-cell/>
          <table:table-cell office:value-type="float" office:value="216410" calcext:value-type="float">
            <text:p>216410</text:p>
          </table:table-cell>
          <table:table-cell/>
          <table:table-cell office:value-type="float" office:value="298455" calcext:value-type="float">
            <text:p>29845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5938" calcext:value-type="float">
            <text:p>25938</text:p>
          </table:table-cell>
          <table:table-cell/>
          <table:table-cell office:value-type="float" office:value="51888" calcext:value-type="float">
            <text:p>51888</text:p>
          </table:table-cell>
          <table:table-cell/>
          <table:table-cell office:value-type="float" office:value="88143" calcext:value-type="float">
            <text:p>88143</text:p>
          </table:table-cell>
          <table:table-cell/>
          <table:table-cell office:value-type="float" office:value="113025" calcext:value-type="float">
            <text:p>113025</text:p>
          </table:table-cell>
          <table:table-cell/>
          <table:table-cell office:value-type="float" office:value="137774" calcext:value-type="float">
            <text:p>137774</text:p>
          </table:table-cell>
          <table:table-cell/>
          <table:table-cell office:value-type="float" office:value="150446" calcext:value-type="float">
            <text:p>150446</text:p>
          </table:table-cell>
          <table:table-cell/>
          <table:table-cell office:value-type="float" office:value="166127" calcext:value-type="float">
            <text:p>166127</text:p>
          </table:table-cell>
          <table:table-cell/>
          <table:table-cell office:value-type="float" office:value="185976" calcext:value-type="float">
            <text:p>185976</text:p>
          </table:table-cell>
          <table:table-cell/>
          <table:table-cell office:value-type="float" office:value="195808" calcext:value-type="float">
            <text:p>195808</text:p>
          </table:table-cell>
          <table:table-cell/>
          <table:table-cell office:value-type="float" office:value="223302" calcext:value-type="float">
            <text:p>223302</text:p>
          </table:table-cell>
          <table:table-cell/>
          <table:table-cell office:value-type="float" office:value="307438" calcext:value-type="float">
            <text:p>30743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8592" calcext:value-type="float">
            <text:p>28592</text:p>
          </table:table-cell>
          <table:table-cell/>
          <table:table-cell office:value-type="float" office:value="49831" calcext:value-type="float">
            <text:p>49831</text:p>
          </table:table-cell>
          <table:table-cell/>
          <table:table-cell office:value-type="float" office:value="69893" calcext:value-type="float">
            <text:p>69893</text:p>
          </table:table-cell>
          <table:table-cell/>
          <table:table-cell office:value-type="float" office:value="110122" calcext:value-type="float">
            <text:p>110122</text:p>
          </table:table-cell>
          <table:table-cell/>
          <table:table-cell office:value-type="float" office:value="132752" calcext:value-type="float">
            <text:p>132752</text:p>
          </table:table-cell>
          <table:table-cell/>
          <table:table-cell office:value-type="float" office:value="142117" calcext:value-type="float">
            <text:p>142117</text:p>
          </table:table-cell>
          <table:table-cell/>
          <table:table-cell office:value-type="float" office:value="158475" calcext:value-type="float">
            <text:p>158475</text:p>
          </table:table-cell>
          <table:table-cell/>
          <table:table-cell office:value-type="float" office:value="168313" calcext:value-type="float">
            <text:p>168313</text:p>
          </table:table-cell>
          <table:table-cell/>
          <table:table-cell office:value-type="float" office:value="203042" calcext:value-type="float">
            <text:p>203042</text:p>
          </table:table-cell>
          <table:table-cell/>
          <table:table-cell office:value-type="float" office:value="238031" calcext:value-type="float">
            <text:p>238031</text:p>
          </table:table-cell>
          <table:table-cell/>
          <table:table-cell office:value-type="float" office:value="261888" calcext:value-type="float">
            <text:p>261888</text:p>
          </table:table-cell>
          <table:table-cell/>
          <table:table-cell office:value-type="float" office:value="319356" calcext:value-type="float">
            <text:p>31935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6407" calcext:value-type="float">
            <text:p>26407</text:p>
          </table:table-cell>
          <table:table-cell/>
          <table:table-cell office:value-type="float" office:value="43693" calcext:value-type="float">
            <text:p>43693</text:p>
          </table:table-cell>
          <table:table-cell/>
          <table:table-cell office:value-type="float" office:value="73751" calcext:value-type="float">
            <text:p>73751</text:p>
          </table:table-cell>
          <table:table-cell/>
          <table:table-cell office:value-type="float" office:value="108413" calcext:value-type="float">
            <text:p>108413</text:p>
          </table:table-cell>
          <table:table-cell/>
          <table:table-cell office:value-type="float" office:value="122862" calcext:value-type="float">
            <text:p>122862</text:p>
          </table:table-cell>
          <table:table-cell/>
          <table:table-cell office:value-type="float" office:value="129010" calcext:value-type="float">
            <text:p>129010</text:p>
          </table:table-cell>
          <table:table-cell/>
          <table:table-cell office:value-type="float" office:value="146102" calcext:value-type="float">
            <text:p>146102</text:p>
          </table:table-cell>
          <table:table-cell/>
          <table:table-cell office:value-type="float" office:value="154364" calcext:value-type="float">
            <text:p>154364</text:p>
          </table:table-cell>
          <table:table-cell/>
          <table:table-cell office:value-type="float" office:value="164396" calcext:value-type="float">
            <text:p>164396</text:p>
          </table:table-cell>
          <table:table-cell/>
          <table:table-cell office:value-type="float" office:value="214891" calcext:value-type="float">
            <text:p>214891</text:p>
          </table:table-cell>
          <table:table-cell/>
          <table:table-cell office:value-type="float" office:value="229296" calcext:value-type="float">
            <text:p>229296</text:p>
          </table:table-cell>
          <table:table-cell/>
          <table:table-cell office:value-type="float" office:value="253832" calcext:value-type="float">
            <text:p>253832</text:p>
          </table:table-cell>
          <table:table-cell/>
          <table:table-cell office:value-type="float" office:value="258998" calcext:value-type="float">
            <text:p>25899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220" calcext:value-type="float">
            <text:p>102220</text:p>
          </table:table-cell>
          <table:table-cell/>
          <table:table-cell office:value-type="float" office:value="106943" calcext:value-type="float">
            <text:p>106943</text:p>
          </table:table-cell>
          <table:table-cell/>
          <table:table-cell office:value-type="float" office:value="109251" calcext:value-type="float">
            <text:p>109251</text:p>
          </table:table-cell>
          <table:table-cell/>
          <table:table-cell office:value-type="float" office:value="107002" calcext:value-type="float">
            <text:p>107002</text:p>
          </table:table-cell>
          <table:table-cell/>
          <table:table-cell office:value-type="float" office:value="101105" calcext:value-type="float">
            <text:p>101105</text:p>
          </table:table-cell>
          <table:table-cell/>
          <table:table-cell office:value-type="float" office:value="103190" calcext:value-type="float">
            <text:p>103190</text:p>
          </table:table-cell>
          <table:table-cell/>
          <table:table-cell office:value-type="float" office:value="89211" calcext:value-type="float">
            <text:p>89211</text:p>
          </table:table-cell>
          <table:table-cell/>
          <table:table-cell office:value-type="float" office:value="66424" calcext:value-type="float">
            <text:p>66424</text:p>
          </table:table-cell>
          <table:table-cell/>
          <table:table-cell office:value-type="float" office:value="41517" calcext:value-type="float">
            <text:p>415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1945" calcext:value-type="float">
            <text:p>161945</text:p>
          </table:table-cell>
          <table:table-cell/>
          <table:table-cell office:value-type="float" office:value="190970" calcext:value-type="float">
            <text:p>190970</text:p>
          </table:table-cell>
          <table:table-cell/>
          <table:table-cell office:value-type="float" office:value="165067" calcext:value-type="float">
            <text:p>165067</text:p>
          </table:table-cell>
          <table:table-cell/>
          <table:table-cell office:value-type="float" office:value="243611" calcext:value-type="float">
            <text:p>243611</text:p>
          </table:table-cell>
          <table:table-cell/>
          <table:table-cell office:value-type="float" office:value="263114" calcext:value-type="float">
            <text:p>263114</text:p>
          </table:table-cell>
          <table:table-cell/>
          <table:table-cell office:value-type="float" office:value="274760" calcext:value-type="float">
            <text:p>274760</text:p>
          </table:table-cell>
          <table:table-cell/>
          <table:table-cell office:value-type="float" office:value="346361" calcext:value-type="float">
            <text:p>346361</text:p>
          </table:table-cell>
          <table:table-cell/>
          <table:table-cell office:value-type="float" office:value="329851" calcext:value-type="float">
            <text:p>329851</text:p>
          </table:table-cell>
          <table:table-cell/>
          <table:table-cell office:value-type="float" office:value="329726" calcext:value-type="float">
            <text:p>3297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694" calcext:value-type="float">
            <text:p>130694</text:p>
          </table:table-cell>
          <table:table-cell/>
          <table:table-cell office:value-type="float" office:value="158201" calcext:value-type="float">
            <text:p>158201</text:p>
          </table:table-cell>
          <table:table-cell/>
          <table:table-cell office:value-type="float" office:value="152077" calcext:value-type="float">
            <text:p>152077</text:p>
          </table:table-cell>
          <table:table-cell/>
          <table:table-cell office:value-type="float" office:value="147193" calcext:value-type="float">
            <text:p>147193</text:p>
          </table:table-cell>
          <table:table-cell/>
          <table:table-cell office:value-type="float" office:value="129478" calcext:value-type="float">
            <text:p>129478</text:p>
          </table:table-cell>
          <table:table-cell/>
          <table:table-cell office:value-type="float" office:value="117031" calcext:value-type="float">
            <text:p>117031</text:p>
          </table:table-cell>
          <table:table-cell/>
          <table:table-cell office:value-type="float" office:value="284096" calcext:value-type="float">
            <text:p>284096</text:p>
          </table:table-cell>
          <table:table-cell/>
          <table:table-cell office:value-type="float" office:value="328465" calcext:value-type="float">
            <text:p>328465</text:p>
          </table:table-cell>
          <table:table-cell/>
          <table:table-cell office:value-type="float" office:value="360076" calcext:value-type="float">
            <text:p>3600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4704" calcext:value-type="float">
            <text:p>124704</text:p>
          </table:table-cell>
          <table:table-cell/>
          <table:table-cell office:value-type="float" office:value="108789" calcext:value-type="float">
            <text:p>108789</text:p>
          </table:table-cell>
          <table:table-cell/>
          <table:table-cell office:value-type="float" office:value="152364" calcext:value-type="float">
            <text:p>152364</text:p>
          </table:table-cell>
          <table:table-cell/>
          <table:table-cell office:value-type="float" office:value="123292" calcext:value-type="float">
            <text:p>123292</text:p>
          </table:table-cell>
          <table:table-cell/>
          <table:table-cell office:value-type="float" office:value="75564" calcext:value-type="float">
            <text:p>75564</text:p>
          </table:table-cell>
          <table:table-cell/>
          <table:table-cell office:value-type="float" office:value="175215" calcext:value-type="float">
            <text:p>175215</text:p>
          </table:table-cell>
          <table:table-cell/>
          <table:table-cell office:value-type="float" office:value="313923" calcext:value-type="float">
            <text:p>313923</text:p>
          </table:table-cell>
          <table:table-cell/>
          <table:table-cell office:value-type="float" office:value="314478" calcext:value-type="float">
            <text:p>314478</text:p>
          </table:table-cell>
          <table:table-cell/>
          <table:table-cell office:value-type="float" office:value="170046" calcext:value-type="float">
            <text:p>1700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726" calcext:value-type="float">
            <text:p>100726</text:p>
          </table:table-cell>
          <table:table-cell/>
          <table:table-cell office:value-type="float" office:value="168872" calcext:value-type="float">
            <text:p>168872</text:p>
          </table:table-cell>
          <table:table-cell/>
          <table:table-cell office:value-type="float" office:value="197054" calcext:value-type="float">
            <text:p>197054</text:p>
          </table:table-cell>
          <table:table-cell/>
          <table:table-cell office:value-type="float" office:value="171704" calcext:value-type="float">
            <text:p>171704</text:p>
          </table:table-cell>
          <table:table-cell/>
          <table:table-cell office:value-type="float" office:value="200851" calcext:value-type="float">
            <text:p>200851</text:p>
          </table:table-cell>
          <table:table-cell/>
          <table:table-cell office:value-type="float" office:value="115210" calcext:value-type="float">
            <text:p>115210</text:p>
          </table:table-cell>
          <table:table-cell/>
          <table:table-cell office:value-type="float" office:value="186642" calcext:value-type="float">
            <text:p>186642</text:p>
          </table:table-cell>
          <table:table-cell/>
          <table:table-cell office:value-type="float" office:value="342229" calcext:value-type="float">
            <text:p>342229</text:p>
          </table:table-cell>
          <table:table-cell/>
          <table:table-cell office:value-type="float" office:value="331848" calcext:value-type="float">
            <text:p>3318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7324" calcext:value-type="float">
            <text:p>107324</text:p>
          </table:table-cell>
          <table:table-cell/>
          <table:table-cell office:value-type="float" office:value="106742" calcext:value-type="float">
            <text:p>106742</text:p>
          </table:table-cell>
          <table:table-cell/>
          <table:table-cell office:value-type="float" office:value="145183" calcext:value-type="float">
            <text:p>145183</text:p>
          </table:table-cell>
          <table:table-cell/>
          <table:table-cell office:value-type="float" office:value="152732" calcext:value-type="float">
            <text:p>152732</text:p>
          </table:table-cell>
          <table:table-cell/>
          <table:table-cell office:value-type="float" office:value="153456" calcext:value-type="float">
            <text:p>153456</text:p>
          </table:table-cell>
          <table:table-cell/>
          <table:table-cell office:value-type="float" office:value="311110" calcext:value-type="float">
            <text:p>311110</text:p>
          </table:table-cell>
          <table:table-cell/>
          <table:table-cell office:value-type="float" office:value="292399" calcext:value-type="float">
            <text:p>292399</text:p>
          </table:table-cell>
          <table:table-cell/>
          <table:table-cell office:value-type="float" office:value="303924" calcext:value-type="float">
            <text:p>303924</text:p>
          </table:table-cell>
          <table:table-cell/>
          <table:table-cell office:value-type="float" office:value="359270" calcext:value-type="float">
            <text:p>3592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3420" calcext:value-type="float">
            <text:p>163420</text:p>
          </table:table-cell>
          <table:table-cell/>
          <table:table-cell office:value-type="float" office:value="49810" calcext:value-type="float">
            <text:p>49810</text:p>
          </table:table-cell>
          <table:table-cell/>
          <table:table-cell office:value-type="float" office:value="218249" calcext:value-type="float">
            <text:p>218249</text:p>
          </table:table-cell>
          <table:table-cell/>
          <table:table-cell office:value-type="float" office:value="233472" calcext:value-type="float">
            <text:p>233472</text:p>
          </table:table-cell>
          <table:table-cell/>
          <table:table-cell office:value-type="float" office:value="234094" calcext:value-type="float">
            <text:p>234094</text:p>
          </table:table-cell>
          <table:table-cell/>
          <table:table-cell office:value-type="float" office:value="236500" calcext:value-type="float">
            <text:p>236500</text:p>
          </table:table-cell>
          <table:table-cell/>
          <table:table-cell office:value-type="float" office:value="280803" calcext:value-type="float">
            <text:p>280803</text:p>
          </table:table-cell>
          <table:table-cell/>
          <table:table-cell office:value-type="float" office:value="274349" calcext:value-type="float">
            <text:p>274349</text:p>
          </table:table-cell>
          <table:table-cell/>
          <table:table-cell office:value-type="float" office:value="334079" calcext:value-type="float">
            <text:p>33407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8751" calcext:value-type="float">
            <text:p>108751</text:p>
          </table:table-cell>
          <table:table-cell/>
          <table:table-cell office:value-type="float" office:value="122412" calcext:value-type="float">
            <text:p>122412</text:p>
          </table:table-cell>
          <table:table-cell/>
          <table:table-cell office:value-type="float" office:value="193912" calcext:value-type="float">
            <text:p>193912</text:p>
          </table:table-cell>
          <table:table-cell/>
          <table:table-cell office:value-type="float" office:value="215239" calcext:value-type="float">
            <text:p>215239</text:p>
          </table:table-cell>
          <table:table-cell/>
          <table:table-cell office:value-type="float" office:value="251051" calcext:value-type="float">
            <text:p>251051</text:p>
          </table:table-cell>
          <table:table-cell/>
          <table:table-cell office:value-type="float" office:value="249108" calcext:value-type="float">
            <text:p>249108</text:p>
          </table:table-cell>
          <table:table-cell/>
          <table:table-cell office:value-type="float" office:value="248066" calcext:value-type="float">
            <text:p>248066</text:p>
          </table:table-cell>
          <table:table-cell/>
          <table:table-cell office:value-type="float" office:value="312730" calcext:value-type="float">
            <text:p>312730</text:p>
          </table:table-cell>
          <table:table-cell/>
          <table:table-cell office:value-type="float" office:value="289112" calcext:value-type="float">
            <text:p>28911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0997" calcext:value-type="float">
            <text:p>20997</text:p>
          </table:table-cell>
          <table:table-cell/>
          <table:table-cell office:value-type="float" office:value="36949" calcext:value-type="float">
            <text:p>36949</text:p>
          </table:table-cell>
          <table:table-cell/>
          <table:table-cell office:value-type="float" office:value="54574" calcext:value-type="float">
            <text:p>54574</text:p>
          </table:table-cell>
          <table:table-cell/>
          <table:table-cell office:value-type="float" office:value="71885" calcext:value-type="float">
            <text:p>71885</text:p>
          </table:table-cell>
          <table:table-cell/>
          <table:table-cell office:value-type="float" office:value="87948" calcext:value-type="float">
            <text:p>8794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7952" calcext:value-type="float">
            <text:p>17952</text:p>
          </table:table-cell>
          <table:table-cell/>
          <table:table-cell office:value-type="float" office:value="35824" calcext:value-type="float">
            <text:p>35824</text:p>
          </table:table-cell>
          <table:table-cell/>
          <table:table-cell office:value-type="float" office:value="50190" calcext:value-type="float">
            <text:p>50190</text:p>
          </table:table-cell>
          <table:table-cell/>
          <table:table-cell office:value-type="float" office:value="70160" calcext:value-type="float">
            <text:p>70160</text:p>
          </table:table-cell>
          <table:table-cell/>
          <table:table-cell office:value-type="float" office:value="94395" calcext:value-type="float">
            <text:p>94395</text:p>
          </table:table-cell>
          <table:table-cell/>
          <table:table-cell office:value-type="float" office:value="113525" calcext:value-type="float">
            <text:p>11352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8652" calcext:value-type="float">
            <text:p>18652</text:p>
          </table:table-cell>
          <table:table-cell/>
          <table:table-cell office:value-type="float" office:value="32500" calcext:value-type="float">
            <text:p>32500</text:p>
          </table:table-cell>
          <table:table-cell/>
          <table:table-cell office:value-type="float" office:value="54842" calcext:value-type="float">
            <text:p>54842</text:p>
          </table:table-cell>
          <table:table-cell/>
          <table:table-cell office:value-type="float" office:value="78902" calcext:value-type="float">
            <text:p>78902</text:p>
          </table:table-cell>
          <table:table-cell/>
          <table:table-cell office:value-type="float" office:value="88768" calcext:value-type="float">
            <text:p>88768</text:p>
          </table:table-cell>
          <table:table-cell/>
          <table:table-cell office:value-type="float" office:value="124181" calcext:value-type="float">
            <text:p>124181</text:p>
          </table:table-cell>
          <table:table-cell/>
          <table:table-cell office:value-type="float" office:value="145653" calcext:value-type="float">
            <text:p>14565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5867" calcext:value-type="float">
            <text:p>15867</text:p>
          </table:table-cell>
          <table:table-cell/>
          <table:table-cell office:value-type="float" office:value="30991" calcext:value-type="float">
            <text:p>30991</text:p>
          </table:table-cell>
          <table:table-cell/>
          <table:table-cell office:value-type="float" office:value="47130" calcext:value-type="float">
            <text:p>47130</text:p>
          </table:table-cell>
          <table:table-cell/>
          <table:table-cell office:value-type="float" office:value="82762" calcext:value-type="float">
            <text:p>82762</text:p>
          </table:table-cell>
          <table:table-cell/>
          <table:table-cell office:value-type="float" office:value="87912" calcext:value-type="float">
            <text:p>87912</text:p>
          </table:table-cell>
          <table:table-cell/>
          <table:table-cell office:value-type="float" office:value="123091" calcext:value-type="float">
            <text:p>123091</text:p>
          </table:table-cell>
          <table:table-cell/>
          <table:table-cell office:value-type="float" office:value="165017" calcext:value-type="float">
            <text:p>165017</text:p>
          </table:table-cell>
          <table:table-cell/>
          <table:table-cell office:value-type="float" office:value="206019" calcext:value-type="float">
            <text:p>20601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5324" calcext:value-type="float">
            <text:p>15324</text:p>
          </table:table-cell>
          <table:table-cell/>
          <table:table-cell office:value-type="float" office:value="31103" calcext:value-type="float">
            <text:p>31103</text:p>
          </table:table-cell>
          <table:table-cell/>
          <table:table-cell office:value-type="float" office:value="56786" calcext:value-type="float">
            <text:p>56786</text:p>
          </table:table-cell>
          <table:table-cell/>
          <table:table-cell office:value-type="float" office:value="78788" calcext:value-type="float">
            <text:p>78788</text:p>
          </table:table-cell>
          <table:table-cell/>
          <table:table-cell office:value-type="float" office:value="110556" calcext:value-type="float">
            <text:p>110556</text:p>
          </table:table-cell>
          <table:table-cell/>
          <table:table-cell office:value-type="float" office:value="126977" calcext:value-type="float">
            <text:p>126977</text:p>
          </table:table-cell>
          <table:table-cell/>
          <table:table-cell office:value-type="float" office:value="133428" calcext:value-type="float">
            <text:p>133428</text:p>
          </table:table-cell>
          <table:table-cell/>
          <table:table-cell office:value-type="float" office:value="155434" calcext:value-type="float">
            <text:p>155434</text:p>
          </table:table-cell>
          <table:table-cell/>
          <table:table-cell office:value-type="float" office:value="186419" calcext:value-type="float">
            <text:p>18641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7633" calcext:value-type="float">
            <text:p>17633</text:p>
          </table:table-cell>
          <table:table-cell/>
          <table:table-cell office:value-type="float" office:value="30376" calcext:value-type="float">
            <text:p>30376</text:p>
          </table:table-cell>
          <table:table-cell/>
          <table:table-cell office:value-type="float" office:value="56381" calcext:value-type="float">
            <text:p>56381</text:p>
          </table:table-cell>
          <table:table-cell/>
          <table:table-cell office:value-type="float" office:value="83892" calcext:value-type="float">
            <text:p>83892</text:p>
          </table:table-cell>
          <table:table-cell/>
          <table:table-cell office:value-type="float" office:value="97525" calcext:value-type="float">
            <text:p>97525</text:p>
          </table:table-cell>
          <table:table-cell/>
          <table:table-cell office:value-type="float" office:value="126437" calcext:value-type="float">
            <text:p>126437</text:p>
          </table:table-cell>
          <table:table-cell/>
          <table:table-cell office:value-type="float" office:value="174438" calcext:value-type="float">
            <text:p>174438</text:p>
          </table:table-cell>
          <table:table-cell/>
          <table:table-cell office:value-type="float" office:value="151846" calcext:value-type="float">
            <text:p>151846</text:p>
          </table:table-cell>
          <table:table-cell/>
          <table:table-cell office:value-type="float" office:value="124580" calcext:value-type="float">
            <text:p>124580</text:p>
          </table:table-cell>
          <table:table-cell/>
          <table:table-cell office:value-type="float" office:value="273566" calcext:value-type="float">
            <text:p>27356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4946" calcext:value-type="float">
            <text:p>14946</text:p>
          </table:table-cell>
          <table:table-cell/>
          <table:table-cell office:value-type="float" office:value="31960" calcext:value-type="float">
            <text:p>31960</text:p>
          </table:table-cell>
          <table:table-cell/>
          <table:table-cell office:value-type="float" office:value="52971" calcext:value-type="float">
            <text:p>52971</text:p>
          </table:table-cell>
          <table:table-cell/>
          <table:table-cell office:value-type="float" office:value="97669" calcext:value-type="float">
            <text:p>97669</text:p>
          </table:table-cell>
          <table:table-cell/>
          <table:table-cell office:value-type="float" office:value="123235" calcext:value-type="float">
            <text:p>123235</text:p>
          </table:table-cell>
          <table:table-cell/>
          <table:table-cell office:value-type="float" office:value="166709" calcext:value-type="float">
            <text:p>166709</text:p>
          </table:table-cell>
          <table:table-cell/>
          <table:table-cell office:value-type="float" office:value="167839" calcext:value-type="float">
            <text:p>167839</text:p>
          </table:table-cell>
          <table:table-cell/>
          <table:table-cell office:value-type="float" office:value="221570" calcext:value-type="float">
            <text:p>221570</text:p>
          </table:table-cell>
          <table:table-cell/>
          <table:table-cell office:value-type="float" office:value="210330" calcext:value-type="float">
            <text:p>210330</text:p>
          </table:table-cell>
          <table:table-cell/>
          <table:table-cell office:value-type="float" office:value="292510" calcext:value-type="float">
            <text:p>292510</text:p>
          </table:table-cell>
          <table:table-cell/>
          <table:table-cell office:value-type="float" office:value="308380" calcext:value-type="float">
            <text:p>30838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9625" calcext:value-type="float">
            <text:p>19625</text:p>
          </table:table-cell>
          <table:table-cell/>
          <table:table-cell office:value-type="float" office:value="30802" calcext:value-type="float">
            <text:p>30802</text:p>
          </table:table-cell>
          <table:table-cell/>
          <table:table-cell office:value-type="float" office:value="51597" calcext:value-type="float">
            <text:p>51597</text:p>
          </table:table-cell>
          <table:table-cell/>
          <table:table-cell office:value-type="float" office:value="85082" calcext:value-type="float">
            <text:p>85082</text:p>
          </table:table-cell>
          <table:table-cell/>
          <table:table-cell office:value-type="float" office:value="116281" calcext:value-type="float">
            <text:p>116281</text:p>
          </table:table-cell>
          <table:table-cell/>
          <table:table-cell office:value-type="float" office:value="150894" calcext:value-type="float">
            <text:p>150894</text:p>
          </table:table-cell>
          <table:table-cell/>
          <table:table-cell office:value-type="float" office:value="171247" calcext:value-type="float">
            <text:p>171247</text:p>
          </table:table-cell>
          <table:table-cell/>
          <table:table-cell office:value-type="float" office:value="198835" calcext:value-type="float">
            <text:p>198835</text:p>
          </table:table-cell>
          <table:table-cell/>
          <table:table-cell office:value-type="float" office:value="256489" calcext:value-type="float">
            <text:p>256489</text:p>
          </table:table-cell>
          <table:table-cell/>
          <table:table-cell office:value-type="float" office:value="268365" calcext:value-type="float">
            <text:p>268365</text:p>
          </table:table-cell>
          <table:table-cell/>
          <table:table-cell office:value-type="float" office:value="296971" calcext:value-type="float">
            <text:p>296971</text:p>
          </table:table-cell>
          <table:table-cell/>
          <table:table-cell office:value-type="float" office:value="331708" calcext:value-type="float">
            <text:p>33170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7131" calcext:value-type="float">
            <text:p>17131</text:p>
          </table:table-cell>
          <table:table-cell/>
          <table:table-cell office:value-type="float" office:value="30733" calcext:value-type="float">
            <text:p>30733</text:p>
          </table:table-cell>
          <table:table-cell/>
          <table:table-cell office:value-type="float" office:value="50454" calcext:value-type="float">
            <text:p>50454</text:p>
          </table:table-cell>
          <table:table-cell/>
          <table:table-cell office:value-type="float" office:value="90326" calcext:value-type="float">
            <text:p>90326</text:p>
          </table:table-cell>
          <table:table-cell/>
          <table:table-cell office:value-type="float" office:value="121412" calcext:value-type="float">
            <text:p>121412</text:p>
          </table:table-cell>
          <table:table-cell/>
          <table:table-cell office:value-type="float" office:value="144081" calcext:value-type="float">
            <text:p>144081</text:p>
          </table:table-cell>
          <table:table-cell/>
          <table:table-cell office:value-type="float" office:value="188643" calcext:value-type="float">
            <text:p>188643</text:p>
          </table:table-cell>
          <table:table-cell/>
          <table:table-cell office:value-type="float" office:value="214048" calcext:value-type="float">
            <text:p>214048</text:p>
          </table:table-cell>
          <table:table-cell/>
          <table:table-cell office:value-type="float" office:value="230677" calcext:value-type="float">
            <text:p>230677</text:p>
          </table:table-cell>
          <table:table-cell/>
          <table:table-cell office:value-type="float" office:value="298787" calcext:value-type="float">
            <text:p>298787</text:p>
          </table:table-cell>
          <table:table-cell/>
          <table:table-cell office:value-type="float" office:value="306955" calcext:value-type="float">
            <text:p>306955</text:p>
          </table:table-cell>
          <table:table-cell/>
          <table:table-cell office:value-type="float" office:value="297494" calcext:value-type="float">
            <text:p>297494</text:p>
          </table:table-cell>
          <table:table-cell/>
          <table:table-cell office:value-type="float" office:value="342100" calcext:value-type="float">
            <text:p>3421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7579" calcext:value-type="float">
            <text:p>117579</text:p>
          </table:table-cell>
          <table:table-cell/>
          <table:table-cell office:value-type="float" office:value="154444" calcext:value-type="float">
            <text:p>154444</text:p>
          </table:table-cell>
          <table:table-cell/>
          <table:table-cell office:value-type="float" office:value="183789" calcext:value-type="float">
            <text:p>183789</text:p>
          </table:table-cell>
          <table:table-cell/>
          <table:table-cell office:value-type="float" office:value="209748" calcext:value-type="float">
            <text:p>209748</text:p>
          </table:table-cell>
          <table:table-cell/>
          <table:table-cell office:value-type="float" office:value="229883" calcext:value-type="float">
            <text:p>229883</text:p>
          </table:table-cell>
          <table:table-cell/>
          <table:table-cell office:value-type="float" office:value="265965" calcext:value-type="float">
            <text:p>265965</text:p>
          </table:table-cell>
          <table:table-cell/>
          <table:table-cell office:value-type="float" office:value="310654" calcext:value-type="float">
            <text:p>310654</text:p>
          </table:table-cell>
          <table:table-cell/>
          <table:table-cell office:value-type="float" office:value="324863" calcext:value-type="float">
            <text:p>324863</text:p>
          </table:table-cell>
          <table:table-cell/>
          <table:table-cell office:value-type="float" office:value="322555" calcext:value-type="float">
            <text:p>3225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3125" calcext:value-type="float">
            <text:p>123125</text:p>
          </table:table-cell>
          <table:table-cell/>
          <table:table-cell office:value-type="float" office:value="154234" calcext:value-type="float">
            <text:p>154234</text:p>
          </table:table-cell>
          <table:table-cell/>
          <table:table-cell office:value-type="float" office:value="190074" calcext:value-type="float">
            <text:p>190074</text:p>
          </table:table-cell>
          <table:table-cell/>
          <table:table-cell office:value-type="float" office:value="203747" calcext:value-type="float">
            <text:p>203747</text:p>
          </table:table-cell>
          <table:table-cell/>
          <table:table-cell office:value-type="float" office:value="248748" calcext:value-type="float">
            <text:p>248748</text:p>
          </table:table-cell>
          <table:table-cell/>
          <table:table-cell office:value-type="float" office:value="278547" calcext:value-type="float">
            <text:p>278547</text:p>
          </table:table-cell>
          <table:table-cell/>
          <table:table-cell office:value-type="float" office:value="319840" calcext:value-type="float">
            <text:p>319840</text:p>
          </table:table-cell>
          <table:table-cell/>
          <table:table-cell office:value-type="float" office:value="308818" calcext:value-type="float">
            <text:p>308818</text:p>
          </table:table-cell>
          <table:table-cell/>
          <table:table-cell office:value-type="float" office:value="326270" calcext:value-type="float">
            <text:p>3262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7780" calcext:value-type="float">
            <text:p>97780</text:p>
          </table:table-cell>
          <table:table-cell/>
          <table:table-cell office:value-type="float" office:value="171510" calcext:value-type="float">
            <text:p>171510</text:p>
          </table:table-cell>
          <table:table-cell/>
          <table:table-cell office:value-type="float" office:value="181967" calcext:value-type="float">
            <text:p>181967</text:p>
          </table:table-cell>
          <table:table-cell/>
          <table:table-cell office:value-type="float" office:value="202517" calcext:value-type="float">
            <text:p>202517</text:p>
          </table:table-cell>
          <table:table-cell/>
          <table:table-cell office:value-type="float" office:value="245201" calcext:value-type="float">
            <text:p>245201</text:p>
          </table:table-cell>
          <table:table-cell/>
          <table:table-cell office:value-type="float" office:value="175333" calcext:value-type="float">
            <text:p>175333</text:p>
          </table:table-cell>
          <table:table-cell/>
          <table:table-cell office:value-type="float" office:value="308650" calcext:value-type="float">
            <text:p>308650</text:p>
          </table:table-cell>
          <table:table-cell/>
          <table:table-cell office:value-type="float" office:value="320869" calcext:value-type="float">
            <text:p>320869</text:p>
          </table:table-cell>
          <table:table-cell/>
          <table:table-cell office:value-type="float" office:value="348694" calcext:value-type="float">
            <text:p>3486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5662" calcext:value-type="float">
            <text:p>125662</text:p>
          </table:table-cell>
          <table:table-cell/>
          <table:table-cell office:value-type="float" office:value="154782" calcext:value-type="float">
            <text:p>154782</text:p>
          </table:table-cell>
          <table:table-cell/>
          <table:table-cell office:value-type="float" office:value="181931" calcext:value-type="float">
            <text:p>181931</text:p>
          </table:table-cell>
          <table:table-cell/>
          <table:table-cell office:value-type="float" office:value="214029" calcext:value-type="float">
            <text:p>214029</text:p>
          </table:table-cell>
          <table:table-cell/>
          <table:table-cell office:value-type="float" office:value="242565" calcext:value-type="float">
            <text:p>242565</text:p>
          </table:table-cell>
          <table:table-cell/>
          <table:table-cell office:value-type="float" office:value="290355" calcext:value-type="float">
            <text:p>290355</text:p>
          </table:table-cell>
          <table:table-cell/>
          <table:table-cell office:value-type="float" office:value="318111" calcext:value-type="float">
            <text:p>318111</text:p>
          </table:table-cell>
          <table:table-cell/>
          <table:table-cell office:value-type="float" office:value="339217" calcext:value-type="float">
            <text:p>339217</text:p>
          </table:table-cell>
          <table:table-cell/>
          <table:table-cell office:value-type="float" office:value="352952" calcext:value-type="float">
            <text:p>35295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6386" calcext:value-type="float">
            <text:p>126386</text:p>
          </table:table-cell>
          <table:table-cell/>
          <table:table-cell office:value-type="float" office:value="150101" calcext:value-type="float">
            <text:p>150101</text:p>
          </table:table-cell>
          <table:table-cell/>
          <table:table-cell office:value-type="float" office:value="186406" calcext:value-type="float">
            <text:p>186406</text:p>
          </table:table-cell>
          <table:table-cell/>
          <table:table-cell office:value-type="float" office:value="224067" calcext:value-type="float">
            <text:p>224067</text:p>
          </table:table-cell>
          <table:table-cell/>
          <table:table-cell office:value-type="float" office:value="248733" calcext:value-type="float">
            <text:p>248733</text:p>
          </table:table-cell>
          <table:table-cell/>
          <table:table-cell office:value-type="float" office:value="314162" calcext:value-type="float">
            <text:p>314162</text:p>
          </table:table-cell>
          <table:table-cell/>
          <table:table-cell office:value-type="float" office:value="307667" calcext:value-type="float">
            <text:p>307667</text:p>
          </table:table-cell>
          <table:table-cell/>
          <table:table-cell office:value-type="float" office:value="330366" calcext:value-type="float">
            <text:p>330366</text:p>
          </table:table-cell>
          <table:table-cell/>
          <table:table-cell office:value-type="float" office:value="315684" calcext:value-type="float">
            <text:p>31568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6694" calcext:value-type="float">
            <text:p>126694</text:p>
          </table:table-cell>
          <table:table-cell/>
          <table:table-cell office:value-type="float" office:value="157090" calcext:value-type="float">
            <text:p>157090</text:p>
          </table:table-cell>
          <table:table-cell/>
          <table:table-cell office:value-type="float" office:value="182776" calcext:value-type="float">
            <text:p>182776</text:p>
          </table:table-cell>
          <table:table-cell/>
          <table:table-cell office:value-type="float" office:value="205982" calcext:value-type="float">
            <text:p>205982</text:p>
          </table:table-cell>
          <table:table-cell/>
          <table:table-cell office:value-type="float" office:value="257197" calcext:value-type="float">
            <text:p>257197</text:p>
          </table:table-cell>
          <table:table-cell/>
          <table:table-cell office:value-type="float" office:value="278369" calcext:value-type="float">
            <text:p>278369</text:p>
          </table:table-cell>
          <table:table-cell/>
          <table:table-cell office:value-type="float" office:value="301735" calcext:value-type="float">
            <text:p>301735</text:p>
          </table:table-cell>
          <table:table-cell/>
          <table:table-cell office:value-type="float" office:value="304817" calcext:value-type="float">
            <text:p>304817</text:p>
          </table:table-cell>
          <table:table-cell/>
          <table:table-cell office:value-type="float" office:value="334947" calcext:value-type="float">
            <text:p>3349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6297" calcext:value-type="float">
            <text:p>126297</text:p>
          </table:table-cell>
          <table:table-cell/>
          <table:table-cell office:value-type="float" office:value="160857" calcext:value-type="float">
            <text:p>160857</text:p>
          </table:table-cell>
          <table:table-cell/>
          <table:table-cell office:value-type="float" office:value="184637" calcext:value-type="float">
            <text:p>184637</text:p>
          </table:table-cell>
          <table:table-cell/>
          <table:table-cell office:value-type="float" office:value="215165" calcext:value-type="float">
            <text:p>215165</text:p>
          </table:table-cell>
          <table:table-cell/>
          <table:table-cell office:value-type="float" office:value="245081" calcext:value-type="float">
            <text:p>245081</text:p>
          </table:table-cell>
          <table:table-cell/>
          <table:table-cell office:value-type="float" office:value="303032" calcext:value-type="float">
            <text:p>303032</text:p>
          </table:table-cell>
          <table:table-cell/>
          <table:table-cell office:value-type="float" office:value="299159" calcext:value-type="float">
            <text:p>299159</text:p>
          </table:table-cell>
          <table:table-cell/>
          <table:table-cell office:value-type="float" office:value="320403" calcext:value-type="float">
            <text:p>320403</text:p>
          </table:table-cell>
          <table:table-cell/>
          <table:table-cell office:value-type="float" office:value="324980" calcext:value-type="float">
            <text:p>3249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9524" calcext:value-type="float">
            <text:p>119524</text:p>
          </table:table-cell>
          <table:table-cell/>
          <table:table-cell office:value-type="float" office:value="150552" calcext:value-type="float">
            <text:p>150552</text:p>
          </table:table-cell>
          <table:table-cell/>
          <table:table-cell office:value-type="float" office:value="188088" calcext:value-type="float">
            <text:p>188088</text:p>
          </table:table-cell>
          <table:table-cell/>
          <table:table-cell office:value-type="float" office:value="216065" calcext:value-type="float">
            <text:p>216065</text:p>
          </table:table-cell>
          <table:table-cell/>
          <table:table-cell office:value-type="float" office:value="264152" calcext:value-type="float">
            <text:p>264152</text:p>
          </table:table-cell>
          <table:table-cell/>
          <table:table-cell office:value-type="float" office:value="283508" calcext:value-type="float">
            <text:p>283508</text:p>
          </table:table-cell>
          <table:table-cell/>
          <table:table-cell office:value-type="float" office:value="304401" calcext:value-type="float">
            <text:p>304401</text:p>
          </table:table-cell>
          <table:table-cell/>
          <table:table-cell office:value-type="float" office:value="312096" calcext:value-type="float">
            <text:p>312096</text:p>
          </table:table-cell>
          <table:table-cell/>
          <table:table-cell office:value-type="float" office:value="316107" calcext:value-type="float">
            <text:p>31610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5536" calcext:value-type="float">
            <text:p>25536</text:p>
          </table:table-cell>
          <table:table-cell/>
          <table:table-cell office:value-type="float" office:value="42445" calcext:value-type="float">
            <text:p>42445</text:p>
          </table:table-cell>
          <table:table-cell/>
          <table:table-cell office:value-type="float" office:value="68019" calcext:value-type="float">
            <text:p>68019</text:p>
          </table:table-cell>
          <table:table-cell/>
          <table:table-cell office:value-type="float" office:value="100692" calcext:value-type="float">
            <text:p>100692</text:p>
          </table:table-cell>
          <table:table-cell/>
          <table:table-cell office:value-type="float" office:value="110707" calcext:value-type="float">
            <text:p>11070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3991" calcext:value-type="float">
            <text:p>23991</text:p>
          </table:table-cell>
          <table:table-cell/>
          <table:table-cell office:value-type="float" office:value="43416" calcext:value-type="float">
            <text:p>43416</text:p>
          </table:table-cell>
          <table:table-cell/>
          <table:table-cell office:value-type="float" office:value="62828" calcext:value-type="float">
            <text:p>62828</text:p>
          </table:table-cell>
          <table:table-cell/>
          <table:table-cell office:value-type="float" office:value="98099" calcext:value-type="float">
            <text:p>98099</text:p>
          </table:table-cell>
          <table:table-cell/>
          <table:table-cell office:value-type="float" office:value="117571" calcext:value-type="float">
            <text:p>117571</text:p>
          </table:table-cell>
          <table:table-cell/>
          <table:table-cell office:value-type="float" office:value="134708" calcext:value-type="float">
            <text:p>13470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4655" calcext:value-type="float">
            <text:p>24655</text:p>
          </table:table-cell>
          <table:table-cell/>
          <table:table-cell office:value-type="float" office:value="45376" calcext:value-type="float">
            <text:p>45376</text:p>
          </table:table-cell>
          <table:table-cell/>
          <table:table-cell office:value-type="float" office:value="76417" calcext:value-type="float">
            <text:p>76417</text:p>
          </table:table-cell>
          <table:table-cell/>
          <table:table-cell office:value-type="float" office:value="109098" calcext:value-type="float">
            <text:p>109098</text:p>
          </table:table-cell>
          <table:table-cell/>
          <table:table-cell office:value-type="float" office:value="54116" calcext:value-type="float">
            <text:p>54116</text:p>
          </table:table-cell>
          <table:table-cell/>
          <table:table-cell office:value-type="float" office:value="172413" calcext:value-type="float">
            <text:p>172413</text:p>
          </table:table-cell>
          <table:table-cell/>
          <table:table-cell office:value-type="float" office:value="210612" calcext:value-type="float">
            <text:p>21061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4559" calcext:value-type="float">
            <text:p>24559</text:p>
          </table:table-cell>
          <table:table-cell/>
          <table:table-cell office:value-type="float" office:value="50432" calcext:value-type="float">
            <text:p>50432</text:p>
          </table:table-cell>
          <table:table-cell/>
          <table:table-cell office:value-type="float" office:value="78923" calcext:value-type="float">
            <text:p>78923</text:p>
          </table:table-cell>
          <table:table-cell/>
          <table:table-cell office:value-type="float" office:value="113465" calcext:value-type="float">
            <text:p>113465</text:p>
          </table:table-cell>
          <table:table-cell/>
          <table:table-cell office:value-type="float" office:value="154086" calcext:value-type="float">
            <text:p>154086</text:p>
          </table:table-cell>
          <table:table-cell/>
          <table:table-cell office:value-type="float" office:value="174297" calcext:value-type="float">
            <text:p>174297</text:p>
          </table:table-cell>
          <table:table-cell/>
          <table:table-cell office:value-type="float" office:value="204783" calcext:value-type="float">
            <text:p>204783</text:p>
          </table:table-cell>
          <table:table-cell/>
          <table:table-cell office:value-type="float" office:value="226679" calcext:value-type="float">
            <text:p>22667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6517" calcext:value-type="float">
            <text:p>26517</text:p>
          </table:table-cell>
          <table:table-cell/>
          <table:table-cell office:value-type="float" office:value="47155" calcext:value-type="float">
            <text:p>47155</text:p>
          </table:table-cell>
          <table:table-cell/>
          <table:table-cell office:value-type="float" office:value="86363" calcext:value-type="float">
            <text:p>86363</text:p>
          </table:table-cell>
          <table:table-cell/>
          <table:table-cell office:value-type="float" office:value="118917" calcext:value-type="float">
            <text:p>118917</text:p>
          </table:table-cell>
          <table:table-cell/>
          <table:table-cell office:value-type="float" office:value="157190" calcext:value-type="float">
            <text:p>157190</text:p>
          </table:table-cell>
          <table:table-cell/>
          <table:table-cell office:value-type="float" office:value="195737" calcext:value-type="float">
            <text:p>195737</text:p>
          </table:table-cell>
          <table:table-cell/>
          <table:table-cell office:value-type="float" office:value="214958" calcext:value-type="float">
            <text:p>214958</text:p>
          </table:table-cell>
          <table:table-cell/>
          <table:table-cell office:value-type="float" office:value="227651" calcext:value-type="float">
            <text:p>227651</text:p>
          </table:table-cell>
          <table:table-cell/>
          <table:table-cell office:value-type="float" office:value="248616" calcext:value-type="float">
            <text:p>24861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6184" calcext:value-type="float">
            <text:p>26184</text:p>
          </table:table-cell>
          <table:table-cell/>
          <table:table-cell office:value-type="float" office:value="51927" calcext:value-type="float">
            <text:p>51927</text:p>
          </table:table-cell>
          <table:table-cell/>
          <table:table-cell office:value-type="float" office:value="89584" calcext:value-type="float">
            <text:p>89584</text:p>
          </table:table-cell>
          <table:table-cell/>
          <table:table-cell office:value-type="float" office:value="134975" calcext:value-type="float">
            <text:p>134975</text:p>
          </table:table-cell>
          <table:table-cell/>
          <table:table-cell office:value-type="float" office:value="157992" calcext:value-type="float">
            <text:p>157992</text:p>
          </table:table-cell>
          <table:table-cell/>
          <table:table-cell office:value-type="float" office:value="206326" calcext:value-type="float">
            <text:p>206326</text:p>
          </table:table-cell>
          <table:table-cell/>
          <table:table-cell office:value-type="float" office:value="234231" calcext:value-type="float">
            <text:p>234231</text:p>
          </table:table-cell>
          <table:table-cell/>
          <table:table-cell office:value-type="float" office:value="234209" calcext:value-type="float">
            <text:p>234209</text:p>
          </table:table-cell>
          <table:table-cell/>
          <table:table-cell office:value-type="float" office:value="245893" calcext:value-type="float">
            <text:p>245893</text:p>
          </table:table-cell>
          <table:table-cell/>
          <table:table-cell office:value-type="float" office:value="301704" calcext:value-type="float">
            <text:p>30170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7913" calcext:value-type="float">
            <text:p>27913</text:p>
          </table:table-cell>
          <table:table-cell/>
          <table:table-cell office:value-type="float" office:value="50689" calcext:value-type="float">
            <text:p>50689</text:p>
          </table:table-cell>
          <table:table-cell/>
          <table:table-cell office:value-type="float" office:value="88137" calcext:value-type="float">
            <text:p>88137</text:p>
          </table:table-cell>
          <table:table-cell/>
          <table:table-cell office:value-type="float" office:value="111791" calcext:value-type="float">
            <text:p>111791</text:p>
          </table:table-cell>
          <table:table-cell/>
          <table:table-cell office:value-type="float" office:value="135181" calcext:value-type="float">
            <text:p>135181</text:p>
          </table:table-cell>
          <table:table-cell/>
          <table:table-cell office:value-type="float" office:value="151473" calcext:value-type="float">
            <text:p>151473</text:p>
          </table:table-cell>
          <table:table-cell/>
          <table:table-cell office:value-type="float" office:value="165986" calcext:value-type="float">
            <text:p>165986</text:p>
          </table:table-cell>
          <table:table-cell/>
          <table:table-cell office:value-type="float" office:value="197019" calcext:value-type="float">
            <text:p>197019</text:p>
          </table:table-cell>
          <table:table-cell/>
          <table:table-cell office:value-type="float" office:value="198843" calcext:value-type="float">
            <text:p>198843</text:p>
          </table:table-cell>
          <table:table-cell/>
          <table:table-cell office:value-type="float" office:value="237229" calcext:value-type="float">
            <text:p>237229</text:p>
          </table:table-cell>
          <table:table-cell/>
          <table:table-cell office:value-type="float" office:value="303010" calcext:value-type="float">
            <text:p>30301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6946" calcext:value-type="float">
            <text:p>26946</text:p>
          </table:table-cell>
          <table:table-cell/>
          <table:table-cell office:value-type="float" office:value="48233" calcext:value-type="float">
            <text:p>48233</text:p>
          </table:table-cell>
          <table:table-cell/>
          <table:table-cell office:value-type="float" office:value="74590" calcext:value-type="float">
            <text:p>74590</text:p>
          </table:table-cell>
          <table:table-cell/>
          <table:table-cell office:value-type="float" office:value="112019" calcext:value-type="float">
            <text:p>112019</text:p>
          </table:table-cell>
          <table:table-cell/>
          <table:table-cell office:value-type="float" office:value="129762" calcext:value-type="float">
            <text:p>129762</text:p>
          </table:table-cell>
          <table:table-cell/>
          <table:table-cell office:value-type="float" office:value="135982" calcext:value-type="float">
            <text:p>135982</text:p>
          </table:table-cell>
          <table:table-cell/>
          <table:table-cell office:value-type="float" office:value="157546" calcext:value-type="float">
            <text:p>157546</text:p>
          </table:table-cell>
          <table:table-cell/>
          <table:table-cell office:value-type="float" office:value="170306" calcext:value-type="float">
            <text:p>170306</text:p>
          </table:table-cell>
          <table:table-cell/>
          <table:table-cell office:value-type="float" office:value="198669" calcext:value-type="float">
            <text:p>198669</text:p>
          </table:table-cell>
          <table:table-cell/>
          <table:table-cell office:value-type="float" office:value="245270" calcext:value-type="float">
            <text:p>245270</text:p>
          </table:table-cell>
          <table:table-cell/>
          <table:table-cell office:value-type="float" office:value="283149" calcext:value-type="float">
            <text:p>283149</text:p>
          </table:table-cell>
          <table:table-cell/>
          <table:table-cell office:value-type="float" office:value="341787" calcext:value-type="float">
            <text:p>34178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7506" calcext:value-type="float">
            <text:p>27506</text:p>
          </table:table-cell>
          <table:table-cell/>
          <table:table-cell office:value-type="float" office:value="46432" calcext:value-type="float">
            <text:p>46432</text:p>
          </table:table-cell>
          <table:table-cell/>
          <table:table-cell office:value-type="float" office:value="76058" calcext:value-type="float">
            <text:p>76058</text:p>
          </table:table-cell>
          <table:table-cell/>
          <table:table-cell office:value-type="float" office:value="108232" calcext:value-type="float">
            <text:p>108232</text:p>
          </table:table-cell>
          <table:table-cell/>
          <table:table-cell office:value-type="float" office:value="120035" calcext:value-type="float">
            <text:p>120035</text:p>
          </table:table-cell>
          <table:table-cell/>
          <table:table-cell office:value-type="float" office:value="130286" calcext:value-type="float">
            <text:p>130286</text:p>
          </table:table-cell>
          <table:table-cell/>
          <table:table-cell office:value-type="float" office:value="143077" calcext:value-type="float">
            <text:p>143077</text:p>
          </table:table-cell>
          <table:table-cell/>
          <table:table-cell office:value-type="float" office:value="142343" calcext:value-type="float">
            <text:p>142343</text:p>
          </table:table-cell>
          <table:table-cell/>
          <table:table-cell office:value-type="float" office:value="153150" calcext:value-type="float">
            <text:p>153150</text:p>
          </table:table-cell>
          <table:table-cell/>
          <table:table-cell office:value-type="float" office:value="220900" calcext:value-type="float">
            <text:p>220900</text:p>
          </table:table-cell>
          <table:table-cell/>
          <table:table-cell office:value-type="float" office:value="241293" calcext:value-type="float">
            <text:p>241293</text:p>
          </table:table-cell>
          <table:table-cell/>
          <table:table-cell office:value-type="float" office:value="254486" calcext:value-type="float">
            <text:p>254486</text:p>
          </table:table-cell>
          <table:table-cell/>
          <table:table-cell office:value-type="float" office:value="256346" calcext:value-type="float">
            <text:p>2563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474" calcext:value-type="float">
            <text:p>102474</text:p>
          </table:table-cell>
          <table:table-cell/>
          <table:table-cell office:value-type="float" office:value="106633" calcext:value-type="float">
            <text:p>106633</text:p>
          </table:table-cell>
          <table:table-cell/>
          <table:table-cell office:value-type="float" office:value="116532" calcext:value-type="float">
            <text:p>116532</text:p>
          </table:table-cell>
          <table:table-cell/>
          <table:table-cell office:value-type="float" office:value="102523" calcext:value-type="float">
            <text:p>102523</text:p>
          </table:table-cell>
          <table:table-cell/>
          <table:table-cell office:value-type="float" office:value="95442" calcext:value-type="float">
            <text:p>95442</text:p>
          </table:table-cell>
          <table:table-cell/>
          <table:table-cell office:value-type="float" office:value="100694" calcext:value-type="float">
            <text:p>100694</text:p>
          </table:table-cell>
          <table:table-cell/>
          <table:table-cell office:value-type="float" office:value="84837" calcext:value-type="float">
            <text:p>84837</text:p>
          </table:table-cell>
          <table:table-cell/>
          <table:table-cell office:value-type="float" office:value="62008" calcext:value-type="float">
            <text:p>62008</text:p>
          </table:table-cell>
          <table:table-cell/>
          <table:table-cell office:value-type="float" office:value="37293" calcext:value-type="float">
            <text:p>3729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5832" calcext:value-type="float">
            <text:p>165832</text:p>
          </table:table-cell>
          <table:table-cell/>
          <table:table-cell office:value-type="float" office:value="198654" calcext:value-type="float">
            <text:p>198654</text:p>
          </table:table-cell>
          <table:table-cell/>
          <table:table-cell office:value-type="float" office:value="163900" calcext:value-type="float">
            <text:p>163900</text:p>
          </table:table-cell>
          <table:table-cell/>
          <table:table-cell office:value-type="float" office:value="244308" calcext:value-type="float">
            <text:p>244308</text:p>
          </table:table-cell>
          <table:table-cell/>
          <table:table-cell office:value-type="float" office:value="252750" calcext:value-type="float">
            <text:p>252750</text:p>
          </table:table-cell>
          <table:table-cell/>
          <table:table-cell office:value-type="float" office:value="233127" calcext:value-type="float">
            <text:p>233127</text:p>
          </table:table-cell>
          <table:table-cell/>
          <table:table-cell office:value-type="float" office:value="333873" calcext:value-type="float">
            <text:p>333873</text:p>
          </table:table-cell>
          <table:table-cell/>
          <table:table-cell office:value-type="float" office:value="320731" calcext:value-type="float">
            <text:p>320731</text:p>
          </table:table-cell>
          <table:table-cell/>
          <table:table-cell office:value-type="float" office:value="332865" calcext:value-type="float">
            <text:p>3328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5550" calcext:value-type="float">
            <text:p>165550</text:p>
          </table:table-cell>
          <table:table-cell/>
          <table:table-cell office:value-type="float" office:value="146557" calcext:value-type="float">
            <text:p>146557</text:p>
          </table:table-cell>
          <table:table-cell/>
          <table:table-cell office:value-type="float" office:value="146095" calcext:value-type="float">
            <text:p>146095</text:p>
          </table:table-cell>
          <table:table-cell/>
          <table:table-cell office:value-type="float" office:value="141428" calcext:value-type="float">
            <text:p>141428</text:p>
          </table:table-cell>
          <table:table-cell/>
          <table:table-cell office:value-type="float" office:value="119255" calcext:value-type="float">
            <text:p>119255</text:p>
          </table:table-cell>
          <table:table-cell/>
          <table:table-cell office:value-type="float" office:value="307101" calcext:value-type="float">
            <text:p>307101</text:p>
          </table:table-cell>
          <table:table-cell/>
          <table:table-cell office:value-type="float" office:value="317004" calcext:value-type="float">
            <text:p>317004</text:p>
          </table:table-cell>
          <table:table-cell/>
          <table:table-cell office:value-type="float" office:value="302856" calcext:value-type="float">
            <text:p>302856</text:p>
          </table:table-cell>
          <table:table-cell/>
          <table:table-cell office:value-type="float" office:value="352220" calcext:value-type="float">
            <text:p>3522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3553" calcext:value-type="float">
            <text:p>123553</text:p>
          </table:table-cell>
          <table:table-cell/>
          <table:table-cell office:value-type="float" office:value="100440" calcext:value-type="float">
            <text:p>100440</text:p>
          </table:table-cell>
          <table:table-cell/>
          <table:table-cell office:value-type="float" office:value="145851" calcext:value-type="float">
            <text:p>145851</text:p>
          </table:table-cell>
          <table:table-cell/>
          <table:table-cell office:value-type="float" office:value="109838" calcext:value-type="float">
            <text:p>109838</text:p>
          </table:table-cell>
          <table:table-cell/>
          <table:table-cell office:value-type="float" office:value="172344" calcext:value-type="float">
            <text:p>172344</text:p>
          </table:table-cell>
          <table:table-cell/>
          <table:table-cell office:value-type="float" office:value="154548" calcext:value-type="float">
            <text:p>154548</text:p>
          </table:table-cell>
          <table:table-cell/>
          <table:table-cell office:value-type="float" office:value="321779" calcext:value-type="float">
            <text:p>321779</text:p>
          </table:table-cell>
          <table:table-cell/>
          <table:table-cell office:value-type="float" office:value="300857" calcext:value-type="float">
            <text:p>300857</text:p>
          </table:table-cell>
          <table:table-cell/>
          <table:table-cell office:value-type="float" office:value="136069" calcext:value-type="float">
            <text:p>1360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3779" calcext:value-type="float">
            <text:p>83779</text:p>
          </table:table-cell>
          <table:table-cell/>
          <table:table-cell office:value-type="float" office:value="188674" calcext:value-type="float">
            <text:p>188674</text:p>
          </table:table-cell>
          <table:table-cell/>
          <table:table-cell office:value-type="float" office:value="230956" calcext:value-type="float">
            <text:p>230956</text:p>
          </table:table-cell>
          <table:table-cell/>
          <table:table-cell office:value-type="float" office:value="160764" calcext:value-type="float">
            <text:p>160764</text:p>
          </table:table-cell>
          <table:table-cell/>
          <table:table-cell office:value-type="float" office:value="178968" calcext:value-type="float">
            <text:p>178968</text:p>
          </table:table-cell>
          <table:table-cell/>
          <table:table-cell office:value-type="float" office:value="65574" calcext:value-type="float">
            <text:p>65574</text:p>
          </table:table-cell>
          <table:table-cell/>
          <table:table-cell office:value-type="float" office:value="178326" calcext:value-type="float">
            <text:p>178326</text:p>
          </table:table-cell>
          <table:table-cell/>
          <table:table-cell office:value-type="float" office:value="315064" calcext:value-type="float">
            <text:p>315064</text:p>
          </table:table-cell>
          <table:table-cell/>
          <table:table-cell office:value-type="float" office:value="353669" calcext:value-type="float">
            <text:p>3536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501" calcext:value-type="float">
            <text:p>87501</text:p>
          </table:table-cell>
          <table:table-cell/>
          <table:table-cell office:value-type="float" office:value="56904" calcext:value-type="float">
            <text:p>56904</text:p>
          </table:table-cell>
          <table:table-cell/>
          <table:table-cell office:value-type="float" office:value="222523" calcext:value-type="float">
            <text:p>222523</text:p>
          </table:table-cell>
          <table:table-cell/>
          <table:table-cell office:value-type="float" office:value="113466" calcext:value-type="float">
            <text:p>113466</text:p>
          </table:table-cell>
          <table:table-cell/>
          <table:table-cell office:value-type="float" office:value="86105" calcext:value-type="float">
            <text:p>86105</text:p>
          </table:table-cell>
          <table:table-cell/>
          <table:table-cell office:value-type="float" office:value="259075" calcext:value-type="float">
            <text:p>259075</text:p>
          </table:table-cell>
          <table:table-cell/>
          <table:table-cell office:value-type="float" office:value="322450" calcext:value-type="float">
            <text:p>322450</text:p>
          </table:table-cell>
          <table:table-cell/>
          <table:table-cell office:value-type="float" office:value="316126" calcext:value-type="float">
            <text:p>316126</text:p>
          </table:table-cell>
          <table:table-cell/>
          <table:table-cell office:value-type="float" office:value="279007" calcext:value-type="float">
            <text:p>2790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8732" calcext:value-type="float">
            <text:p>148732</text:p>
          </table:table-cell>
          <table:table-cell/>
          <table:table-cell office:value-type="float" office:value="189001" calcext:value-type="float">
            <text:p>189001</text:p>
          </table:table-cell>
          <table:table-cell/>
          <table:table-cell office:value-type="float" office:value="212752" calcext:value-type="float">
            <text:p>212752</text:p>
          </table:table-cell>
          <table:table-cell/>
          <table:table-cell office:value-type="float" office:value="226918" calcext:value-type="float">
            <text:p>226918</text:p>
          </table:table-cell>
          <table:table-cell/>
          <table:table-cell office:value-type="float" office:value="222415" calcext:value-type="float">
            <text:p>222415</text:p>
          </table:table-cell>
          <table:table-cell/>
          <table:table-cell office:value-type="float" office:value="208116" calcext:value-type="float">
            <text:p>208116</text:p>
          </table:table-cell>
          <table:table-cell/>
          <table:table-cell office:value-type="float" office:value="309636" calcext:value-type="float">
            <text:p>309636</text:p>
          </table:table-cell>
          <table:table-cell/>
          <table:table-cell office:value-type="float" office:value="324120" calcext:value-type="float">
            <text:p>324120</text:p>
          </table:table-cell>
          <table:table-cell/>
          <table:table-cell office:value-type="float" office:value="297582" calcext:value-type="float">
            <text:p>2975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991" calcext:value-type="float">
            <text:p>122991</text:p>
          </table:table-cell>
          <table:table-cell/>
          <table:table-cell office:value-type="float" office:value="139785" calcext:value-type="float">
            <text:p>139785</text:p>
          </table:table-cell>
          <table:table-cell/>
          <table:table-cell office:value-type="float" office:value="211966" calcext:value-type="float">
            <text:p>211966</text:p>
          </table:table-cell>
          <table:table-cell/>
          <table:table-cell office:value-type="float" office:value="219253" calcext:value-type="float">
            <text:p>219253</text:p>
          </table:table-cell>
          <table:table-cell/>
          <table:table-cell office:value-type="float" office:value="252198" calcext:value-type="float">
            <text:p>252198</text:p>
          </table:table-cell>
          <table:table-cell/>
          <table:table-cell office:value-type="float" office:value="315903" calcext:value-type="float">
            <text:p>315903</text:p>
          </table:table-cell>
          <table:table-cell/>
          <table:table-cell office:value-type="float" office:value="286546" calcext:value-type="float">
            <text:p>286546</text:p>
          </table:table-cell>
          <table:table-cell/>
          <table:table-cell office:value-type="float" office:value="352244" calcext:value-type="float">
            <text:p>352244</text:p>
          </table:table-cell>
          <table:table-cell/>
          <table:table-cell office:value-type="float" office:value="322995" calcext:value-type="float">
            <text:p>32299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8679" calcext:value-type="float">
            <text:p>8679</text:p>
          </table:table-cell>
          <table:table-cell/>
          <table:table-cell office:value-type="float" office:value="38417" calcext:value-type="float">
            <text:p>38417</text:p>
          </table:table-cell>
          <table:table-cell/>
          <table:table-cell office:value-type="float" office:value="68500" calcext:value-type="float">
            <text:p>68500</text:p>
          </table:table-cell>
          <table:table-cell/>
          <table:table-cell office:value-type="float" office:value="69656" calcext:value-type="float">
            <text:p>69656</text:p>
          </table:table-cell>
          <table:table-cell/>
          <table:table-cell office:value-type="float" office:value="107998" calcext:value-type="float">
            <text:p>10799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8313" calcext:value-type="float">
            <text:p>18313</text:p>
          </table:table-cell>
          <table:table-cell/>
          <table:table-cell office:value-type="float" office:value="39572" calcext:value-type="float">
            <text:p>39572</text:p>
          </table:table-cell>
          <table:table-cell/>
          <table:table-cell office:value-type="float" office:value="64561" calcext:value-type="float">
            <text:p>64561</text:p>
          </table:table-cell>
          <table:table-cell/>
          <table:table-cell office:value-type="float" office:value="78900" calcext:value-type="float">
            <text:p>78900</text:p>
          </table:table-cell>
          <table:table-cell/>
          <table:table-cell office:value-type="float" office:value="84633" calcext:value-type="float">
            <text:p>84633</text:p>
          </table:table-cell>
          <table:table-cell/>
          <table:table-cell office:value-type="float" office:value="122055" calcext:value-type="float">
            <text:p>12205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8494" calcext:value-type="float">
            <text:p>18494</text:p>
          </table:table-cell>
          <table:table-cell/>
          <table:table-cell office:value-type="float" office:value="28565" calcext:value-type="float">
            <text:p>28565</text:p>
          </table:table-cell>
          <table:table-cell/>
          <table:table-cell office:value-type="float" office:value="65327" calcext:value-type="float">
            <text:p>65327</text:p>
          </table:table-cell>
          <table:table-cell/>
          <table:table-cell office:value-type="float" office:value="98242" calcext:value-type="float">
            <text:p>98242</text:p>
          </table:table-cell>
          <table:table-cell/>
          <table:table-cell office:value-type="float" office:value="117598" calcext:value-type="float">
            <text:p>117598</text:p>
          </table:table-cell>
          <table:table-cell/>
          <table:table-cell office:value-type="float" office:value="136416" calcext:value-type="float">
            <text:p>136416</text:p>
          </table:table-cell>
          <table:table-cell/>
          <table:table-cell office:value-type="float" office:value="137886" calcext:value-type="float">
            <text:p>13788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5274" calcext:value-type="float">
            <text:p>15274</text:p>
          </table:table-cell>
          <table:table-cell/>
          <table:table-cell office:value-type="float" office:value="26998" calcext:value-type="float">
            <text:p>26998</text:p>
          </table:table-cell>
          <table:table-cell/>
          <table:table-cell office:value-type="float" office:value="48411" calcext:value-type="float">
            <text:p>48411</text:p>
          </table:table-cell>
          <table:table-cell/>
          <table:table-cell office:value-type="float" office:value="110779" calcext:value-type="float">
            <text:p>110779</text:p>
          </table:table-cell>
          <table:table-cell/>
          <table:table-cell office:value-type="float" office:value="122259" calcext:value-type="float">
            <text:p>122259</text:p>
          </table:table-cell>
          <table:table-cell/>
          <table:table-cell office:value-type="float" office:value="131792" calcext:value-type="float">
            <text:p>131792</text:p>
          </table:table-cell>
          <table:table-cell/>
          <table:table-cell office:value-type="float" office:value="160662" calcext:value-type="float">
            <text:p>160662</text:p>
          </table:table-cell>
          <table:table-cell/>
          <table:table-cell office:value-type="float" office:value="143252" calcext:value-type="float">
            <text:p>14325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116" calcext:value-type="float">
            <text:p>18116</text:p>
          </table:table-cell>
          <table:table-cell/>
          <table:table-cell office:value-type="float" office:value="30730" calcext:value-type="float">
            <text:p>30730</text:p>
          </table:table-cell>
          <table:table-cell/>
          <table:table-cell office:value-type="float" office:value="51791" calcext:value-type="float">
            <text:p>51791</text:p>
          </table:table-cell>
          <table:table-cell/>
          <table:table-cell office:value-type="float" office:value="73202" calcext:value-type="float">
            <text:p>73202</text:p>
          </table:table-cell>
          <table:table-cell/>
          <table:table-cell office:value-type="float" office:value="128285" calcext:value-type="float">
            <text:p>128285</text:p>
          </table:table-cell>
          <table:table-cell/>
          <table:table-cell office:value-type="float" office:value="149003" calcext:value-type="float">
            <text:p>149003</text:p>
          </table:table-cell>
          <table:table-cell/>
          <table:table-cell office:value-type="float" office:value="132363" calcext:value-type="float">
            <text:p>132363</text:p>
          </table:table-cell>
          <table:table-cell/>
          <table:table-cell office:value-type="float" office:value="143030" calcext:value-type="float">
            <text:p>143030</text:p>
          </table:table-cell>
          <table:table-cell/>
          <table:table-cell office:value-type="float" office:value="153103" calcext:value-type="float">
            <text:p>15310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7776" calcext:value-type="float">
            <text:p>17776</text:p>
          </table:table-cell>
          <table:table-cell/>
          <table:table-cell office:value-type="float" office:value="31371" calcext:value-type="float">
            <text:p>31371</text:p>
          </table:table-cell>
          <table:table-cell/>
          <table:table-cell office:value-type="float" office:value="55931" calcext:value-type="float">
            <text:p>55931</text:p>
          </table:table-cell>
          <table:table-cell/>
          <table:table-cell office:value-type="float" office:value="88604" calcext:value-type="float">
            <text:p>88604</text:p>
          </table:table-cell>
          <table:table-cell/>
          <table:table-cell office:value-type="float" office:value="126265" calcext:value-type="float">
            <text:p>126265</text:p>
          </table:table-cell>
          <table:table-cell/>
          <table:table-cell office:value-type="float" office:value="146972" calcext:value-type="float">
            <text:p>146972</text:p>
          </table:table-cell>
          <table:table-cell/>
          <table:table-cell office:value-type="float" office:value="161017" calcext:value-type="float">
            <text:p>161017</text:p>
          </table:table-cell>
          <table:table-cell/>
          <table:table-cell office:value-type="float" office:value="149841" calcext:value-type="float">
            <text:p>149841</text:p>
          </table:table-cell>
          <table:table-cell/>
          <table:table-cell office:value-type="float" office:value="156813" calcext:value-type="float">
            <text:p>156813</text:p>
          </table:table-cell>
          <table:table-cell/>
          <table:table-cell office:value-type="float" office:value="211417" calcext:value-type="float">
            <text:p>21141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7324" calcext:value-type="float">
            <text:p>17324</text:p>
          </table:table-cell>
          <table:table-cell/>
          <table:table-cell office:value-type="float" office:value="30630" calcext:value-type="float">
            <text:p>30630</text:p>
          </table:table-cell>
          <table:table-cell/>
          <table:table-cell office:value-type="float" office:value="55019" calcext:value-type="float">
            <text:p>55019</text:p>
          </table:table-cell>
          <table:table-cell/>
          <table:table-cell office:value-type="float" office:value="104276" calcext:value-type="float">
            <text:p>104276</text:p>
          </table:table-cell>
          <table:table-cell/>
          <table:table-cell office:value-type="float" office:value="140486" calcext:value-type="float">
            <text:p>140486</text:p>
          </table:table-cell>
          <table:table-cell/>
          <table:table-cell office:value-type="float" office:value="172530" calcext:value-type="float">
            <text:p>172530</text:p>
          </table:table-cell>
          <table:table-cell/>
          <table:table-cell office:value-type="float" office:value="137034" calcext:value-type="float">
            <text:p>137034</text:p>
          </table:table-cell>
          <table:table-cell/>
          <table:table-cell office:value-type="float" office:value="164778" calcext:value-type="float">
            <text:p>164778</text:p>
          </table:table-cell>
          <table:table-cell/>
          <table:table-cell office:value-type="float" office:value="189128" calcext:value-type="float">
            <text:p>189128</text:p>
          </table:table-cell>
          <table:table-cell/>
          <table:table-cell office:value-type="float" office:value="279192" calcext:value-type="float">
            <text:p>279192</text:p>
          </table:table-cell>
          <table:table-cell/>
          <table:table-cell office:value-type="float" office:value="306032" calcext:value-type="float">
            <text:p>30603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1122" calcext:value-type="float">
            <text:p>21122</text:p>
          </table:table-cell>
          <table:table-cell/>
          <table:table-cell office:value-type="float" office:value="31088" calcext:value-type="float">
            <text:p>31088</text:p>
          </table:table-cell>
          <table:table-cell/>
          <table:table-cell office:value-type="float" office:value="52745" calcext:value-type="float">
            <text:p>52745</text:p>
          </table:table-cell>
          <table:table-cell/>
          <table:table-cell office:value-type="float" office:value="87681" calcext:value-type="float">
            <text:p>87681</text:p>
          </table:table-cell>
          <table:table-cell/>
          <table:table-cell office:value-type="float" office:value="127113" calcext:value-type="float">
            <text:p>127113</text:p>
          </table:table-cell>
          <table:table-cell/>
          <table:table-cell office:value-type="float" office:value="162459" calcext:value-type="float">
            <text:p>162459</text:p>
          </table:table-cell>
          <table:table-cell/>
          <table:table-cell office:value-type="float" office:value="192782" calcext:value-type="float">
            <text:p>192782</text:p>
          </table:table-cell>
          <table:table-cell/>
          <table:table-cell office:value-type="float" office:value="146811" calcext:value-type="float">
            <text:p>146811</text:p>
          </table:table-cell>
          <table:table-cell/>
          <table:table-cell office:value-type="float" office:value="179577" calcext:value-type="float">
            <text:p>179577</text:p>
          </table:table-cell>
          <table:table-cell/>
          <table:table-cell office:value-type="float" office:value="172069" calcext:value-type="float">
            <text:p>172069</text:p>
          </table:table-cell>
          <table:table-cell/>
          <table:table-cell office:value-type="float" office:value="265377" calcext:value-type="float">
            <text:p>265377</text:p>
          </table:table-cell>
          <table:table-cell/>
          <table:table-cell office:value-type="float" office:value="330967" calcext:value-type="float">
            <text:p>33096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7734" calcext:value-type="float">
            <text:p>17734</text:p>
          </table:table-cell>
          <table:table-cell/>
          <table:table-cell office:value-type="float" office:value="31057" calcext:value-type="float">
            <text:p>31057</text:p>
          </table:table-cell>
          <table:table-cell/>
          <table:table-cell office:value-type="float" office:value="55414" calcext:value-type="float">
            <text:p>55414</text:p>
          </table:table-cell>
          <table:table-cell/>
          <table:table-cell office:value-type="float" office:value="89359" calcext:value-type="float">
            <text:p>89359</text:p>
          </table:table-cell>
          <table:table-cell/>
          <table:table-cell office:value-type="float" office:value="129344" calcext:value-type="float">
            <text:p>129344</text:p>
          </table:table-cell>
          <table:table-cell/>
          <table:table-cell office:value-type="float" office:value="157877" calcext:value-type="float">
            <text:p>157877</text:p>
          </table:table-cell>
          <table:table-cell/>
          <table:table-cell office:value-type="float" office:value="169401" calcext:value-type="float">
            <text:p>169401</text:p>
          </table:table-cell>
          <table:table-cell/>
          <table:table-cell office:value-type="float" office:value="210469" calcext:value-type="float">
            <text:p>210469</text:p>
          </table:table-cell>
          <table:table-cell/>
          <table:table-cell office:value-type="float" office:value="159647" calcext:value-type="float">
            <text:p>159647</text:p>
          </table:table-cell>
          <table:table-cell/>
          <table:table-cell office:value-type="float" office:value="288641" calcext:value-type="float">
            <text:p>288641</text:p>
          </table:table-cell>
          <table:table-cell/>
          <table:table-cell office:value-type="float" office:value="292583" calcext:value-type="float">
            <text:p>292583</text:p>
          </table:table-cell>
          <table:table-cell/>
          <table:table-cell office:value-type="float" office:value="303155" calcext:value-type="float">
            <text:p>303155</text:p>
          </table:table-cell>
          <table:table-cell/>
          <table:table-cell office:value-type="float" office:value="340976" calcext:value-type="float">
            <text:p>3409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5259" calcext:value-type="float">
            <text:p>125259</text:p>
          </table:table-cell>
          <table:table-cell/>
          <table:table-cell office:value-type="float" office:value="169278" calcext:value-type="float">
            <text:p>169278</text:p>
          </table:table-cell>
          <table:table-cell/>
          <table:table-cell office:value-type="float" office:value="181135" calcext:value-type="float">
            <text:p>181135</text:p>
          </table:table-cell>
          <table:table-cell/>
          <table:table-cell office:value-type="float" office:value="212671" calcext:value-type="float">
            <text:p>212671</text:p>
          </table:table-cell>
          <table:table-cell/>
          <table:table-cell office:value-type="float" office:value="237697" calcext:value-type="float">
            <text:p>237697</text:p>
          </table:table-cell>
          <table:table-cell/>
          <table:table-cell office:value-type="float" office:value="234676" calcext:value-type="float">
            <text:p>234676</text:p>
          </table:table-cell>
          <table:table-cell/>
          <table:table-cell office:value-type="float" office:value="269727" calcext:value-type="float">
            <text:p>269727</text:p>
          </table:table-cell>
          <table:table-cell/>
          <table:table-cell office:value-type="float" office:value="329099" calcext:value-type="float">
            <text:p>329099</text:p>
          </table:table-cell>
          <table:table-cell/>
          <table:table-cell office:value-type="float" office:value="323053" calcext:value-type="float">
            <text:p>32305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5961" calcext:value-type="float">
            <text:p>125961</text:p>
          </table:table-cell>
          <table:table-cell/>
          <table:table-cell office:value-type="float" office:value="160407" calcext:value-type="float">
            <text:p>160407</text:p>
          </table:table-cell>
          <table:table-cell/>
          <table:table-cell office:value-type="float" office:value="198893" calcext:value-type="float">
            <text:p>198893</text:p>
          </table:table-cell>
          <table:table-cell/>
          <table:table-cell office:value-type="float" office:value="220521" calcext:value-type="float">
            <text:p>220521</text:p>
          </table:table-cell>
          <table:table-cell/>
          <table:table-cell office:value-type="float" office:value="236629" calcext:value-type="float">
            <text:p>236629</text:p>
          </table:table-cell>
          <table:table-cell/>
          <table:table-cell office:value-type="float" office:value="288704" calcext:value-type="float">
            <text:p>288704</text:p>
          </table:table-cell>
          <table:table-cell/>
          <table:table-cell office:value-type="float" office:value="303440" calcext:value-type="float">
            <text:p>303440</text:p>
          </table:table-cell>
          <table:table-cell/>
          <table:table-cell office:value-type="float" office:value="313477" calcext:value-type="float">
            <text:p>313477</text:p>
          </table:table-cell>
          <table:table-cell/>
          <table:table-cell office:value-type="float" office:value="325406" calcext:value-type="float">
            <text:p>3254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618" calcext:value-type="float">
            <text:p>131618</text:p>
          </table:table-cell>
          <table:table-cell/>
          <table:table-cell office:value-type="float" office:value="180929" calcext:value-type="float">
            <text:p>180929</text:p>
          </table:table-cell>
          <table:table-cell/>
          <table:table-cell office:value-type="float" office:value="177625" calcext:value-type="float">
            <text:p>177625</text:p>
          </table:table-cell>
          <table:table-cell/>
          <table:table-cell office:value-type="float" office:value="212728" calcext:value-type="float">
            <text:p>212728</text:p>
          </table:table-cell>
          <table:table-cell/>
          <table:table-cell office:value-type="float" office:value="244488" calcext:value-type="float">
            <text:p>244488</text:p>
          </table:table-cell>
          <table:table-cell/>
          <table:table-cell office:value-type="float" office:value="284387" calcext:value-type="float">
            <text:p>284387</text:p>
          </table:table-cell>
          <table:table-cell/>
          <table:table-cell office:value-type="float" office:value="318176" calcext:value-type="float">
            <text:p>318176</text:p>
          </table:table-cell>
          <table:table-cell/>
          <table:table-cell office:value-type="float" office:value="322815" calcext:value-type="float">
            <text:p>322815</text:p>
          </table:table-cell>
          <table:table-cell/>
          <table:table-cell office:value-type="float" office:value="342909" calcext:value-type="float">
            <text:p>34290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7433" calcext:value-type="float">
            <text:p>127433</text:p>
          </table:table-cell>
          <table:table-cell/>
          <table:table-cell office:value-type="float" office:value="159270" calcext:value-type="float">
            <text:p>159270</text:p>
          </table:table-cell>
          <table:table-cell/>
          <table:table-cell office:value-type="float" office:value="183288" calcext:value-type="float">
            <text:p>183288</text:p>
          </table:table-cell>
          <table:table-cell/>
          <table:table-cell office:value-type="float" office:value="215016" calcext:value-type="float">
            <text:p>215016</text:p>
          </table:table-cell>
          <table:table-cell/>
          <table:table-cell office:value-type="float" office:value="255701" calcext:value-type="float">
            <text:p>255701</text:p>
          </table:table-cell>
          <table:table-cell/>
          <table:table-cell office:value-type="float" office:value="284273" calcext:value-type="float">
            <text:p>284273</text:p>
          </table:table-cell>
          <table:table-cell/>
          <table:table-cell office:value-type="float" office:value="328243" calcext:value-type="float">
            <text:p>328243</text:p>
          </table:table-cell>
          <table:table-cell/>
          <table:table-cell office:value-type="float" office:value="310686" calcext:value-type="float">
            <text:p>310686</text:p>
          </table:table-cell>
          <table:table-cell/>
          <table:table-cell office:value-type="float" office:value="337291" calcext:value-type="float">
            <text:p>3372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6983" calcext:value-type="float">
            <text:p>126983</text:p>
          </table:table-cell>
          <table:table-cell/>
          <table:table-cell office:value-type="float" office:value="168187" calcext:value-type="float">
            <text:p>168187</text:p>
          </table:table-cell>
          <table:table-cell/>
          <table:table-cell office:value-type="float" office:value="188159" calcext:value-type="float">
            <text:p>188159</text:p>
          </table:table-cell>
          <table:table-cell/>
          <table:table-cell office:value-type="float" office:value="225079" calcext:value-type="float">
            <text:p>225079</text:p>
          </table:table-cell>
          <table:table-cell/>
          <table:table-cell office:value-type="float" office:value="237567" calcext:value-type="float">
            <text:p>237567</text:p>
          </table:table-cell>
          <table:table-cell/>
          <table:table-cell office:value-type="float" office:value="262083" calcext:value-type="float">
            <text:p>262083</text:p>
          </table:table-cell>
          <table:table-cell/>
          <table:table-cell office:value-type="float" office:value="298831" calcext:value-type="float">
            <text:p>298831</text:p>
          </table:table-cell>
          <table:table-cell/>
          <table:table-cell office:value-type="float" office:value="325274" calcext:value-type="float">
            <text:p>325274</text:p>
          </table:table-cell>
          <table:table-cell/>
          <table:table-cell office:value-type="float" office:value="353658" calcext:value-type="float">
            <text:p>3536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7031" calcext:value-type="float">
            <text:p>127031</text:p>
          </table:table-cell>
          <table:table-cell/>
          <table:table-cell office:value-type="float" office:value="164831" calcext:value-type="float">
            <text:p>164831</text:p>
          </table:table-cell>
          <table:table-cell/>
          <table:table-cell office:value-type="float" office:value="189701" calcext:value-type="float">
            <text:p>189701</text:p>
          </table:table-cell>
          <table:table-cell/>
          <table:table-cell office:value-type="float" office:value="219470" calcext:value-type="float">
            <text:p>219470</text:p>
          </table:table-cell>
          <table:table-cell/>
          <table:table-cell office:value-type="float" office:value="243320" calcext:value-type="float">
            <text:p>243320</text:p>
          </table:table-cell>
          <table:table-cell/>
          <table:table-cell office:value-type="float" office:value="291038" calcext:value-type="float">
            <text:p>291038</text:p>
          </table:table-cell>
          <table:table-cell/>
          <table:table-cell office:value-type="float" office:value="309578" calcext:value-type="float">
            <text:p>309578</text:p>
          </table:table-cell>
          <table:table-cell/>
          <table:table-cell office:value-type="float" office:value="313697" calcext:value-type="float">
            <text:p>313697</text:p>
          </table:table-cell>
          <table:table-cell/>
          <table:table-cell office:value-type="float" office:value="354963" calcext:value-type="float">
            <text:p>35496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208" calcext:value-type="float">
            <text:p>122208</text:p>
          </table:table-cell>
          <table:table-cell/>
          <table:table-cell office:value-type="float" office:value="161211" calcext:value-type="float">
            <text:p>161211</text:p>
          </table:table-cell>
          <table:table-cell/>
          <table:table-cell office:value-type="float" office:value="188069" calcext:value-type="float">
            <text:p>188069</text:p>
          </table:table-cell>
          <table:table-cell/>
          <table:table-cell office:value-type="float" office:value="214115" calcext:value-type="float">
            <text:p>214115</text:p>
          </table:table-cell>
          <table:table-cell/>
          <table:table-cell office:value-type="float" office:value="246433" calcext:value-type="float">
            <text:p>246433</text:p>
          </table:table-cell>
          <table:table-cell/>
          <table:table-cell office:value-type="float" office:value="299339" calcext:value-type="float">
            <text:p>299339</text:p>
          </table:table-cell>
          <table:table-cell/>
          <table:table-cell office:value-type="float" office:value="296436" calcext:value-type="float">
            <text:p>296436</text:p>
          </table:table-cell>
          <table:table-cell/>
          <table:table-cell office:value-type="float" office:value="316518" calcext:value-type="float">
            <text:p>316518</text:p>
          </table:table-cell>
          <table:table-cell/>
          <table:table-cell office:value-type="float" office:value="325040" calcext:value-type="float">
            <text:p>3250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508" calcext:value-type="float">
            <text:p>121508</text:p>
          </table:table-cell>
          <table:table-cell/>
          <table:table-cell office:value-type="float" office:value="152573" calcext:value-type="float">
            <text:p>152573</text:p>
          </table:table-cell>
          <table:table-cell/>
          <table:table-cell office:value-type="float" office:value="196764" calcext:value-type="float">
            <text:p>196764</text:p>
          </table:table-cell>
          <table:table-cell/>
          <table:table-cell office:value-type="float" office:value="215973" calcext:value-type="float">
            <text:p>215973</text:p>
          </table:table-cell>
          <table:table-cell/>
          <table:table-cell office:value-type="float" office:value="253073" calcext:value-type="float">
            <text:p>253073</text:p>
          </table:table-cell>
          <table:table-cell/>
          <table:table-cell office:value-type="float" office:value="297199" calcext:value-type="float">
            <text:p>297199</text:p>
          </table:table-cell>
          <table:table-cell/>
          <table:table-cell office:value-type="float" office:value="294701" calcext:value-type="float">
            <text:p>294701</text:p>
          </table:table-cell>
          <table:table-cell/>
          <table:table-cell office:value-type="float" office:value="328157" calcext:value-type="float">
            <text:p>328157</text:p>
          </table:table-cell>
          <table:table-cell/>
          <table:table-cell office:value-type="float" office:value="319807" calcext:value-type="float">
            <text:p>31980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67836" calcext:value-type="float">
            <text:p>467836</text:p>
          </table:table-cell>
          <table:table-cell/>
          <table:table-cell office:value-type="float" office:value="583941" calcext:value-type="float">
            <text:p>583941</text:p>
          </table:table-cell>
          <table:table-cell/>
          <table:table-cell office:value-type="float" office:value="650406" calcext:value-type="float">
            <text:p>650406</text:p>
          </table:table-cell>
          <table:table-cell/>
          <table:table-cell office:value-type="float" office:value="685959" calcext:value-type="float">
            <text:p>685959</text:p>
          </table:table-cell>
          <table:table-cell/>
          <table:table-cell office:value-type="float" office:value="694896" calcext:value-type="float">
            <text:p>69489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14498" calcext:value-type="float">
            <text:p>614498</text:p>
          </table:table-cell>
          <table:table-cell/>
          <table:table-cell office:value-type="float" office:value="902679" calcext:value-type="float">
            <text:p>902679</text:p>
          </table:table-cell>
          <table:table-cell/>
          <table:table-cell office:value-type="float" office:value="788662" calcext:value-type="float">
            <text:p>788662</text:p>
          </table:table-cell>
          <table:table-cell/>
          <table:table-cell office:value-type="float" office:value="1050041" calcext:value-type="float">
            <text:p>1050041</text:p>
          </table:table-cell>
          <table:table-cell/>
          <table:table-cell office:value-type="float" office:value="1024000" calcext:value-type="float">
            <text:p>1024000</text:p>
          </table:table-cell>
          <table:table-cell/>
          <table:table-cell office:value-type="float" office:value="1100601" calcext:value-type="float">
            <text:p>110060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37752" calcext:value-type="float">
            <text:p>737752</text:p>
          </table:table-cell>
          <table:table-cell/>
          <table:table-cell office:value-type="float" office:value="1035598" calcext:value-type="float">
            <text:p>1035598</text:p>
          </table:table-cell>
          <table:table-cell/>
          <table:table-cell office:value-type="float" office:value="1327800" calcext:value-type="float">
            <text:p>1327800</text:p>
          </table:table-cell>
          <table:table-cell/>
          <table:table-cell office:value-type="float" office:value="991863" calcext:value-type="float">
            <text:p>991863</text:p>
          </table:table-cell>
          <table:table-cell/>
          <table:table-cell office:value-type="float" office:value="1453719" calcext:value-type="float">
            <text:p>1453719</text:p>
          </table:table-cell>
          <table:table-cell/>
          <table:table-cell office:value-type="float" office:value="1660181" calcext:value-type="float">
            <text:p>1660181</text:p>
          </table:table-cell>
          <table:table-cell/>
          <table:table-cell office:value-type="float" office:value="1669928" calcext:value-type="float">
            <text:p>166992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15027" calcext:value-type="float">
            <text:p>815027</text:p>
          </table:table-cell>
          <table:table-cell/>
          <table:table-cell office:value-type="float" office:value="1167616" calcext:value-type="float">
            <text:p>1167616</text:p>
          </table:table-cell>
          <table:table-cell/>
          <table:table-cell office:value-type="float" office:value="807953" calcext:value-type="float">
            <text:p>807953</text:p>
          </table:table-cell>
          <table:table-cell/>
          <table:table-cell office:value-type="float" office:value="1762478" calcext:value-type="float">
            <text:p>1762478</text:p>
          </table:table-cell>
          <table:table-cell/>
          <table:table-cell office:value-type="float" office:value="2022116" calcext:value-type="float">
            <text:p>2022116</text:p>
          </table:table-cell>
          <table:table-cell/>
          <table:table-cell office:value-type="float" office:value="2076236" calcext:value-type="float">
            <text:p>2076236</text:p>
          </table:table-cell>
          <table:table-cell/>
          <table:table-cell office:value-type="float" office:value="2223187" calcext:value-type="float">
            <text:p>2223187</text:p>
          </table:table-cell>
          <table:table-cell/>
          <table:table-cell office:value-type="float" office:value="2254513" calcext:value-type="float">
            <text:p>225451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74877" calcext:value-type="float">
            <text:p>774877</text:p>
          </table:table-cell>
          <table:table-cell/>
          <table:table-cell office:value-type="float" office:value="1286593" calcext:value-type="float">
            <text:p>1286593</text:p>
          </table:table-cell>
          <table:table-cell/>
          <table:table-cell office:value-type="float" office:value="1725648" calcext:value-type="float">
            <text:p>1725648</text:p>
          </table:table-cell>
          <table:table-cell/>
          <table:table-cell office:value-type="float" office:value="1946028" calcext:value-type="float">
            <text:p>1946028</text:p>
          </table:table-cell>
          <table:table-cell/>
          <table:table-cell office:value-type="float" office:value="2287245" calcext:value-type="float">
            <text:p>2287245</text:p>
          </table:table-cell>
          <table:table-cell/>
          <table:table-cell office:value-type="float" office:value="2432881" calcext:value-type="float">
            <text:p>2432881</text:p>
          </table:table-cell>
          <table:table-cell/>
          <table:table-cell office:value-type="float" office:value="2506731" calcext:value-type="float">
            <text:p>2506731</text:p>
          </table:table-cell>
          <table:table-cell/>
          <table:table-cell office:value-type="float" office:value="2459173" calcext:value-type="float">
            <text:p>2459173</text:p>
          </table:table-cell>
          <table:table-cell/>
          <table:table-cell office:value-type="float" office:value="2381395" calcext:value-type="float">
            <text:p>238139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95026" calcext:value-type="float">
            <text:p>895026</text:p>
          </table:table-cell>
          <table:table-cell/>
          <table:table-cell office:value-type="float" office:value="1309295" calcext:value-type="float">
            <text:p>1309295</text:p>
          </table:table-cell>
          <table:table-cell/>
          <table:table-cell office:value-type="float" office:value="1776698" calcext:value-type="float">
            <text:p>1776698</text:p>
          </table:table-cell>
          <table:table-cell/>
          <table:table-cell office:value-type="float" office:value="2309427" calcext:value-type="float">
            <text:p>2309427</text:p>
          </table:table-cell>
          <table:table-cell/>
          <table:table-cell office:value-type="float" office:value="2583575" calcext:value-type="float">
            <text:p>2583575</text:p>
          </table:table-cell>
          <table:table-cell/>
          <table:table-cell office:value-type="float" office:value="2725941" calcext:value-type="float">
            <text:p>2725941</text:p>
          </table:table-cell>
          <table:table-cell/>
          <table:table-cell office:value-type="float" office:value="2571572" calcext:value-type="float">
            <text:p>2571572</text:p>
          </table:table-cell>
          <table:table-cell/>
          <table:table-cell office:value-type="float" office:value="2872370" calcext:value-type="float">
            <text:p>2872370</text:p>
          </table:table-cell>
          <table:table-cell/>
          <table:table-cell office:value-type="float" office:value="2862734" calcext:value-type="float">
            <text:p>2862734</text:p>
          </table:table-cell>
          <table:table-cell/>
          <table:table-cell office:value-type="float" office:value="2664931" calcext:value-type="float">
            <text:p>266493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904653" calcext:value-type="float">
            <text:p>904653</text:p>
          </table:table-cell>
          <table:table-cell/>
          <table:table-cell office:value-type="float" office:value="1340094" calcext:value-type="float">
            <text:p>1340094</text:p>
          </table:table-cell>
          <table:table-cell/>
          <table:table-cell office:value-type="float" office:value="1768337" calcext:value-type="float">
            <text:p>1768337</text:p>
          </table:table-cell>
          <table:table-cell/>
          <table:table-cell office:value-type="float" office:value="2299831" calcext:value-type="float">
            <text:p>2299831</text:p>
          </table:table-cell>
          <table:table-cell/>
          <table:table-cell office:value-type="float" office:value="2494215" calcext:value-type="float">
            <text:p>2494215</text:p>
          </table:table-cell>
          <table:table-cell/>
          <table:table-cell office:value-type="float" office:value="2681681" calcext:value-type="float">
            <text:p>2681681</text:p>
          </table:table-cell>
          <table:table-cell/>
          <table:table-cell office:value-type="float" office:value="2829706" calcext:value-type="float">
            <text:p>2829706</text:p>
          </table:table-cell>
          <table:table-cell/>
          <table:table-cell office:value-type="float" office:value="2989781" calcext:value-type="float">
            <text:p>2989781</text:p>
          </table:table-cell>
          <table:table-cell/>
          <table:table-cell office:value-type="float" office:value="2874991" calcext:value-type="float">
            <text:p>2874991</text:p>
          </table:table-cell>
          <table:table-cell/>
          <table:table-cell office:value-type="float" office:value="2871564" calcext:value-type="float">
            <text:p>2871564</text:p>
          </table:table-cell>
          <table:table-cell/>
          <table:table-cell office:value-type="float" office:value="2489213" calcext:value-type="float">
            <text:p>248921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08294" calcext:value-type="float">
            <text:p>908294</text:p>
          </table:table-cell>
          <table:table-cell/>
          <table:table-cell office:value-type="float" office:value="1367841" calcext:value-type="float">
            <text:p>1367841</text:p>
          </table:table-cell>
          <table:table-cell/>
          <table:table-cell office:value-type="float" office:value="1898889" calcext:value-type="float">
            <text:p>1898889</text:p>
          </table:table-cell>
          <table:table-cell/>
          <table:table-cell office:value-type="float" office:value="2351792" calcext:value-type="float">
            <text:p>2351792</text:p>
          </table:table-cell>
          <table:table-cell/>
          <table:table-cell office:value-type="float" office:value="2658273" calcext:value-type="float">
            <text:p>2658273</text:p>
          </table:table-cell>
          <table:table-cell/>
          <table:table-cell office:value-type="float" office:value="2779776" calcext:value-type="float">
            <text:p>2779776</text:p>
          </table:table-cell>
          <table:table-cell/>
          <table:table-cell office:value-type="float" office:value="2963713" calcext:value-type="float">
            <text:p>2963713</text:p>
          </table:table-cell>
          <table:table-cell/>
          <table:table-cell office:value-type="float" office:value="3006017" calcext:value-type="float">
            <text:p>3006017</text:p>
          </table:table-cell>
          <table:table-cell/>
          <table:table-cell office:value-type="float" office:value="2970806" calcext:value-type="float">
            <text:p>2970806</text:p>
          </table:table-cell>
          <table:table-cell/>
          <table:table-cell office:value-type="float" office:value="2783837" calcext:value-type="float">
            <text:p>2783837</text:p>
          </table:table-cell>
          <table:table-cell/>
          <table:table-cell office:value-type="float" office:value="2744848" calcext:value-type="float">
            <text:p>2744848</text:p>
          </table:table-cell>
          <table:table-cell/>
          <table:table-cell office:value-type="float" office:value="2726032" calcext:value-type="float">
            <text:p>272603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704527" calcext:value-type="float">
            <text:p>704527</text:p>
          </table:table-cell>
          <table:table-cell/>
          <table:table-cell office:value-type="float" office:value="1273780" calcext:value-type="float">
            <text:p>1273780</text:p>
          </table:table-cell>
          <table:table-cell/>
          <table:table-cell office:value-type="float" office:value="1807969" calcext:value-type="float">
            <text:p>1807969</text:p>
          </table:table-cell>
          <table:table-cell/>
          <table:table-cell office:value-type="float" office:value="2325753" calcext:value-type="float">
            <text:p>2325753</text:p>
          </table:table-cell>
          <table:table-cell/>
          <table:table-cell office:value-type="float" office:value="2606800" calcext:value-type="float">
            <text:p>2606800</text:p>
          </table:table-cell>
          <table:table-cell/>
          <table:table-cell office:value-type="float" office:value="2767754" calcext:value-type="float">
            <text:p>2767754</text:p>
          </table:table-cell>
          <table:table-cell/>
          <table:table-cell office:value-type="float" office:value="2874083" calcext:value-type="float">
            <text:p>2874083</text:p>
          </table:table-cell>
          <table:table-cell/>
          <table:table-cell office:value-type="float" office:value="2903214" calcext:value-type="float">
            <text:p>2903214</text:p>
          </table:table-cell>
          <table:table-cell/>
          <table:table-cell office:value-type="float" office:value="3008391" calcext:value-type="float">
            <text:p>3008391</text:p>
          </table:table-cell>
          <table:table-cell/>
          <table:table-cell office:value-type="float" office:value="3018923" calcext:value-type="float">
            <text:p>3018923</text:p>
          </table:table-cell>
          <table:table-cell/>
          <table:table-cell office:value-type="float" office:value="2260080" calcext:value-type="float">
            <text:p>2260080</text:p>
          </table:table-cell>
          <table:table-cell/>
          <table:table-cell office:value-type="float" office:value="2636584" calcext:value-type="float">
            <text:p>2636584</text:p>
          </table:table-cell>
          <table:table-cell/>
          <table:table-cell office:value-type="float" office:value="2642197" calcext:value-type="float">
            <text:p>26421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20203" calcext:value-type="float">
            <text:p>2620203</text:p>
          </table:table-cell>
          <table:table-cell/>
          <table:table-cell office:value-type="float" office:value="2731144" calcext:value-type="float">
            <text:p>2731144</text:p>
          </table:table-cell>
          <table:table-cell/>
          <table:table-cell office:value-type="float" office:value="2926315" calcext:value-type="float">
            <text:p>2926315</text:p>
          </table:table-cell>
          <table:table-cell/>
          <table:table-cell office:value-type="float" office:value="2996342" calcext:value-type="float">
            <text:p>2996342</text:p>
          </table:table-cell>
          <table:table-cell/>
          <table:table-cell office:value-type="float" office:value="3043260" calcext:value-type="float">
            <text:p>3043260</text:p>
          </table:table-cell>
          <table:table-cell/>
          <table:table-cell office:value-type="float" office:value="2994808" calcext:value-type="float">
            <text:p>2994808</text:p>
          </table:table-cell>
          <table:table-cell/>
          <table:table-cell office:value-type="float" office:value="2910615" calcext:value-type="float">
            <text:p>2910615</text:p>
          </table:table-cell>
          <table:table-cell/>
          <table:table-cell office:value-type="float" office:value="2623980" calcext:value-type="float">
            <text:p>2623980</text:p>
          </table:table-cell>
          <table:table-cell/>
          <table:table-cell office:value-type="float" office:value="2653623" calcext:value-type="float">
            <text:p>26536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55773" calcext:value-type="float">
            <text:p>2455773</text:p>
          </table:table-cell>
          <table:table-cell/>
          <table:table-cell office:value-type="float" office:value="2771722" calcext:value-type="float">
            <text:p>2771722</text:p>
          </table:table-cell>
          <table:table-cell/>
          <table:table-cell office:value-type="float" office:value="2775749" calcext:value-type="float">
            <text:p>2775749</text:p>
          </table:table-cell>
          <table:table-cell/>
          <table:table-cell office:value-type="float" office:value="2951699" calcext:value-type="float">
            <text:p>2951699</text:p>
          </table:table-cell>
          <table:table-cell/>
          <table:table-cell office:value-type="float" office:value="2978394" calcext:value-type="float">
            <text:p>2978394</text:p>
          </table:table-cell>
          <table:table-cell/>
          <table:table-cell office:value-type="float" office:value="2978963" calcext:value-type="float">
            <text:p>2978963</text:p>
          </table:table-cell>
          <table:table-cell/>
          <table:table-cell office:value-type="float" office:value="2714088" calcext:value-type="float">
            <text:p>2714088</text:p>
          </table:table-cell>
          <table:table-cell/>
          <table:table-cell office:value-type="float" office:value="2677474" calcext:value-type="float">
            <text:p>2677474</text:p>
          </table:table-cell>
          <table:table-cell/>
          <table:table-cell office:value-type="float" office:value="2617262" calcext:value-type="float">
            <text:p>26172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12187" calcext:value-type="float">
            <text:p>2412187</text:p>
          </table:table-cell>
          <table:table-cell/>
          <table:table-cell office:value-type="float" office:value="2793110" calcext:value-type="float">
            <text:p>2793110</text:p>
          </table:table-cell>
          <table:table-cell/>
          <table:table-cell office:value-type="float" office:value="2908225" calcext:value-type="float">
            <text:p>2908225</text:p>
          </table:table-cell>
          <table:table-cell/>
          <table:table-cell office:value-type="float" office:value="3019660" calcext:value-type="float">
            <text:p>3019660</text:p>
          </table:table-cell>
          <table:table-cell/>
          <table:table-cell office:value-type="float" office:value="2931754" calcext:value-type="float">
            <text:p>2931754</text:p>
          </table:table-cell>
          <table:table-cell/>
          <table:table-cell office:value-type="float" office:value="3023945" calcext:value-type="float">
            <text:p>3023945</text:p>
          </table:table-cell>
          <table:table-cell/>
          <table:table-cell office:value-type="float" office:value="2805863" calcext:value-type="float">
            <text:p>2805863</text:p>
          </table:table-cell>
          <table:table-cell/>
          <table:table-cell office:value-type="float" office:value="2562011" calcext:value-type="float">
            <text:p>2562011</text:p>
          </table:table-cell>
          <table:table-cell/>
          <table:table-cell office:value-type="float" office:value="2658806" calcext:value-type="float">
            <text:p>26588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0703" calcext:value-type="float">
            <text:p>360703</text:p>
          </table:table-cell>
          <table:table-cell/>
          <table:table-cell office:value-type="float" office:value="143698" calcext:value-type="float">
            <text:p>143698</text:p>
          </table:table-cell>
          <table:table-cell/>
          <table:table-cell office:value-type="float" office:value="346090" calcext:value-type="float">
            <text:p>346090</text:p>
          </table:table-cell>
          <table:table-cell/>
          <table:table-cell office:value-type="float" office:value="218262" calcext:value-type="float">
            <text:p>218262</text:p>
          </table:table-cell>
          <table:table-cell/>
          <table:table-cell office:value-type="float" office:value="353788" calcext:value-type="float">
            <text:p>353788</text:p>
          </table:table-cell>
          <table:table-cell/>
          <table:table-cell office:value-type="float" office:value="233653" calcext:value-type="float">
            <text:p>233653</text:p>
          </table:table-cell>
          <table:table-cell/>
          <table:table-cell office:value-type="float" office:value="387030" calcext:value-type="float">
            <text:p>387030</text:p>
          </table:table-cell>
          <table:table-cell/>
          <table:table-cell office:value-type="float" office:value="310269" calcext:value-type="float">
            <text:p>310269</text:p>
          </table:table-cell>
          <table:table-cell/>
          <table:table-cell office:value-type="float" office:value="173559" calcext:value-type="float">
            <text:p>1735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0901" calcext:value-type="float">
            <text:p>120901</text:p>
          </table:table-cell>
          <table:table-cell/>
          <table:table-cell office:value-type="float" office:value="323791" calcext:value-type="float">
            <text:p>323791</text:p>
          </table:table-cell>
          <table:table-cell/>
          <table:table-cell office:value-type="float" office:value="309993" calcext:value-type="float">
            <text:p>309993</text:p>
          </table:table-cell>
          <table:table-cell/>
          <table:table-cell office:value-type="float" office:value="219970" calcext:value-type="float">
            <text:p>219970</text:p>
          </table:table-cell>
          <table:table-cell/>
          <table:table-cell office:value-type="float" office:value="245202" calcext:value-type="float">
            <text:p>245202</text:p>
          </table:table-cell>
          <table:table-cell/>
          <table:table-cell office:value-type="float" office:value="251970" calcext:value-type="float">
            <text:p>251970</text:p>
          </table:table-cell>
          <table:table-cell/>
          <table:table-cell office:value-type="float" office:value="130177" calcext:value-type="float">
            <text:p>130177</text:p>
          </table:table-cell>
          <table:table-cell/>
          <table:table-cell office:value-type="float" office:value="264448" calcext:value-type="float">
            <text:p>264448</text:p>
          </table:table-cell>
          <table:table-cell/>
          <table:table-cell office:value-type="float" office:value="310185" calcext:value-type="float">
            <text:p>3101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8516" calcext:value-type="float">
            <text:p>298516</text:p>
          </table:table-cell>
          <table:table-cell/>
          <table:table-cell office:value-type="float" office:value="87734" calcext:value-type="float">
            <text:p>87734</text:p>
          </table:table-cell>
          <table:table-cell/>
          <table:table-cell office:value-type="float" office:value="252803" calcext:value-type="float">
            <text:p>252803</text:p>
          </table:table-cell>
          <table:table-cell/>
          <table:table-cell office:value-type="float" office:value="57082" calcext:value-type="float">
            <text:p>57082</text:p>
          </table:table-cell>
          <table:table-cell/>
          <table:table-cell office:value-type="float" office:value="47329" calcext:value-type="float">
            <text:p>47329</text:p>
          </table:table-cell>
          <table:table-cell/>
          <table:table-cell office:value-type="float" office:value="210485" calcext:value-type="float">
            <text:p>210485</text:p>
          </table:table-cell>
          <table:table-cell/>
          <table:table-cell office:value-type="float" office:value="250056" calcext:value-type="float">
            <text:p>250056</text:p>
          </table:table-cell>
          <table:table-cell/>
          <table:table-cell office:value-type="float" office:value="236770" calcext:value-type="float">
            <text:p>236770</text:p>
          </table:table-cell>
          <table:table-cell/>
          <table:table-cell office:value-type="float" office:value="294407" calcext:value-type="float">
            <text:p>2944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0495" calcext:value-type="float">
            <text:p>280495</text:p>
          </table:table-cell>
          <table:table-cell/>
          <table:table-cell office:value-type="float" office:value="278941" calcext:value-type="float">
            <text:p>278941</text:p>
          </table:table-cell>
          <table:table-cell/>
          <table:table-cell office:value-type="float" office:value="278248" calcext:value-type="float">
            <text:p>278248</text:p>
          </table:table-cell>
          <table:table-cell/>
          <table:table-cell office:value-type="float" office:value="269364" calcext:value-type="float">
            <text:p>269364</text:p>
          </table:table-cell>
          <table:table-cell/>
          <table:table-cell office:value-type="float" office:value="191854" calcext:value-type="float">
            <text:p>191854</text:p>
          </table:table-cell>
          <table:table-cell/>
          <table:table-cell office:value-type="float" office:value="198899" calcext:value-type="float">
            <text:p>198899</text:p>
          </table:table-cell>
          <table:table-cell/>
          <table:table-cell office:value-type="float" office:value="267263" calcext:value-type="float">
            <text:p>267263</text:p>
          </table:table-cell>
          <table:table-cell/>
          <table:table-cell office:value-type="float" office:value="256791" calcext:value-type="float">
            <text:p>256791</text:p>
          </table:table-cell>
          <table:table-cell/>
          <table:table-cell office:value-type="float" office:value="250733" calcext:value-type="float">
            <text:p>2507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2088" calcext:value-type="float">
            <text:p>252088</text:p>
          </table:table-cell>
          <table:table-cell/>
          <table:table-cell office:value-type="float" office:value="184638" calcext:value-type="float">
            <text:p>184638</text:p>
          </table:table-cell>
          <table:table-cell/>
          <table:table-cell office:value-type="float" office:value="240373" calcext:value-type="float">
            <text:p>240373</text:p>
          </table:table-cell>
          <table:table-cell/>
          <table:table-cell office:value-type="float" office:value="248478" calcext:value-type="float">
            <text:p>248478</text:p>
          </table:table-cell>
          <table:table-cell/>
          <table:table-cell office:value-type="float" office:value="221327" calcext:value-type="float">
            <text:p>221327</text:p>
          </table:table-cell>
          <table:table-cell/>
          <table:table-cell office:value-type="float" office:value="252255" calcext:value-type="float">
            <text:p>252255</text:p>
          </table:table-cell>
          <table:table-cell/>
          <table:table-cell office:value-type="float" office:value="153937" calcext:value-type="float">
            <text:p>153937</text:p>
          </table:table-cell>
          <table:table-cell/>
          <table:table-cell office:value-type="float" office:value="167035" calcext:value-type="float">
            <text:p>167035</text:p>
          </table:table-cell>
          <table:table-cell/>
          <table:table-cell office:value-type="float" office:value="224300" calcext:value-type="float">
            <text:p>22430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92640" calcext:value-type="float">
            <text:p>692640</text:p>
          </table:table-cell>
          <table:table-cell/>
          <table:table-cell office:value-type="float" office:value="910384" calcext:value-type="float">
            <text:p>910384</text:p>
          </table:table-cell>
          <table:table-cell/>
          <table:table-cell office:value-type="float" office:value="1097770" calcext:value-type="float">
            <text:p>1097770</text:p>
          </table:table-cell>
          <table:table-cell/>
          <table:table-cell office:value-type="float" office:value="1155234" calcext:value-type="float">
            <text:p>1155234</text:p>
          </table:table-cell>
          <table:table-cell/>
          <table:table-cell office:value-type="float" office:value="1223709" calcext:value-type="float">
            <text:p>122370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842659" calcext:value-type="float">
            <text:p>842659</text:p>
          </table:table-cell>
          <table:table-cell/>
          <table:table-cell office:value-type="float" office:value="1052631" calcext:value-type="float">
            <text:p>1052631</text:p>
          </table:table-cell>
          <table:table-cell/>
          <table:table-cell office:value-type="float" office:value="1128747" calcext:value-type="float">
            <text:p>1128747</text:p>
          </table:table-cell>
          <table:table-cell/>
          <table:table-cell office:value-type="float" office:value="1439820" calcext:value-type="float">
            <text:p>1439820</text:p>
          </table:table-cell>
          <table:table-cell/>
          <table:table-cell office:value-type="float" office:value="1836441" calcext:value-type="float">
            <text:p>1836441</text:p>
          </table:table-cell>
          <table:table-cell/>
          <table:table-cell office:value-type="float" office:value="1933534" calcext:value-type="float">
            <text:p>193353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910707" calcext:value-type="float">
            <text:p>910707</text:p>
          </table:table-cell>
          <table:table-cell/>
          <table:table-cell office:value-type="float" office:value="1349499" calcext:value-type="float">
            <text:p>1349499</text:p>
          </table:table-cell>
          <table:table-cell/>
          <table:table-cell office:value-type="float" office:value="1633694" calcext:value-type="float">
            <text:p>1633694</text:p>
          </table:table-cell>
          <table:table-cell/>
          <table:table-cell office:value-type="float" office:value="1963190" calcext:value-type="float">
            <text:p>1963190</text:p>
          </table:table-cell>
          <table:table-cell/>
          <table:table-cell office:value-type="float" office:value="2337899" calcext:value-type="float">
            <text:p>2337899</text:p>
          </table:table-cell>
          <table:table-cell/>
          <table:table-cell office:value-type="float" office:value="2522167" calcext:value-type="float">
            <text:p>2522167</text:p>
          </table:table-cell>
          <table:table-cell/>
          <table:table-cell office:value-type="float" office:value="2547263" calcext:value-type="float">
            <text:p>254726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55223" calcext:value-type="float">
            <text:p>955223</text:p>
          </table:table-cell>
          <table:table-cell/>
          <table:table-cell office:value-type="float" office:value="1371551" calcext:value-type="float">
            <text:p>1371551</text:p>
          </table:table-cell>
          <table:table-cell/>
          <table:table-cell office:value-type="float" office:value="1930618" calcext:value-type="float">
            <text:p>1930618</text:p>
          </table:table-cell>
          <table:table-cell/>
          <table:table-cell office:value-type="float" office:value="2467469" calcext:value-type="float">
            <text:p>2467469</text:p>
          </table:table-cell>
          <table:table-cell/>
          <table:table-cell office:value-type="float" office:value="2778079" calcext:value-type="float">
            <text:p>2778079</text:p>
          </table:table-cell>
          <table:table-cell/>
          <table:table-cell office:value-type="float" office:value="2934097" calcext:value-type="float">
            <text:p>2934097</text:p>
          </table:table-cell>
          <table:table-cell/>
          <table:table-cell office:value-type="float" office:value="3038575" calcext:value-type="float">
            <text:p>3038575</text:p>
          </table:table-cell>
          <table:table-cell/>
          <table:table-cell office:value-type="float" office:value="2689075" calcext:value-type="float">
            <text:p>268907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973476" calcext:value-type="float">
            <text:p>973476</text:p>
          </table:table-cell>
          <table:table-cell/>
          <table:table-cell office:value-type="float" office:value="1485134" calcext:value-type="float">
            <text:p>1485134</text:p>
          </table:table-cell>
          <table:table-cell/>
          <table:table-cell office:value-type="float" office:value="2066182" calcext:value-type="float">
            <text:p>2066182</text:p>
          </table:table-cell>
          <table:table-cell/>
          <table:table-cell office:value-type="float" office:value="2504279" calcext:value-type="float">
            <text:p>2504279</text:p>
          </table:table-cell>
          <table:table-cell/>
          <table:table-cell office:value-type="float" office:value="2934938" calcext:value-type="float">
            <text:p>2934938</text:p>
          </table:table-cell>
          <table:table-cell/>
          <table:table-cell office:value-type="float" office:value="3153680" calcext:value-type="float">
            <text:p>3153680</text:p>
          </table:table-cell>
          <table:table-cell/>
          <table:table-cell office:value-type="float" office:value="3132456" calcext:value-type="float">
            <text:p>3132456</text:p>
          </table:table-cell>
          <table:table-cell/>
          <table:table-cell office:value-type="float" office:value="3235387" calcext:value-type="float">
            <text:p>3235387</text:p>
          </table:table-cell>
          <table:table-cell/>
          <table:table-cell office:value-type="float" office:value="3148831" calcext:value-type="float">
            <text:p>314883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949334" calcext:value-type="float">
            <text:p>949334</text:p>
          </table:table-cell>
          <table:table-cell/>
          <table:table-cell office:value-type="float" office:value="1457962" calcext:value-type="float">
            <text:p>1457962</text:p>
          </table:table-cell>
          <table:table-cell/>
          <table:table-cell office:value-type="float" office:value="2103749" calcext:value-type="float">
            <text:p>2103749</text:p>
          </table:table-cell>
          <table:table-cell/>
          <table:table-cell office:value-type="float" office:value="2765698" calcext:value-type="float">
            <text:p>2765698</text:p>
          </table:table-cell>
          <table:table-cell/>
          <table:table-cell office:value-type="float" office:value="3066786" calcext:value-type="float">
            <text:p>3066786</text:p>
          </table:table-cell>
          <table:table-cell/>
          <table:table-cell office:value-type="float" office:value="3164400" calcext:value-type="float">
            <text:p>3164400</text:p>
          </table:table-cell>
          <table:table-cell/>
          <table:table-cell office:value-type="float" office:value="3416180" calcext:value-type="float">
            <text:p>3416180</text:p>
          </table:table-cell>
          <table:table-cell/>
          <table:table-cell office:value-type="float" office:value="3274180" calcext:value-type="float">
            <text:p>3274180</text:p>
          </table:table-cell>
          <table:table-cell/>
          <table:table-cell office:value-type="float" office:value="3534691" calcext:value-type="float">
            <text:p>3534691</text:p>
          </table:table-cell>
          <table:table-cell/>
          <table:table-cell office:value-type="float" office:value="3074613" calcext:value-type="float">
            <text:p>307461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930549" calcext:value-type="float">
            <text:p>930549</text:p>
          </table:table-cell>
          <table:table-cell/>
          <table:table-cell office:value-type="float" office:value="1394193" calcext:value-type="float">
            <text:p>1394193</text:p>
          </table:table-cell>
          <table:table-cell/>
          <table:table-cell office:value-type="float" office:value="1859198" calcext:value-type="float">
            <text:p>1859198</text:p>
          </table:table-cell>
          <table:table-cell/>
          <table:table-cell office:value-type="float" office:value="2327404" calcext:value-type="float">
            <text:p>2327404</text:p>
          </table:table-cell>
          <table:table-cell/>
          <table:table-cell office:value-type="float" office:value="2533399" calcext:value-type="float">
            <text:p>2533399</text:p>
          </table:table-cell>
          <table:table-cell/>
          <table:table-cell office:value-type="float" office:value="2674851" calcext:value-type="float">
            <text:p>2674851</text:p>
          </table:table-cell>
          <table:table-cell/>
          <table:table-cell office:value-type="float" office:value="2853361" calcext:value-type="float">
            <text:p>2853361</text:p>
          </table:table-cell>
          <table:table-cell/>
          <table:table-cell office:value-type="float" office:value="2996780" calcext:value-type="float">
            <text:p>2996780</text:p>
          </table:table-cell>
          <table:table-cell/>
          <table:table-cell office:value-type="float" office:value="2941260" calcext:value-type="float">
            <text:p>2941260</text:p>
          </table:table-cell>
          <table:table-cell/>
          <table:table-cell office:value-type="float" office:value="2643262" calcext:value-type="float">
            <text:p>2643262</text:p>
          </table:table-cell>
          <table:table-cell/>
          <table:table-cell office:value-type="float" office:value="2467618" calcext:value-type="float">
            <text:p>246761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13877" calcext:value-type="float">
            <text:p>913877</text:p>
          </table:table-cell>
          <table:table-cell/>
          <table:table-cell office:value-type="float" office:value="1361566" calcext:value-type="float">
            <text:p>1361566</text:p>
          </table:table-cell>
          <table:table-cell/>
          <table:table-cell office:value-type="float" office:value="1864445" calcext:value-type="float">
            <text:p>1864445</text:p>
          </table:table-cell>
          <table:table-cell/>
          <table:table-cell office:value-type="float" office:value="2250549" calcext:value-type="float">
            <text:p>2250549</text:p>
          </table:table-cell>
          <table:table-cell/>
          <table:table-cell office:value-type="float" office:value="2513268" calcext:value-type="float">
            <text:p>2513268</text:p>
          </table:table-cell>
          <table:table-cell/>
          <table:table-cell office:value-type="float" office:value="2671275" calcext:value-type="float">
            <text:p>2671275</text:p>
          </table:table-cell>
          <table:table-cell/>
          <table:table-cell office:value-type="float" office:value="2755465" calcext:value-type="float">
            <text:p>2755465</text:p>
          </table:table-cell>
          <table:table-cell/>
          <table:table-cell office:value-type="float" office:value="2859736" calcext:value-type="float">
            <text:p>2859736</text:p>
          </table:table-cell>
          <table:table-cell/>
          <table:table-cell office:value-type="float" office:value="2575857" calcext:value-type="float">
            <text:p>2575857</text:p>
          </table:table-cell>
          <table:table-cell/>
          <table:table-cell office:value-type="float" office:value="2732852" calcext:value-type="float">
            <text:p>2732852</text:p>
          </table:table-cell>
          <table:table-cell/>
          <table:table-cell office:value-type="float" office:value="2620769" calcext:value-type="float">
            <text:p>2620769</text:p>
          </table:table-cell>
          <table:table-cell/>
          <table:table-cell office:value-type="float" office:value="2516125" calcext:value-type="float">
            <text:p>251612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03257" calcext:value-type="float">
            <text:p>903257</text:p>
          </table:table-cell>
          <table:table-cell/>
          <table:table-cell office:value-type="float" office:value="1353568" calcext:value-type="float">
            <text:p>1353568</text:p>
          </table:table-cell>
          <table:table-cell/>
          <table:table-cell office:value-type="float" office:value="1810486" calcext:value-type="float">
            <text:p>1810486</text:p>
          </table:table-cell>
          <table:table-cell/>
          <table:table-cell office:value-type="float" office:value="2197778" calcext:value-type="float">
            <text:p>2197778</text:p>
          </table:table-cell>
          <table:table-cell/>
          <table:table-cell office:value-type="float" office:value="2499008" calcext:value-type="float">
            <text:p>2499008</text:p>
          </table:table-cell>
          <table:table-cell/>
          <table:table-cell office:value-type="float" office:value="2629095" calcext:value-type="float">
            <text:p>2629095</text:p>
          </table:table-cell>
          <table:table-cell/>
          <table:table-cell office:value-type="float" office:value="2769766" calcext:value-type="float">
            <text:p>2769766</text:p>
          </table:table-cell>
          <table:table-cell/>
          <table:table-cell office:value-type="float" office:value="2799965" calcext:value-type="float">
            <text:p>2799965</text:p>
          </table:table-cell>
          <table:table-cell/>
          <table:table-cell office:value-type="float" office:value="2710608" calcext:value-type="float">
            <text:p>2710608</text:p>
          </table:table-cell>
          <table:table-cell/>
          <table:table-cell office:value-type="float" office:value="2835975" calcext:value-type="float">
            <text:p>2835975</text:p>
          </table:table-cell>
          <table:table-cell/>
          <table:table-cell office:value-type="float" office:value="2603693" calcext:value-type="float">
            <text:p>2603693</text:p>
          </table:table-cell>
          <table:table-cell/>
          <table:table-cell office:value-type="float" office:value="2524538" calcext:value-type="float">
            <text:p>2524538</text:p>
          </table:table-cell>
          <table:table-cell/>
          <table:table-cell office:value-type="float" office:value="2566617" calcext:value-type="float">
            <text:p>25666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1692" calcext:value-type="float">
            <text:p>2491692</text:p>
          </table:table-cell>
          <table:table-cell/>
          <table:table-cell office:value-type="float" office:value="2668251" calcext:value-type="float">
            <text:p>2668251</text:p>
          </table:table-cell>
          <table:table-cell/>
          <table:table-cell office:value-type="float" office:value="2750008" calcext:value-type="float">
            <text:p>2750008</text:p>
          </table:table-cell>
          <table:table-cell/>
          <table:table-cell office:value-type="float" office:value="2835681" calcext:value-type="float">
            <text:p>2835681</text:p>
          </table:table-cell>
          <table:table-cell/>
          <table:table-cell office:value-type="float" office:value="2835828" calcext:value-type="float">
            <text:p>2835828</text:p>
          </table:table-cell>
          <table:table-cell/>
          <table:table-cell office:value-type="float" office:value="2888855" calcext:value-type="float">
            <text:p>2888855</text:p>
          </table:table-cell>
          <table:table-cell/>
          <table:table-cell office:value-type="float" office:value="2758086" calcext:value-type="float">
            <text:p>2758086</text:p>
          </table:table-cell>
          <table:table-cell/>
          <table:table-cell office:value-type="float" office:value="2463444" calcext:value-type="float">
            <text:p>2463444</text:p>
          </table:table-cell>
          <table:table-cell/>
          <table:table-cell office:value-type="float" office:value="2550832" calcext:value-type="float">
            <text:p>25508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81925" calcext:value-type="float">
            <text:p>2481925</text:p>
          </table:table-cell>
          <table:table-cell/>
          <table:table-cell office:value-type="float" office:value="2683064" calcext:value-type="float">
            <text:p>2683064</text:p>
          </table:table-cell>
          <table:table-cell/>
          <table:table-cell office:value-type="float" office:value="2755280" calcext:value-type="float">
            <text:p>2755280</text:p>
          </table:table-cell>
          <table:table-cell/>
          <table:table-cell office:value-type="float" office:value="2802911" calcext:value-type="float">
            <text:p>2802911</text:p>
          </table:table-cell>
          <table:table-cell/>
          <table:table-cell office:value-type="float" office:value="2866214" calcext:value-type="float">
            <text:p>2866214</text:p>
          </table:table-cell>
          <table:table-cell/>
          <table:table-cell office:value-type="float" office:value="2899540" calcext:value-type="float">
            <text:p>2899540</text:p>
          </table:table-cell>
          <table:table-cell/>
          <table:table-cell office:value-type="float" office:value="2789917" calcext:value-type="float">
            <text:p>2789917</text:p>
          </table:table-cell>
          <table:table-cell/>
          <table:table-cell office:value-type="float" office:value="2573096" calcext:value-type="float">
            <text:p>2573096</text:p>
          </table:table-cell>
          <table:table-cell/>
          <table:table-cell office:value-type="float" office:value="2569374" calcext:value-type="float">
            <text:p>25693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32254" calcext:value-type="float">
            <text:p>2532254</text:p>
          </table:table-cell>
          <table:table-cell/>
          <table:table-cell office:value-type="float" office:value="2707942" calcext:value-type="float">
            <text:p>2707942</text:p>
          </table:table-cell>
          <table:table-cell/>
          <table:table-cell office:value-type="float" office:value="2814884" calcext:value-type="float">
            <text:p>2814884</text:p>
          </table:table-cell>
          <table:table-cell/>
          <table:table-cell office:value-type="float" office:value="2905537" calcext:value-type="float">
            <text:p>2905537</text:p>
          </table:table-cell>
          <table:table-cell/>
          <table:table-cell office:value-type="float" office:value="2941359" calcext:value-type="float">
            <text:p>2941359</text:p>
          </table:table-cell>
          <table:table-cell/>
          <table:table-cell office:value-type="float" office:value="2928826" calcext:value-type="float">
            <text:p>2928826</text:p>
          </table:table-cell>
          <table:table-cell/>
          <table:table-cell office:value-type="float" office:value="2839723" calcext:value-type="float">
            <text:p>2839723</text:p>
          </table:table-cell>
          <table:table-cell/>
          <table:table-cell office:value-type="float" office:value="2535560" calcext:value-type="float">
            <text:p>2535560</text:p>
          </table:table-cell>
          <table:table-cell/>
          <table:table-cell office:value-type="float" office:value="2521560" calcext:value-type="float">
            <text:p>25215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4252" calcext:value-type="float">
            <text:p>334252</text:p>
          </table:table-cell>
          <table:table-cell/>
          <table:table-cell office:value-type="float" office:value="195765" calcext:value-type="float">
            <text:p>195765</text:p>
          </table:table-cell>
          <table:table-cell/>
          <table:table-cell office:value-type="float" office:value="319942" calcext:value-type="float">
            <text:p>319942</text:p>
          </table:table-cell>
          <table:table-cell/>
          <table:table-cell office:value-type="float" office:value="186339" calcext:value-type="float">
            <text:p>186339</text:p>
          </table:table-cell>
          <table:table-cell/>
          <table:table-cell office:value-type="float" office:value="329189" calcext:value-type="float">
            <text:p>329189</text:p>
          </table:table-cell>
          <table:table-cell/>
          <table:table-cell office:value-type="float" office:value="204387" calcext:value-type="float">
            <text:p>204387</text:p>
          </table:table-cell>
          <table:table-cell/>
          <table:table-cell office:value-type="float" office:value="380271" calcext:value-type="float">
            <text:p>380271</text:p>
          </table:table-cell>
          <table:table-cell/>
          <table:table-cell office:value-type="float" office:value="303198" calcext:value-type="float">
            <text:p>303198</text:p>
          </table:table-cell>
          <table:table-cell/>
          <table:table-cell office:value-type="float" office:value="131859" calcext:value-type="float">
            <text:p>1318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622" calcext:value-type="float">
            <text:p>54622</text:p>
          </table:table-cell>
          <table:table-cell/>
          <table:table-cell office:value-type="float" office:value="323772" calcext:value-type="float">
            <text:p>323772</text:p>
          </table:table-cell>
          <table:table-cell/>
          <table:table-cell office:value-type="float" office:value="258395" calcext:value-type="float">
            <text:p>258395</text:p>
          </table:table-cell>
          <table:table-cell/>
          <table:table-cell office:value-type="float" office:value="191093" calcext:value-type="float">
            <text:p>191093</text:p>
          </table:table-cell>
          <table:table-cell/>
          <table:table-cell office:value-type="float" office:value="229288" calcext:value-type="float">
            <text:p>229288</text:p>
          </table:table-cell>
          <table:table-cell/>
          <table:table-cell office:value-type="float" office:value="235163" calcext:value-type="float">
            <text:p>235163</text:p>
          </table:table-cell>
          <table:table-cell/>
          <table:table-cell office:value-type="float" office:value="185156" calcext:value-type="float">
            <text:p>185156</text:p>
          </table:table-cell>
          <table:table-cell/>
          <table:table-cell office:value-type="float" office:value="318708" calcext:value-type="float">
            <text:p>318708</text:p>
          </table:table-cell>
          <table:table-cell/>
          <table:table-cell office:value-type="float" office:value="248152" calcext:value-type="float">
            <text:p>24815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8486" calcext:value-type="float">
            <text:p>218486</text:p>
          </table:table-cell>
          <table:table-cell/>
          <table:table-cell office:value-type="float" office:value="267856" calcext:value-type="float">
            <text:p>267856</text:p>
          </table:table-cell>
          <table:table-cell/>
          <table:table-cell office:value-type="float" office:value="201944" calcext:value-type="float">
            <text:p>201944</text:p>
          </table:table-cell>
          <table:table-cell/>
          <table:table-cell office:value-type="float" office:value="272843" calcext:value-type="float">
            <text:p>272843</text:p>
          </table:table-cell>
          <table:table-cell/>
          <table:table-cell office:value-type="float" office:value="278055" calcext:value-type="float">
            <text:p>278055</text:p>
          </table:table-cell>
          <table:table-cell/>
          <table:table-cell office:value-type="float" office:value="195146" calcext:value-type="float">
            <text:p>195146</text:p>
          </table:table-cell>
          <table:table-cell/>
          <table:table-cell office:value-type="float" office:value="288137" calcext:value-type="float">
            <text:p>288137</text:p>
          </table:table-cell>
          <table:table-cell/>
          <table:table-cell office:value-type="float" office:value="194012" calcext:value-type="float">
            <text:p>194012</text:p>
          </table:table-cell>
          <table:table-cell/>
          <table:table-cell office:value-type="float" office:value="282380" calcext:value-type="float">
            <text:p>2823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1571" calcext:value-type="float">
            <text:p>191571</text:p>
          </table:table-cell>
          <table:table-cell/>
          <table:table-cell office:value-type="float" office:value="198137" calcext:value-type="float">
            <text:p>198137</text:p>
          </table:table-cell>
          <table:table-cell/>
          <table:table-cell office:value-type="float" office:value="210341" calcext:value-type="float">
            <text:p>210341</text:p>
          </table:table-cell>
          <table:table-cell/>
          <table:table-cell office:value-type="float" office:value="276304" calcext:value-type="float">
            <text:p>276304</text:p>
          </table:table-cell>
          <table:table-cell/>
          <table:table-cell office:value-type="float" office:value="142787" calcext:value-type="float">
            <text:p>142787</text:p>
          </table:table-cell>
          <table:table-cell/>
          <table:table-cell office:value-type="float" office:value="135088" calcext:value-type="float">
            <text:p>135088</text:p>
          </table:table-cell>
          <table:table-cell/>
          <table:table-cell office:value-type="float" office:value="280720" calcext:value-type="float">
            <text:p>280720</text:p>
          </table:table-cell>
          <table:table-cell/>
          <table:table-cell office:value-type="float" office:value="271203" calcext:value-type="float">
            <text:p>271203</text:p>
          </table:table-cell>
          <table:table-cell/>
          <table:table-cell office:value-type="float" office:value="289847" calcext:value-type="float">
            <text:p>2898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4822" calcext:value-type="float">
            <text:p>194822</text:p>
          </table:table-cell>
          <table:table-cell/>
          <table:table-cell office:value-type="float" office:value="187828" calcext:value-type="float">
            <text:p>187828</text:p>
          </table:table-cell>
          <table:table-cell/>
          <table:table-cell office:value-type="float" office:value="172778" calcext:value-type="float">
            <text:p>172778</text:p>
          </table:table-cell>
          <table:table-cell/>
          <table:table-cell office:value-type="float" office:value="270377" calcext:value-type="float">
            <text:p>270377</text:p>
          </table:table-cell>
          <table:table-cell/>
          <table:table-cell office:value-type="float" office:value="230975" calcext:value-type="float">
            <text:p>230975</text:p>
          </table:table-cell>
          <table:table-cell/>
          <table:table-cell office:value-type="float" office:value="267233" calcext:value-type="float">
            <text:p>267233</text:p>
          </table:table-cell>
          <table:table-cell/>
          <table:table-cell office:value-type="float" office:value="165129" calcext:value-type="float">
            <text:p>165129</text:p>
          </table:table-cell>
          <table:table-cell/>
          <table:table-cell office:value-type="float" office:value="253238" calcext:value-type="float">
            <text:p>253238</text:p>
          </table:table-cell>
          <table:table-cell/>
          <table:table-cell office:value-type="float" office:value="156414" calcext:value-type="float">
            <text:p>15641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803011" calcext:value-type="float">
            <text:p>803011</text:p>
          </table:table-cell>
          <table:table-cell/>
          <table:table-cell office:value-type="float" office:value="1292929" calcext:value-type="float">
            <text:p>1292929</text:p>
          </table:table-cell>
          <table:table-cell/>
          <table:table-cell office:value-type="float" office:value="1666666" calcext:value-type="float">
            <text:p>1666666</text:p>
          </table:table-cell>
          <table:table-cell/>
          <table:table-cell office:value-type="float" office:value="1855072" calcext:value-type="float">
            <text:p>1855072</text:p>
          </table:table-cell>
          <table:table-cell/>
          <table:table-cell office:value-type="float" office:value="2064516" calcext:value-type="float">
            <text:p>206451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029766" calcext:value-type="float">
            <text:p>1029766</text:p>
          </table:table-cell>
          <table:table-cell/>
          <table:table-cell office:value-type="float" office:value="1547762" calcext:value-type="float">
            <text:p>1547762</text:p>
          </table:table-cell>
          <table:table-cell/>
          <table:table-cell office:value-type="float" office:value="2129783" calcext:value-type="float">
            <text:p>2129783</text:p>
          </table:table-cell>
          <table:table-cell/>
          <table:table-cell office:value-type="float" office:value="2466281" calcext:value-type="float">
            <text:p>2466281</text:p>
          </table:table-cell>
          <table:table-cell/>
          <table:table-cell office:value-type="float" office:value="2700421" calcext:value-type="float">
            <text:p>2700421</text:p>
          </table:table-cell>
          <table:table-cell/>
          <table:table-cell office:value-type="float" office:value="2889390" calcext:value-type="float">
            <text:p>288939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084745" calcext:value-type="float">
            <text:p>1084745</text:p>
          </table:table-cell>
          <table:table-cell/>
          <table:table-cell office:value-type="float" office:value="1746248" calcext:value-type="float">
            <text:p>1746248</text:p>
          </table:table-cell>
          <table:table-cell/>
          <table:table-cell office:value-type="float" office:value="2452107" calcext:value-type="float">
            <text:p>2452107</text:p>
          </table:table-cell>
          <table:table-cell/>
          <table:table-cell office:value-type="float" office:value="3137254" calcext:value-type="float">
            <text:p>3137254</text:p>
          </table:table-cell>
          <table:table-cell/>
          <table:table-cell office:value-type="float" office:value="3450134" calcext:value-type="float">
            <text:p>3450134</text:p>
          </table:table-cell>
          <table:table-cell/>
          <table:table-cell office:value-type="float" office:value="3502051" calcext:value-type="float">
            <text:p>3502051</text:p>
          </table:table-cell>
          <table:table-cell/>
          <table:table-cell office:value-type="float" office:value="1363152" calcext:value-type="float">
            <text:p>136315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106070" calcext:value-type="float">
            <text:p>1106070</text:p>
          </table:table-cell>
          <table:table-cell/>
          <table:table-cell office:value-type="float" office:value="1839080" calcext:value-type="float">
            <text:p>1839080</text:p>
          </table:table-cell>
          <table:table-cell/>
          <table:table-cell office:value-type="float" office:value="2686253" calcext:value-type="float">
            <text:p>2686253</text:p>
          </table:table-cell>
          <table:table-cell/>
          <table:table-cell office:value-type="float" office:value="3587946" calcext:value-type="float">
            <text:p>3587946</text:p>
          </table:table-cell>
          <table:table-cell/>
          <table:table-cell office:value-type="float" office:value="4050632" calcext:value-type="float">
            <text:p>4050632</text:p>
          </table:table-cell>
          <table:table-cell/>
          <table:table-cell office:value-type="float" office:value="4050632" calcext:value-type="float">
            <text:p>4050632</text:p>
          </table:table-cell>
          <table:table-cell/>
          <table:table-cell office:value-type="float" office:value="2326215" calcext:value-type="float">
            <text:p>2326215</text:p>
          </table:table-cell>
          <table:table-cell/>
          <table:table-cell office:value-type="float" office:value="1615141" calcext:value-type="float">
            <text:p>161514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151208" calcext:value-type="float">
            <text:p>1151208</text:p>
          </table:table-cell>
          <table:table-cell/>
          <table:table-cell office:value-type="float" office:value="1847041" calcext:value-type="float">
            <text:p>1847041</text:p>
          </table:table-cell>
          <table:table-cell/>
          <table:table-cell office:value-type="float" office:value="2790190" calcext:value-type="float">
            <text:p>2790190</text:p>
          </table:table-cell>
          <table:table-cell/>
          <table:table-cell office:value-type="float" office:value="3750915" calcext:value-type="float">
            <text:p>3750915</text:p>
          </table:table-cell>
          <table:table-cell/>
          <table:table-cell office:value-type="float" office:value="4432900" calcext:value-type="float">
            <text:p>4432900</text:p>
          </table:table-cell>
          <table:table-cell/>
          <table:table-cell office:value-type="float" office:value="4200164" calcext:value-type="float">
            <text:p>4200164</text:p>
          </table:table-cell>
          <table:table-cell/>
          <table:table-cell office:value-type="float" office:value="2965537" calcext:value-type="float">
            <text:p>2965537</text:p>
          </table:table-cell>
          <table:table-cell/>
          <table:table-cell office:value-type="float" office:value="2293393" calcext:value-type="float">
            <text:p>2293393</text:p>
          </table:table-cell>
          <table:table-cell/>
          <table:table-cell office:value-type="float" office:value="1549402" calcext:value-type="float">
            <text:p>154940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159879" calcext:value-type="float">
            <text:p>1159879</text:p>
          </table:table-cell>
          <table:table-cell/>
          <table:table-cell office:value-type="float" office:value="1897526" calcext:value-type="float">
            <text:p>1897526</text:p>
          </table:table-cell>
          <table:table-cell/>
          <table:table-cell office:value-type="float" office:value="3006017" calcext:value-type="float">
            <text:p>3006017</text:p>
          </table:table-cell>
          <table:table-cell/>
          <table:table-cell office:value-type="float" office:value="4114928" calcext:value-type="float">
            <text:p>4114928</text:p>
          </table:table-cell>
          <table:table-cell/>
          <table:table-cell office:value-type="float" office:value="4984181" calcext:value-type="float">
            <text:p>4984181</text:p>
          </table:table-cell>
          <table:table-cell/>
          <table:table-cell office:value-type="float" office:value="4919529" calcext:value-type="float">
            <text:p>4919529</text:p>
          </table:table-cell>
          <table:table-cell/>
          <table:table-cell office:value-type="float" office:value="3838080" calcext:value-type="float">
            <text:p>3838080</text:p>
          </table:table-cell>
          <table:table-cell/>
          <table:table-cell office:value-type="float" office:value="3320363" calcext:value-type="float">
            <text:p>3320363</text:p>
          </table:table-cell>
          <table:table-cell/>
          <table:table-cell office:value-type="float" office:value="2476720" calcext:value-type="float">
            <text:p>2476720</text:p>
          </table:table-cell>
          <table:table-cell/>
          <table:table-cell office:value-type="float" office:value="1600625" calcext:value-type="float">
            <text:p>160062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966470" calcext:value-type="float">
            <text:p>966470</text:p>
          </table:table-cell>
          <table:table-cell/>
          <table:table-cell office:value-type="float" office:value="1499048" calcext:value-type="float">
            <text:p>1499048</text:p>
          </table:table-cell>
          <table:table-cell/>
          <table:table-cell office:value-type="float" office:value="2093534" calcext:value-type="float">
            <text:p>2093534</text:p>
          </table:table-cell>
          <table:table-cell/>
          <table:table-cell office:value-type="float" office:value="2635778" calcext:value-type="float">
            <text:p>2635778</text:p>
          </table:table-cell>
          <table:table-cell/>
          <table:table-cell office:value-type="float" office:value="2955266" calcext:value-type="float">
            <text:p>2955266</text:p>
          </table:table-cell>
          <table:table-cell/>
          <table:table-cell office:value-type="float" office:value="3018645" calcext:value-type="float">
            <text:p>3018645</text:p>
          </table:table-cell>
          <table:table-cell/>
          <table:table-cell office:value-type="float" office:value="2680628" calcext:value-type="float">
            <text:p>2680628</text:p>
          </table:table-cell>
          <table:table-cell/>
          <table:table-cell office:value-type="float" office:value="2614078" calcext:value-type="float">
            <text:p>2614078</text:p>
          </table:table-cell>
          <table:table-cell/>
          <table:table-cell office:value-type="float" office:value="2313209" calcext:value-type="float">
            <text:p>2313209</text:p>
          </table:table-cell>
          <table:table-cell/>
          <table:table-cell office:value-type="float" office:value="1791070" calcext:value-type="float">
            <text:p>1791070</text:p>
          </table:table-cell>
          <table:table-cell/>
          <table:table-cell office:value-type="float" office:value="1299286" calcext:value-type="float">
            <text:p>129928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25639" calcext:value-type="float">
            <text:p>925639</text:p>
          </table:table-cell>
          <table:table-cell/>
          <table:table-cell office:value-type="float" office:value="1427973" calcext:value-type="float">
            <text:p>1427973</text:p>
          </table:table-cell>
          <table:table-cell/>
          <table:table-cell office:value-type="float" office:value="1982958" calcext:value-type="float">
            <text:p>1982958</text:p>
          </table:table-cell>
          <table:table-cell/>
          <table:table-cell office:value-type="float" office:value="2503055" calcext:value-type="float">
            <text:p>2503055</text:p>
          </table:table-cell>
          <table:table-cell/>
          <table:table-cell office:value-type="float" office:value="2847212" calcext:value-type="float">
            <text:p>2847212</text:p>
          </table:table-cell>
          <table:table-cell/>
          <table:table-cell office:value-type="float" office:value="2877010" calcext:value-type="float">
            <text:p>2877010</text:p>
          </table:table-cell>
          <table:table-cell/>
          <table:table-cell office:value-type="float" office:value="2680540" calcext:value-type="float">
            <text:p>2680540</text:p>
          </table:table-cell>
          <table:table-cell/>
          <table:table-cell office:value-type="float" office:value="2607090" calcext:value-type="float">
            <text:p>2607090</text:p>
          </table:table-cell>
          <table:table-cell/>
          <table:table-cell office:value-type="float" office:value="2533399" calcext:value-type="float">
            <text:p>2533399</text:p>
          </table:table-cell>
          <table:table-cell/>
          <table:table-cell office:value-type="float" office:value="2194422" calcext:value-type="float">
            <text:p>2194422</text:p>
          </table:table-cell>
          <table:table-cell/>
          <table:table-cell office:value-type="float" office:value="1703614" calcext:value-type="float">
            <text:p>1703614</text:p>
          </table:table-cell>
          <table:table-cell/>
          <table:table-cell office:value-type="float" office:value="1176774" calcext:value-type="float">
            <text:p>117677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15343" calcext:value-type="float">
            <text:p>915343</text:p>
          </table:table-cell>
          <table:table-cell/>
          <table:table-cell office:value-type="float" office:value="1398811" calcext:value-type="float">
            <text:p>1398811</text:p>
          </table:table-cell>
          <table:table-cell/>
          <table:table-cell office:value-type="float" office:value="1916683" calcext:value-type="float">
            <text:p>1916683</text:p>
          </table:table-cell>
          <table:table-cell/>
          <table:table-cell office:value-type="float" office:value="2389940" calcext:value-type="float">
            <text:p>2389940</text:p>
          </table:table-cell>
          <table:table-cell/>
          <table:table-cell office:value-type="float" office:value="2740440" calcext:value-type="float">
            <text:p>2740440</text:p>
          </table:table-cell>
          <table:table-cell/>
          <table:table-cell office:value-type="float" office:value="2798148" calcext:value-type="float">
            <text:p>2798148</text:p>
          </table:table-cell>
          <table:table-cell/>
          <table:table-cell office:value-type="float" office:value="2518445" calcext:value-type="float">
            <text:p>2518445</text:p>
          </table:table-cell>
          <table:table-cell/>
          <table:table-cell office:value-type="float" office:value="2591461" calcext:value-type="float">
            <text:p>2591461</text:p>
          </table:table-cell>
          <table:table-cell/>
          <table:table-cell office:value-type="float" office:value="2596225" calcext:value-type="float">
            <text:p>2596225</text:p>
          </table:table-cell>
          <table:table-cell/>
          <table:table-cell office:value-type="float" office:value="2236021" calcext:value-type="float">
            <text:p>2236021</text:p>
          </table:table-cell>
          <table:table-cell/>
          <table:table-cell office:value-type="float" office:value="1979724" calcext:value-type="float">
            <text:p>1979724</text:p>
          </table:table-cell>
          <table:table-cell/>
          <table:table-cell office:value-type="float" office:value="1526563" calcext:value-type="float">
            <text:p>1526563</text:p>
          </table:table-cell>
          <table:table-cell/>
          <table:table-cell office:value-type="float" office:value="1186627" calcext:value-type="float">
            <text:p>11866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13930" calcext:value-type="float">
            <text:p>2713930</text:p>
          </table:table-cell>
          <table:table-cell/>
          <table:table-cell office:value-type="float" office:value="2725964" calcext:value-type="float">
            <text:p>2725964</text:p>
          </table:table-cell>
          <table:table-cell/>
          <table:table-cell office:value-type="float" office:value="2572621" calcext:value-type="float">
            <text:p>2572621</text:p>
          </table:table-cell>
          <table:table-cell/>
          <table:table-cell office:value-type="float" office:value="2701468" calcext:value-type="float">
            <text:p>2701468</text:p>
          </table:table-cell>
          <table:table-cell/>
          <table:table-cell office:value-type="float" office:value="2634697" calcext:value-type="float">
            <text:p>2634697</text:p>
          </table:table-cell>
          <table:table-cell/>
          <table:table-cell office:value-type="float" office:value="2536379" calcext:value-type="float">
            <text:p>2536379</text:p>
          </table:table-cell>
          <table:table-cell/>
          <table:table-cell office:value-type="float" office:value="2175656" calcext:value-type="float">
            <text:p>2175656</text:p>
          </table:table-cell>
          <table:table-cell/>
          <table:table-cell office:value-type="float" office:value="1856102" calcext:value-type="float">
            <text:p>1856102</text:p>
          </table:table-cell>
          <table:table-cell/>
          <table:table-cell office:value-type="float" office:value="1515318" calcext:value-type="float">
            <text:p>15153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66384" calcext:value-type="float">
            <text:p>2666384</text:p>
          </table:table-cell>
          <table:table-cell/>
          <table:table-cell office:value-type="float" office:value="2583839" calcext:value-type="float">
            <text:p>2583839</text:p>
          </table:table-cell>
          <table:table-cell/>
          <table:table-cell office:value-type="float" office:value="2589649" calcext:value-type="float">
            <text:p>2589649</text:p>
          </table:table-cell>
          <table:table-cell/>
          <table:table-cell office:value-type="float" office:value="2445665" calcext:value-type="float">
            <text:p>2445665</text:p>
          </table:table-cell>
          <table:table-cell/>
          <table:table-cell office:value-type="float" office:value="2700588" calcext:value-type="float">
            <text:p>2700588</text:p>
          </table:table-cell>
          <table:table-cell/>
          <table:table-cell office:value-type="float" office:value="2555856" calcext:value-type="float">
            <text:p>2555856</text:p>
          </table:table-cell>
          <table:table-cell/>
          <table:table-cell office:value-type="float" office:value="2272233" calcext:value-type="float">
            <text:p>2272233</text:p>
          </table:table-cell>
          <table:table-cell/>
          <table:table-cell office:value-type="float" office:value="2038305" calcext:value-type="float">
            <text:p>2038305</text:p>
          </table:table-cell>
          <table:table-cell/>
          <table:table-cell office:value-type="float" office:value="1819070" calcext:value-type="float">
            <text:p>18190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37756" calcext:value-type="float">
            <text:p>2737756</text:p>
          </table:table-cell>
          <table:table-cell/>
          <table:table-cell office:value-type="float" office:value="2772420" calcext:value-type="float">
            <text:p>2772420</text:p>
          </table:table-cell>
          <table:table-cell/>
          <table:table-cell office:value-type="float" office:value="2662912" calcext:value-type="float">
            <text:p>2662912</text:p>
          </table:table-cell>
          <table:table-cell/>
          <table:table-cell office:value-type="float" office:value="2751289" calcext:value-type="float">
            <text:p>2751289</text:p>
          </table:table-cell>
          <table:table-cell/>
          <table:table-cell office:value-type="float" office:value="2750233" calcext:value-type="float">
            <text:p>2750233</text:p>
          </table:table-cell>
          <table:table-cell/>
          <table:table-cell office:value-type="float" office:value="2673514" calcext:value-type="float">
            <text:p>2673514</text:p>
          </table:table-cell>
          <table:table-cell/>
          <table:table-cell office:value-type="float" office:value="2308926" calcext:value-type="float">
            <text:p>2308926</text:p>
          </table:table-cell>
          <table:table-cell/>
          <table:table-cell office:value-type="float" office:value="2047836" calcext:value-type="float">
            <text:p>2047836</text:p>
          </table:table-cell>
          <table:table-cell/>
          <table:table-cell office:value-type="float" office:value="1951992" calcext:value-type="float">
            <text:p>19519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36467" calcext:value-type="float">
            <text:p>2736467</text:p>
          </table:table-cell>
          <table:table-cell/>
          <table:table-cell office:value-type="float" office:value="2754611" calcext:value-type="float">
            <text:p>2754611</text:p>
          </table:table-cell>
          <table:table-cell/>
          <table:table-cell office:value-type="float" office:value="2610439" calcext:value-type="float">
            <text:p>2610439</text:p>
          </table:table-cell>
          <table:table-cell/>
          <table:table-cell office:value-type="float" office:value="2727759" calcext:value-type="float">
            <text:p>2727759</text:p>
          </table:table-cell>
          <table:table-cell/>
          <table:table-cell office:value-type="float" office:value="2710863" calcext:value-type="float">
            <text:p>2710863</text:p>
          </table:table-cell>
          <table:table-cell/>
          <table:table-cell office:value-type="float" office:value="2624161" calcext:value-type="float">
            <text:p>2624161</text:p>
          </table:table-cell>
          <table:table-cell/>
          <table:table-cell office:value-type="float" office:value="2348695" calcext:value-type="float">
            <text:p>2348695</text:p>
          </table:table-cell>
          <table:table-cell/>
          <table:table-cell office:value-type="float" office:value="2175902" calcext:value-type="float">
            <text:p>2175902</text:p>
          </table:table-cell>
          <table:table-cell/>
          <table:table-cell office:value-type="float" office:value="2000425" calcext:value-type="float">
            <text:p>20004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51071" calcext:value-type="float">
            <text:p>2751071</text:p>
          </table:table-cell>
          <table:table-cell/>
          <table:table-cell office:value-type="float" office:value="2795028" calcext:value-type="float">
            <text:p>2795028</text:p>
          </table:table-cell>
          <table:table-cell/>
          <table:table-cell office:value-type="float" office:value="2660138" calcext:value-type="float">
            <text:p>2660138</text:p>
          </table:table-cell>
          <table:table-cell/>
          <table:table-cell office:value-type="float" office:value="2741187" calcext:value-type="float">
            <text:p>2741187</text:p>
          </table:table-cell>
          <table:table-cell/>
          <table:table-cell office:value-type="float" office:value="2778510" calcext:value-type="float">
            <text:p>2778510</text:p>
          </table:table-cell>
          <table:table-cell/>
          <table:table-cell office:value-type="float" office:value="2711363" calcext:value-type="float">
            <text:p>2711363</text:p>
          </table:table-cell>
          <table:table-cell/>
          <table:table-cell office:value-type="float" office:value="2371169" calcext:value-type="float">
            <text:p>2371169</text:p>
          </table:table-cell>
          <table:table-cell/>
          <table:table-cell office:value-type="float" office:value="2220401" calcext:value-type="float">
            <text:p>2220401</text:p>
          </table:table-cell>
          <table:table-cell/>
          <table:table-cell office:value-type="float" office:value="2130327" calcext:value-type="float">
            <text:p>21303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8412" calcext:value-type="float">
            <text:p>198412</text:p>
          </table:table-cell>
          <table:table-cell/>
          <table:table-cell office:value-type="float" office:value="229374" calcext:value-type="float">
            <text:p>229374</text:p>
          </table:table-cell>
          <table:table-cell/>
          <table:table-cell office:value-type="float" office:value="2702534" calcext:value-type="float">
            <text:p>2702534</text:p>
          </table:table-cell>
          <table:table-cell/>
          <table:table-cell office:value-type="float" office:value="2772086" calcext:value-type="float">
            <text:p>2772086</text:p>
          </table:table-cell>
          <table:table-cell/>
          <table:table-cell office:value-type="float" office:value="2797959" calcext:value-type="float">
            <text:p>2797959</text:p>
          </table:table-cell>
          <table:table-cell/>
          <table:table-cell office:value-type="float" office:value="2765083" calcext:value-type="float">
            <text:p>2765083</text:p>
          </table:table-cell>
          <table:table-cell/>
          <table:table-cell office:value-type="float" office:value="2448572" calcext:value-type="float">
            <text:p>2448572</text:p>
          </table:table-cell>
          <table:table-cell/>
          <table:table-cell office:value-type="float" office:value="2226501" calcext:value-type="float">
            <text:p>2226501</text:p>
          </table:table-cell>
          <table:table-cell/>
          <table:table-cell office:value-type="float" office:value="2143535" calcext:value-type="float">
            <text:p>21435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8608" calcext:value-type="float">
            <text:p>208608</text:p>
          </table:table-cell>
          <table:table-cell/>
          <table:table-cell office:value-type="float" office:value="239773" calcext:value-type="float">
            <text:p>239773</text:p>
          </table:table-cell>
          <table:table-cell/>
          <table:table-cell office:value-type="float" office:value="266348" calcext:value-type="float">
            <text:p>266348</text:p>
          </table:table-cell>
          <table:table-cell/>
          <table:table-cell office:value-type="float" office:value="267476" calcext:value-type="float">
            <text:p>267476</text:p>
          </table:table-cell>
          <table:table-cell/>
          <table:table-cell office:value-type="float" office:value="285951" calcext:value-type="float">
            <text:p>285951</text:p>
          </table:table-cell>
          <table:table-cell/>
          <table:table-cell office:value-type="float" office:value="287800" calcext:value-type="float">
            <text:p>287800</text:p>
          </table:table-cell>
          <table:table-cell/>
          <table:table-cell office:value-type="float" office:value="301406" calcext:value-type="float">
            <text:p>301406</text:p>
          </table:table-cell>
          <table:table-cell/>
          <table:table-cell office:value-type="float" office:value="321611" calcext:value-type="float">
            <text:p>321611</text:p>
          </table:table-cell>
          <table:table-cell/>
          <table:table-cell office:value-type="float" office:value="291399" calcext:value-type="float">
            <text:p>2913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8883" calcext:value-type="float">
            <text:p>208883</text:p>
          </table:table-cell>
          <table:table-cell/>
          <table:table-cell office:value-type="float" office:value="231258" calcext:value-type="float">
            <text:p>231258</text:p>
          </table:table-cell>
          <table:table-cell/>
          <table:table-cell office:value-type="float" office:value="253223" calcext:value-type="float">
            <text:p>253223</text:p>
          </table:table-cell>
          <table:table-cell/>
          <table:table-cell office:value-type="float" office:value="276752" calcext:value-type="float">
            <text:p>276752</text:p>
          </table:table-cell>
          <table:table-cell/>
          <table:table-cell office:value-type="float" office:value="293595" calcext:value-type="float">
            <text:p>293595</text:p>
          </table:table-cell>
          <table:table-cell/>
          <table:table-cell office:value-type="float" office:value="311516" calcext:value-type="float">
            <text:p>311516</text:p>
          </table:table-cell>
          <table:table-cell/>
          <table:table-cell office:value-type="float" office:value="300051" calcext:value-type="float">
            <text:p>300051</text:p>
          </table:table-cell>
          <table:table-cell/>
          <table:table-cell office:value-type="float" office:value="297344" calcext:value-type="float">
            <text:p>297344</text:p>
          </table:table-cell>
          <table:table-cell/>
          <table:table-cell office:value-type="float" office:value="284262" calcext:value-type="float">
            <text:p>28426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009463" calcext:value-type="float">
            <text:p>1009463</text:p>
          </table:table-cell>
          <table:table-cell/>
          <table:table-cell office:value-type="float" office:value="1545893" calcext:value-type="float">
            <text:p>1545893</text:p>
          </table:table-cell>
          <table:table-cell/>
          <table:table-cell office:value-type="float" office:value="2057877" calcext:value-type="float">
            <text:p>2057877</text:p>
          </table:table-cell>
          <table:table-cell/>
          <table:table-cell office:value-type="float" office:value="2379182" calcext:value-type="float">
            <text:p>2379182</text:p>
          </table:table-cell>
          <table:table-cell/>
          <table:table-cell office:value-type="float" office:value="2807017" calcext:value-type="float">
            <text:p>280701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112076" calcext:value-type="float">
            <text:p>1112076</text:p>
          </table:table-cell>
          <table:table-cell/>
          <table:table-cell office:value-type="float" office:value="1743869" calcext:value-type="float">
            <text:p>1743869</text:p>
          </table:table-cell>
          <table:table-cell/>
          <table:table-cell office:value-type="float" office:value="2495126" calcext:value-type="float">
            <text:p>2495126</text:p>
          </table:table-cell>
          <table:table-cell/>
          <table:table-cell office:value-type="float" office:value="3248730" calcext:value-type="float">
            <text:p>3248730</text:p>
          </table:table-cell>
          <table:table-cell/>
          <table:table-cell office:value-type="float" office:value="3605633" calcext:value-type="float">
            <text:p>3605633</text:p>
          </table:table-cell>
          <table:table-cell/>
          <table:table-cell office:value-type="float" office:value="4012539" calcext:value-type="float">
            <text:p>401253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144901" calcext:value-type="float">
            <text:p>1144901</text:p>
          </table:table-cell>
          <table:table-cell/>
          <table:table-cell office:value-type="float" office:value="1894892" calcext:value-type="float">
            <text:p>1894892</text:p>
          </table:table-cell>
          <table:table-cell/>
          <table:table-cell office:value-type="float" office:value="2788671" calcext:value-type="float">
            <text:p>2788671</text:p>
          </table:table-cell>
          <table:table-cell/>
          <table:table-cell office:value-type="float" office:value="3753665" calcext:value-type="float">
            <text:p>3753665</text:p>
          </table:table-cell>
          <table:table-cell/>
          <table:table-cell office:value-type="float" office:value="4383561" calcext:value-type="float">
            <text:p>4383561</text:p>
          </table:table-cell>
          <table:table-cell/>
          <table:table-cell office:value-type="float" office:value="4429065" calcext:value-type="float">
            <text:p>4429065</text:p>
          </table:table-cell>
          <table:table-cell/>
          <table:table-cell office:value-type="float" office:value="4483362" calcext:value-type="float">
            <text:p>448336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132242" calcext:value-type="float">
            <text:p>1132242</text:p>
          </table:table-cell>
          <table:table-cell/>
          <table:table-cell office:value-type="float" office:value="1949733" calcext:value-type="float">
            <text:p>1949733</text:p>
          </table:table-cell>
          <table:table-cell/>
          <table:table-cell office:value-type="float" office:value="2954414" calcext:value-type="float">
            <text:p>2954414</text:p>
          </table:table-cell>
          <table:table-cell/>
          <table:table-cell office:value-type="float" office:value="4031496" calcext:value-type="float">
            <text:p>4031496</text:p>
          </table:table-cell>
          <table:table-cell/>
          <table:table-cell office:value-type="float" office:value="4335309" calcext:value-type="float">
            <text:p>4335309</text:p>
          </table:table-cell>
          <table:table-cell/>
          <table:table-cell office:value-type="float" office:value="4927815" calcext:value-type="float">
            <text:p>4927815</text:p>
          </table:table-cell>
          <table:table-cell/>
          <table:table-cell office:value-type="float" office:value="4913627" calcext:value-type="float">
            <text:p>4913627</text:p>
          </table:table-cell>
          <table:table-cell/>
          <table:table-cell office:value-type="float" office:value="4135702" calcext:value-type="float">
            <text:p>413570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176876" calcext:value-type="float">
            <text:p>1176876</text:p>
          </table:table-cell>
          <table:table-cell/>
          <table:table-cell office:value-type="float" office:value="1831514" calcext:value-type="float">
            <text:p>1831514</text:p>
          </table:table-cell>
          <table:table-cell/>
          <table:table-cell office:value-type="float" office:value="3000292" calcext:value-type="float">
            <text:p>3000292</text:p>
          </table:table-cell>
          <table:table-cell/>
          <table:table-cell office:value-type="float" office:value="4065105" calcext:value-type="float">
            <text:p>4065105</text:p>
          </table:table-cell>
          <table:table-cell/>
          <table:table-cell office:value-type="float" office:value="4518976" calcext:value-type="float">
            <text:p>4518976</text:p>
          </table:table-cell>
          <table:table-cell/>
          <table:table-cell office:value-type="float" office:value="3840960" calcext:value-type="float">
            <text:p>3840960</text:p>
          </table:table-cell>
          <table:table-cell/>
          <table:table-cell office:value-type="float" office:value="4798500" calcext:value-type="float">
            <text:p>4798500</text:p>
          </table:table-cell>
          <table:table-cell/>
          <table:table-cell office:value-type="float" office:value="4963645" calcext:value-type="float">
            <text:p>4963645</text:p>
          </table:table-cell>
          <table:table-cell/>
          <table:table-cell office:value-type="float" office:value="4901866" calcext:value-type="float">
            <text:p>490186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145477" calcext:value-type="float">
            <text:p>1145477</text:p>
          </table:table-cell>
          <table:table-cell/>
          <table:table-cell office:value-type="float" office:value="1908489" calcext:value-type="float">
            <text:p>1908489</text:p>
          </table:table-cell>
          <table:table-cell/>
          <table:table-cell office:value-type="float" office:value="3043542" calcext:value-type="float">
            <text:p>3043542</text:p>
          </table:table-cell>
          <table:table-cell/>
          <table:table-cell office:value-type="float" office:value="4395793" calcext:value-type="float">
            <text:p>4395793</text:p>
          </table:table-cell>
          <table:table-cell/>
          <table:table-cell office:value-type="float" office:value="5359853" calcext:value-type="float">
            <text:p>5359853</text:p>
          </table:table-cell>
          <table:table-cell/>
          <table:table-cell office:value-type="float" office:value="4695093" calcext:value-type="float">
            <text:p>4695093</text:p>
          </table:table-cell>
          <table:table-cell/>
          <table:table-cell office:value-type="float" office:value="5031941" calcext:value-type="float">
            <text:p>5031941</text:p>
          </table:table-cell>
          <table:table-cell/>
          <table:table-cell office:value-type="float" office:value="5293357" calcext:value-type="float">
            <text:p>5293357</text:p>
          </table:table-cell>
          <table:table-cell/>
          <table:table-cell office:value-type="float" office:value="5433802" calcext:value-type="float">
            <text:p>5433802</text:p>
          </table:table-cell>
          <table:table-cell/>
          <table:table-cell office:value-type="float" office:value="4684354" calcext:value-type="float">
            <text:p>468435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979201" calcext:value-type="float">
            <text:p>979201</text:p>
          </table:table-cell>
          <table:table-cell/>
          <table:table-cell office:value-type="float" office:value="1543912" calcext:value-type="float">
            <text:p>1543912</text:p>
          </table:table-cell>
          <table:table-cell/>
          <table:table-cell office:value-type="float" office:value="2180231" calcext:value-type="float">
            <text:p>2180231</text:p>
          </table:table-cell>
          <table:table-cell/>
          <table:table-cell office:value-type="float" office:value="2803943" calcext:value-type="float">
            <text:p>2803943</text:p>
          </table:table-cell>
          <table:table-cell/>
          <table:table-cell office:value-type="float" office:value="3225958" calcext:value-type="float">
            <text:p>3225958</text:p>
          </table:table-cell>
          <table:table-cell/>
          <table:table-cell office:value-type="float" office:value="3310969" calcext:value-type="float">
            <text:p>3310969</text:p>
          </table:table-cell>
          <table:table-cell/>
          <table:table-cell office:value-type="float" office:value="3074844" calcext:value-type="float">
            <text:p>3074844</text:p>
          </table:table-cell>
          <table:table-cell/>
          <table:table-cell office:value-type="float" office:value="3305625" calcext:value-type="float">
            <text:p>3305625</text:p>
          </table:table-cell>
          <table:table-cell/>
          <table:table-cell office:value-type="float" office:value="3321709" calcext:value-type="float">
            <text:p>3321709</text:p>
          </table:table-cell>
          <table:table-cell/>
          <table:table-cell office:value-type="float" office:value="3042412" calcext:value-type="float">
            <text:p>3042412</text:p>
          </table:table-cell>
          <table:table-cell/>
          <table:table-cell office:value-type="float" office:value="2671014" calcext:value-type="float">
            <text:p>2671014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40582" calcext:value-type="float">
            <text:p>940582</text:p>
          </table:table-cell>
          <table:table-cell/>
          <table:table-cell office:value-type="float" office:value="1452739" calcext:value-type="float">
            <text:p>1452739</text:p>
          </table:table-cell>
          <table:table-cell/>
          <table:table-cell office:value-type="float" office:value="2080825" calcext:value-type="float">
            <text:p>2080825</text:p>
          </table:table-cell>
          <table:table-cell/>
          <table:table-cell office:value-type="float" office:value="2656290" calcext:value-type="float">
            <text:p>2656290</text:p>
          </table:table-cell>
          <table:table-cell/>
          <table:table-cell office:value-type="float" office:value="2990108" calcext:value-type="float">
            <text:p>2990108</text:p>
          </table:table-cell>
          <table:table-cell/>
          <table:table-cell office:value-type="float" office:value="3051592" calcext:value-type="float">
            <text:p>3051592</text:p>
          </table:table-cell>
          <table:table-cell/>
          <table:table-cell office:value-type="float" office:value="2947398" calcext:value-type="float">
            <text:p>2947398</text:p>
          </table:table-cell>
          <table:table-cell/>
          <table:table-cell office:value-type="float" office:value="3028353" calcext:value-type="float">
            <text:p>3028353</text:p>
          </table:table-cell>
          <table:table-cell/>
          <table:table-cell office:value-type="float" office:value="3060027" calcext:value-type="float">
            <text:p>3060027</text:p>
          </table:table-cell>
          <table:table-cell/>
          <table:table-cell office:value-type="float" office:value="2955053" calcext:value-type="float">
            <text:p>2955053</text:p>
          </table:table-cell>
          <table:table-cell/>
          <table:table-cell office:value-type="float" office:value="2448003" calcext:value-type="float">
            <text:p>2448003</text:p>
          </table:table-cell>
          <table:table-cell/>
          <table:table-cell office:value-type="float" office:value="2319759" calcext:value-type="float">
            <text:p>231975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31708" calcext:value-type="float">
            <text:p>931708</text:p>
          </table:table-cell>
          <table:table-cell/>
          <table:table-cell office:value-type="float" office:value="1356617" calcext:value-type="float">
            <text:p>1356617</text:p>
          </table:table-cell>
          <table:table-cell/>
          <table:table-cell office:value-type="float" office:value="2031116" calcext:value-type="float">
            <text:p>2031116</text:p>
          </table:table-cell>
          <table:table-cell/>
          <table:table-cell office:value-type="float" office:value="2578046" calcext:value-type="float">
            <text:p>2578046</text:p>
          </table:table-cell>
          <table:table-cell/>
          <table:table-cell office:value-type="float" office:value="2894699" calcext:value-type="float">
            <text:p>2894699</text:p>
          </table:table-cell>
          <table:table-cell/>
          <table:table-cell office:value-type="float" office:value="3008778" calcext:value-type="float">
            <text:p>3008778</text:p>
          </table:table-cell>
          <table:table-cell/>
          <table:table-cell office:value-type="float" office:value="2847558" calcext:value-type="float">
            <text:p>2847558</text:p>
          </table:table-cell>
          <table:table-cell/>
          <table:table-cell office:value-type="float" office:value="2769532" calcext:value-type="float">
            <text:p>2769532</text:p>
          </table:table-cell>
          <table:table-cell/>
          <table:table-cell office:value-type="float" office:value="2988199" calcext:value-type="float">
            <text:p>2988199</text:p>
          </table:table-cell>
          <table:table-cell/>
          <table:table-cell office:value-type="float" office:value="2730985" calcext:value-type="float">
            <text:p>2730985</text:p>
          </table:table-cell>
          <table:table-cell/>
          <table:table-cell office:value-type="float" office:value="2475111" calcext:value-type="float">
            <text:p>2475111</text:p>
          </table:table-cell>
          <table:table-cell/>
          <table:table-cell office:value-type="float" office:value="2075211" calcext:value-type="float">
            <text:p>2075211</text:p>
          </table:table-cell>
          <table:table-cell/>
          <table:table-cell office:value-type="float" office:value="2200464" calcext:value-type="float">
            <text:p>22004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69854" calcext:value-type="float">
            <text:p>2869854</text:p>
          </table:table-cell>
          <table:table-cell/>
          <table:table-cell office:value-type="float" office:value="2913410" calcext:value-type="float">
            <text:p>2913410</text:p>
          </table:table-cell>
          <table:table-cell/>
          <table:table-cell office:value-type="float" office:value="2691704" calcext:value-type="float">
            <text:p>2691704</text:p>
          </table:table-cell>
          <table:table-cell/>
          <table:table-cell office:value-type="float" office:value="2889951" calcext:value-type="float">
            <text:p>2889951</text:p>
          </table:table-cell>
          <table:table-cell/>
          <table:table-cell office:value-type="float" office:value="2846470" calcext:value-type="float">
            <text:p>2846470</text:p>
          </table:table-cell>
          <table:table-cell/>
          <table:table-cell office:value-type="float" office:value="2804087" calcext:value-type="float">
            <text:p>2804087</text:p>
          </table:table-cell>
          <table:table-cell/>
          <table:table-cell office:value-type="float" office:value="2448918" calcext:value-type="float">
            <text:p>2448918</text:p>
          </table:table-cell>
          <table:table-cell/>
          <table:table-cell office:value-type="float" office:value="2208964" calcext:value-type="float">
            <text:p>2208964</text:p>
          </table:table-cell>
          <table:table-cell/>
          <table:table-cell office:value-type="float" office:value="2149256" calcext:value-type="float">
            <text:p>21492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87473" calcext:value-type="float">
            <text:p>2787473</text:p>
          </table:table-cell>
          <table:table-cell/>
          <table:table-cell office:value-type="float" office:value="2787473" calcext:value-type="float">
            <text:p>2787473</text:p>
          </table:table-cell>
          <table:table-cell/>
          <table:table-cell office:value-type="float" office:value="2728949" calcext:value-type="float">
            <text:p>2728949</text:p>
          </table:table-cell>
          <table:table-cell/>
          <table:table-cell office:value-type="float" office:value="2682416" calcext:value-type="float">
            <text:p>2682416</text:p>
          </table:table-cell>
          <table:table-cell/>
          <table:table-cell office:value-type="float" office:value="2782939" calcext:value-type="float">
            <text:p>2782939</text:p>
          </table:table-cell>
          <table:table-cell/>
          <table:table-cell office:value-type="float" office:value="2646048" calcext:value-type="float">
            <text:p>2646048</text:p>
          </table:table-cell>
          <table:table-cell/>
          <table:table-cell office:value-type="float" office:value="2402619" calcext:value-type="float">
            <text:p>2402619</text:p>
          </table:table-cell>
          <table:table-cell/>
          <table:table-cell office:value-type="float" office:value="2249969" calcext:value-type="float">
            <text:p>2249969</text:p>
          </table:table-cell>
          <table:table-cell/>
          <table:table-cell office:value-type="float" office:value="2164268" calcext:value-type="float">
            <text:p>21642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96554" calcext:value-type="float">
            <text:p>2796554</text:p>
          </table:table-cell>
          <table:table-cell/>
          <table:table-cell office:value-type="float" office:value="2805947" calcext:value-type="float">
            <text:p>2805947</text:p>
          </table:table-cell>
          <table:table-cell/>
          <table:table-cell office:value-type="float" office:value="2718067" calcext:value-type="float">
            <text:p>2718067</text:p>
          </table:table-cell>
          <table:table-cell/>
          <table:table-cell office:value-type="float" office:value="2771617" calcext:value-type="float">
            <text:p>2771617</text:p>
          </table:table-cell>
          <table:table-cell/>
          <table:table-cell office:value-type="float" office:value="2803823" calcext:value-type="float">
            <text:p>2803823</text:p>
          </table:table-cell>
          <table:table-cell/>
          <table:table-cell office:value-type="float" office:value="2695945" calcext:value-type="float">
            <text:p>2695945</text:p>
          </table:table-cell>
          <table:table-cell/>
          <table:table-cell office:value-type="float" office:value="2398828" calcext:value-type="float">
            <text:p>2398828</text:p>
          </table:table-cell>
          <table:table-cell/>
          <table:table-cell office:value-type="float" office:value="2194187" calcext:value-type="float">
            <text:p>2194187</text:p>
          </table:table-cell>
          <table:table-cell/>
          <table:table-cell office:value-type="float" office:value="2154956" calcext:value-type="float">
            <text:p>21549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15184" calcext:value-type="float">
            <text:p>2715184</text:p>
          </table:table-cell>
          <table:table-cell/>
          <table:table-cell office:value-type="float" office:value="2785704" calcext:value-type="float">
            <text:p>2785704</text:p>
          </table:table-cell>
          <table:table-cell/>
          <table:table-cell office:value-type="float" office:value="2637773" calcext:value-type="float">
            <text:p>2637773</text:p>
          </table:table-cell>
          <table:table-cell/>
          <table:table-cell office:value-type="float" office:value="2693775" calcext:value-type="float">
            <text:p>2693775</text:p>
          </table:table-cell>
          <table:table-cell/>
          <table:table-cell office:value-type="float" office:value="2580612" calcext:value-type="float">
            <text:p>2580612</text:p>
          </table:table-cell>
          <table:table-cell/>
          <table:table-cell office:value-type="float" office:value="2631407" calcext:value-type="float">
            <text:p>2631407</text:p>
          </table:table-cell>
          <table:table-cell/>
          <table:table-cell office:value-type="float" office:value="2391102" calcext:value-type="float">
            <text:p>2391102</text:p>
          </table:table-cell>
          <table:table-cell/>
          <table:table-cell office:value-type="float" office:value="2219554" calcext:value-type="float">
            <text:p>2219554</text:p>
          </table:table-cell>
          <table:table-cell/>
          <table:table-cell office:value-type="float" office:value="2104484" calcext:value-type="float">
            <text:p>210448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54339" calcext:value-type="float">
            <text:p>2754339</text:p>
          </table:table-cell>
          <table:table-cell/>
          <table:table-cell office:value-type="float" office:value="2797333" calcext:value-type="float">
            <text:p>2797333</text:p>
          </table:table-cell>
          <table:table-cell/>
          <table:table-cell office:value-type="float" office:value="2682112" calcext:value-type="float">
            <text:p>2682112</text:p>
          </table:table-cell>
          <table:table-cell/>
          <table:table-cell office:value-type="float" office:value="2693061" calcext:value-type="float">
            <text:p>2693061</text:p>
          </table:table-cell>
          <table:table-cell/>
          <table:table-cell office:value-type="float" office:value="2767168" calcext:value-type="float">
            <text:p>2767168</text:p>
          </table:table-cell>
          <table:table-cell/>
          <table:table-cell office:value-type="float" office:value="2717957" calcext:value-type="float">
            <text:p>2717957</text:p>
          </table:table-cell>
          <table:table-cell/>
          <table:table-cell office:value-type="float" office:value="2385939" calcext:value-type="float">
            <text:p>2385939</text:p>
          </table:table-cell>
          <table:table-cell/>
          <table:table-cell office:value-type="float" office:value="2233900" calcext:value-type="float">
            <text:p>2233900</text:p>
          </table:table-cell>
          <table:table-cell/>
          <table:table-cell office:value-type="float" office:value="2175391" calcext:value-type="float">
            <text:p>21753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8434" calcext:value-type="float">
            <text:p>198434</text:p>
          </table:table-cell>
          <table:table-cell/>
          <table:table-cell office:value-type="float" office:value="240090" calcext:value-type="float">
            <text:p>240090</text:p>
          </table:table-cell>
          <table:table-cell/>
          <table:table-cell office:value-type="float" office:value="2700204" calcext:value-type="float">
            <text:p>2700204</text:p>
          </table:table-cell>
          <table:table-cell/>
          <table:table-cell office:value-type="float" office:value="2744721" calcext:value-type="float">
            <text:p>2744721</text:p>
          </table:table-cell>
          <table:table-cell/>
          <table:table-cell office:value-type="float" office:value="2772613" calcext:value-type="float">
            <text:p>2772613</text:p>
          </table:table-cell>
          <table:table-cell/>
          <table:table-cell office:value-type="float" office:value="2753732" calcext:value-type="float">
            <text:p>2753732</text:p>
          </table:table-cell>
          <table:table-cell/>
          <table:table-cell office:value-type="float" office:value="2443108" calcext:value-type="float">
            <text:p>2443108</text:p>
          </table:table-cell>
          <table:table-cell/>
          <table:table-cell office:value-type="float" office:value="2263285" calcext:value-type="float">
            <text:p>2263285</text:p>
          </table:table-cell>
          <table:table-cell/>
          <table:table-cell office:value-type="float" office:value="2154678" calcext:value-type="float">
            <text:p>21546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7498" calcext:value-type="float">
            <text:p>217498</text:p>
          </table:table-cell>
          <table:table-cell/>
          <table:table-cell office:value-type="float" office:value="244906" calcext:value-type="float">
            <text:p>244906</text:p>
          </table:table-cell>
          <table:table-cell/>
          <table:table-cell office:value-type="float" office:value="262697" calcext:value-type="float">
            <text:p>262697</text:p>
          </table:table-cell>
          <table:table-cell/>
          <table:table-cell office:value-type="float" office:value="266431" calcext:value-type="float">
            <text:p>266431</text:p>
          </table:table-cell>
          <table:table-cell/>
          <table:table-cell office:value-type="float" office:value="291992" calcext:value-type="float">
            <text:p>291992</text:p>
          </table:table-cell>
          <table:table-cell/>
          <table:table-cell office:value-type="float" office:value="301463" calcext:value-type="float">
            <text:p>301463</text:p>
          </table:table-cell>
          <table:table-cell/>
          <table:table-cell office:value-type="float" office:value="290658" calcext:value-type="float">
            <text:p>290658</text:p>
          </table:table-cell>
          <table:table-cell/>
          <table:table-cell office:value-type="float" office:value="321200" calcext:value-type="float">
            <text:p>321200</text:p>
          </table:table-cell>
          <table:table-cell/>
          <table:table-cell office:value-type="float" office:value="285264" calcext:value-type="float">
            <text:p>2852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6873" calcext:value-type="float">
            <text:p>206873</text:p>
          </table:table-cell>
          <table:table-cell/>
          <table:table-cell office:value-type="float" office:value="230311" calcext:value-type="float">
            <text:p>230311</text:p>
          </table:table-cell>
          <table:table-cell/>
          <table:table-cell office:value-type="float" office:value="252791" calcext:value-type="float">
            <text:p>252791</text:p>
          </table:table-cell>
          <table:table-cell/>
          <table:table-cell office:value-type="float" office:value="268579" calcext:value-type="float">
            <text:p>268579</text:p>
          </table:table-cell>
          <table:table-cell/>
          <table:table-cell office:value-type="float" office:value="307267" calcext:value-type="float">
            <text:p>307267</text:p>
          </table:table-cell>
          <table:table-cell/>
          <table:table-cell office:value-type="float" office:value="301695" calcext:value-type="float">
            <text:p>301695</text:p>
          </table:table-cell>
          <table:table-cell/>
          <table:table-cell office:value-type="float" office:value="281233" calcext:value-type="float">
            <text:p>281233</text:p>
          </table:table-cell>
          <table:table-cell/>
          <table:table-cell office:value-type="float" office:value="297670" calcext:value-type="float">
            <text:p>297670</text:p>
          </table:table-cell>
          <table:table-cell/>
          <table:table-cell office:value-type="float" office:value="286774" calcext:value-type="float">
            <text:p>286774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6:05:36.334951872</dc:date>
    <meta:editing-duration>PT8M16S</meta:editing-duration>
    <meta:editing-cycles>3</meta:editing-cycles>
    <meta:generator>LibreOffice/5.2.7.2$Linux_X86_64 LibreOffice_project/20m0$Build-2</meta:generator>
    <meta:document-statistic meta:table-count="1" meta:cell-count="5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title svg:x="4.025cm" svg:y="0.316cm" chart:style-name="ch2">
          <text:p>WINDOWS64 Write Report (OpenXT-7)</text:p>
        </chart:title>
        <chart:subtitle svg:x="2.755cm" svg:y="1.275cm" chart:style-name="ch3">
          <text:p>using upstream pv driver, O_DIRECT flag and no encryption</text:p>
        </chart:subtitle>
        <chart:legend chart:legend-position="end" svg:x="14.315cm" svg:y="1.215cm" style:legend-expansion="high" chart:style-name="ch4"/>
        <chart:plot-area chart:style-name="ch5" table:cell-range-address="WINDOWS64_DIRECT_upv_oxt_7_noenc.C188:WINDOWS64_DIRECT_upv_oxt_7_noenc.P205" chart:data-source-has-labels="both" svg:x="1.33cm" svg:y="2.138cm" svg:width="9.638cm" svg:height="5.706cm" dr3d:transform="matrix (0.937250944888388 0.0665847169776786 0.342238428249701 -0.109334384074192 0.988211988382736 0.107159033570465 -0.331068963759729 -0.137853333226445 0.93348261888126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2.224cm" svg:width="7.365cm" svg:height="4.0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3cm" svg:y="8.024cm" chart:style-name="ch7">
              <text:p>File Size (KB)</text:p>
            </chart:title>
            <chart:categories table:cell-range-address="WINDOWS64_DIRECT_upv_oxt_7_noenc.C189:WINDOWS64_DIRECT_upv_oxt_7_noenc.C20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87cm" svg:y="7.284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DIRECT_upv_oxt_7_noenc.D189:WINDOWS64_DIRECT_upv_oxt_7_noenc.D205" chart:label-cell-address="WINDOWS64_DIRECT_upv_oxt_7_noenc.D188:WINDOWS64_DIRECT_upv_oxt_7_noenc.D188" chart:class="chart:bar">
            <chart:data-point chart:repeated="17"/>
          </chart:series>
          <chart:series chart:style-name="ch13" chart:values-cell-range-address="WINDOWS64_DIRECT_upv_oxt_7_noenc.E189:WINDOWS64_DIRECT_upv_oxt_7_noenc.E205" chart:label-cell-address="WINDOWS64_DIRECT_upv_oxt_7_noenc.E188:WINDOWS64_DIRECT_upv_oxt_7_noenc.E188" chart:class="chart:bar">
            <chart:data-point chart:repeated="17"/>
          </chart:series>
          <chart:series chart:style-name="ch14" chart:values-cell-range-address="WINDOWS64_DIRECT_upv_oxt_7_noenc.F189:WINDOWS64_DIRECT_upv_oxt_7_noenc.F205" chart:label-cell-address="WINDOWS64_DIRECT_upv_oxt_7_noenc.F188:WINDOWS64_DIRECT_upv_oxt_7_noenc.F188" chart:class="chart:bar">
            <chart:data-point chart:repeated="17"/>
          </chart:series>
          <chart:series chart:style-name="ch15" chart:values-cell-range-address="WINDOWS64_DIRECT_upv_oxt_7_noenc.G189:WINDOWS64_DIRECT_upv_oxt_7_noenc.G205" chart:label-cell-address="WINDOWS64_DIRECT_upv_oxt_7_noenc.G188:WINDOWS64_DIRECT_upv_oxt_7_noenc.G188" chart:class="chart:bar">
            <chart:data-point chart:repeated="17"/>
          </chart:series>
          <chart:series chart:style-name="ch16" chart:values-cell-range-address="WINDOWS64_DIRECT_upv_oxt_7_noenc.H189:WINDOWS64_DIRECT_upv_oxt_7_noenc.H205" chart:label-cell-address="WINDOWS64_DIRECT_upv_oxt_7_noenc.H188:WINDOWS64_DIRECT_upv_oxt_7_noenc.H188" chart:class="chart:bar">
            <chart:data-point chart:repeated="17"/>
          </chart:series>
          <chart:series chart:style-name="ch17" chart:values-cell-range-address="WINDOWS64_DIRECT_upv_oxt_7_noenc.I189:WINDOWS64_DIRECT_upv_oxt_7_noenc.I205" chart:label-cell-address="WINDOWS64_DIRECT_upv_oxt_7_noenc.I188:WINDOWS64_DIRECT_upv_oxt_7_noenc.I188" chart:class="chart:bar">
            <chart:data-point chart:repeated="17"/>
          </chart:series>
          <chart:series chart:style-name="ch18" chart:values-cell-range-address="WINDOWS64_DIRECT_upv_oxt_7_noenc.J189:WINDOWS64_DIRECT_upv_oxt_7_noenc.J205" chart:label-cell-address="WINDOWS64_DIRECT_upv_oxt_7_noenc.J188:WINDOWS64_DIRECT_upv_oxt_7_noenc.J188" chart:class="chart:bar">
            <chart:data-point chart:repeated="17"/>
          </chart:series>
          <chart:series chart:style-name="ch19" chart:values-cell-range-address="WINDOWS64_DIRECT_upv_oxt_7_noenc.K189:WINDOWS64_DIRECT_upv_oxt_7_noenc.K205" chart:label-cell-address="WINDOWS64_DIRECT_upv_oxt_7_noenc.K188:WINDOWS64_DIRECT_upv_oxt_7_noenc.K188" chart:class="chart:bar">
            <chart:data-point chart:repeated="17"/>
          </chart:series>
          <chart:series chart:style-name="ch20" chart:values-cell-range-address="WINDOWS64_DIRECT_upv_oxt_7_noenc.L189:WINDOWS64_DIRECT_upv_oxt_7_noenc.L205" chart:label-cell-address="WINDOWS64_DIRECT_upv_oxt_7_noenc.L188:WINDOWS64_DIRECT_upv_oxt_7_noenc.L188" chart:class="chart:bar">
            <chart:data-point chart:repeated="17"/>
          </chart:series>
          <chart:series chart:style-name="ch21" chart:values-cell-range-address="WINDOWS64_DIRECT_upv_oxt_7_noenc.M189:WINDOWS64_DIRECT_upv_oxt_7_noenc.M205" chart:label-cell-address="WINDOWS64_DIRECT_upv_oxt_7_noenc.M188:WINDOWS64_DIRECT_upv_oxt_7_noenc.M188" chart:class="chart:bar">
            <chart:data-point chart:repeated="17"/>
          </chart:series>
          <chart:series chart:style-name="ch22" chart:values-cell-range-address="WINDOWS64_DIRECT_upv_oxt_7_noenc.N189:WINDOWS64_DIRECT_upv_oxt_7_noenc.N205" chart:label-cell-address="WINDOWS64_DIRECT_upv_oxt_7_noenc.N188:WINDOWS64_DIRECT_upv_oxt_7_noenc.N188" chart:class="chart:bar">
            <chart:data-point chart:repeated="17"/>
          </chart:series>
          <chart:series chart:style-name="ch23" chart:values-cell-range-address="WINDOWS64_DIRECT_upv_oxt_7_noenc.O189:WINDOWS64_DIRECT_upv_oxt_7_noenc.O205" chart:label-cell-address="WINDOWS64_DIRECT_upv_oxt_7_noenc.O188:WINDOWS64_DIRECT_upv_oxt_7_noenc.O188" chart:class="chart:bar">
            <chart:data-point chart:repeated="17"/>
          </chart:series>
          <chart:series chart:style-name="ch12" chart:values-cell-range-address="WINDOWS64_DIRECT_upv_oxt_7_noenc.P189:WINDOWS64_DIRECT_upv_oxt_7_noenc.P205" chart:label-cell-address="WINDOWS64_DIRECT_upv_oxt_7_noenc.P188:WINDOWS64_DIRECT_upv_oxt_7_noenc.P18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DIRECT_upv_oxt_7_noenc.D188:WINDOWS64_DIRECT_upv_oxt_7_noenc.D188</svg:desc>
                </draw:g>
              </table:table-cell>
              <table:table-cell office:value-type="string">
                <text:p>8</text:p>
                <draw:g>
                  <svg:desc>WINDOWS64_DIRECT_upv_oxt_7_noenc.E188:WINDOWS64_DIRECT_upv_oxt_7_noenc.E188</svg:desc>
                </draw:g>
              </table:table-cell>
              <table:table-cell office:value-type="string">
                <text:p>16</text:p>
                <draw:g>
                  <svg:desc>WINDOWS64_DIRECT_upv_oxt_7_noenc.F188:WINDOWS64_DIRECT_upv_oxt_7_noenc.F188</svg:desc>
                </draw:g>
              </table:table-cell>
              <table:table-cell office:value-type="string">
                <text:p>32</text:p>
                <draw:g>
                  <svg:desc>WINDOWS64_DIRECT_upv_oxt_7_noenc.G188:WINDOWS64_DIRECT_upv_oxt_7_noenc.G188</svg:desc>
                </draw:g>
              </table:table-cell>
              <table:table-cell office:value-type="string">
                <text:p>64</text:p>
                <draw:g>
                  <svg:desc>WINDOWS64_DIRECT_upv_oxt_7_noenc.H188:WINDOWS64_DIRECT_upv_oxt_7_noenc.H188</svg:desc>
                </draw:g>
              </table:table-cell>
              <table:table-cell office:value-type="string">
                <text:p>128</text:p>
                <draw:g>
                  <svg:desc>WINDOWS64_DIRECT_upv_oxt_7_noenc.I188:WINDOWS64_DIRECT_upv_oxt_7_noenc.I188</svg:desc>
                </draw:g>
              </table:table-cell>
              <table:table-cell office:value-type="string">
                <text:p>256</text:p>
                <draw:g>
                  <svg:desc>WINDOWS64_DIRECT_upv_oxt_7_noenc.J188:WINDOWS64_DIRECT_upv_oxt_7_noenc.J188</svg:desc>
                </draw:g>
              </table:table-cell>
              <table:table-cell office:value-type="string">
                <text:p>512</text:p>
                <draw:g>
                  <svg:desc>WINDOWS64_DIRECT_upv_oxt_7_noenc.K188:WINDOWS64_DIRECT_upv_oxt_7_noenc.K188</svg:desc>
                </draw:g>
              </table:table-cell>
              <table:table-cell office:value-type="string">
                <text:p>1024</text:p>
                <draw:g>
                  <svg:desc>WINDOWS64_DIRECT_upv_oxt_7_noenc.L188:WINDOWS64_DIRECT_upv_oxt_7_noenc.L188</svg:desc>
                </draw:g>
              </table:table-cell>
              <table:table-cell office:value-type="string">
                <text:p>2048</text:p>
                <draw:g>
                  <svg:desc>WINDOWS64_DIRECT_upv_oxt_7_noenc.M188:WINDOWS64_DIRECT_upv_oxt_7_noenc.M188</svg:desc>
                </draw:g>
              </table:table-cell>
              <table:table-cell office:value-type="string">
                <text:p>4096</text:p>
                <draw:g>
                  <svg:desc>WINDOWS64_DIRECT_upv_oxt_7_noenc.N188:WINDOWS64_DIRECT_upv_oxt_7_noenc.N188</svg:desc>
                </draw:g>
              </table:table-cell>
              <table:table-cell office:value-type="string">
                <text:p>8192</text:p>
                <draw:g>
                  <svg:desc>WINDOWS64_DIRECT_upv_oxt_7_noenc.O188:WINDOWS64_DIRECT_upv_oxt_7_noenc.O188</svg:desc>
                </draw:g>
              </table:table-cell>
              <table:table-cell office:value-type="string">
                <text:p>16384</text:p>
                <draw:g>
                  <svg:desc>WINDOWS64_DIRECT_upv_oxt_7_noenc.P188:WINDOWS64_DIRECT_upv_oxt_7_noenc.P1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DIRECT_upv_oxt_7_noenc.C189:WINDOWS64_DIRECT_upv_oxt_7_noenc.C205</svg:desc>
                </draw:g>
              </table:table-cell>
              <table:table-cell office:value-type="float" office:value="23492">
                <text:p>23492</text:p>
                <draw:g>
                  <svg:desc>WINDOWS64_DIRECT_upv_oxt_7_noenc.D189:WINDOWS64_DIRECT_upv_oxt_7_noenc.D205</svg:desc>
                </draw:g>
              </table:table-cell>
              <table:table-cell office:value-type="float" office:value="40424">
                <text:p>40424</text:p>
                <draw:g>
                  <svg:desc>WINDOWS64_DIRECT_upv_oxt_7_noenc.E189:WINDOWS64_DIRECT_upv_oxt_7_noenc.E205</svg:desc>
                </draw:g>
              </table:table-cell>
              <table:table-cell office:value-type="float" office:value="58737">
                <text:p>58737</text:p>
                <draw:g>
                  <svg:desc>WINDOWS64_DIRECT_upv_oxt_7_noenc.F189:WINDOWS64_DIRECT_upv_oxt_7_noenc.F205</svg:desc>
                </draw:g>
              </table:table-cell>
              <table:table-cell office:value-type="float" office:value="86638">
                <text:p>86638</text:p>
                <draw:g>
                  <svg:desc>WINDOWS64_DIRECT_upv_oxt_7_noenc.G189:WINDOWS64_DIRECT_upv_oxt_7_noenc.G205</svg:desc>
                </draw:g>
              </table:table-cell>
              <table:table-cell office:value-type="float" office:value="85767">
                <text:p>85767</text:p>
                <draw:g>
                  <svg:desc>WINDOWS64_DIRECT_upv_oxt_7_noenc.H189:WINDOWS64_DIRECT_upv_oxt_7_noenc.H205</svg:desc>
                </draw:g>
              </table:table-cell>
              <table:table-cell office:value-type="float" office:value="NaN">
                <text:p>NaN</text:p>
                <draw:g>
                  <svg:desc>WINDOWS64_DIRECT_upv_oxt_7_noenc.I189:WINDOWS64_DIRECT_upv_oxt_7_noenc.I205</svg:desc>
                </draw:g>
              </table:table-cell>
              <table:table-cell office:value-type="float" office:value="NaN">
                <text:p>NaN</text:p>
                <draw:g>
                  <svg:desc>WINDOWS64_DIRECT_upv_oxt_7_noenc.J189:WINDOWS64_DIRECT_upv_oxt_7_noenc.J205</svg:desc>
                </draw:g>
              </table:table-cell>
              <table:table-cell office:value-type="float" office:value="NaN">
                <text:p>NaN</text:p>
                <draw:g>
                  <svg:desc>WINDOWS64_DIRECT_upv_oxt_7_noenc.K189:WINDOWS64_DIRECT_upv_oxt_7_noenc.K205</svg:desc>
                </draw:g>
              </table:table-cell>
              <table:table-cell office:value-type="float" office:value="NaN">
                <text:p>NaN</text:p>
                <draw:g>
                  <svg:desc>WINDOWS64_DIRECT_upv_oxt_7_noenc.L189:WINDOWS64_DIRECT_upv_oxt_7_noenc.L205</svg:desc>
                </draw:g>
              </table:table-cell>
              <table:table-cell office:value-type="float" office:value="NaN">
                <text:p>NaN</text:p>
                <draw:g>
                  <svg:desc>WINDOWS64_DIRECT_upv_oxt_7_noenc.M189:WINDOWS64_DIRECT_upv_oxt_7_noenc.M205</svg:desc>
                </draw:g>
              </table:table-cell>
              <table:table-cell office:value-type="float" office:value="NaN">
                <text:p>NaN</text:p>
                <draw:g>
                  <svg:desc>WINDOWS64_DIRECT_upv_oxt_7_noenc.N189:WINDOWS64_DIRECT_upv_oxt_7_noenc.N205</svg:desc>
                </draw:g>
              </table:table-cell>
              <table:table-cell office:value-type="float" office:value="NaN">
                <text:p>NaN</text:p>
                <draw:g>
                  <svg:desc>WINDOWS64_DIRECT_upv_oxt_7_noenc.O189:WINDOWS64_DIRECT_upv_oxt_7_noenc.O205</svg:desc>
                </draw:g>
              </table:table-cell>
              <table:table-cell office:value-type="float" office:value="NaN">
                <text:p>NaN</text:p>
                <draw:g>
                  <svg:desc>WINDOWS64_DIRECT_upv_oxt_7_noenc.P189:WINDOWS64_DIRECT_upv_oxt_7_noenc.P20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971">
                <text:p>21971</text:p>
              </table:table-cell>
              <table:table-cell office:value-type="float" office:value="42351">
                <text:p>42351</text:p>
              </table:table-cell>
              <table:table-cell office:value-type="float" office:value="61943">
                <text:p>61943</text:p>
              </table:table-cell>
              <table:table-cell office:value-type="float" office:value="86363">
                <text:p>86363</text:p>
              </table:table-cell>
              <table:table-cell office:value-type="float" office:value="117280">
                <text:p>117280</text:p>
              </table:table-cell>
              <table:table-cell office:value-type="float" office:value="145108">
                <text:p>145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005">
                <text:p>24005</text:p>
              </table:table-cell>
              <table:table-cell office:value-type="float" office:value="38112">
                <text:p>38112</text:p>
              </table:table-cell>
              <table:table-cell office:value-type="float" office:value="71869">
                <text:p>71869</text:p>
              </table:table-cell>
              <table:table-cell office:value-type="float" office:value="108149">
                <text:p>108149</text:p>
              </table:table-cell>
              <table:table-cell office:value-type="float" office:value="126189">
                <text:p>126189</text:p>
              </table:table-cell>
              <table:table-cell office:value-type="float" office:value="158464">
                <text:p>158464</text:p>
              </table:table-cell>
              <table:table-cell office:value-type="float" office:value="189826">
                <text:p>189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3329">
                <text:p>23329</text:p>
              </table:table-cell>
              <table:table-cell office:value-type="float" office:value="37469">
                <text:p>37469</text:p>
              </table:table-cell>
              <table:table-cell office:value-type="float" office:value="78247">
                <text:p>78247</text:p>
              </table:table-cell>
              <table:table-cell office:value-type="float" office:value="120763">
                <text:p>120763</text:p>
              </table:table-cell>
              <table:table-cell office:value-type="float" office:value="148461">
                <text:p>148461</text:p>
              </table:table-cell>
              <table:table-cell office:value-type="float" office:value="144514">
                <text:p>144514</text:p>
              </table:table-cell>
              <table:table-cell office:value-type="float" office:value="194973">
                <text:p>194973</text:p>
              </table:table-cell>
              <table:table-cell office:value-type="float" office:value="213734">
                <text:p>213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238">
                <text:p>22238</text:p>
              </table:table-cell>
              <table:table-cell office:value-type="float" office:value="49648">
                <text:p>49648</text:p>
              </table:table-cell>
              <table:table-cell office:value-type="float" office:value="78065">
                <text:p>78065</text:p>
              </table:table-cell>
              <table:table-cell office:value-type="float" office:value="123345">
                <text:p>123345</text:p>
              </table:table-cell>
              <table:table-cell office:value-type="float" office:value="157019">
                <text:p>157019</text:p>
              </table:table-cell>
              <table:table-cell office:value-type="float" office:value="189293">
                <text:p>189293</text:p>
              </table:table-cell>
              <table:table-cell office:value-type="float" office:value="201273">
                <text:p>201273</text:p>
              </table:table-cell>
              <table:table-cell office:value-type="float" office:value="225084">
                <text:p>225084</text:p>
              </table:table-cell>
              <table:table-cell office:value-type="float" office:value="242091">
                <text:p>24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6020">
                <text:p>26020</text:p>
              </table:table-cell>
              <table:table-cell office:value-type="float" office:value="49725">
                <text:p>49725</text:p>
              </table:table-cell>
              <table:table-cell office:value-type="float" office:value="85779">
                <text:p>85779</text:p>
              </table:table-cell>
              <table:table-cell office:value-type="float" office:value="116770">
                <text:p>116770</text:p>
              </table:table-cell>
              <table:table-cell office:value-type="float" office:value="157481">
                <text:p>157481</text:p>
              </table:table-cell>
              <table:table-cell office:value-type="float" office:value="187429">
                <text:p>187429</text:p>
              </table:table-cell>
              <table:table-cell office:value-type="float" office:value="232052">
                <text:p>232052</text:p>
              </table:table-cell>
              <table:table-cell office:value-type="float" office:value="229039">
                <text:p>229039</text:p>
              </table:table-cell>
              <table:table-cell office:value-type="float" office:value="252845">
                <text:p>252845</text:p>
              </table:table-cell>
              <table:table-cell office:value-type="float" office:value="274405">
                <text:p>274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4697">
                <text:p>24697</text:p>
              </table:table-cell>
              <table:table-cell office:value-type="float" office:value="44310">
                <text:p>44310</text:p>
              </table:table-cell>
              <table:table-cell office:value-type="float" office:value="86725">
                <text:p>86725</text:p>
              </table:table-cell>
              <table:table-cell office:value-type="float" office:value="106045">
                <text:p>106045</text:p>
              </table:table-cell>
              <table:table-cell office:value-type="float" office:value="132522">
                <text:p>132522</text:p>
              </table:table-cell>
              <table:table-cell office:value-type="float" office:value="153566">
                <text:p>153566</text:p>
              </table:table-cell>
              <table:table-cell office:value-type="float" office:value="168909">
                <text:p>168909</text:p>
              </table:table-cell>
              <table:table-cell office:value-type="float" office:value="186834">
                <text:p>186834</text:p>
              </table:table-cell>
              <table:table-cell office:value-type="float" office:value="199633">
                <text:p>199633</text:p>
              </table:table-cell>
              <table:table-cell office:value-type="float" office:value="223347">
                <text:p>223347</text:p>
              </table:table-cell>
              <table:table-cell office:value-type="float" office:value="289220">
                <text:p>289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2645">
                <text:p>22645</text:p>
              </table:table-cell>
              <table:table-cell office:value-type="float" office:value="45778">
                <text:p>45778</text:p>
              </table:table-cell>
              <table:table-cell office:value-type="float" office:value="69949">
                <text:p>69949</text:p>
              </table:table-cell>
              <table:table-cell office:value-type="float" office:value="98807">
                <text:p>98807</text:p>
              </table:table-cell>
              <table:table-cell office:value-type="float" office:value="126285">
                <text:p>126285</text:p>
              </table:table-cell>
              <table:table-cell office:value-type="float" office:value="141427">
                <text:p>141427</text:p>
              </table:table-cell>
              <table:table-cell office:value-type="float" office:value="163387">
                <text:p>163387</text:p>
              </table:table-cell>
              <table:table-cell office:value-type="float" office:value="160684">
                <text:p>160684</text:p>
              </table:table-cell>
              <table:table-cell office:value-type="float" office:value="188963">
                <text:p>188963</text:p>
              </table:table-cell>
              <table:table-cell office:value-type="float" office:value="234871">
                <text:p>234871</text:p>
              </table:table-cell>
              <table:table-cell office:value-type="float" office:value="259610">
                <text:p>259610</text:p>
              </table:table-cell>
              <table:table-cell office:value-type="float" office:value="308509">
                <text:p>308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3057">
                <text:p>23057</text:p>
              </table:table-cell>
              <table:table-cell office:value-type="float" office:value="44854">
                <text:p>44854</text:p>
              </table:table-cell>
              <table:table-cell office:value-type="float" office:value="68748">
                <text:p>68748</text:p>
              </table:table-cell>
              <table:table-cell office:value-type="float" office:value="105861">
                <text:p>105861</text:p>
              </table:table-cell>
              <table:table-cell office:value-type="float" office:value="118932">
                <text:p>118932</text:p>
              </table:table-cell>
              <table:table-cell office:value-type="float" office:value="133813">
                <text:p>133813</text:p>
              </table:table-cell>
              <table:table-cell office:value-type="float" office:value="142914">
                <text:p>142914</text:p>
              </table:table-cell>
              <table:table-cell office:value-type="float" office:value="154477">
                <text:p>154477</text:p>
              </table:table-cell>
              <table:table-cell office:value-type="float" office:value="168075">
                <text:p>168075</text:p>
              </table:table-cell>
              <table:table-cell office:value-type="float" office:value="212334">
                <text:p>212334</text:p>
              </table:table-cell>
              <table:table-cell office:value-type="float" office:value="234657">
                <text:p>234657</text:p>
              </table:table-cell>
              <table:table-cell office:value-type="float" office:value="261630">
                <text:p>261630</text:p>
              </table:table-cell>
              <table:table-cell office:value-type="float" office:value="261091">
                <text:p>261091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635">
                <text:p>106635</text:p>
              </table:table-cell>
              <table:table-cell office:value-type="float" office:value="108552">
                <text:p>108552</text:p>
              </table:table-cell>
              <table:table-cell office:value-type="float" office:value="110711">
                <text:p>110711</text:p>
              </table:table-cell>
              <table:table-cell office:value-type="float" office:value="113151">
                <text:p>113151</text:p>
              </table:table-cell>
              <table:table-cell office:value-type="float" office:value="105008">
                <text:p>105008</text:p>
              </table:table-cell>
              <table:table-cell office:value-type="float" office:value="108736">
                <text:p>108736</text:p>
              </table:table-cell>
              <table:table-cell office:value-type="float" office:value="94861">
                <text:p>94861</text:p>
              </table:table-cell>
              <table:table-cell office:value-type="float" office:value="74620">
                <text:p>74620</text:p>
              </table:table-cell>
              <table:table-cell office:value-type="float" office:value="50182">
                <text:p>50182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09">
                <text:p>20109</text:p>
              </table:table-cell>
              <table:table-cell office:value-type="float" office:value="196693">
                <text:p>196693</text:p>
              </table:table-cell>
              <table:table-cell office:value-type="float" office:value="213420">
                <text:p>213420</text:p>
              </table:table-cell>
              <table:table-cell office:value-type="float" office:value="208074">
                <text:p>208074</text:p>
              </table:table-cell>
              <table:table-cell office:value-type="float" office:value="263265">
                <text:p>263265</text:p>
              </table:table-cell>
              <table:table-cell office:value-type="float" office:value="304957">
                <text:p>304957</text:p>
              </table:table-cell>
              <table:table-cell office:value-type="float" office:value="235230">
                <text:p>235230</text:p>
              </table:table-cell>
              <table:table-cell office:value-type="float" office:value="325747">
                <text:p>325747</text:p>
              </table:table-cell>
              <table:table-cell office:value-type="float" office:value="330135">
                <text:p>33013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159">
                <text:p>137159</text:p>
              </table:table-cell>
              <table:table-cell office:value-type="float" office:value="191275">
                <text:p>191275</text:p>
              </table:table-cell>
              <table:table-cell office:value-type="float" office:value="153077">
                <text:p>153077</text:p>
              </table:table-cell>
              <table:table-cell office:value-type="float" office:value="153928">
                <text:p>153928</text:p>
              </table:table-cell>
              <table:table-cell office:value-type="float" office:value="143105">
                <text:p>143105</text:p>
              </table:table-cell>
              <table:table-cell office:value-type="float" office:value="122599">
                <text:p>122599</text:p>
              </table:table-cell>
              <table:table-cell office:value-type="float" office:value="313571">
                <text:p>313571</text:p>
              </table:table-cell>
              <table:table-cell office:value-type="float" office:value="356949">
                <text:p>356949</text:p>
              </table:table-cell>
              <table:table-cell office:value-type="float" office:value="247121">
                <text:p>247121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9745">
                <text:p>119745</text:p>
              </table:table-cell>
              <table:table-cell office:value-type="float" office:value="119238">
                <text:p>119238</text:p>
              </table:table-cell>
              <table:table-cell office:value-type="float" office:value="122975">
                <text:p>122975</text:p>
              </table:table-cell>
              <table:table-cell office:value-type="float" office:value="142092">
                <text:p>142092</text:p>
              </table:table-cell>
              <table:table-cell office:value-type="float" office:value="66483">
                <text:p>66483</text:p>
              </table:table-cell>
              <table:table-cell office:value-type="float" office:value="205445">
                <text:p>205445</text:p>
              </table:table-cell>
              <table:table-cell office:value-type="float" office:value="96002">
                <text:p>96002</text:p>
              </table:table-cell>
              <table:table-cell office:value-type="float" office:value="307544">
                <text:p>307544</text:p>
              </table:table-cell>
              <table:table-cell office:value-type="float" office:value="230322">
                <text:p>230322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387">
                <text:p>65387</text:p>
              </table:table-cell>
              <table:table-cell office:value-type="float" office:value="105947">
                <text:p>105947</text:p>
              </table:table-cell>
              <table:table-cell office:value-type="float" office:value="206209">
                <text:p>206209</text:p>
              </table:table-cell>
              <table:table-cell office:value-type="float" office:value="175371">
                <text:p>175371</text:p>
              </table:table-cell>
              <table:table-cell office:value-type="float" office:value="197659">
                <text:p>197659</text:p>
              </table:table-cell>
              <table:table-cell office:value-type="float" office:value="178688">
                <text:p>178688</text:p>
              </table:table-cell>
              <table:table-cell office:value-type="float" office:value="208721">
                <text:p>208721</text:p>
              </table:table-cell>
              <table:table-cell office:value-type="float" office:value="282818">
                <text:p>282818</text:p>
              </table:table-cell>
              <table:table-cell office:value-type="float" office:value="346439">
                <text:p>346439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485">
                <text:p>122485</text:p>
              </table:table-cell>
              <table:table-cell office:value-type="float" office:value="133408">
                <text:p>133408</text:p>
              </table:table-cell>
              <table:table-cell office:value-type="float" office:value="217118">
                <text:p>217118</text:p>
              </table:table-cell>
              <table:table-cell office:value-type="float" office:value="158743">
                <text:p>158743</text:p>
              </table:table-cell>
              <table:table-cell office:value-type="float" office:value="192226">
                <text:p>192226</text:p>
              </table:table-cell>
              <table:table-cell office:value-type="float" office:value="240567">
                <text:p>240567</text:p>
              </table:table-cell>
              <table:table-cell office:value-type="float" office:value="227659">
                <text:p>227659</text:p>
              </table:table-cell>
              <table:table-cell office:value-type="float" office:value="311201">
                <text:p>311201</text:p>
              </table:table-cell>
              <table:table-cell office:value-type="float" office:value="239906">
                <text:p>239906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505">
                <text:p>151505</text:p>
              </table:table-cell>
              <table:table-cell office:value-type="float" office:value="137277">
                <text:p>137277</text:p>
              </table:table-cell>
              <table:table-cell office:value-type="float" office:value="128308">
                <text:p>128308</text:p>
              </table:table-cell>
              <table:table-cell office:value-type="float" office:value="174838">
                <text:p>174838</text:p>
              </table:table-cell>
              <table:table-cell office:value-type="float" office:value="243864">
                <text:p>243864</text:p>
              </table:table-cell>
              <table:table-cell office:value-type="float" office:value="298090">
                <text:p>298090</text:p>
              </table:table-cell>
              <table:table-cell office:value-type="float" office:value="172291">
                <text:p>172291</text:p>
              </table:table-cell>
              <table:table-cell office:value-type="float" office:value="277001">
                <text:p>277001</text:p>
              </table:table-cell>
              <table:table-cell office:value-type="float" office:value="306975">
                <text:p>306975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751">
                <text:p>148751</text:p>
              </table:table-cell>
              <table:table-cell office:value-type="float" office:value="162554">
                <text:p>162554</text:p>
              </table:table-cell>
              <table:table-cell office:value-type="float" office:value="193784">
                <text:p>193784</text:p>
              </table:table-cell>
              <table:table-cell office:value-type="float" office:value="218480">
                <text:p>218480</text:p>
              </table:table-cell>
              <table:table-cell office:value-type="float" office:value="267779">
                <text:p>267779</text:p>
              </table:table-cell>
              <table:table-cell office:value-type="float" office:value="281504">
                <text:p>281504</text:p>
              </table:table-cell>
              <table:table-cell office:value-type="float" office:value="249531">
                <text:p>249531</text:p>
              </table:table-cell>
              <table:table-cell office:value-type="float" office:value="259853">
                <text:p>259853</text:p>
              </table:table-cell>
              <table:table-cell office:value-type="float" office:value="319250">
                <text:p>319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title svg:x="4.025cm" svg:y="0.316cm" chart:style-name="ch2">
          <text:p>WINDOWS64 Read Report (OpenXT-7)</text:p>
        </chart:title>
        <chart:subtitle svg:x="2.636cm" svg:y="1.275cm" chart:style-name="ch3">
          <text:p>using upstream pv drivers, O_DIRECT flag and no encryption</text:p>
        </chart:subtitle>
        <chart:legend chart:legend-position="end" svg:x="14.315cm" svg:y="1.215cm" style:legend-expansion="high" chart:style-name="ch4"/>
        <chart:plot-area chart:style-name="ch5" table:cell-range-address="WINDOWS64_DIRECT_upv_oxt_7_noenc.C228:WINDOWS64_DIRECT_upv_oxt_7_noenc.P245" chart:data-source-has-labels="both" svg:x="1.33cm" svg:y="2.138cm" svg:width="9.638cm" svg:height="5.706cm" dr3d:transform="matrix (0.937250944888388 0.0665847169776786 0.342238428249701 -0.147306057552503 0.965305994385617 0.215604412319259 -0.316008847525132 -0.25248923277676 0.91454228749557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2.18cm" svg:width="7.337cm" svg:height="4.17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3cm" svg:y="8.024cm" chart:style-name="ch7">
              <text:p>File Size (KB)</text:p>
            </chart:title>
            <chart:categories table:cell-range-address="WINDOWS64_DIRECT_upv_oxt_7_noenc.C229:WINDOWS64_DIRECT_upv_oxt_7_noenc.C24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87cm" svg:y="7.284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DIRECT_upv_oxt_7_noenc.D229:WINDOWS64_DIRECT_upv_oxt_7_noenc.D245" chart:label-cell-address="WINDOWS64_DIRECT_upv_oxt_7_noenc.D228:WINDOWS64_DIRECT_upv_oxt_7_noenc.D228" chart:class="chart:bar">
            <chart:data-point chart:repeated="17"/>
          </chart:series>
          <chart:series chart:style-name="ch13" chart:values-cell-range-address="WINDOWS64_DIRECT_upv_oxt_7_noenc.E229:WINDOWS64_DIRECT_upv_oxt_7_noenc.E245" chart:label-cell-address="WINDOWS64_DIRECT_upv_oxt_7_noenc.E228:WINDOWS64_DIRECT_upv_oxt_7_noenc.E228" chart:class="chart:bar">
            <chart:data-point chart:repeated="17"/>
          </chart:series>
          <chart:series chart:style-name="ch14" chart:values-cell-range-address="WINDOWS64_DIRECT_upv_oxt_7_noenc.F229:WINDOWS64_DIRECT_upv_oxt_7_noenc.F245" chart:label-cell-address="WINDOWS64_DIRECT_upv_oxt_7_noenc.F228:WINDOWS64_DIRECT_upv_oxt_7_noenc.F228" chart:class="chart:bar">
            <chart:data-point chart:repeated="17"/>
          </chart:series>
          <chart:series chart:style-name="ch15" chart:values-cell-range-address="WINDOWS64_DIRECT_upv_oxt_7_noenc.G229:WINDOWS64_DIRECT_upv_oxt_7_noenc.G245" chart:label-cell-address="WINDOWS64_DIRECT_upv_oxt_7_noenc.G228:WINDOWS64_DIRECT_upv_oxt_7_noenc.G228" chart:class="chart:bar">
            <chart:data-point chart:repeated="17"/>
          </chart:series>
          <chart:series chart:style-name="ch16" chart:values-cell-range-address="WINDOWS64_DIRECT_upv_oxt_7_noenc.H229:WINDOWS64_DIRECT_upv_oxt_7_noenc.H245" chart:label-cell-address="WINDOWS64_DIRECT_upv_oxt_7_noenc.H228:WINDOWS64_DIRECT_upv_oxt_7_noenc.H228" chart:class="chart:bar">
            <chart:data-point chart:repeated="17"/>
          </chart:series>
          <chart:series chart:style-name="ch17" chart:values-cell-range-address="WINDOWS64_DIRECT_upv_oxt_7_noenc.I229:WINDOWS64_DIRECT_upv_oxt_7_noenc.I245" chart:label-cell-address="WINDOWS64_DIRECT_upv_oxt_7_noenc.I228:WINDOWS64_DIRECT_upv_oxt_7_noenc.I228" chart:class="chart:bar">
            <chart:data-point chart:repeated="17"/>
          </chart:series>
          <chart:series chart:style-name="ch18" chart:values-cell-range-address="WINDOWS64_DIRECT_upv_oxt_7_noenc.J229:WINDOWS64_DIRECT_upv_oxt_7_noenc.J245" chart:label-cell-address="WINDOWS64_DIRECT_upv_oxt_7_noenc.J228:WINDOWS64_DIRECT_upv_oxt_7_noenc.J228" chart:class="chart:bar">
            <chart:data-point chart:repeated="17"/>
          </chart:series>
          <chart:series chart:style-name="ch19" chart:values-cell-range-address="WINDOWS64_DIRECT_upv_oxt_7_noenc.K229:WINDOWS64_DIRECT_upv_oxt_7_noenc.K245" chart:label-cell-address="WINDOWS64_DIRECT_upv_oxt_7_noenc.K228:WINDOWS64_DIRECT_upv_oxt_7_noenc.K228" chart:class="chart:bar">
            <chart:data-point chart:repeated="17"/>
          </chart:series>
          <chart:series chart:style-name="ch20" chart:values-cell-range-address="WINDOWS64_DIRECT_upv_oxt_7_noenc.L229:WINDOWS64_DIRECT_upv_oxt_7_noenc.L245" chart:label-cell-address="WINDOWS64_DIRECT_upv_oxt_7_noenc.L228:WINDOWS64_DIRECT_upv_oxt_7_noenc.L228" chart:class="chart:bar">
            <chart:data-point chart:repeated="17"/>
          </chart:series>
          <chart:series chart:style-name="ch21" chart:values-cell-range-address="WINDOWS64_DIRECT_upv_oxt_7_noenc.M229:WINDOWS64_DIRECT_upv_oxt_7_noenc.M245" chart:label-cell-address="WINDOWS64_DIRECT_upv_oxt_7_noenc.M228:WINDOWS64_DIRECT_upv_oxt_7_noenc.M228" chart:class="chart:bar">
            <chart:data-point chart:repeated="17"/>
          </chart:series>
          <chart:series chart:style-name="ch22" chart:values-cell-range-address="WINDOWS64_DIRECT_upv_oxt_7_noenc.N229:WINDOWS64_DIRECT_upv_oxt_7_noenc.N245" chart:label-cell-address="WINDOWS64_DIRECT_upv_oxt_7_noenc.N228:WINDOWS64_DIRECT_upv_oxt_7_noenc.N228" chart:class="chart:bar">
            <chart:data-point chart:repeated="17"/>
          </chart:series>
          <chart:series chart:style-name="ch23" chart:values-cell-range-address="WINDOWS64_DIRECT_upv_oxt_7_noenc.O229:WINDOWS64_DIRECT_upv_oxt_7_noenc.O245" chart:label-cell-address="WINDOWS64_DIRECT_upv_oxt_7_noenc.O228:WINDOWS64_DIRECT_upv_oxt_7_noenc.O228" chart:class="chart:bar">
            <chart:data-point chart:repeated="17"/>
          </chart:series>
          <chart:series chart:style-name="ch12" chart:values-cell-range-address="WINDOWS64_DIRECT_upv_oxt_7_noenc.P229:WINDOWS64_DIRECT_upv_oxt_7_noenc.P245" chart:label-cell-address="WINDOWS64_DIRECT_upv_oxt_7_noenc.P228:WINDOWS64_DIRECT_upv_oxt_7_noenc.P22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DIRECT_upv_oxt_7_noenc.D228:WINDOWS64_DIRECT_upv_oxt_7_noenc.D228</svg:desc>
                </draw:g>
              </table:table-cell>
              <table:table-cell office:value-type="string">
                <text:p>8</text:p>
                <draw:g>
                  <svg:desc>WINDOWS64_DIRECT_upv_oxt_7_noenc.E228:WINDOWS64_DIRECT_upv_oxt_7_noenc.E228</svg:desc>
                </draw:g>
              </table:table-cell>
              <table:table-cell office:value-type="string">
                <text:p>16</text:p>
                <draw:g>
                  <svg:desc>WINDOWS64_DIRECT_upv_oxt_7_noenc.F228:WINDOWS64_DIRECT_upv_oxt_7_noenc.F228</svg:desc>
                </draw:g>
              </table:table-cell>
              <table:table-cell office:value-type="string">
                <text:p>32</text:p>
                <draw:g>
                  <svg:desc>WINDOWS64_DIRECT_upv_oxt_7_noenc.G228:WINDOWS64_DIRECT_upv_oxt_7_noenc.G228</svg:desc>
                </draw:g>
              </table:table-cell>
              <table:table-cell office:value-type="string">
                <text:p>64</text:p>
                <draw:g>
                  <svg:desc>WINDOWS64_DIRECT_upv_oxt_7_noenc.H228:WINDOWS64_DIRECT_upv_oxt_7_noenc.H228</svg:desc>
                </draw:g>
              </table:table-cell>
              <table:table-cell office:value-type="string">
                <text:p>128</text:p>
                <draw:g>
                  <svg:desc>WINDOWS64_DIRECT_upv_oxt_7_noenc.I228:WINDOWS64_DIRECT_upv_oxt_7_noenc.I228</svg:desc>
                </draw:g>
              </table:table-cell>
              <table:table-cell office:value-type="string">
                <text:p>256</text:p>
                <draw:g>
                  <svg:desc>WINDOWS64_DIRECT_upv_oxt_7_noenc.J228:WINDOWS64_DIRECT_upv_oxt_7_noenc.J228</svg:desc>
                </draw:g>
              </table:table-cell>
              <table:table-cell office:value-type="string">
                <text:p>512</text:p>
                <draw:g>
                  <svg:desc>WINDOWS64_DIRECT_upv_oxt_7_noenc.K228:WINDOWS64_DIRECT_upv_oxt_7_noenc.K228</svg:desc>
                </draw:g>
              </table:table-cell>
              <table:table-cell office:value-type="string">
                <text:p>1024</text:p>
                <draw:g>
                  <svg:desc>WINDOWS64_DIRECT_upv_oxt_7_noenc.L228:WINDOWS64_DIRECT_upv_oxt_7_noenc.L228</svg:desc>
                </draw:g>
              </table:table-cell>
              <table:table-cell office:value-type="string">
                <text:p>2048</text:p>
                <draw:g>
                  <svg:desc>WINDOWS64_DIRECT_upv_oxt_7_noenc.M228:WINDOWS64_DIRECT_upv_oxt_7_noenc.M228</svg:desc>
                </draw:g>
              </table:table-cell>
              <table:table-cell office:value-type="string">
                <text:p>4096</text:p>
                <draw:g>
                  <svg:desc>WINDOWS64_DIRECT_upv_oxt_7_noenc.N228:WINDOWS64_DIRECT_upv_oxt_7_noenc.N228</svg:desc>
                </draw:g>
              </table:table-cell>
              <table:table-cell office:value-type="string">
                <text:p>8192</text:p>
                <draw:g>
                  <svg:desc>WINDOWS64_DIRECT_upv_oxt_7_noenc.O228:WINDOWS64_DIRECT_upv_oxt_7_noenc.O228</svg:desc>
                </draw:g>
              </table:table-cell>
              <table:table-cell office:value-type="string">
                <text:p>16384</text:p>
                <draw:g>
                  <svg:desc>WINDOWS64_DIRECT_upv_oxt_7_noenc.P228:WINDOWS64_DIRECT_upv_oxt_7_noenc.P2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DIRECT_upv_oxt_7_noenc.C229:WINDOWS64_DIRECT_upv_oxt_7_noenc.C245</svg:desc>
                </draw:g>
              </table:table-cell>
              <table:table-cell office:value-type="float" office:value="19700">
                <text:p>19700</text:p>
                <draw:g>
                  <svg:desc>WINDOWS64_DIRECT_upv_oxt_7_noenc.D229:WINDOWS64_DIRECT_upv_oxt_7_noenc.D245</svg:desc>
                </draw:g>
              </table:table-cell>
              <table:table-cell office:value-type="float" office:value="37129">
                <text:p>37129</text:p>
                <draw:g>
                  <svg:desc>WINDOWS64_DIRECT_upv_oxt_7_noenc.E229:WINDOWS64_DIRECT_upv_oxt_7_noenc.E245</svg:desc>
                </draw:g>
              </table:table-cell>
              <table:table-cell office:value-type="float" office:value="69504">
                <text:p>69504</text:p>
                <draw:g>
                  <svg:desc>WINDOWS64_DIRECT_upv_oxt_7_noenc.F229:WINDOWS64_DIRECT_upv_oxt_7_noenc.F245</svg:desc>
                </draw:g>
              </table:table-cell>
              <table:table-cell office:value-type="float" office:value="79641">
                <text:p>79641</text:p>
                <draw:g>
                  <svg:desc>WINDOWS64_DIRECT_upv_oxt_7_noenc.G229:WINDOWS64_DIRECT_upv_oxt_7_noenc.G245</svg:desc>
                </draw:g>
              </table:table-cell>
              <table:table-cell office:value-type="float" office:value="106809">
                <text:p>106809</text:p>
                <draw:g>
                  <svg:desc>WINDOWS64_DIRECT_upv_oxt_7_noenc.H229:WINDOWS64_DIRECT_upv_oxt_7_noenc.H245</svg:desc>
                </draw:g>
              </table:table-cell>
              <table:table-cell office:value-type="float" office:value="NaN">
                <text:p>NaN</text:p>
                <draw:g>
                  <svg:desc>WINDOWS64_DIRECT_upv_oxt_7_noenc.I229:WINDOWS64_DIRECT_upv_oxt_7_noenc.I245</svg:desc>
                </draw:g>
              </table:table-cell>
              <table:table-cell office:value-type="float" office:value="NaN">
                <text:p>NaN</text:p>
                <draw:g>
                  <svg:desc>WINDOWS64_DIRECT_upv_oxt_7_noenc.J229:WINDOWS64_DIRECT_upv_oxt_7_noenc.J245</svg:desc>
                </draw:g>
              </table:table-cell>
              <table:table-cell office:value-type="float" office:value="NaN">
                <text:p>NaN</text:p>
                <draw:g>
                  <svg:desc>WINDOWS64_DIRECT_upv_oxt_7_noenc.K229:WINDOWS64_DIRECT_upv_oxt_7_noenc.K245</svg:desc>
                </draw:g>
              </table:table-cell>
              <table:table-cell office:value-type="float" office:value="NaN">
                <text:p>NaN</text:p>
                <draw:g>
                  <svg:desc>WINDOWS64_DIRECT_upv_oxt_7_noenc.L229:WINDOWS64_DIRECT_upv_oxt_7_noenc.L245</svg:desc>
                </draw:g>
              </table:table-cell>
              <table:table-cell office:value-type="float" office:value="NaN">
                <text:p>NaN</text:p>
                <draw:g>
                  <svg:desc>WINDOWS64_DIRECT_upv_oxt_7_noenc.M229:WINDOWS64_DIRECT_upv_oxt_7_noenc.M245</svg:desc>
                </draw:g>
              </table:table-cell>
              <table:table-cell office:value-type="float" office:value="NaN">
                <text:p>NaN</text:p>
                <draw:g>
                  <svg:desc>WINDOWS64_DIRECT_upv_oxt_7_noenc.N229:WINDOWS64_DIRECT_upv_oxt_7_noenc.N245</svg:desc>
                </draw:g>
              </table:table-cell>
              <table:table-cell office:value-type="float" office:value="NaN">
                <text:p>NaN</text:p>
                <draw:g>
                  <svg:desc>WINDOWS64_DIRECT_upv_oxt_7_noenc.O229:WINDOWS64_DIRECT_upv_oxt_7_noenc.O245</svg:desc>
                </draw:g>
              </table:table-cell>
              <table:table-cell office:value-type="float" office:value="NaN">
                <text:p>NaN</text:p>
                <draw:g>
                  <svg:desc>WINDOWS64_DIRECT_upv_oxt_7_noenc.P229:WINDOWS64_DIRECT_upv_oxt_7_noenc.P24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713">
                <text:p>22713</text:p>
              </table:table-cell>
              <table:table-cell office:value-type="float" office:value="36765">
                <text:p>36765</text:p>
              </table:table-cell>
              <table:table-cell office:value-type="float" office:value="54698">
                <text:p>54698</text:p>
              </table:table-cell>
              <table:table-cell office:value-type="float" office:value="78325">
                <text:p>78325</text:p>
              </table:table-cell>
              <table:table-cell office:value-type="float" office:value="94618">
                <text:p>94618</text:p>
              </table:table-cell>
              <table:table-cell office:value-type="float" office:value="133097">
                <text:p>13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336">
                <text:p>15336</text:p>
              </table:table-cell>
              <table:table-cell office:value-type="float" office:value="30487">
                <text:p>30487</text:p>
              </table:table-cell>
              <table:table-cell office:value-type="float" office:value="61729">
                <text:p>61729</text:p>
              </table:table-cell>
              <table:table-cell office:value-type="float" office:value="79716">
                <text:p>79716</text:p>
              </table:table-cell>
              <table:table-cell office:value-type="float" office:value="117242">
                <text:p>117242</text:p>
              </table:table-cell>
              <table:table-cell office:value-type="float" office:value="138903">
                <text:p>138903</text:p>
              </table:table-cell>
              <table:table-cell office:value-type="float" office:value="214011">
                <text:p>21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416">
                <text:p>17416</text:p>
              </table:table-cell>
              <table:table-cell office:value-type="float" office:value="25559">
                <text:p>25559</text:p>
              </table:table-cell>
              <table:table-cell office:value-type="float" office:value="59426">
                <text:p>59426</text:p>
              </table:table-cell>
              <table:table-cell office:value-type="float" office:value="80823">
                <text:p>80823</text:p>
              </table:table-cell>
              <table:table-cell office:value-type="float" office:value="107511">
                <text:p>107511</text:p>
              </table:table-cell>
              <table:table-cell office:value-type="float" office:value="143678">
                <text:p>143678</text:p>
              </table:table-cell>
              <table:table-cell office:value-type="float" office:value="132738">
                <text:p>132738</text:p>
              </table:table-cell>
              <table:table-cell office:value-type="float" office:value="162663">
                <text:p>162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871">
                <text:p>16871</text:p>
              </table:table-cell>
              <table:table-cell office:value-type="float" office:value="27735">
                <text:p>27735</text:p>
              </table:table-cell>
              <table:table-cell office:value-type="float" office:value="50068">
                <text:p>50068</text:p>
              </table:table-cell>
              <table:table-cell office:value-type="float" office:value="81094">
                <text:p>81094</text:p>
              </table:table-cell>
              <table:table-cell office:value-type="float" office:value="128460">
                <text:p>128460</text:p>
              </table:table-cell>
              <table:table-cell office:value-type="float" office:value="128250">
                <text:p>128250</text:p>
              </table:table-cell>
              <table:table-cell office:value-type="float" office:value="150537">
                <text:p>150537</text:p>
              </table:table-cell>
              <table:table-cell office:value-type="float" office:value="153624">
                <text:p>153624</text:p>
              </table:table-cell>
              <table:table-cell office:value-type="float" office:value="139800">
                <text:p>139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6858">
                <text:p>16858</text:p>
              </table:table-cell>
              <table:table-cell office:value-type="float" office:value="27476">
                <text:p>27476</text:p>
              </table:table-cell>
              <table:table-cell office:value-type="float" office:value="53417">
                <text:p>53417</text:p>
              </table:table-cell>
              <table:table-cell office:value-type="float" office:value="79260">
                <text:p>79260</text:p>
              </table:table-cell>
              <table:table-cell office:value-type="float" office:value="133445">
                <text:p>133445</text:p>
              </table:table-cell>
              <table:table-cell office:value-type="float" office:value="145668">
                <text:p>145668</text:p>
              </table:table-cell>
              <table:table-cell office:value-type="float" office:value="147621">
                <text:p>147621</text:p>
              </table:table-cell>
              <table:table-cell office:value-type="float" office:value="151672">
                <text:p>151672</text:p>
              </table:table-cell>
              <table:table-cell office:value-type="float" office:value="224018">
                <text:p>224018</text:p>
              </table:table-cell>
              <table:table-cell office:value-type="float" office:value="302963">
                <text:p>30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8826">
                <text:p>18826</text:p>
              </table:table-cell>
              <table:table-cell office:value-type="float" office:value="25848">
                <text:p>25848</text:p>
              </table:table-cell>
              <table:table-cell office:value-type="float" office:value="46324">
                <text:p>46324</text:p>
              </table:table-cell>
              <table:table-cell office:value-type="float" office:value="89261">
                <text:p>89261</text:p>
              </table:table-cell>
              <table:table-cell office:value-type="float" office:value="133905">
                <text:p>133905</text:p>
              </table:table-cell>
              <table:table-cell office:value-type="float" office:value="179700">
                <text:p>179700</text:p>
              </table:table-cell>
              <table:table-cell office:value-type="float" office:value="193679">
                <text:p>193679</text:p>
              </table:table-cell>
              <table:table-cell office:value-type="float" office:value="239001">
                <text:p>239001</text:p>
              </table:table-cell>
              <table:table-cell office:value-type="float" office:value="235414">
                <text:p>235414</text:p>
              </table:table-cell>
              <table:table-cell office:value-type="float" office:value="275646">
                <text:p>275646</text:p>
              </table:table-cell>
              <table:table-cell office:value-type="float" office:value="344427">
                <text:p>3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9987">
                <text:p>19987</text:p>
              </table:table-cell>
              <table:table-cell office:value-type="float" office:value="25043">
                <text:p>25043</text:p>
              </table:table-cell>
              <table:table-cell office:value-type="float" office:value="44762">
                <text:p>44762</text:p>
              </table:table-cell>
              <table:table-cell office:value-type="float" office:value="77629">
                <text:p>77629</text:p>
              </table:table-cell>
              <table:table-cell office:value-type="float" office:value="114659">
                <text:p>114659</text:p>
              </table:table-cell>
              <table:table-cell office:value-type="float" office:value="169356">
                <text:p>169356</text:p>
              </table:table-cell>
              <table:table-cell office:value-type="float" office:value="219745">
                <text:p>219745</text:p>
              </table:table-cell>
              <table:table-cell office:value-type="float" office:value="200791">
                <text:p>200791</text:p>
              </table:table-cell>
              <table:table-cell office:value-type="float" office:value="229734">
                <text:p>229734</text:p>
              </table:table-cell>
              <table:table-cell office:value-type="float" office:value="311710">
                <text:p>311710</text:p>
              </table:table-cell>
              <table:table-cell office:value-type="float" office:value="303460">
                <text:p>303460</text:p>
              </table:table-cell>
              <table:table-cell office:value-type="float" office:value="341348">
                <text:p>34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8201">
                <text:p>18201</text:p>
              </table:table-cell>
              <table:table-cell office:value-type="float" office:value="25892">
                <text:p>25892</text:p>
              </table:table-cell>
              <table:table-cell office:value-type="float" office:value="45166">
                <text:p>45166</text:p>
              </table:table-cell>
              <table:table-cell office:value-type="float" office:value="74196">
                <text:p>74196</text:p>
              </table:table-cell>
              <table:table-cell office:value-type="float" office:value="143795">
                <text:p>143795</text:p>
              </table:table-cell>
              <table:table-cell office:value-type="float" office:value="176751">
                <text:p>176751</text:p>
              </table:table-cell>
              <table:table-cell office:value-type="float" office:value="202378">
                <text:p>202378</text:p>
              </table:table-cell>
              <table:table-cell office:value-type="float" office:value="216735">
                <text:p>216735</text:p>
              </table:table-cell>
              <table:table-cell office:value-type="float" office:value="260455">
                <text:p>260455</text:p>
              </table:table-cell>
              <table:table-cell office:value-type="float" office:value="312616">
                <text:p>312616</text:p>
              </table:table-cell>
              <table:table-cell office:value-type="float" office:value="324105">
                <text:p>324105</text:p>
              </table:table-cell>
              <table:table-cell office:value-type="float" office:value="307839">
                <text:p>307839</text:p>
              </table:table-cell>
              <table:table-cell office:value-type="float" office:value="314563">
                <text:p>314563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358">
                <text:p>141358</text:p>
              </table:table-cell>
              <table:table-cell office:value-type="float" office:value="175721">
                <text:p>175721</text:p>
              </table:table-cell>
              <table:table-cell office:value-type="float" office:value="210974">
                <text:p>210974</text:p>
              </table:table-cell>
              <table:table-cell office:value-type="float" office:value="234585">
                <text:p>234585</text:p>
              </table:table-cell>
              <table:table-cell office:value-type="float" office:value="264232">
                <text:p>264232</text:p>
              </table:table-cell>
              <table:table-cell office:value-type="float" office:value="288882">
                <text:p>288882</text:p>
              </table:table-cell>
              <table:table-cell office:value-type="float" office:value="301621">
                <text:p>301621</text:p>
              </table:table-cell>
              <table:table-cell office:value-type="float" office:value="329989">
                <text:p>329989</text:p>
              </table:table-cell>
              <table:table-cell office:value-type="float" office:value="320197">
                <text:p>320197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892">
                <text:p>69892</text:p>
              </table:table-cell>
              <table:table-cell office:value-type="float" office:value="171099">
                <text:p>171099</text:p>
              </table:table-cell>
              <table:table-cell office:value-type="float" office:value="221259">
                <text:p>221259</text:p>
              </table:table-cell>
              <table:table-cell office:value-type="float" office:value="161515">
                <text:p>161515</text:p>
              </table:table-cell>
              <table:table-cell office:value-type="float" office:value="265428">
                <text:p>265428</text:p>
              </table:table-cell>
              <table:table-cell office:value-type="float" office:value="294657">
                <text:p>294657</text:p>
              </table:table-cell>
              <table:table-cell office:value-type="float" office:value="245055">
                <text:p>245055</text:p>
              </table:table-cell>
              <table:table-cell office:value-type="float" office:value="315425">
                <text:p>315425</text:p>
              </table:table-cell>
              <table:table-cell office:value-type="float" office:value="318678">
                <text:p>318678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628">
                <text:p>141628</text:p>
              </table:table-cell>
              <table:table-cell office:value-type="float" office:value="188300">
                <text:p>188300</text:p>
              </table:table-cell>
              <table:table-cell office:value-type="float" office:value="212137">
                <text:p>212137</text:p>
              </table:table-cell>
              <table:table-cell office:value-type="float" office:value="239595">
                <text:p>239595</text:p>
              </table:table-cell>
              <table:table-cell office:value-type="float" office:value="255828">
                <text:p>255828</text:p>
              </table:table-cell>
              <table:table-cell office:value-type="float" office:value="317966">
                <text:p>317966</text:p>
              </table:table-cell>
              <table:table-cell office:value-type="float" office:value="306366">
                <text:p>306366</text:p>
              </table:table-cell>
              <table:table-cell office:value-type="float" office:value="324485">
                <text:p>324485</text:p>
              </table:table-cell>
              <table:table-cell office:value-type="float" office:value="354964">
                <text:p>354964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661">
                <text:p>151661</text:p>
              </table:table-cell>
              <table:table-cell office:value-type="float" office:value="181919">
                <text:p>181919</text:p>
              </table:table-cell>
              <table:table-cell office:value-type="float" office:value="216544">
                <text:p>216544</text:p>
              </table:table-cell>
              <table:table-cell office:value-type="float" office:value="241913">
                <text:p>241913</text:p>
              </table:table-cell>
              <table:table-cell office:value-type="float" office:value="287713">
                <text:p>287713</text:p>
              </table:table-cell>
              <table:table-cell office:value-type="float" office:value="302477">
                <text:p>302477</text:p>
              </table:table-cell>
              <table:table-cell office:value-type="float" office:value="268030">
                <text:p>268030</text:p>
              </table:table-cell>
              <table:table-cell office:value-type="float" office:value="341022">
                <text:p>341022</text:p>
              </table:table-cell>
              <table:table-cell office:value-type="float" office:value="354185">
                <text:p>35418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534">
                <text:p>149534</text:p>
              </table:table-cell>
              <table:table-cell office:value-type="float" office:value="184622">
                <text:p>184622</text:p>
              </table:table-cell>
              <table:table-cell office:value-type="float" office:value="216327">
                <text:p>216327</text:p>
              </table:table-cell>
              <table:table-cell office:value-type="float" office:value="255195">
                <text:p>255195</text:p>
              </table:table-cell>
              <table:table-cell office:value-type="float" office:value="276351">
                <text:p>276351</text:p>
              </table:table-cell>
              <table:table-cell office:value-type="float" office:value="314596">
                <text:p>314596</text:p>
              </table:table-cell>
              <table:table-cell office:value-type="float" office:value="311405">
                <text:p>311405</text:p>
              </table:table-cell>
              <table:table-cell office:value-type="float" office:value="284384">
                <text:p>284384</text:p>
              </table:table-cell>
              <table:table-cell office:value-type="float" office:value="291508">
                <text:p>291508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909">
                <text:p>152909</text:p>
              </table:table-cell>
              <table:table-cell office:value-type="float" office:value="185292">
                <text:p>185292</text:p>
              </table:table-cell>
              <table:table-cell office:value-type="float" office:value="234688">
                <text:p>234688</text:p>
              </table:table-cell>
              <table:table-cell office:value-type="float" office:value="237083">
                <text:p>237083</text:p>
              </table:table-cell>
              <table:table-cell office:value-type="float" office:value="281232">
                <text:p>281232</text:p>
              </table:table-cell>
              <table:table-cell office:value-type="float" office:value="285607">
                <text:p>285607</text:p>
              </table:table-cell>
              <table:table-cell office:value-type="float" office:value="331118">
                <text:p>331118</text:p>
              </table:table-cell>
              <table:table-cell office:value-type="float" office:value="321991">
                <text:p>321991</text:p>
              </table:table-cell>
              <table:table-cell office:value-type="float" office:value="347045">
                <text:p>347045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482">
                <text:p>150482</text:p>
              </table:table-cell>
              <table:table-cell office:value-type="float" office:value="179457">
                <text:p>179457</text:p>
              </table:table-cell>
              <table:table-cell office:value-type="float" office:value="189407">
                <text:p>189407</text:p>
              </table:table-cell>
              <table:table-cell office:value-type="float" office:value="245339">
                <text:p>245339</text:p>
              </table:table-cell>
              <table:table-cell office:value-type="float" office:value="258585">
                <text:p>258585</text:p>
              </table:table-cell>
              <table:table-cell office:value-type="float" office:value="303728">
                <text:p>303728</text:p>
              </table:table-cell>
              <table:table-cell office:value-type="float" office:value="326524">
                <text:p>326524</text:p>
              </table:table-cell>
              <table:table-cell office:value-type="float" office:value="319684">
                <text:p>319684</text:p>
              </table:table-cell>
              <table:table-cell office:value-type="float" office:value="323455">
                <text:p>323455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27">
                <text:p>144027</text:p>
              </table:table-cell>
              <table:table-cell office:value-type="float" office:value="183911">
                <text:p>183911</text:p>
              </table:table-cell>
              <table:table-cell office:value-type="float" office:value="225751">
                <text:p>225751</text:p>
              </table:table-cell>
              <table:table-cell office:value-type="float" office:value="238974">
                <text:p>238974</text:p>
              </table:table-cell>
              <table:table-cell office:value-type="float" office:value="264194">
                <text:p>264194</text:p>
              </table:table-cell>
              <table:table-cell office:value-type="float" office:value="313890">
                <text:p>313890</text:p>
              </table:table-cell>
              <table:table-cell office:value-type="float" office:value="305039">
                <text:p>305039</text:p>
              </table:table-cell>
              <table:table-cell office:value-type="float" office:value="322975">
                <text:p>322975</text:p>
              </table:table-cell>
              <table:table-cell office:value-type="float" office:value="323353">
                <text:p>323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